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1" svg:font-family="Arial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1492in"/>
    </style:style>
    <style:style style:name="co2" style:family="table-column">
      <style:table-column-properties fo:break-before="auto" style:column-width="0.1425in"/>
    </style:style>
    <style:style style:name="co3" style:family="table-column">
      <style:table-column-properties fo:break-before="auto" style:column-width="0.1244in"/>
    </style:style>
    <style:style style:name="co4" style:family="table-column">
      <style:table-column-properties fo:break-before="auto" style:column-width="0.0945in"/>
    </style:style>
    <style:style style:name="co5" style:family="table-column">
      <style:table-column-properties fo:break-before="auto" style:column-width="0.2772in"/>
    </style:style>
    <style:style style:name="co6" style:family="table-column">
      <style:table-column-properties fo:break-before="auto" style:column-width="0.2in"/>
    </style:style>
    <style:style style:name="co7" style:family="table-column">
      <style:table-column-properties fo:break-before="auto" style:column-width="0.2744in"/>
    </style:style>
    <style:style style:name="co8" style:family="table-column">
      <style:table-column-properties fo:break-before="auto" style:column-width="0.25in"/>
    </style:style>
    <style:style style:name="co9" style:family="table-column">
      <style:table-column-properties fo:break-before="auto" style:column-width="0.3193in"/>
    </style:style>
    <style:style style:name="co10" style:family="table-column">
      <style:table-column-properties fo:break-before="auto" style:column-width="0.3874in"/>
    </style:style>
    <style:style style:name="co11" style:family="table-column">
      <style:table-column-properties fo:break-before="auto" style:column-width="0.5854in"/>
    </style:style>
    <style:style style:name="co12" style:family="table-column">
      <style:table-column-properties fo:break-before="auto" style:column-width="0.5701in"/>
    </style:style>
    <style:style style:name="co13" style:family="table-column">
      <style:table-column-properties fo:break-before="auto" style:column-width="0.2898in"/>
    </style:style>
    <style:style style:name="co14" style:family="table-column">
      <style:table-column-properties fo:break-before="auto" style:column-width="0.4437in"/>
    </style:style>
    <style:style style:name="co15" style:family="table-column">
      <style:table-column-properties fo:break-before="auto" style:column-width="0.1217in"/>
    </style:style>
    <style:style style:name="co16" style:family="table-column">
      <style:table-column-properties fo:break-before="auto" style:column-width="0.1673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4in"/>
    </style:style>
    <style:style style:name="co19" style:family="table-column">
      <style:table-column-properties fo:break-before="auto" style:column-width="0.1402in"/>
    </style:style>
    <style:style style:name="co20" style:family="table-column">
      <style:table-column-properties fo:break-before="auto" style:column-width="1.2984in"/>
    </style:style>
    <style:style style:name="co21" style:family="table-column">
      <style:table-column-properties fo:break-before="auto" style:column-width="0.1165in"/>
    </style:style>
    <style:style style:name="co22" style:family="table-column">
      <style:table-column-properties fo:break-before="auto" style:column-width="0.6138in"/>
    </style:style>
    <style:style style:name="co23" style:family="table-column">
      <style:table-column-properties fo:break-before="auto" style:column-width="0.0882in"/>
    </style:style>
    <style:style style:name="co24" style:family="table-column">
      <style:table-column-properties fo:break-before="auto" style:column-width="0.648in"/>
    </style:style>
    <style:style style:name="co25" style:family="table-column">
      <style:table-column-properties fo:break-before="auto" style:column-width="0.5618in"/>
    </style:style>
    <style:style style:name="co26" style:family="table-column">
      <style:table-column-properties fo:break-before="auto" style:column-width="0.6047in"/>
    </style:style>
    <style:style style:name="co27" style:family="table-column">
      <style:table-column-properties fo:break-before="auto" style:column-width="0.1283in"/>
    </style:style>
    <style:style style:name="co28" style:family="table-column">
      <style:table-column-properties fo:break-before="auto" style:column-width="0.5965in"/>
    </style:style>
    <style:style style:name="co29" style:family="table-column">
      <style:table-column-properties fo:break-before="auto" style:column-width="1.4075in"/>
    </style:style>
    <style:style style:name="co30" style:family="table-column">
      <style:table-column-properties fo:break-before="auto" style:column-width="1.2819in"/>
    </style:style>
    <style:style style:name="co31" style:family="table-column">
      <style:table-column-properties fo:break-before="auto" style:column-width="0.589in"/>
    </style:style>
    <style:style style:name="co32" style:family="table-column">
      <style:table-column-properties fo:break-before="auto" style:column-width="0.152in"/>
    </style:style>
    <style:style style:name="co33" style:family="table-column">
      <style:table-column-properties fo:break-before="auto" style:column-width="0.7102in"/>
    </style:style>
    <style:style style:name="co34" style:family="table-column">
      <style:table-column-properties fo:break-before="auto" style:column-width="0.0756in"/>
    </style:style>
    <style:style style:name="co35" style:family="table-column">
      <style:table-column-properties fo:break-before="auto" style:column-width="0.6827in"/>
    </style:style>
    <style:style style:name="co36" style:family="table-column">
      <style:table-column-properties fo:break-before="auto" style:column-width="0.0957in"/>
    </style:style>
    <style:style style:name="co37" style:family="table-column">
      <style:table-column-properties fo:break-before="auto" style:column-width="1.2701in"/>
    </style:style>
    <style:style style:name="co38" style:family="table-column">
      <style:table-column-properties fo:break-before="auto" style:column-width="1.1665in"/>
    </style:style>
    <style:style style:name="co39" style:family="table-column">
      <style:table-column-properties fo:break-before="auto" style:column-width="0.889in"/>
    </style:style>
    <style:style style:name="co40" style:family="table-column">
      <style:table-column-properties fo:break-before="auto" style:column-width="1.9661in"/>
    </style:style>
    <style:style style:name="co41" style:family="table-column">
      <style:table-column-properties fo:break-before="auto" style:column-width="1.428in"/>
    </style:style>
    <style:style style:name="co42" style:family="table-column">
      <style:table-column-properties fo:break-before="auto" style:column-width="0.8925in"/>
    </style:style>
    <style:style style:name="co43" style:family="table-column">
      <style:table-column-properties fo:break-before="auto" style:column-width="0.1043in"/>
    </style:style>
    <style:style style:name="co44" style:family="table-column">
      <style:table-column-properties fo:break-before="auto" style:column-width="0.211in"/>
    </style:style>
    <style:style style:name="co45" style:family="table-column">
      <style:table-column-properties fo:break-before="auto" style:column-width="0.2016in"/>
    </style:style>
    <style:style style:name="co46" style:family="table-column">
      <style:table-column-properties fo:break-before="auto" style:column-width="0.4583in"/>
    </style:style>
    <style:style style:name="co47" style:family="table-column">
      <style:table-column-properties fo:break-before="auto" style:column-width="0.4728in"/>
    </style:style>
    <style:style style:name="co48" style:family="table-column">
      <style:table-column-properties fo:break-before="auto" style:column-width="0.561in"/>
    </style:style>
    <style:style style:name="co49" style:family="table-column">
      <style:table-column-properties fo:break-before="auto" style:column-width="0.2126in"/>
    </style:style>
    <style:style style:name="co50" style:family="table-column">
      <style:table-column-properties fo:break-before="auto" style:column-width="0.3409in"/>
    </style:style>
    <style:style style:name="co51" style:family="table-column">
      <style:table-column-properties fo:break-before="auto" style:column-width="0.2591in"/>
    </style:style>
    <style:style style:name="co52" style:family="table-column">
      <style:table-column-properties fo:break-before="auto" style:column-width="0.328in"/>
    </style:style>
    <style:style style:name="co53" style:family="table-column">
      <style:table-column-properties fo:break-before="auto" style:column-width="2.0665in"/>
    </style:style>
    <style:style style:name="co54" style:family="table-column">
      <style:table-column-properties fo:break-before="auto" style:column-width="0.8693in"/>
    </style:style>
    <style:style style:name="co55" style:family="table-column">
      <style:table-column-properties fo:break-before="auto" style:column-width="0.1154in"/>
    </style:style>
    <style:style style:name="co56" style:family="table-column">
      <style:table-column-properties fo:break-before="auto" style:column-width="0.8339in"/>
    </style:style>
    <style:style style:name="co57" style:family="table-column">
      <style:table-column-properties fo:break-before="auto" style:column-width="0.3516in"/>
    </style:style>
    <style:style style:name="co58" style:family="table-column">
      <style:table-column-properties fo:break-before="auto" style:column-width="0.9791in"/>
    </style:style>
    <style:style style:name="co59" style:family="table-column">
      <style:table-column-properties fo:break-before="auto" style:column-width="0.3846in"/>
    </style:style>
    <style:style style:name="co60" style:family="table-column">
      <style:table-column-properties fo:break-before="auto" style:column-width="0.4283in"/>
    </style:style>
    <style:style style:name="co61" style:family="table-column">
      <style:table-column-properties fo:break-before="auto" style:column-width="0.8945in"/>
    </style:style>
    <style:style style:name="co62" style:family="table-column">
      <style:table-column-properties fo:break-before="auto" style:column-width="0.7189in"/>
    </style:style>
    <style:style style:name="co63" style:family="table-column">
      <style:table-column-properties fo:break-before="auto" style:column-width="0.7854in"/>
    </style:style>
    <style:style style:name="co64" style:family="table-column">
      <style:table-column-properties fo:break-before="auto" style:column-width="1.1654in"/>
    </style:style>
    <style:style style:name="co65" style:family="table-column">
      <style:table-column-properties fo:break-before="auto" style:column-width="1.052in"/>
    </style:style>
    <style:style style:name="co66" style:family="table-column">
      <style:table-column-properties fo:break-before="auto" style:column-width="0.7602in"/>
    </style:style>
    <style:style style:name="co67" style:family="table-column">
      <style:table-column-properties fo:break-before="auto" style:column-width="0.7492in"/>
    </style:style>
    <style:style style:name="co68" style:family="table-column">
      <style:table-column-properties fo:break-before="auto" style:column-width="0.9547in"/>
    </style:style>
    <style:style style:name="co69" style:family="table-column">
      <style:table-column-properties fo:break-before="auto" style:column-width="0.7736in"/>
    </style:style>
    <style:style style:name="co70" style:family="table-column">
      <style:table-column-properties fo:break-before="auto" style:column-width="0.1055in"/>
    </style:style>
    <style:style style:name="co71" style:family="table-column">
      <style:table-column-properties fo:break-before="page" style:column-width="0.8882in"/>
    </style:style>
    <style:style style:name="co72" style:family="table-column">
      <style:table-column-properties fo:break-before="auto" style:column-width="0.8953in"/>
    </style:style>
    <style:style style:name="co73" style:family="table-column">
      <style:table-column-properties fo:break-before="auto" style:column-width="0.97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0917in" fo:break-before="auto" style:use-optimal-row-height="fals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0.2193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in" fo:break-before="auto" style:use-optimal-row-height="false"/>
    </style:style>
    <style:style style:name="ro9" style:family="table-row">
      <style:table-row-properties style:row-height="0.1866in" fo:break-before="auto" style:use-optimal-row-height="true"/>
    </style:style>
    <style:style style:name="ro10" style:family="table-row">
      <style:table-row-properties style:row-height="0.1516in" fo:break-before="auto" style:use-optimal-row-height="false"/>
    </style:style>
    <style:style style:name="ro11" style:family="table-row">
      <style:table-row-properties style:row-height="0.2193in" fo:break-before="page" style:use-optimal-row-height="true"/>
    </style:style>
    <style:style style:name="ro12" style:family="table-row">
      <style:table-row-properties style:row-height="0.2929in" fo:break-before="auto" style:use-optimal-row-height="false"/>
    </style:style>
    <style:style style:name="ro13" style:family="table-row">
      <style:table-row-properties style:row-height="0.1035in" fo:break-before="auto" style:use-optimal-row-height="false"/>
    </style:style>
    <style:style style:name="ro14" style:family="table-row">
      <style:table-row-properties style:row-height="0.1866in" fo:break-before="page" style:use-optimal-row-height="true"/>
    </style:style>
    <style:style style:name="ro15" style:family="table-row">
      <style:table-row-properties style:row-height="0.252in" fo:break-before="auto" style:use-optimal-row-height="true"/>
    </style:style>
    <style:style style:name="ro16" style:family="table-row">
      <style:table-row-properties style:row-height="0.4555in" fo:break-before="auto" style:use-optimal-row-height="true"/>
    </style:style>
    <style:style style:name="ro17" style:family="table-row">
      <style:table-row-properties style:row-height="0.178in" fo:break-before="auto" style:use-optimal-row-height="true"/>
    </style:style>
    <style:style style:name="ta1" style:family="table" style:master-page-name="Squar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none"/>
    </style:style>
    <style:style style:name="ce2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</style:style>
    <style:style style:name="ce28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none" fo:border-top="0.26pt solid #ffffff" style:vertical-align="middle"/>
      <style:text-properties style:font-name="Times New Roman1" fo:font-weight="bold" style:font-weight-asian="bold" style:font-weight-complex="bold"/>
    </style:style>
    <style:style style:name="ce5" style:family="table-cell" style:parent-style-name="Default">
      <style:table-cell-properties fo:border-bottom="0.26pt solid #ffffff" style:text-align-source="fix" style:repeat-content="false" fo:border-left="none" fo:padding-bottom="0.0193in" fo:padding-left="0.0138in" fo:padding-right="0.0138in" fo:padding-top="0.0193in" fo:border-right="0.06pt solid #999999" fo:border-top="0.26pt solid #ffffff" style:vertical-align="middle"/>
      <style:paragraph-properties fo:text-align="center" fo:margin-left="0in"/>
      <style:text-properties style:font-name="Times New Roman1" fo:font-size="10pt" style:font-size-asian="10pt" style:font-size-complex="10pt"/>
    </style:style>
    <style:style style:name="ce6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 style:vertical-align="middle"/>
      <style:text-properties style:font-name="Times New Roman1" fo:font-size="6pt" style:font-size-asian="6pt" style:font-size-complex="6pt"/>
    </style:style>
    <style:style style:name="ce7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/>
      <style:text-properties style:font-name="Times New Roman1" fo:font-size="6pt" style:font-size-asian="6pt" style:font-size-complex="6pt"/>
    </style:style>
    <style:style style:name="ce8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none" fo:border-top="0.26pt solid #ffffff"/>
    </style:style>
    <style:style style:name="ce9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order="0.26pt solid #ffffff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99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order-bottom="none" fo:border-left="0.26pt solid #ffffff" fo:border-right="none" fo:border-top="non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243" style:family="table-cell" style:parent-style-name="Default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1" fo:font-size="6pt" fo:font-weight="bold" style:font-size-asian="6pt" style:font-weight-asian="bold" style:font-size-complex="6pt" style:font-weight-complex="bold"/>
    </style:style>
    <style:style style:name="ce120" style:family="table-cell" style:parent-style-name="Default" style:data-style-name="N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in" fo:border-right="none" style:rotation-angle="90" style:rotation-align="bottom" style:shrink-to-fit="true" fo:border-top="0.99pt solid #000000" style:vertical-align="middle"/>
      <style:paragraph-properties fo:text-align="center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solid #e6e6e6" fo:background-color="#e6e6e6" style:text-align-source="value-type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0.99pt solid #e6e6e6" style:vertical-align="middle"/>
      <style:paragraph-properties fo:margin-left="0in"/>
      <style:text-properties style:font-name="Times New Roman1" fo:font-size="12pt" fo:font-weight="bold" style:font-size-asian="12pt" style:font-weight-asian="bold" style:font-size-complex="12pt" style:font-weight-complex="bold" fo:hyphenate="false"/>
    </style:style>
    <style:style style:name="ce16" style:family="table-cell" style:parent-style-name="Default">
      <style:table-cell-properties fo:border-bottom="0.99pt solid #e6e6e6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0.99pt solid #e6e6e6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 fo:hyphenate="false"/>
    </style:style>
    <style:style style:name="ce17" style:family="table-cell" style:parent-style-name="Default" style:data-style-name="N0">
      <style:table-cell-properties fo:border-bottom="0.99pt solid #e6e6e6" fo:background-color="#e6e6e6" fo:border-left="0.99pt solid #000000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1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0">
      <style:table-cell-properties fo:border-bottom="0.99pt solid #000000" fo:background-color="#e6e6e6" fo:border-left="0.99pt solid #000000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1"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fo:border-bottom="0.99pt solid #000000" fo:background-color="#e6e6e6" style:text-align-source="value-type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margin-left="0in"/>
      <style:text-properties style:font-name="Times New Roman1" fo:font-size="12pt" fo:font-weight="bold" style:font-size-asian="12pt" style:font-weight-asian="bold" style:font-size-complex="12pt" style:font-weight-complex="bold" fo:hyphenate="false"/>
    </style:style>
    <style:style style:name="ce20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 fo:hyphenate="false"/>
    </style:style>
    <style:style style:name="ce21" style:family="table-cell" style:parent-style-name="Default" style:data-style-name="N0">
      <style:table-cell-properties fo:border-bottom="none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1"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0">
      <style:table-cell-properties fo:border-bottom="0.99pt solid #000000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1" fo:font-size="6pt" fo:font-weight="bold" style:font-size-asian="6pt" style:font-weight-asian="bold" style:font-size-complex="6pt" style:font-weight-complex="bold"/>
    </style:style>
    <style:style style:name="ce23" style:family="table-cell" style:parent-style-name="Default" style:data-style-name="N10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in" fo:border-right="none" style:rotation-angle="90" style:rotation-align="bottom" style:shrink-to-fit="true" fo:border-top="0.99pt solid #000000" style:vertical-align="middle"/>
      <style:paragraph-properties fo:text-align="center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26pt solid #ffffff" fo:border-left="0.26pt solid #ffffff" fo:border-right="0.26pt solid #ffffff" fo:border-top="none"/>
    </style:style>
    <style:style style:name="ce25" style:family="table-cell" style:parent-style-name="Default">
      <style:table-cell-properties fo:border="0.26pt solid #ffffff"/>
    </style:style>
    <style:style style:name="ce26" style:family="table-cell" style:parent-style-name="Default">
      <style:table-cell-properties fo:border-bottom="none" fo:border-left="0.26pt solid #ffffff" fo:border-right="0.26pt solid #ffffff" fo:border-top="0.26pt solid #ffffff"/>
    </style:style>
    <style:style style:name="ce10" style:family="table-cell" style:parent-style-name="Default">
      <style:table-cell-properties fo:border="0.26pt solid #ffffff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="non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1" fo:font-size="6pt" fo:font-weight="bold" style:font-size-asian="6pt" style:font-weight-asian="bold" style:font-size-complex="6pt" style:font-weight-complex="bold"/>
    </style:style>
    <style:style style:name="ce360" style:family="table-cell" style:parent-style-name="Default" style:data-style-name="N0">
      <style:table-cell-properties fo:border-bottom="0.99pt solid #e6e6e6" fo:background-color="#e6e6e6" fo:border-left="none" fo:padding-bottom="0.0138in" fo:padding-left="0.028in" fo:padding-right="0.0138in" fo:padding-top="0.0138in" fo:border-right="none" fo:border-top="0.99pt solid #000000" style:vertical-align="middle"/>
      <style:text-properties style:font-name="Times New Roman1" fo:font-size="6pt" fo:font-weight="bold" style:font-size-asian="6pt" style:font-weight-asian="bold" style:font-size-complex="6pt" style:font-weight-complex="bold"/>
    </style:style>
    <style:style style:name="ce380" style:family="table-cell" style:parent-style-name="Default" style:data-style-name="N0">
      <style:table-cell-properties fo:border-bottom="0.99pt solid #e6e6e6" fo:background-color="#e6e6e6" fo:border-left="none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1" fo:font-size="6pt" fo:font-weight="bold" style:font-size-asian="6pt" style:font-weight-asian="bold" style:font-size-complex="6pt" style:font-weight-complex="bold"/>
    </style:style>
    <style:style style:name="ce410" style:family="table-cell" style:parent-style-name="Default" style:data-style-name="N0">
      <style:table-cell-properties fo:border-bottom="0.99pt solid #000000" fo:background-color="#e6e6e6" fo:border-left="none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1" fo:font-size="6pt" fo:font-weight="bold" style:font-size-asian="6pt" style:font-weight-asian="bold" style:font-size-complex="6pt" style:font-weight-complex="bold"/>
    </style:style>
    <style:style style:name="ce411" style:family="table-cell" style:parent-style-name="Default" style:data-style-name="N0">
      <style:table-cell-properties fo:border-bottom="none" fo:background-color="#e6e6e6" fo:border-left="none" fo:padding-bottom="0.0138in" fo:padding-left="0.028in" fo:padding-right="0.0138in" fo:padding-top="0.0138in" fo:border-right="none" fo:border-top="0.99pt solid #000000" style:vertical-align="middle"/>
      <style:text-properties style:font-name="Times New Roman1" fo:font-size="6pt" fo:font-weight="bold" style:font-size-asian="6pt" style:font-weight-asian="bold" style:font-size-complex="6pt" style:font-weight-complex="bold"/>
    </style:style>
    <style:style style:name="ce431" style:family="table-cell" style:parent-style-name="Default" style:data-style-name="N0">
      <style:table-cell-properties fo:background-color="#e6e6e6" fo:border="none" fo:padding-bottom="0.0138in" fo:padding-left="0.028in" fo:padding-right="0.0138in" fo:padding-top="0.0138in" style:shrink-to-fit="true" style:vertical-align="middle"/>
      <style:text-properties fo:color="#e6e6e6" style:font-name="Times New Roman1" fo:font-size="6pt" fo:font-weight="bold" style:font-size-asian="6pt" style:font-weight-asian="bold" style:font-size-complex="6pt" style:font-weight-complex="bold"/>
    </style:style>
    <style:style style:name="ce436" style:family="table-cell" style:parent-style-name="Default" style:data-style-name="N0">
      <style:table-cell-properties fo:border-bottom="0.99pt solid #000000" fo:background-color="#e6e6e6" fo:border-left="none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1"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fo:background-color="#e6e6e6" fo:border="0.99pt solid #000000" fo:padding-bottom="0.0193in" fo:padding-left="0.0138in" fo:padding-right="0.0138in" fo:padding-top="0.0193in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99pt solid #e6e6e6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000000" style:vertical-align="middle"/>
      <style:paragraph-properties fo:text-align="start" fo:margin-left="0in"/>
      <style:text-properties style:font-name="Times New Roman1" fo:font-size="6pt" fo:font-weight="bold" style:font-size-asian="6pt" style:font-weight-asian="bold" style:font-size-complex="6pt" style:font-weight-complex="bold"/>
    </style:style>
    <style:style style:name="ce36" style:family="table-cell" style:parent-style-name="Default">
      <style:table-cell-properties fo:border-bottom="0.99pt solid #e6e6e6" fo:background-color="#e6e6e6" fo:border-left="none" fo:padding-bottom="0.0138in" fo:padding-left="0.0138in" fo:padding-right="0.0417in" fo:padding-top="0.0138in" fo:border-right="0.99pt solid #000000" fo:border-top="0.99pt solid #e6e6e6" style:vertical-align="top"/>
      <style:text-properties style:font-name="Times New Roman1" fo:font-size="12pt" style:font-size-asian="12pt" style:font-size-complex="12pt"/>
    </style:style>
    <style:style style:name="ce37" style:family="table-cell" style:parent-style-name="Default">
      <style:table-cell-properties fo:border-bottom="0.99pt solid #e6e6e6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1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99pt solid #e6e6e6" fo:background-color="#e6e6e6" style:text-align-source="fix" style:repeat-content="false" fo:border-left="none" fo:padding-bottom="0.0193in" fo:padding-left="0.0138in" fo:padding-right="0.0138in" fo:padding-top="0.0193in" fo:border-right="0.99pt solid #000000" style:shrink-to-fit="true" fo:border-top="0.99pt solid #e6e6e6" style:vertical-align="top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99pt solid #e6e6e6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99pt solid #e6e6e6" fo:background-color="#e6e6e6" fo:border-left="none" fo:padding-bottom="0.0138in" fo:padding-left="0.0138in" fo:padding-right="0.0417in" fo:padding-top="0.0138in" fo:border-right="0.99pt solid #000000" fo:border-top="0.99pt solid #e6e6e6" style:vertical-align="middle"/>
      <style:text-properties style:font-name="Times New Roman1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99pt solid #000000" fo:background-color="#e6e6e6" fo:border-left="none" fo:padding-bottom="0.0138in" fo:padding-left="0.0138in" fo:padding-right="0.0417in" fo:padding-top="0.0138in" fo:border-right="0.99pt solid #000000" fo:border-top="0.99pt solid #e6e6e6" style:vertical-align="middle"/>
      <style:text-properties style:font-name="Times New Roman1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000000" style:vertical-align="middle"/>
      <style:paragraph-properties fo:text-align="start" fo:margin-left="0in"/>
      <style:text-properties style:font-name="Times New Roman1" fo:font-size="6pt" fo:font-weight="bold" style:font-size-asian="6pt" style:font-weight-asian="bold" style:font-size-complex="6pt" style:font-weight-complex="bold"/>
    </style:style>
    <style:style style:name="ce43" style:family="table-cell" style:parent-style-name="Default">
      <style:table-cell-properties fo:border-bottom="none" fo:background-color="#e6e6e6" fo:border-left="none" fo:padding-bottom="0.0138in" fo:padding-left="0.0138in" fo:padding-right="0.0417in" fo:padding-top="0.0138in" fo:border-right="0.99pt solid #000000" fo:border-top="none" style:vertical-align="top"/>
      <style:text-properties style:font-name="Times New Roman1" fo:font-size="12pt" style:font-size-asian="12pt" style:font-size-complex="12pt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none" style:vertical-align="middle"/>
      <style:paragraph-properties fo:text-align="center"/>
      <style:text-properties style:font-name="Times New Roman1" fo:font-size="6pt" fo:font-weight="bold" style:font-size-asian="6pt" style:font-weight-asian="bold" style:font-size-complex="6pt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0.99pt solid #000000" style:shrink-to-fit="true" fo:border-top="none" style:vertical-align="top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none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e6e6e6" fo:border-left="none" fo:padding-bottom="0.0138in" fo:padding-left="0.0138in" fo:padding-right="0.0417in" fo:padding-top="0.0138in" fo:border-right="0.99pt solid #000000" fo:border-top="none" style:vertical-align="middle"/>
      <style:text-properties style:font-name="Times New Roman1" fo:font-size="6pt" fo:font-weight="bold" style:font-size-asian="6pt" style:font-weight-asian="bold" style:font-size-complex="6pt" style:font-weight-complex="bold"/>
    </style:style>
    <style:style style:name="ce48" style:family="table-cell" style:parent-style-name="Default">
      <style:table-cell-properties fo:border-bottom="0.99pt solid #000000" fo:background-color="#e6e6e6" fo:border-left="none" fo:padding-bottom="0.0138in" fo:padding-left="0.0138in" fo:padding-right="0.0417in" fo:padding-top="0.0138in" fo:border-right="0.99pt solid #000000" fo:border-top="none" style:vertical-align="middle"/>
      <style:text-properties style:font-name="Times New Roman1" fo:font-size="6pt" fo:font-weight="bold" style:font-size-asian="6pt" style:font-weight-asian="bold" style:font-size-complex="6pt" style:font-weight-complex="bold"/>
    </style:style>
    <style:style style:name="ce796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="0.0138in" fo:border-right="0.26pt solid #ffffff" fo:border-top="0.26pt solid #ffffff" style:vertical-align="bottom"/>
      <style:paragraph-properties fo:text-align="start" fo:margin-left="0in"/>
      <style:text-properties style:font-name="Times New Roman1" fo:font-size="9pt" style:font-size-asian="9pt" style:font-size-complex="9pt"/>
    </style:style>
    <style:style style:name="ce797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/>
      <style:paragraph-properties fo:text-align="start" fo:margin-left="0in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font-name="Times New Roman1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50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0.99pt solid #000000" fo:border-right="none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99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1" fo:font-size="7pt" fo:font-weight="normal" style:font-size-asian="7pt" style:font-weight-asian="normal" style:font-size-complex="7pt" style:font-weight-complex="normal"/>
    </style:style>
    <style:style style:name="ce5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in" fo:border-right="none" fo:border-top="none" style:vertical-align="middle"/>
      <style:paragraph-properties fo:text-align="center" fo:margin-left="0in"/>
      <style:text-properties style:font-name="Times New Roman1" fo:font-size="8pt" style:text-underline-style="none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in" fo:border-right="none" fo:border-top="none" style:vertical-align="middle"/>
      <style:paragraph-properties fo:text-align="start" fo:margin-left="0in"/>
      <style:text-properties style:font-name="Times New Roman1" fo:font-size="8pt" style:text-underline-style="none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AND                                            ([.F6]+[.G6]&gt;0))                                               OR                                               (([.H6]+[.I6]&gt;0)                                            AND         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5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AND                                            ([.F6]+[.G6]&gt;0))                                               OR                                               (([.H6]+[.I6]&gt;0)                                            AND         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57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26pt solid #ffffff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padding-bottom="0.0193in" fo:padding-left="0.0138in" fo:padding-right="0.0138in" fo:padding-top="0.0193in" fo:border-right="0.99pt solid #ffffff" fo:border-top="0.99pt solid #ffffff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9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0.99pt solid #000000" fo:padding-bottom="0.0193in" fo:padding-left="0.0417in" fo:padding-right="0.0138in" fo:padding-top="0.0193in" fo:border-right="none" fo:border-top="0.26pt solid #ffffff" style:vertical-align="top"/>
      <style:paragraph-properties fo:text-align="start" fo:margin-left="0in"/>
      <style:text-properties fo:color="#000000" style:font-name="Times New Roman1" fo:font-size="7pt" fo:font-weight="normal" style:font-size-asian="7pt" style:font-weight-asian="normal" style:font-size-complex="7pt" style:font-weight-complex="normal"/>
    </style:style>
    <style:style style:name="ce60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in" fo:border-right="0.26pt solid #ffffff" fo:border-top="0.26pt solid #ffffff" style:vertical-align="middle"/>
      <style:paragraph-properties fo:text-align="center" fo:margin-left="0in"/>
      <style:text-properties style:font-name="Times New Roman1" fo:font-size="8pt" style:text-underline-style="none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in" fo:border-right="0.26pt solid #ffffff" fo:border-top="0.26pt solid #ffffff" style:vertical-align="middle"/>
      <style:paragraph-properties fo:text-align="start" fo:margin-left="0in"/>
      <style:text-properties style:font-name="Times New Roman1" fo:font-size="8pt" style:text-underline-style="none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99pt solid #000000" fo:border-top="0.26pt solid #ffffff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AND                                            ([.F6]+[.G6]&gt;0))                                               OR                                               (([.H6]+[.I6]&gt;0)                                            AND         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63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AND                                            ([.F6]+[.G6]&gt;0))                                               OR                                               (([.H6]+[.I6]&gt;0)                                            AND         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13" style:family="table-cell" style:parent-style-name="Default">
      <style:table-cell-properties fo:border-bottom="0.99pt solid #ffffff" fo:border-left="0.26pt solid #ffffff" fo:padding-bottom="0.0193in" fo:padding-left="0.0138in" fo:padding-right="0.0138in" fo:padding-top="0.0193in" fo:border-right="0.26pt solid #ffffff" fo:border-top="0.26pt solid #ffffff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65" style:family="table-cell" style:parent-style-name="Default" style:data-style-name="N123">
      <style:table-cell-properties fo:background-color="#e6e6e6" style:text-align-source="fix" style:repeat-content="false" fo:border="0.99pt solid #000000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-bottom="0.0193in" fo:padding-left="0.0138in" fo:padding-right="0.0138in" fo:padding-top="0.0193in" fo:border-right="none" style:shrink-to-fit="true" fo:border-top="0.99pt solid #000000" style:vertical-align="middle"/>
      <style:paragraph-properties fo:text-align="center" fo:margin-left="0in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68" style:family="table-cell" style:parent-style-name="Default">
      <style:table-cell-properties style:cell-protect="none" style:print-content="true" style:text-align-source="fix" style:repeat-content="false" fo:border="none" fo:padding-bottom="0.0193in" fo:padding-left="0.0138in" fo:padding-right="0.0138in" fo:padding-top="0.0193in" style:vertical-align="top"/>
      <style:paragraph-properties fo:text-align="center" fo:margin-left="0in"/>
      <style:text-properties fo:color="#999999" style:font-name="Times New Roman1"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-bottom="0.0193in" fo:padding-left="0.0138in" fo:padding-right="0.0138in" fo:padding-top="0.0193in"/>
      <style:paragraph-properties fo:text-align="center" fo:margin-left="0in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  <style:map style:condition="is-true-formula(([.G12]+[.G13]=0)                                           OR   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1" style:family="table-cell" style:parent-style-name="Default" style:data-style-name="N2">
      <style:table-cell-properties fo:border-bottom="0.99pt solid #000000" style:cell-protect="none" style:print-content="true" fo:border-left="none" fo:border-right="none" fo:border-top="none" style:vertical-align="middle"/>
      <style:text-properties style:font-name="Times New Roman1" fo:font-size="12pt" fo:font-weight="bold" style:font-size-asian="12pt" style:font-weight-asian="bold" style:font-size-complex="12pt" style:font-weight-complex="bold"/>
      <style:map style:condition="is-true-formula(([.G12]+[.G13]=0)                                           OR   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2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0.0193in" fo:padding-left="0.0138in" fo:padding-right="0.0138in" fo:padding-top="0.0193in" fo:border-right="0.26pt solid #ffffff" style:shrink-to-fit="true" fo:border-top="0.99pt solid #000000" style:vertical-align="middle"/>
      <style:paragraph-properties fo:text-align="center" fo:margin-left="0in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0.99pt solid #ffffff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74" style:family="table-cell" style:parent-style-name="Default">
      <style:table-cell-properties style:cell-protect="none" style:print-content="true" style:text-align-source="fix" style:repeat-content="false" fo:border="0.26pt solid #ffffff" fo:padding-bottom="0.0193in" fo:padding-left="0.0138in" fo:padding-right="0.0138in" fo:padding-top="0.0193in" style:vertical-align="top"/>
      <style:paragraph-properties fo:text-align="center" fo:margin-left="0in"/>
      <style:text-properties fo:color="#999999" style:font-name="Times New Roman1" fo:font-weight="bold" style:font-weight-asian="bold" style:font-weight-complex="bold"/>
    </style:style>
    <style:style style:name="ce75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  <style:map style:condition="is-true-formula(([.G12]+[.G13]=0)                                           OR   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7" style:family="table-cell" style:parent-style-name="Default" style:data-style-name="N2">
      <style:table-cell-properties fo:border-bottom="0.99pt solid #000000" style:cell-protect="none" style:print-content="true" fo:border-left="0.26pt solid #ffffff" fo:border-right="0.26pt solid #ffffff" fo:border-top="0.26pt solid #ffffff" style:vertical-align="middle"/>
      <style:text-properties style:font-name="Times New Roman1" fo:font-size="12pt" fo:font-weight="bold" style:font-size-asian="12pt" style:font-weight-asian="bold" style:font-size-complex="12pt" style:font-weight-complex="bold"/>
      <style:map style:condition="is-true-formula(([.G12]+[.G13]=0)                                           OR   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03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fo:font-size="9pt" style:font-size-asian="9pt" style:font-size-complex="9pt"/>
    </style:style>
    <style:style style:name="ce79" style:family="table-cell" style:parent-style-name="Default">
      <style:table-cell-properties fo:background-color="#e6e6e6" fo:border="0.99pt solid #000000" fo:padding-bottom="0.0193in" fo:padding-left="0.0138in" fo:padding-right="0.0138in" fo:padding-top="0.0193in" style:shrink-to-fit="true" style:vertical-align="middle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="0in" fo:border-right="none" style:shrink-to-fit="true" fo:border-top="0.99pt solid #000000" style:vertical-align="middle"/>
      <style:paragraph-properties fo:text-align="center" fo:margin-left="0in"/>
      <style:text-properties fo:color="#000000" style:font-name="Times New Roman1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cell-protect="protected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="0in" style:vertical-align="middle"/>
      <style:paragraph-properties fo:text-align="start" fo:margin-left="0in"/>
      <style:text-properties style:font-name="Times New Roman1"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="0in" style:vertical-align="middle"/>
      <style:paragraph-properties fo:text-align="start" fo:margin-left="0in"/>
      <style:text-properties style:font-name="Times New Roman1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           OR   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="0in" fo:border-right="0.26pt solid #ffffff" style:shrink-to-fit="true" fo:border-top="0.99pt solid #000000" style:vertical-align="middle"/>
      <style:paragraph-properties fo:text-align="center" fo:margin-left="0in"/>
      <style:text-properties fo:color="#000000" style:font-name="Times New Roman1" fo:font-size="12pt" style:text-underline-style="none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cell-protect="protected" style:print-content="true" style:text-align-source="fix" style:repeat-content="false" fo:border="0.99pt solid #ffffff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6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="0in" style:vertical-align="middle"/>
      <style:paragraph-properties fo:text-align="start" fo:margin-left="0in"/>
      <style:text-properties style:font-name="Times New Roman1" fo:font-size="8pt" style:text-underline-style="none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="0in" style:vertical-align="middle"/>
      <style:paragraph-properties fo:text-align="start" fo:margin-left="0in"/>
      <style:text-properties style:font-name="Times New Roman1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           OR   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37" style:family="table-cell" style:parent-style-name="Default">
      <style:table-cell-properties fo:border-bottom="0.74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89" style:family="table-cell" style:parent-style-name="BlackText" style:data-style-name="N0">
      <style:table-cell-properties style:cell-protect="none" style:print-content="true" style:text-align-source="fix" style:repeat-content="false" fo:border="none"/>
      <style:paragraph-properties fo:text-align="center" fo:margin-left="0in"/>
      <style:text-properties fo:color="#000000" fo:font-size="12pt" style:font-size-asian="12pt" style:font-size-complex="12pt"/>
    </style:style>
    <style:style style:name="ce90" style:family="table-cell" style:parent-style-name="Default">
      <style:table-cell-properties style:cell-protect="protected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1" style:family="table-cell" style:parent-style-name="BlackText" style:data-style-name="N0">
      <style:table-cell-properties fo:border-bottom="0.99pt solid #ffffff" style:cell-protect="none" style:print-content="true" style:text-align-source="fix" style:repeat-content="false" fo:border-left="0.99pt solid #ffffff" fo:border-right="none" fo:border-top="none"/>
      <style:paragraph-properties fo:text-align="center" fo:margin-left="0in"/>
      <style:text-properties fo:color="#000000" fo:font-size="12pt" style:font-size-asian="12pt" style:font-size-complex="12pt"/>
    </style:style>
    <style:style style:name="ce92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3" style:family="table-cell" style:parent-style-name="Default">
      <style:table-cell-properties fo:border-bottom="0.26pt solid #ffffff" style:cell-protect="none" style:print-content="true" style:text-align-source="fix" style:repeat-content="false" fo:border-left="0.26pt solid #ffffff" fo:padding-bottom="0.0193in" fo:padding-left="0.0138in" fo:padding-right="0.0138in" fo:padding-top="0.0193in" fo:border-right="none" fo:border-top="0.26pt solid #ffffff" style:vertical-align="top"/>
      <style:paragraph-properties fo:text-align="center" fo:margin-left="0in"/>
      <style:text-properties fo:color="#999999" style:font-name="Times New Roman1" fo:font-weight="bold" style:font-weight-asian="bold" style:font-weight-complex="bold"/>
    </style:style>
    <style:style style:name="ce9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26pt solid #ffffff" fo:padding-bottom="0.0193in" fo:padding-left="0.0138in" fo:padding-right="0.0138in" fo:padding-top="0.0193in" fo:border-right="none" fo:border-top="0.26pt solid #ffffff"/>
      <style:paragraph-properties fo:text-align="center" fo:margin-left="0in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0.0193in" fo:padding-left="0.0138in" fo:padding-right="0.0138in" fo:padding-top="0.0193in" fo:border-right="none" fo:border-top="0.26pt solid #ffffff" style:vertical-align="middle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  <style:map style:condition="is-true-formula(([.G12]+[.G13]=0)                                           OR   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96" style:family="table-cell" style:parent-style-name="Default" style:data-style-name="N2">
      <style:table-cell-properties fo:border-bottom="0.99pt solid #000000" style:cell-protect="none" style:print-content="true" fo:border-left="0.26pt solid #ffffff" fo:border-right="none" fo:border-top="0.26pt solid #ffffff" style:vertical-align="middle"/>
      <style:text-properties style:font-name="Times New Roman1" fo:font-size="12pt" fo:font-weight="bold" style:font-size-asian="12pt" style:font-weight-asian="bold" style:font-size-complex="12pt" style:font-weight-complex="bold"/>
      <style:map style:condition="is-true-formula(([.G12]+[.G13]=0)                                           OR   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6" style:family="table-cell" style:parent-style-name="Default">
      <style:table-cell-properties fo:border-bottom="0.74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847" style:family="table-cell" style:parent-style-name="Default">
      <style:table-cell-properties fo:border-bottom="0.06pt solid #ffffff" fo:border-left="none" fo:padding-bottom="0.0193in" fo:padding-left="0.0138in" fo:padding-right="0.0138in" fo:padding-top="0.0193in" fo:border-right="none" fo:border-top="none"/>
      <style:text-properties fo:font-size="9pt" style:font-size-asian="9pt" style:font-size-complex="9pt"/>
    </style:style>
    <style:style style:name="ce848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 style:vertical-align="middle"/>
      <style:paragraph-properties fo:text-align="start" fo:margin-left="0in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849" style:family="table-cell" style:parent-style-name="Default">
      <style:table-cell-properties fo:border-bottom="0.26pt solid #ffffff" fo:border-left="none" fo:border-right="none" fo:border-top="none"/>
      <style:text-properties fo:font-size="9pt" style:font-size-asian="9pt" style:font-size-complex="9pt"/>
    </style:style>
    <style:style style:name="ce101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0.0193in" fo:padding-left="0.0138in" fo:padding-right="0.0138in" fo:padding-top="0.0193in" fo:border-right="0.99pt solid #000000" style:shrink-to-fit="true" fo:border-top="0.99pt solid #000000" style:vertical-align="middle"/>
      <style:paragraph-properties fo:text-align="center" fo:margin-left="0in"/>
      <style:text-properties style:font-name="Times New Roman1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102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2.01pt solid #000000" fo:border-right="none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1" fo:font-size="7pt" fo:font-weight="normal" style:font-size-asian="7pt" style:font-weight-asian="normal" style:font-size-complex="7pt" style:font-weight-complex="normal" fo:hyphenate="true"/>
    </style:style>
    <style:style style:name="ce10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in" fo:border-right="none" fo:border-top="none" style:vertical-align="middle"/>
      <style:paragraph-properties fo:text-align="center" fo:margin-left="0in"/>
      <style:text-properties style:font-name="Times New Roman1" fo:font-size="8pt" style:text-underline-style="none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in" fo:border-right="none" fo:border-top="none" style:vertical-align="middle"/>
      <style:paragraph-properties fo:text-align="start" fo:margin-left="0in"/>
      <style:text-properties style:font-name="Times New Roman1" fo:font-size="8pt" style:text-underline-style="none" fo:font-weight="bold" style:font-size-asian="8pt" style:font-weight-asian="bold" style:font-size-complex="8pt" style:font-weight-complex="bold"/>
    </style:style>
    <style:style style:name="ce107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AND                                            ([.F6]+[.G6]&gt;0))                                               OR                                               (([.H6]+[.I6]&gt;0)                                            AND         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08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AND                                            ([.F6]+[.G6]&gt;0))                                               OR                                               (([.H6]+[.I6]&gt;0)                                            AND         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09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1" fo:font-size="7pt" fo:font-weight="normal" style:font-size-asian="7pt" style:font-weight-asian="normal" style:font-size-complex="7pt" style:font-weight-complex="normal"/>
    </style:style>
    <style:style style:name="ce110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26pt solid #ffffff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ffffff" style:cell-protect="protected" style:print-content="true" style:text-align-source="fix" style:repeat-content="false" fo:border-left="2.01pt solid #000000" fo:padding-bottom="0.0193in" fo:padding-left="0.0138in" fo:padding-right="0.0138in" fo:padding-top="0.0193in" fo:border-right="0.99pt solid #ffffff" fo:border-top="0.99pt solid #ffffff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12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2.01pt solid #000000" fo:padding-bottom="0.0193in" fo:padding-left="0.0417in" fo:padding-right="0.0138in" fo:padding-top="0.0193in" fo:border-right="none" fo:border-top="0.26pt solid #ffffff" style:vertical-align="top"/>
      <style:paragraph-properties fo:text-align="start" fo:margin-left="0in"/>
      <style:text-properties fo:color="#000000" style:font-name="Times New Roman1" fo:font-size="7pt" fo:font-weight="normal" style:font-size-asian="7pt" style:font-weight-asian="normal" style:font-size-complex="7pt" style:font-weight-complex="normal" fo:hyphenate="true"/>
    </style:style>
    <style:style style:name="ce113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in" fo:border-right="0.26pt solid #ffffff" fo:border-top="0.26pt solid #ffffff" style:vertical-align="middle"/>
      <style:paragraph-properties fo:text-align="center" fo:margin-left="0in"/>
      <style:text-properties style:font-name="Times New Roman1" fo:font-size="8pt" style:text-underline-style="none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in" fo:border-right="0.26pt solid #ffffff" fo:border-top="0.26pt solid #ffffff" style:vertical-align="middle"/>
      <style:paragraph-properties fo:text-align="start" fo:margin-left="0in"/>
      <style:text-properties style:font-name="Times New Roman1" fo:font-size="8pt" style:text-underline-style="none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99pt solid #000000" fo:border-top="0.26pt solid #ffffff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AND                                            ([.F6]+[.G6]&gt;0))                                               OR                                               (([.H6]+[.I6]&gt;0)                                            AND         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1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AND                                            ([.F6]+[.G6]&gt;0))                                               OR                                               (([.H6]+[.I6]&gt;0)                                            AND         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66" style:family="table-cell" style:parent-style-name="Default">
      <style:table-cell-properties fo:border="0.26pt solid #ffffff"/>
      <style:text-properties fo:font-size="9pt" style:font-size-asian="9pt" style:font-size-complex="9pt"/>
    </style:style>
    <style:style style:name="ce117" style:family="table-cell" style:parent-style-name="Default">
      <style:table-cell-properties fo:border-bottom="none" fo:border-left="none" fo:border-right="0.26pt solid #ffffff" fo:border-top="none"/>
    </style:style>
    <style:style style:name="ce868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border-right="0.26pt solid #ffffff" fo:border-top="0.26pt solid #ffffff" style:vertical-align="middle"/>
      <style:paragraph-properties fo:text-align="center"/>
      <style:text-properties fo:font-size="9pt" style:font-size-asian="9pt" style:font-size-complex="9pt"/>
    </style:style>
    <style:style style:name="ce118" style:family="table-cell" style:parent-style-name="Default">
      <style:table-cell-properties fo:border-bottom="none" fo:border-left="0.26pt solid #ffffff" fo:border-right="0.26pt solid #ffffff" fo:border-top="none"/>
    </style:style>
    <style:style style:name="ce852" style:family="table-cell" style:parent-style-name="Default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871" style:family="table-cell" style:parent-style-name="Default">
      <style:table-cell-properties fo:border-bottom="0.99pt solid #ffffff" style:text-align-source="fix" style:repeat-content="false" fo:border-left="0.99pt solid #ffffff" fo:padding-bottom="0.0193in" fo:padding-left="0.0138in" fo:padding-right="0.0138in" fo:padding-top="0.0193in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54" style:family="table-cell" style:parent-style-name="Default">
      <style:table-cell-properties fo:border-bottom="0.26pt solid #ffffff" fo:border-left="0.26pt solid #ffffff" fo:border-right="0.26pt solid #ffffff" fo:border-top="none" style:vertical-align="bottom"/>
    </style:style>
    <style:style style:name="ce873" style:family="table-cell" style:parent-style-name="Default">
      <style:table-cell-properties fo:border-bottom="0.06pt solid #ffffff" style:cell-protect="protected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123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style:shrink-to-fit="true" fo:border-top="0.26pt solid #ffffff" style:vertical-align="bottom"/>
      <style:paragraph-properties fo:text-align="center" fo:margin-left="0in"/>
      <style:text-properties style:font-name="Times New Roman1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875" style:family="table-cell" style:parent-style-name="Default">
      <style:table-cell-properties fo:border-bottom="0.99pt solid #ffffff" fo:border-left="none" fo:padding-bottom="0.0193in" fo:padding-left="0.0138in" fo:padding-right="0.0138in" fo:padding-top="0.0193in" fo:border-right="none" fo:border-top="none"/>
      <style:text-properties fo:font-size="9pt" style:font-size-asian="9pt" style:font-size-complex="9pt"/>
    </style:style>
    <style:style style:name="ce125" style:family="table-cell" style:parent-style-name="Default">
      <style:table-cell-properties fo:border-bottom="none" fo:border-left="0.26pt solid #ffffff" fo:border-right="0.26pt solid #ffffff" fo:border-top="none" style:vertical-align="bottom"/>
    </style:style>
    <style:style style:name="ce877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878" style:family="table-cell" style:parent-style-name="Default">
      <style:table-cell-properties fo:border-bottom="0.99pt solid #000000" fo:border-left="0.26pt solid #ffffff" fo:padding-bottom="0.0193in" fo:padding-left="0.0138in" fo:padding-right="0.0138in" fo:padding-top="0.0193in" fo:border-right="0.26pt solid #ffffff" fo:border-top="0.26pt solid #ffffff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880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  <style:text-properties fo:font-size="9pt" style:font-size-asian="9pt" style:font-size-complex="9pt"/>
    </style:style>
    <style:style style:name="ce131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style:shrink-to-fit="true" fo:border-top="0.26pt solid #ffffff" style:vertical-align="bottom"/>
      <style:paragraph-properties fo:text-align="center"/>
      <style:text-properties style:font-name="Times New Roman1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132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0.0193in" fo:padding-left="0.0138in" fo:padding-right="0.0138in" fo:padding-top="0.0193in" fo:border-right="0.99pt solid #000000" fo:border-top="0.99pt solid #000000" style:vertical-align="middle"/>
      <style:paragraph-properties fo:text-align="center" fo:margin-left="0in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 fo:margin-left="0in"/>
      <style:text-properties style:font-name="Times New Roman1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3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35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in" fo:padding-left="0.028in" fo:padding-right="0in" fo:padding-top="0in" fo:border-right="none" style:shrink-to-fit="true" fo:border-top="non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36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border-right="none" fo:border-top="none"/>
      <style:paragraph-properties fo:text-align="center" fo:margin-left="0in"/>
      <style:text-properties style:font-name="Times New Roman1" style:text-underline-style="solid" style:text-underline-width="auto" style:text-underline-color="font-color" fo:font-weight="bold" style:font-weight-asian="bold" style:font-weight-complex="bold"/>
      <style:map style:condition="is-true-formula([.AH10]=0)" style:apply-style-name="Hidden" style:base-cell-address="'Weekly Payroll Report'.AH9"/>
    </style:style>
    <style:style style:name="ce13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wrap-option="wrap" fo:border-left="2.01pt solid #000000" fo:padding-bottom="0.0193in" fo:padding-left="0.0555in" fo:padding-right="0in" fo:padding-top="0.0193in" fo:border-right="0.99pt solid #000000" style:shrink-to-fit="true" fo:border-top="none" style:vertical-align="middle"/>
      <style:paragraph-properties fo:text-align="center" fo:margin-left="0in"/>
      <style:text-properties fo:color="#000000" style:font-name="Times New Roman1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          AND           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2">
      <style:table-cell-properties fo:border-bottom="none" style:cell-protect="protected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0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1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in" fo:padding-left="0.028in" fo:padding-right="0in" fo:padding-top="0in" fo:border-right="none" style:shrink-to-fit="true" fo:border-top="non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  <style:map style:condition="is-true-formula([.AM18]=0)" style:apply-style-name="Hidden" style:base-cell-address="'Weekly Payroll Report'.AH16"/>
    </style:style>
    <style:style style:name="ce14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 fo:margin-left="0in"/>
      <style:text-properties style:font-name="Times New Roman1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43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44" style:family="table-cell" style:parent-style-name="Default">
      <style:table-cell-properties fo:border-bottom="2.01pt solid #ffffff" style:cell-protect="protected" style:print-content="true" style:text-align-source="fix" style:repeat-content="false" fo:border-left="2.01pt solid #000000" fo:padding-bottom="0in" fo:padding-left="0.028in" fo:padding-right="0in" fo:padding-top="0in" fo:border-right="none" style:shrink-to-fit="true" fo:border-top="non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4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wrap-option="wrap" fo:border-left="2.01pt solid #000000" fo:padding-bottom="0.0193in" fo:padding-left="0.0555in" fo:padding-right="0in" fo:padding-top="0.0193in" fo:border-right="0.99pt solid #000000" style:shrink-to-fit="true" fo:border-top="0.99pt solid #ffffff" style:vertical-align="middle"/>
      <style:paragraph-properties fo:text-align="center" fo:margin-left="0in"/>
      <style:text-properties fo:color="#000000" style:font-name="Times New Roman1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          AND           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4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none" fo:border-top="0.99pt solid #ffffff" style:vertical-align="middle"/>
      <style:paragraph-properties fo:text-align="center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0.99pt solid #000000" fo:border-top="0.99pt solid #ffffff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8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89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none" fo:border-top="0.99pt solid #000000" style:vertical-align="middle"/>
      <style:paragraph-properties fo:text-align="center" fo:margin-left="0in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53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</style:style>
    <style:style style:name="ce154" style:family="table-cell" style:parent-style-name="Default">
      <style:table-cell-properties style:cell-protect="protected" style:print-content="true" fo:background-color="transparent" fo:border="none"/>
    </style:style>
    <style:style style:name="ce155" style:family="table-cell" style:parent-style-name="Default">
      <style:table-cell-properties style:cell-protect="protected" style:print-content="true" fo:background-color="transparent" fo:border="none" style:vertical-align="middle"/>
    </style:style>
    <style:style style:name="ce156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 style:data-style-name="N2">
      <style:table-cell-properties style:cell-protect="protected" style:print-content="true" fo:background-color="transparent" fo:border="none" style:vertical-align="middle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none" style:vertical-align="middle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none" style:shrink-to-fit="true" fo:border-top="none" style:vertical-align="middle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6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</style:style>
    <style:style style:name="ce162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/>
    </style:style>
    <style:style style:name="ce163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</style:style>
    <style:style style:name="ce164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6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0.99pt solid #ffffff" style:vertical-align="middle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 style:vertical-align="middle"/>
      <style:paragraph-properties fo:text-align="center"/>
    </style:style>
    <style:style style:name="ce168" style:family="table-cell" style:parent-style-name="Default" style:data-style-name="N4">
      <style:table-cell-properties fo:border-bottom="0.26pt solid #ffffff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center"/>
    </style:style>
    <style:style style:name="ce91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17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0.99pt solid #000000" fo:border-top="0.99pt solid #000000" style:vertical-align="middle"/>
      <style:paragraph-properties fo:text-align="center" fo:margin-left="0in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7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</style:style>
    <style:style style:name="ce174" style:family="table-cell" style:parent-style-name="Default">
      <style:table-cell-properties fo:border-bottom="none" style:cell-protect="protected" style:print-content="true" fo:border-left="none" fo:border-right="0.99pt solid #000000" fo:border-top="none"/>
    </style:style>
    <style:style style:name="ce175" style:family="table-cell" style:parent-style-name="Default">
      <style:table-cell-properties fo:border-bottom="none" style:cell-protect="protected" style:print-content="true" fo:border-left="none" fo:border-right="0.99pt solid #000000" fo:border-top="none" style:vertical-align="middle"/>
    </style:style>
    <style:style style:name="ce176" style:family="table-cell" style:parent-style-name="Default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 style:data-style-name="N2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none" style:vertical-align="middle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0.99pt solid #ffffff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8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0.99pt solid #ffffff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</style:style>
    <style:style style:name="ce182" style:family="table-cell" style:parent-style-name="Default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4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5" style:family="table-cell" style:parent-style-name="Default">
      <style:table-cell-properties fo:border="none" fo:padding-bottom="0.0193in" fo:padding-left="0.0138in" fo:padding-right="0.0138in" fo:padding-top="0.0193in"/>
    </style:style>
    <style:style style:name="ce928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in"/>
      <style:text-properties style:font-name="Times New Roman1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8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8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</style:style>
    <style:style style:name="ce190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font-name="Times New Roman1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1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padding-bottom="0.0189in" fo:padding-left="0.0138in" fo:padding-right="0.0417in" fo:padding-top="0.0189in" fo:border-right="0.99pt solid #000000" style:shrink-to-fit="true" fo:border-top="none" style:vertical-align="middle"/>
      <style:paragraph-properties fo:text-align="center"/>
      <style:text-properties style:font-name="Times New Roman1" fo:font-size="18pt" fo:font-weight="bold" style:font-size-asian="18pt" style:font-weight-asian="bold" style:font-size-complex="18pt" style:font-weight-complex="bold"/>
      <style:map style:condition="is-true-formula(([.BO6]&gt;0)                                            AND           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192" style:family="table-cell" style:parent-style-name="Default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 style:data-style-name="N2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1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194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none" fo:border-top="none" style:vertical-align="middle"/>
      <style:text-properties style:font-name="Times New Roman1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19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in"/>
      <style:text-properties style:font-name="Times New Roman1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9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0.0193in" fo:padding-left="0.0138in" fo:padding-right="0.0138in" fo:padding-top="0.0193in" fo:border-right="0.99pt solid #ffffff" fo:border-top="0.99pt solid #ffffff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97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0.0193in" fo:padding-left="0.0138in" fo:padding-right="0.0138in" fo:padding-top="0.0193in" fo:border-right="0.99pt solid #000000" fo:border-top="0.99pt solid #ffffff" style:vertical-align="middle"/>
      <style:paragraph-properties fo:text-align="center" fo:margin-left="0in"/>
      <style:text-properties fo:color="#999999" style:font-name="Times New Roman1" fo:font-weight="bold" style:font-weight-asian="bold" style:font-weight-complex="bold"/>
    </style:style>
    <style:style style:name="ce19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in"/>
      <style:text-properties style:font-name="Times New Roman1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9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0.0189in" fo:padding-left="0.0138in" fo:padding-right="0.0417in" fo:padding-top="0.0189in" fo:border-right="0.99pt solid #000000" style:shrink-to-fit="true" fo:border-top="0.99pt solid #ffffff" style:vertical-align="middle"/>
      <style:paragraph-properties fo:text-align="center"/>
      <style:text-properties style:font-name="Times New Roman1" fo:font-size="18pt" fo:font-weight="bold" style:font-size-asian="18pt" style:font-weight-asian="bold" style:font-size-complex="18pt" style:font-weight-complex="bold"/>
      <style:map style:condition="is-true-formula(([.BO6]&gt;0)                                            AND           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200" style:family="table-cell" style:parent-style-name="Default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2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1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202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1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203" style:family="table-cell" style:parent-style-name="Default">
      <style:table-cell-properties style:text-align-source="fix" style:repeat-content="false" fo:border="0.26pt solid #ffffff"/>
      <style:paragraph-properties fo:text-align="start" fo:margin-left="0in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954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none" style:cell-protect="protected" style:print-content="true" fo:border-left="none" fo:padding-bottom="0.0189in" fo:padding-left="0.0417in" fo:padding-right="0.0138in" fo:padding-top="0.0189in" fo:border-right="0.99pt solid #000000" fo:border-top="0.99pt solid #000000" style:vertical-align="middle"/>
      <style:text-properties style:font-name="Times New Roman1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07" style:family="table-cell" style:parent-style-name="Default">
      <style:table-cell-properties fo:border-bottom="none" style:cell-protect="protected" style:print-content="true" fo:border-left="none" fo:padding-bottom="0.0189in" fo:padding-left="0.0417in" fo:padding-right="0.0138in" fo:padding-top="0.0189in" fo:border-right="0.99pt solid #000000" fo:border-top="none" style:vertical-align="middle"/>
      <style:text-properties style:font-name="Times New Roman1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08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0.0193in" fo:padding-left="0.0417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1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09" style:family="table-cell" style:parent-style-name="Default">
      <style:table-cell-properties fo:border-bottom="none" style:cell-protect="protected" style:print-content="true" style:text-align-source="fix" style:repeat-content="false" fo:wrap-option="no-wrap" fo:border-left="none" fo:padding-bottom="0in" fo:padding-left="0.0417in" fo:padding-right="0.0138in" fo:padding-top="0in" fo:border-right="0.99pt solid #000000" style:shrink-to-fit="true" fo:border-top="none" style:vertical-align="middle"/>
      <style:paragraph-properties fo:text-align="center" fo:margin-left="0in"/>
      <style:text-properties style:font-name="Times New Roman1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0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0.0189in" fo:padding-left="0.0417in" fo:padding-right="0.0138in" fo:padding-top="0.0189in" fo:border-right="0.99pt solid #000000" fo:border-top="none" style:vertical-align="middle"/>
      <style:paragraph-properties fo:text-align="start" fo:margin-left="0in"/>
      <style:text-properties style:font-name="Times New Roman1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1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-bottom="0.0189in" fo:padding-left="0.0417in" fo:padding-right="0.0138in" fo:padding-top="0.0189in" fo:border-right="0.99pt solid #000000" fo:border-top="none" style:vertical-align="middle"/>
      <style:paragraph-properties fo:text-align="start" fo:margin-left="0in"/>
      <style:text-properties style:font-name="Times New Roman1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12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="0.0138in" fo:border-right="0.99pt solid #000000" fo:border-top="none" style:vertical-align="middle"/>
      <style:paragraph-properties fo:text-align="start" fo:margin-left="0in"/>
      <style:text-properties style:font-name="Times New Roman1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13" style:family="table-cell" style:parent-style-name="BlackText">
      <style:table-cell-properties fo:border-bottom="0.99pt solid #000000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start" fo:margin-left="0in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14" style:family="table-cell" style:parent-style-name="Default">
      <style:table-cell-properties fo:border-bottom="0.99pt solid #ffffff" style:cell-protect="protected" style:print-content="true" fo:border-left="0.99pt solid #ffffff" fo:padding-bottom="0.0189in" fo:padding-left="0.0417in" fo:padding-right="0.0138in" fo:padding-top="0.0189in" fo:border-right="0.99pt solid #000000" fo:border-top="0.99pt solid #000000" style:vertical-align="middle"/>
      <style:text-properties style:font-name="Times New Roman1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15" style:family="table-cell" style:parent-style-name="Default">
      <style:table-cell-properties fo:border-bottom="0.99pt solid #ffffff" style:cell-protect="protected" style:print-content="true" fo:border-left="0.99pt solid #ffffff" fo:padding-bottom="0.0189in" fo:padding-left="0.0417in" fo:padding-right="0.0138in" fo:padding-top="0.0189in" fo:border-right="0.99pt solid #000000" fo:border-top="0.99pt solid #ffffff" style:vertical-align="middle"/>
      <style:text-properties style:font-name="Times New Roman1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16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0.0193in" fo:padding-left="0.0417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1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17" style:family="table-cell" style:parent-style-name="Default">
      <style:table-cell-properties fo:border-bottom="0.99pt solid #ffffff" style:cell-protect="protected" style:print-content="true" style:text-align-source="fix" style:repeat-content="false" fo:wrap-option="no-wrap" fo:border-left="0.99pt solid #ffffff" fo:padding-bottom="0in" fo:padding-left="0.0417in" fo:padding-right="0.0138in" fo:padding-top="0in" fo:border-right="0.99pt solid #000000" style:shrink-to-fit="true" fo:border-top="0.99pt solid #ffffff" style:vertical-align="middle"/>
      <style:paragraph-properties fo:text-align="center" fo:margin-left="0in"/>
      <style:text-properties style:font-name="Times New Roman1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0.0189in" fo:padding-left="0.0417in" fo:padding-right="0.0138in" fo:padding-top="0.0189in" fo:border-right="0.99pt solid #000000" fo:border-top="0.99pt solid #ffffff" style:vertical-align="middle"/>
      <style:paragraph-properties fo:text-align="start" fo:margin-left="0in"/>
      <style:text-properties style:font-name="Times New Roman1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9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-bottom="0.0189in" fo:padding-left="0.0417in" fo:padding-right="0.0138in" fo:padding-top="0.0189in" fo:border-right="0.99pt solid #000000" fo:border-top="0.99pt solid #ffffff" style:vertical-align="middle"/>
      <style:paragraph-properties fo:text-align="start" fo:margin-left="0in"/>
      <style:text-properties style:font-name="Times New Roman1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20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="0.0138in" fo:border-right="0.99pt solid #000000" fo:border-top="0.99pt solid #ffffff" style:vertical-align="middle"/>
      <style:paragraph-properties fo:text-align="start" fo:margin-left="0in"/>
      <style:text-properties style:font-name="Times New Roman1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21" style:family="table-cell" style:parent-style-name="BlackText">
      <style:table-cell-properties fo:border-bottom="0.99pt solid #000000" style:cell-protect="protected" style:print-content="true" style:text-align-source="fix" style:repeat-content="false" fo:border-left="0.99pt solid #ffffff" fo:border-right="0.99pt solid #000000" fo:border-top="0.99pt solid #ffffff" style:vertical-align="middle"/>
      <style:paragraph-properties fo:text-align="start" fo:margin-left="0in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22" style:family="table-cell" style:parent-style-name="Default">
      <style:table-cell-properties fo:border="0.26pt solid #ffffff" fo:padding-bottom="0.0193in" fo:padding-left="0.0138in" fo:padding-right="0.0138in" fo:padding-top="0.0193in"/>
    </style:style>
    <style:style style:name="ce973" style:family="table-cell" style:parent-style-name="Default" style:data-style-name="N37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224" style:family="table-cell" style:parent-style-name="Default" style:data-style-name="N4">
      <style:table-cell-properties fo:border-bottom="none" style:cell-protect="protected" style:print-content="true" style:text-align-source="fix" style:repeat-content="false" fo:border-left="none" fo:padding-bottom="0.0193in" fo:padding-left="0.0138in" fo:padding-right="0.0138in" fo:padding-top="0.0193in" fo:border-right="0.99pt solid #000000" style:shrink-to-fit="true" fo:border-top="0.99pt solid #000000" style:vertical-align="middle"/>
      <style:paragraph-properties fo:text-align="center"/>
      <style:text-properties style:font-name="Times New Roman1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225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1" fo:font-size="10pt" style:font-size-asian="10pt" style:font-size-complex="10pt"/>
      <style:map style:condition="cell-content()=0" style:apply-style-name="Hidden" style:base-cell-address="'Weekly Payroll Report'.U2"/>
    </style:style>
    <style:style style:name="ce226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1" fo:font-size="10pt" style:font-size-asian="10pt" style:font-size-complex="10pt"/>
    </style:style>
    <style:style style:name="ce227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font-name="Times New Roman1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28" style:family="table-cell" style:parent-style-name="Default" style:data-style-name="N4">
      <style:table-cell-properties fo:border-bottom="none" fo:background-color="#e6e6e6" style:cell-protect="none" style:print-content="true" style:text-align-source="fix" style:repeat-content="false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style:font-name="Times New Roman1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29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start" fo:margin-left="0in"/>
    </style:style>
    <style:style style:name="ce23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in"/>
      <style:text-properties style:font-name="Times New Roman1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1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/>
      <style:paragraph-properties fo:text-align="start" fo:margin-left="0in"/>
    </style:style>
    <style:style style:name="ce232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1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3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in"/>
      <style:text-properties style:font-name="Times New Roman1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34" style:family="table-cell" style:parent-style-name="Default" style:data-style-name="N4">
      <style:table-cell-properties fo:border-bottom="0.99pt solid #ffffff" fo:background-color="#e6e6e6" style:cell-protect="none" style:print-content="true" style:text-align-source="fix" style:repeat-content="false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style:font-name="Times New Roman1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35" style:family="table-cell" style:parent-style-name="Default">
      <style:table-cell-properties fo:border-bottom="0.99pt solid #ffffff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in"/>
    </style:style>
    <style:style style:name="ce236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1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7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in"/>
    </style:style>
    <style:style style:name="ce240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end" fo:margin-left="0in"/>
      <style:text-properties style:font-name="Times New Roman1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0.99pt solid #ffffff" fo:border-top="0.99pt solid #ffffff"/>
      <style:paragraph-properties fo:text-align="start" fo:margin-left="0in"/>
    </style:style>
    <style:style style:name="ce242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993" style:family="table-cell" style:parent-style-name="Default">
      <style:table-cell-properties fo:border-bottom="none" fo:border-left="0.26pt solid #ffffff" fo:border-right="0.26pt solid #ffffff" fo:border-top="none"/>
      <style:text-properties fo:font-size="9pt" style:font-size-asian="9pt" style:font-size-complex="9pt"/>
    </style:style>
    <style:style style:name="ce986" style:family="table-cell" style:parent-style-name="Default">
      <style:table-cell-properties style:vertical-align="middle"/>
      <style:text-properties style:font-name="Times New Roman1" fo:font-weight="bold" style:font-weight-asian="bold" style:font-weight-complex="bold"/>
    </style:style>
    <style:style style:name="ce244" style:family="table-cell" style:parent-style-name="Default">
      <style:table-cell-properties fo:border-bottom="none" style:cell-protect="protected" style:print-content="true" fo:border-left="none" fo:padding-bottom="0.0189in" fo:padding-left="0.0417in" fo:padding-right="0.0138in" fo:padding-top="0.0189in" fo:border-right="none" fo:border-top="0.99pt solid #000000" style:vertical-align="middle"/>
      <style:text-properties style:font-name="Times New Roman1" fo:font-size="10pt" fo:font-weight="normal" style:font-size-asian="10pt" style:font-weight-asian="normal" style:font-size-complex="10pt" style:font-weight-complex="normal"/>
      <style:map style:condition="is-true-formula([$'Weekly Payroll Report'.AO6]=0)" style:apply-style-name="Hidden" style:base-cell-address="'Weekly Payroll Report'.AN6"/>
    </style:style>
    <style:style style:name="ce245" style:family="table-cell" style:parent-style-name="Default">
      <style:table-cell-properties style:cell-protect="protected" style:print-content="true" fo:border="none" fo:padding-bottom="0.0189in" fo:padding-left="0.0417in" fo:padding-right="0.0138in" fo:padding-top="0.0189in" style:vertical-align="middle"/>
      <style:text-properties style:font-name="Times New Roman1" fo:font-size="10pt" fo:font-weight="normal" style:font-size-asian="10pt" style:font-weight-asian="normal" style:font-size-complex="10pt" style:font-weight-complex="normal"/>
      <style:map style:condition="is-true-formula([$'Weekly Payroll Report'.AO7]=0)" style:apply-style-name="Hidden" style:base-cell-address="'Weekly Payroll Report'.AN7"/>
    </style:style>
    <style:style style:name="ce246" style:family="table-cell" style:parent-style-name="Default">
      <style:table-cell-properties style:cell-protect="protected" style:print-content="true" fo:border="none" fo:padding-bottom="0.0189in" fo:padding-left="0.0417in" fo:padding-right="0.0138in" fo:padding-top="0.0189in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cell-protect="protected" style:print-content="true"/>
    </style:style>
    <style:style style:name="ce248" style:family="table-cell" style:parent-style-name="Default" style:data-style-name="N4">
      <style:table-cell-properties style:cell-protect="protected" style:print-content="true" style:text-align-source="fix" style:repeat-content="false" fo:border="none" fo:padding-bottom="0.0193in" fo:padding-left="0.0138in" fo:padding-right="0.0417in" fo:padding-top="0.0193in" style:shrink-to-fit="true" style:vertical-align="middle"/>
      <style:paragraph-properties fo:text-align="end" fo:margin-left="0in"/>
      <style:text-properties style:font-name="Times New Roman1" fo:font-size="10pt" style:font-size-asian="10pt" style:font-size-complex="10pt"/>
      <style:map style:condition="cell-content()=0" style:apply-style-name="Hidden" style:base-cell-address="'Weekly Payroll Report'.U2"/>
    </style:style>
    <style:style style:name="ce249" style:family="table-cell" style:parent-style-name="Default" style:data-style-name="N4">
      <style:table-cell-properties style:cell-protect="protected" style:print-content="true" style:text-align-source="fix" style:repeat-content="false" fo:border="none" fo:padding-bottom="0.0193in" fo:padding-left="0.0138in" fo:padding-right="0.0417in" fo:padding-top="0.0193in" style:shrink-to-fit="true" style:vertical-align="middle"/>
      <style:paragraph-properties fo:text-align="end" fo:margin-left="0in"/>
      <style:text-properties style:font-name="Times New Roman1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0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none" fo:padding-bottom="0.0193in" fo:padding-left="0.0138in" fo:padding-right="0.0417in" fo:padding-top="0.0193in" fo:border-right="0.99pt solid #000000" style:shrink-to-fit="true" fo:border-top="none" style:vertical-align="middle"/>
      <style:paragraph-properties fo:text-align="center" fo:margin-left="0in"/>
      <style:text-properties style:font-name="Times New Roman1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1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none" fo:padding-bottom="0.0193in" fo:padding-left="0.0138in" fo:padding-right="0.0417in" fo:padding-top="0.0193in" fo:border-right="none" style:shrink-to-fit="true" fo:border-top="none" style:vertical-align="middle"/>
      <style:paragraph-properties fo:text-align="end" fo:margin-left="0in"/>
      <style:text-properties style:font-name="Times New Roman1" fo:font-size="10pt" style:font-size-asian="10pt" style:font-size-complex="10pt"/>
      <style:map style:condition="cell-content()=0" style:apply-style-name="Hidden" style:base-cell-address="'Weekly Payroll Report'.U2"/>
    </style:style>
    <style:style style:name="ce25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order-left="0.99pt solid #ffffff" fo:padding-bottom="0.0193in" fo:padding-left="0.0138in" fo:padding-right="0.0417in" fo:padding-top="0.0193in" fo:border-right="0.99pt solid #ffffff" style:shrink-to-fit="true" fo:border-top="none" style:vertical-align="middle"/>
      <style:paragraph-properties fo:text-align="end" fo:margin-left="0in"/>
      <style:text-properties style:font-name="Times New Roman1" fo:font-size="10pt" style:font-size-asian="10pt" style:font-size-complex="10pt"/>
      <style:map style:condition="cell-content()=0" style:apply-style-name="Hidden" style:base-cell-address="'Weekly Payroll Report'.U2"/>
    </style:style>
    <style:style style:name="ce253" style:family="table-cell" style:parent-style-name="Default" style:data-style-name="N4">
      <style:table-cell-properties style:cell-protect="protected" style:print-content="true" style:text-align-source="fix" style:repeat-content="false" fo:border="0.99pt solid #ffffff" fo:padding-bottom="0.0193in" fo:padding-left="0.0138in" fo:padding-right="0.0417in" fo:padding-top="0.0193in" style:shrink-to-fit="true" style:vertical-align="middle"/>
      <style:paragraph-properties fo:text-align="end" fo:margin-left="0in"/>
      <style:text-properties style:font-name="Times New Roman1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4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0.99pt solid #ffffff" fo:padding-bottom="0.0193in" fo:padding-left="0.0138in" fo:padding-right="0.0417in" fo:padding-top="0.0193in" fo:border-right="0.99pt solid #000000" style:shrink-to-fit="true" fo:border-top="0.99pt solid #ffffff" style:vertical-align="middle"/>
      <style:paragraph-properties fo:text-align="center" fo:margin-left="0in"/>
      <style:text-properties style:font-name="Times New Roman1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5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0.99pt solid #ffffff" fo:padding-bottom="0.0193in" fo:padding-left="0.0138in" fo:padding-right="0.0417in" fo:padding-top="0.0193in" fo:border-right="0.99pt solid #ffffff" style:shrink-to-fit="true" fo:border-top="0.99pt solid #ffffff" style:vertical-align="middle"/>
      <style:paragraph-properties fo:text-align="end" fo:margin-left="0in"/>
      <style:text-properties style:font-name="Times New Roman1" fo:font-size="10pt" style:font-size-asian="10pt" style:font-size-complex="10pt"/>
      <style:map style:condition="cell-content()=0" style:apply-style-name="Hidden" style:base-cell-address="'Weekly Payroll Report'.U2"/>
    </style:style>
    <style:style style:name="ce256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99pt solid #ffffff" fo:padding-bottom="0.0193in" fo:padding-left="0.0138in" fo:padding-right="0.0417in" fo:padding-top="0.0193in" fo:border-right="0.99pt solid #ffffff" style:shrink-to-fit="true" fo:border-top="0.99pt solid #ffffff" style:vertical-align="middle"/>
      <style:paragraph-properties fo:text-align="end" fo:margin-left="0in"/>
      <style:text-properties style:font-name="Times New Roman1" fo:font-size="10pt" style:font-size-asian="10pt" style:font-size-complex="10pt"/>
      <style:map style:condition="cell-content()=0" style:apply-style-name="Hidden" style:base-cell-address="'Weekly Payroll Report'.U2"/>
    </style:style>
    <style:style style:name="ce25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/>
      <style:paragraph-properties fo:text-align="end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1009" style:family="table-cell" style:parent-style-name="Default" style:data-style-name="N37">
      <style:table-cell-properties fo:border-bottom="0.74pt solid #000000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259" style:family="table-cell" style:parent-style-name="Default">
      <style:table-cell-properties fo:border-bottom="none" fo:border-left="none" fo:border-right="0.26pt solid #ffffff" fo:border-top="non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260" style:family="table-cell" style:parent-style-name="Default" style:data-style-name="N4">
      <style:table-cell-properties fo:border-bottom="none" style:cell-protect="protected" style:print-content="true" fo:border-left="none" fo:padding-bottom="0.0189in" fo:padding-left="0.0138in" fo:padding-right="0.0417in" fo:padding-top="0.0189in" fo:border-right="0.99pt solid #000000" style:shrink-to-fit="true" fo:border-top="0.99pt solid #000000" style:vertical-align="middle"/>
      <style:text-properties style:font-name="Times New Roman1" fo:font-size="10pt" style:font-size-asian="10pt" style:font-size-complex="10pt"/>
      <style:map style:condition="cell-content()=0" style:apply-style-name="Hidden" style:base-cell-address="'Weekly Payroll Report'.U2"/>
    </style:style>
    <style:style style:name="ce261" style:family="table-cell" style:parent-style-name="Default" style:data-style-name="N4">
      <style:table-cell-properties fo:border-bottom="none" style:cell-protect="protected" style:print-content="true" fo:border-left="none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1" fo:font-size="10pt" style:font-size-asian="10pt" style:font-size-complex="10pt"/>
      <style:map style:condition="cell-content()=0" style:apply-style-name="Hidden" style:base-cell-address="'Weekly Payroll Report'.U2"/>
    </style:style>
    <style:style style:name="ce262" style:family="table-cell" style:parent-style-name="Default" style:data-style-name="N4">
      <style:table-cell-properties fo:border-bottom="none" style:cell-protect="protected" style:print-content="true" fo:border-left="none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1" fo:font-size="10pt" style:font-size-asian="10pt" style:font-size-complex="10pt"/>
    </style:style>
    <style:style style:name="ce26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center" fo:margin-left="0in"/>
      <style:text-properties style:font-name="Times New Roman1" style:text-underline-style="solid" style:text-underline-width="auto" style:text-underline-color="font-color" fo:font-weight="bold" style:font-weight-asian="bold" style:font-weight-complex="bold"/>
    </style:style>
    <style:style style:name="ce264" style:family="table-cell" style:parent-style-name="Default" style:data-style-name="N4">
      <style:table-cell-properties fo:border-bottom="none" style:cell-protect="protected" style:print-content="true" fo:border-left="none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1" fo:font-size="10pt" style:font-size-asian="10pt" style:font-size-complex="10pt"/>
      <style:map style:condition="cell-content()=0" style:apply-style-name="Hidden" style:base-cell-address="'Weekly Payroll Report'.U2"/>
    </style:style>
    <style:style style:name="ce265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6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7" style:family="table-cell" style:parent-style-name="Default" style:data-style-name="N11">
      <style:table-cell-properties fo:border-bottom="0.99pt solid #000000" style:cell-protect="protected" style:print-content="true" fo:border-left="none" fo:border-right="0.99pt solid #000000" fo:border-top="none"/>
      <style:text-properties style:font-name="Times New Roman1" fo:font-size="10pt" style:font-size-asian="10pt" style:font-size-complex="10pt"/>
      <style:map style:condition="cell-content()=0" style:apply-style-name="Hidden" style:base-cell-address="'Weekly Payroll Report'.U2"/>
    </style:style>
    <style:style style:name="ce26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in"/>
      <style:text-properties style:font-name="Times New Roman1" style:text-underline-style="solid" style:text-underline-width="auto" style:text-underline-color="font-color" fo:font-weight="bold" style:font-weight-asian="bold" style:font-weight-complex="bold"/>
    </style:style>
    <style:style style:name="ce269" style:family="table-cell" style:parent-style-name="Default" style:data-style-name="N4">
      <style:table-cell-properties fo:border-bottom="0.99pt solid #ffffff" style:cell-protect="protected" style:print-content="true" fo:border-left="0.99pt solid #ffffff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1" fo:font-size="10pt" style:font-size-asian="10pt" style:font-size-complex="10pt"/>
      <style:map style:condition="cell-content()=0" style:apply-style-name="Hidden" style:base-cell-address="'Weekly Payroll Report'.U2"/>
    </style:style>
    <style:style style:name="ce270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1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2" style:family="table-cell" style:parent-style-name="Default" style:data-style-name="N11">
      <style:table-cell-properties fo:border-bottom="0.99pt solid #000000" style:cell-protect="protected" style:print-content="true" fo:border-left="0.99pt solid #ffffff" fo:border-right="0.99pt solid #000000" fo:border-top="0.99pt solid #ffffff"/>
      <style:text-properties style:font-name="Times New Roman1" fo:font-size="10pt" style:font-size-asian="10pt" style:font-size-complex="10pt"/>
      <style:map style:condition="cell-content()=0" style:apply-style-name="Hidden" style:base-cell-address="'Weekly Payroll Report'.U2"/>
    </style:style>
    <style:style style:name="ce273" style:family="table-cell" style:parent-style-name="Default" style:data-style-name="N11">
      <style:table-cell-properties fo:border-bottom="0.99pt solid #000000" style:cell-protect="none" style:print-content="true" fo:border-left="0.99pt solid #ffffff" fo:border-right="0.99pt solid #000000" fo:border-top="0.99pt solid #ffffff"/>
      <style:text-properties style:font-name="Times New Roman1" fo:font-size="10pt" style:font-size-asian="10pt" style:font-size-complex="10pt"/>
      <style:map style:condition="cell-content()=0" style:apply-style-name="Hidden" style:base-cell-address="'Weekly Payroll Report'.U2"/>
    </style:style>
    <style:style style:name="ce274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/>
      <style:text-properties style:font-name="Times New Roman1" fo:font-size="10pt" style:font-size-asian="10pt" style:font-size-complex="10pt"/>
    </style:style>
    <style:style style:name="ce275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1" fo:font-size="10pt" style:font-size-asian="10pt" style:font-size-complex="10pt"/>
    </style:style>
    <style:style style:name="ce1027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1" fo:font-size="9pt" style:font-size-asian="9pt" style:font-size-complex="9pt"/>
    </style:style>
    <style:style style:name="ce276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style:font-name="Times New Roman1" fo:font-size="10pt" style:font-size-asian="10pt" style:font-size-complex="10pt"/>
    </style:style>
    <style:style style:name="ce279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26pt solid #ffffff"/>
      <style:paragraph-properties fo:text-align="center" fo:margin-left="0in"/>
      <style:text-properties style:font-name="Times New Roman1" style:text-underline-style="none" fo:font-weight="bold" style:font-weight-asian="bold" style:font-weight-complex="bold"/>
    </style:style>
    <style:style style:name="ce280" style:family="table-cell" style:parent-style-name="Default" style:data-style-name="N4">
      <style:table-cell-properties style:cell-protect="none" style:print-content="true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/>
      <style:text-properties style:font-name="Times New Roman1" fo:font-size="18pt" style:font-size-asian="18pt" style:font-size-complex="18pt"/>
      <style:map style:condition="is-true-formula(([.BK6]&gt;0)                                         AND                                         ([.AR8]=0))" style:apply-style-name="Expenses_20_Too_20_High" style:base-cell-address="'Weekly Payroll Report'.AR8"/>
    </style:style>
    <style:style style:name="ce281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99pt solid #000000"/>
      <style:paragraph-properties fo:text-align="center" fo:margin-left="0in"/>
      <style:text-properties style:font-name="Times New Roman1" style:text-underline-style="none" fo:font-weight="bold" style:font-weight-asian="bold" style:font-weight-complex="bold"/>
    </style:style>
    <style:style style:name="ce2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fo:padding-bottom="0.0193in" fo:padding-left="0.0138in" fo:padding-right="0.0138in" fo:padding-top="0.0193in" style:vertical-align="middle"/>
      <style:paragraph-properties fo:text-align="center"/>
      <style:text-properties style:font-name="Times New Roman1" fo:font-size="18pt" fo:font-weight="normal" style:font-size-asian="18pt" style:font-weight-asian="normal" style:font-size-complex="18pt" style:font-weight-complex="normal"/>
      <style:map style:condition="is-true-formula(([.BO6]&gt;0)                                         AND                                         ([.AR11]=0))" style:apply-style-name="Expenses_20_Too_20_High" style:base-cell-address="'Weekly Payroll Report'.AR11"/>
    </style:style>
    <style:style style:name="ce284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none"/>
      <style:text-properties style:font-name="Times New Roman1" fo:font-size="10pt" style:font-size-asian="10pt" style:font-size-complex="10pt"/>
    </style:style>
    <style:style style:name="ce285" style:family="table-cell" style:parent-style-name="Default">
      <style:table-cell-properties fo:border-bottom="0.99pt solid #000000" fo:border-left="0.26pt solid #ffffff" fo:border-right="0.26pt solid #ffffff" fo:border-top="0.26pt solid #ffffff"/>
    </style:style>
    <style:style style:name="ce1033" style:family="table-cell" style:parent-style-name="Default">
      <style:table-cell-properties fo:border="0.99pt solid #000000" fo:padding-bottom="0.0193in" fo:padding-left="0.0138in" fo:padding-right="0.0138in" fo:padding-top="0.0193in"/>
      <style:text-properties style:font-name="Times New Roman1" fo:font-size="10pt" style:font-size-asian="10pt" style:font-size-complex="10pt"/>
    </style:style>
    <style:style style:name="ce287" style:family="table-cell" style:parent-style-name="Default">
      <style:table-cell-properties fo:border-bottom="0.99pt solid #000000" fo:border-left="0.26pt solid #ffffff" fo:padding-bottom="0.0193in" fo:padding-left="0.0138in" fo:padding-right="0.0138in" fo:padding-top="0.0193in" fo:border-right="0.26pt solid #ffffff" fo:border-top="0.99pt solid #000000"/>
      <style:text-properties style:font-name="Times New Roman1" fo:font-size="10pt" style:font-size-asian="10pt" style:font-size-complex="10pt"/>
    </style:style>
    <style:style style:name="ce288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99pt solid #000000"/>
      <style:text-properties style:font-name="Times New Roman1" fo:font-size="10pt" style:font-size-asian="10pt" style:font-size-complex="10pt"/>
    </style:style>
    <style:style style:name="ce289" style:family="table-cell" style:parent-style-name="Default">
      <style:table-cell-properties fo:border="none" fo:padding-bottom="0.0193in" fo:padding-left="0.0138in" fo:padding-right="0.0138in" fo:padding-top="0.0193in"/>
      <style:text-properties style:font-name="Times New Roman1" fo:font-size="10pt" style:font-size-asian="10pt" style:font-size-complex="10pt"/>
    </style:style>
    <style:style style:name="ce290" style:family="table-cell" style:parent-style-name="Default">
      <style:table-cell-properties fo:border-bottom="0.99pt solid #000000" fo:border-left="0.26pt solid #ffffff" fo:padding-bottom="0.0193in" fo:padding-left="0.0138in" fo:padding-right="0.0138in" fo:padding-top="0.0193in" fo:border-right="0.26pt solid #ffffff" fo:border-top="0.26pt solid #ffffff"/>
      <style:text-properties style:font-name="Times New Roman1" fo:font-size="10pt" style:font-size-asian="10pt" style:font-size-complex="10pt"/>
    </style:style>
    <style:style style:name="ce291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1" fo:font-size="10pt" style:font-size-asian="10pt" style:font-size-complex="10pt"/>
    </style:style>
    <style:style style:name="ce293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start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start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1047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start" fo:margin-left="0in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start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296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start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297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start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ce299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ce1053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1" fo:font-size="9pt" fo:font-weight="normal" style:font-size-asian="9pt" style:font-weight-asian="normal" style:font-size-complex="9pt" style:font-weight-complex="normal"/>
    </style:style>
    <style:style style:name="ce30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 style:data-style-name="N4">
      <style:table-cell-properties fo:border-bottom="none" fo:border-left="0.26pt solid #ffffff" fo:border-right="0.26pt solid #ffffff" fo:border-top="none"/>
      <style:text-properties style:font-name="Times New Roman1" fo:font-size="10pt" style:font-size-asian="10pt" style:font-size-complex="10pt"/>
    </style:style>
    <style:style style:name="ce302" style:family="table-cell" style:parent-style-name="Default" style:data-style-name="N4">
      <style:table-cell-properties fo:border="0.26pt solid #ffffff"/>
      <style:text-properties style:font-name="Times New Roman1" fo:font-size="10pt" style:font-size-asian="10pt" style:font-size-complex="10pt"/>
    </style:style>
    <style:style style:name="ce303" style:family="table-cell" style:parent-style-name="Default" style:data-style-name="N4">
      <style:table-cell-properties fo:border-bottom="none" fo:border-left="0.26pt solid #ffffff" fo:border-right="0.26pt solid #ffffff" fo:border-top="none" style:vertical-align="middle"/>
      <style:text-properties style:font-name="Times New Roman1" fo:font-size="10pt" style:font-size-asian="10pt" style:font-size-complex="10pt"/>
    </style:style>
    <style:style style:name="ce98" style:family="table-cell" style:parent-style-name="Default">
      <style:table-cell-properties fo:border-bottom="0.06pt solid #ffffff" fo:border-left="none" fo:padding-bottom="0.0193in" fo:padding-left="0.0138in" fo:padding-right="0.0138in" fo:padding-top="0.0193in" fo:border-right="none" fo:border-top="none"/>
    </style:style>
    <style:style style:name="ce304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06pt solid #ffffff"/>
    </style:style>
    <style:style style:name="ce305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06pt solid #ffffff" style:vertical-align="middle"/>
    </style:style>
    <style:style style:name="ce306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Default" style:data-style-name="N4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 style:vertical-align="middle"/>
      <style:text-properties style:font-name="Times New Roman1" fo:font-size="10pt" style:font-size-asian="10pt" style:font-size-complex="10pt"/>
    </style:style>
    <style:style style:name="ce30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ce309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ce1065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1" fo:font-size="9pt" fo:font-weight="normal" style:font-size-asian="9pt" style:font-weight-asian="normal" style:font-size-complex="9pt" style:font-weight-complex="normal"/>
    </style:style>
    <style:style style:name="ce310" style:family="table-cell" style:parent-style-name="Default" style:data-style-name="N100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11" style:family="table-cell" style:parent-style-name="Default">
      <style:table-cell-properties fo:border-bottom="none" style:text-align-source="fix" style:repeat-content="false" fo:border-left="0.26pt solid #ffffff" fo:border-right="0.26pt solid #ffffff" fo:border-top="none"/>
      <style:paragraph-properties fo:text-align="center" fo:margin-left="0in"/>
      <style:text-properties style:font-name="Times New Roman1"/>
    </style:style>
    <style:style style:name="ce312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ce313" style:family="table-cell" style:parent-style-name="Default">
      <style:table-cell-properties fo:border-bottom="none" style:text-align-source="fix" style:repeat-content="false" fo:border-left="0.26pt solid #ffffff" fo:border-right="0.26pt solid #ffffff" fo:border-top="none" style:vertical-align="middle"/>
      <style:paragraph-properties fo:text-align="center" fo:margin-left="0in"/>
      <style:text-properties style:font-name="Times New Roman1"/>
    </style:style>
    <style:style style:name="ce314" style:family="table-cell" style:parent-style-name="Default" style:data-style-name="N4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ce316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ce1073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1" fo:font-size="9pt" fo:font-weight="normal" style:font-size-asian="9pt" style:font-weight-asian="normal" style:font-size-complex="9pt" style:font-weight-complex="normal"/>
    </style:style>
    <style:style style:name="ce317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ce318" style:family="table-cell" style:parent-style-name="Default" style:data-style-name="N1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1"/>
    </style:style>
    <style:style style:name="ce319" style:family="table-cell" style:parent-style-name="Default" style:data-style-name="N1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1"/>
    </style:style>
    <style:style style:name="ce32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0.06pt solid #ffffff" fo:border-left="0.26pt solid #ffffff" fo:padding-bottom="0.0193in" fo:padding-left="0.0138in" fo:padding-right="0.0138in" fo:padding-top="0.0193in" fo:border-right="0.26pt solid #ffffff" fo:border-top="none"/>
    </style:style>
    <style:style style:name="ce322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ce323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ce1081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1" fo:font-size="9pt" fo:font-weight="normal" style:font-size-asian="9pt" style:font-weight-asian="normal" style:font-size-complex="9pt" style:font-weight-complex="normal"/>
    </style:style>
    <style:style style:name="ce324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1" fo:font-weight="bold" style:font-weight-asian="bold" style:font-weight-complex="bold"/>
    </style:style>
    <style:style style:name="ce325" style:family="table-cell" style:parent-style-name="Default" style:data-style-name="N4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1"/>
    </style:style>
    <style:style style:name="ce326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ce327" style:family="table-cell" style:parent-style-name="Default" style:data-style-name="N4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1"/>
    </style:style>
    <style:style style:name="ce328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/>
    </style:style>
    <style:style style:name="ce329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26pt solid #ffffff"/>
    </style:style>
    <style:style style:name="ce330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26pt solid #ffffff" style:vertical-align="middle"/>
    </style:style>
    <style:style style:name="ce331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1" fo:font-size="10pt" style:font-size-asian="10pt" style:font-size-complex="10pt"/>
    </style:style>
    <style:style style:name="ce332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1" fo:font-size="10pt" style:font-size-asian="10pt" style:font-size-complex="10pt"/>
    </style:style>
    <style:style style:name="ce1091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333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4">
      <style:table-cell-properties fo:border-bottom="0.0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style:vertical-align="middle"/>
    </style:style>
    <style:style style:name="ce336" style:family="table-cell" style:parent-style-name="Default" style:data-style-name="N4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/>
      <style:text-properties style:font-name="Times New Roman1" fo:font-size="10pt" style:font-size-asian="10pt" style:font-size-complex="10pt"/>
    </style:style>
    <style:style style:name="ce337" style:family="table-cell" style:parent-style-name="Default" style:data-style-name="N4">
      <style:table-cell-properties fo:border="0.26pt solid #ffffff" fo:padding-bottom="0.0193in" fo:padding-left="0.0138in" fo:padding-right="0.0138in" fo:padding-top="0.0193in"/>
      <style:text-properties style:font-name="Times New Roman1" fo:font-size="10pt" style:font-size-asian="10pt" style:font-size-complex="10pt"/>
    </style:style>
    <style:style style:name="ce1097" style:family="table-cell" style:parent-style-name="Default" style:data-style-name="N4">
      <style:table-cell-properties fo:border="0.26pt solid #ffffff" fo:padding-bottom="0.0193in" fo:padding-left="0.0138in" fo:padding-right="0.0138in" fo:padding-top="0.0193in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338" style:family="table-cell" style:parent-style-name="Default" style:data-style-name="N4">
      <style:table-cell-properties fo:border="0.26pt solid #ffffff" fo:padding-bottom="0.0193in" fo:padding-left="0.0138in" fo:padding-right="0.0138in" fo:padding-top="0.0193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 style:data-style-name="N4">
      <style:table-cell-properties fo:border-bottom="0.26pt solid #ffffff" fo:border-left="0.26pt solid #ffffff" fo:border-right="0.26pt solid #ffffff" fo:border-top="none"/>
      <style:text-properties style:font-name="Times New Roman1" fo:font-size="10pt" style:font-size-asian="10pt" style:font-size-complex="10pt"/>
    </style:style>
    <style:style style:name="ce340" style:family="table-cell" style:parent-style-name="Default" style:data-style-name="N4">
      <style:table-cell-properties fo:border="0.26pt solid #ffffff" fo:padding-bottom="0.0193in" fo:padding-left="0.0138in" fo:padding-right="0.0138in" fo:padding-top="0.0193in" style:vertical-align="middle"/>
      <style:text-properties style:font-name="Times New Roman1" fo:font-size="10pt" style:font-size-asian="10pt" style:font-size-complex="10pt"/>
    </style:style>
    <style:style style:name="ce341" style:family="table-cell" style:parent-style-name="Default" style:data-style-name="N4">
      <style:table-cell-properties fo:border-bottom="0.26pt solid #ffffff" fo:border-left="0.26pt solid #ffffff" fo:border-right="0.26pt solid #ffffff" fo:border-top="none" style:vertical-align="middle"/>
      <style:text-properties style:font-name="Times New Roman1" fo:font-size="10pt" style:font-size-asian="10pt" style:font-size-complex="10pt"/>
    </style:style>
    <style:style style:name="ce342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order-bottom="0.26pt solid #ffffff" fo:border-left="none" fo:border-right="0.26pt solid #ffffff" fo:border-top="none"/>
    </style:style>
    <style:style style:name="ce344" style:family="table-cell" style:parent-style-name="Default">
      <style:table-cell-properties fo:border-bottom="0.26pt solid #ffffff" fo:border-left="none" fo:border-right="0.26pt solid #ffffff" fo:border-top="0.26pt solid #ffffff"/>
    </style:style>
    <style:style style:name="ce345" style:family="table-cell" style:parent-style-name="Default" style:data-style-name="N2">
      <style:table-cell-properties fo:border="0.26pt solid #ffffff"/>
    </style:style>
    <style:style style:name="ce1106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346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1" fo:font-size="10pt" style:font-size-asian="10pt" style:font-size-complex="10pt"/>
    </style:style>
    <style:style style:name="ce347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1" fo:font-size="10pt" style:font-size-asian="10pt" style:font-size-complex="10pt"/>
    </style:style>
    <style:style style:name="ce348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1" fo:font-size="10pt" style:font-size-asian="10pt" style:font-size-complex="10pt"/>
    </style:style>
    <style:style style:name="ce1110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349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1" fo:font-size="10pt" style:font-size-asian="10pt" style:font-size-complex="10pt"/>
    </style:style>
    <style:style style:name="ce351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353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1" fo:font-weight="bold" style:font-weight-asian="bold" style:font-weight-complex="bold"/>
    </style:style>
    <style:style style:name="ce354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1" fo:font-size="6pt" style:font-size-asian="6pt" style:font-size-complex="6pt"/>
    </style:style>
    <style:style style:name="ce355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1" fo:font-size="6pt" style:font-size-asian="6pt" style:font-size-complex="6pt"/>
    </style:style>
    <style:style style:name="ce356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 style:vertical-align="middle"/>
      <style:text-properties style:font-name="Times New Roman1" fo:font-weight="bold" style:font-weight-asian="bold" style:font-weight-complex="bold"/>
    </style:style>
    <style:style style:name="ce357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 style:vertical-align="middle"/>
      <style:text-properties style:font-name="Times New Roman1" fo:font-size="6pt" style:font-size-asian="6pt" style:font-size-complex="6pt"/>
    </style:style>
    <style:style style:name="ce358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/>
      <style:text-properties style:font-name="Times New Roman1" fo:font-size="6pt" style:font-size-asian="6pt" style:font-size-complex="6pt"/>
    </style:style>
    <style:style style:name="ce359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/>
    </style:style>
    <style:style style:name="ce1122" style:family="table-cell" style:parent-style-name="Default">
      <style:table-cell-properties fo:border-bottom="none" fo:border-left="0.26pt solid #ffffff" fo:border-right="0.26pt solid #ffffff" fo:border-top="0.26pt solid #ffffff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>
      <style:table-cell-properties fo:border-bottom="none" fo:border-left="0.26pt solid #ffffff" fo:border-right="0.26pt solid #ffffff" fo:border-top="non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362" style:family="table-cell" style:parent-style-name="Default">
      <style:table-cell-properties style:vertical-align="middle"/>
      <style:text-properties style:font-name="Times New Roman1" fo:font-size="6pt" style:font-size-asian="6pt" style:font-size-complex="6pt"/>
    </style:style>
    <style:style style:name="ce363" style:family="table-cell" style:parent-style-name="Default">
      <style:text-properties style:font-name="Times New Roman1" fo:font-size="6pt" style:font-size-asian="6pt" style:font-size-complex="6pt"/>
    </style:style>
    <style:style style:name="ce1126" style:family="table-cell" style:parent-style-name="Default">
      <style:text-properties fo:font-size="9pt" style:font-size-asian="9pt" style:font-size-complex="9pt"/>
    </style:style>
    <style:style style:name="ce364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 style:vertical-align="middle"/>
      <style:text-properties style:font-name="Times New Roman1" fo:font-size="10pt" style:font-size-asian="10pt" style:font-size-complex="10pt"/>
    </style:style>
    <style:style style:name="ce365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/>
      <style:text-properties style:font-name="Times New Roman1" fo:font-size="10pt" style:font-size-asian="10pt" style:font-size-complex="10pt"/>
    </style:style>
    <style:style style:name="ce366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none" fo:border-top="0.26pt solid #ffffff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none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26pt solid #ffffff"/>
    </style:style>
    <style:style style:name="ce369" style:family="table-cell" style:parent-style-name="Default">
      <style:table-cell-properties fo:border-bottom="none" fo:background-color="#e6e6e6" style:text-align-source="fix" style:repeat-content="false" fo:border-left="0.99pt solid #000000" fo:padding-bottom="0.0193in" fo:padding-left="0.0138in" fo:padding-right="0.0138in" fo:padding-top="0.0193in" fo:border-right="0.99pt solid #000000" fo:border-top="0.99pt solid #000000" style:vertical-align="middle"/>
      <style:paragraph-properties fo:text-align="center" fo:margin-left="0in"/>
      <style:text-properties style:font-name="Times New Roman1" fo:font-size="6pt" fo:font-weight="bold" style:font-size-asian="6pt" style:font-weight-asian="bold" style:font-size-complex="6pt" style:font-weight-complex="bold"/>
    </style:style>
    <style:style style:name="ce370" style:family="table-cell" style:parent-style-name="Default">
      <style:table-cell-properties fo:border-bottom="none" fo:background-color="#e6e6e6" style:text-align-source="fix" style:repeat-content="false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text-align="center" fo:margin-left="0in"/>
      <style:text-properties style:font-name="Times New Roman1" fo:font-size="10pt" fo:font-weight="bold" style:font-size-asian="10pt" style:font-weight-asian="bold" style:font-size-complex="10pt" style:font-weight-complex="bold" fo:hyphenate="false"/>
    </style:style>
    <style:style style:name="ce372" style:family="table-cell" style:parent-style-name="Default">
      <style:table-cell-properties fo:border-bottom="none" fo:background-color="#e6e6e6" style:text-align-source="value-type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margin-left="0in"/>
      <style:text-properties style:font-name="Times New Roman1" fo:font-size="10pt" fo:font-weight="bold" style:font-size-asian="10pt" style:font-weight-asian="bold" style:font-size-complex="10pt" style:font-weight-complex="bold" fo:hyphenate="false"/>
    </style:style>
    <style:style style:name="ce373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text-align="center"/>
      <style:text-properties style:font-name="Times New Roman1" fo:font-size="10pt" fo:font-weight="bold" style:font-size-asian="10pt" style:font-weight-asian="bold" style:font-size-complex="10pt" style:font-weight-complex="bold" fo:hyphenate="false"/>
    </style:style>
    <style:style style:name="ce374" style:family="table-cell" style:parent-style-name="Default">
      <style:table-cell-properties fo:border-bottom="none" fo:background-color="#e6e6e6" style:text-align-source="fix" style:repeat-content="false" fo:border-left="0.99pt solid #000000" fo:padding-bottom="0.0193in" fo:padding-left="0.0138in" fo:padding-right="0.0138in" fo:padding-top="0.0193in" fo:border-right="none" style:rotation-angle="90" fo:border-top="none" style:vertical-align="middle"/>
      <style:paragraph-properties fo:text-align="center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375" style:family="table-cell" style:parent-style-name="Default">
      <style:table-cell-properties fo:border-bottom="0.99pt solid #000000" fo:background-color="#e6e6e6" style:text-align-source="fix" style:repeat-content="false" fo:border-left="0.99pt solid #000000" fo:padding-bottom="0.0193in" fo:padding-left="0.0138in" fo:padding-right="0.0138in" fo:padding-top="0.0193in" fo:border-right="0.99pt solid #000000" style:shrink-to-fit="true" fo:border-top="3pt double #000000" style:border-line-width-top="0.0138in 0.0138in 0.0138in" style:vertical-align="middle"/>
      <style:paragraph-properties fo:text-align="center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76" style:family="table-cell" style:parent-style-name="Default" style:data-style-name="N0">
      <style:table-cell-properties fo:border-bottom="none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1"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0.99pt solid #000000" style:vertical-align="middle"/>
      <style:paragraph-properties fo:text-align="center" fo:margin-left="0in"/>
      <style:text-properties style:font-name="Times New Roman1" fo:font-size="10pt" fo:font-weight="bold" style:font-size-asian="10pt" style:font-weight-asian="bold" style:font-size-complex="10pt" style:font-weight-complex="bold" fo:hyphenate="false"/>
    </style:style>
    <style:style style:name="ce378" style:family="table-cell" style:parent-style-name="Default" style:data-style-name="N0">
      <style:table-cell-properties fo:border-bottom="0.99pt solid #000000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1"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>
      <style:table-cell-properties fo:border-bottom="0.26pt solid #ffffff" style:text-align-source="fix" style:repeat-content="false" fo:background-color="transparent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1149" style:family="table-cell" style:parent-style-name="Default" style:data-style-name="N0">
      <style:table-cell-properties fo:background-color="#e6e6e6" fo:border="none" fo:padding-bottom="0.0138in" fo:padding-left="0.028in" fo:padding-right="0.0138in" fo:padding-top="0.0138in" style:shrink-to-fit="true" style:vertical-align="middle"/>
      <style:text-properties fo:color="#e6e6e6" style:font-name="Times New Roman1"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able-cell-properties fo:border-bottom="0.99pt solid #000000" fo:border-left="none" fo:border-right="none" fo:border-top="3pt double #000000" style:border-line-width-top="0.0138in 0.0138in 0.0138in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0">
      <style:table-cell-properties fo:border-bottom="none" fo:background-color="#e6e6e6" fo:border-left="none" fo:padding-bottom="0.0138in" fo:padding-left="0.028in" fo:padding-right="0.0138in" fo:padding-top="0.0138in" fo:border-right="none" style:shrink-to-fit="true" fo:border-top="0.99pt solid #000000" style:vertical-align="middle"/>
      <style:text-properties fo:color="#e6e6e6" style:font-name="Times New Roman1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 style:data-style-name="N0">
      <style:table-cell-properties fo:border-bottom="0.99pt solid #000000" fo:background-color="#e6e6e6" fo:border-left="none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1"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fo:border-bottom="0.26pt solid #ffffff" fo:border-left="0.26pt solid #ffffff" fo:border-right="0.26pt solid #ffffff" fo:border-top="none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order-bottom="0.26pt solid #ffffff" fo:border-left="0.26pt solid #ffffff" fo:padding-bottom="0in" fo:padding-left="0.0555in" fo:padding-right="0in" fo:padding-top="0in" fo:border-right="0.26pt solid #ffffff" fo:border-top="none"/>
    </style:style>
    <style:style style:name="ce386" style:family="table-cell" style:parent-style-name="Default">
      <style:table-cell-properties fo:border-bottom="none" fo:border-left="0.26pt solid #ffffff" fo:padding-bottom="0in" fo:padding-left="0.0555in" fo:padding-right="0in" fo:padding-top="0in" fo:border-right="0.26pt solid #ffffff" fo:border-top="non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 style:data-style-name="N142">
      <style:table-cell-properties fo:border-bottom="none" fo:background-color="#e6e6e6" style:text-align-source="fix" style:repeat-content="false" fo:border-left="0.99pt solid #000000" fo:padding-bottom="0in" fo:padding-left="0.0555in" fo:padding-right="0in" fo:padding-top="0in" fo:border-right="0.99pt solid #000000" fo:border-top="0.99pt solid #000000" style:vertical-align="middle"/>
      <style:paragraph-properties fo:text-align="center" fo:margin-left="0in"/>
      <style:text-properties style:font-name="Times New Roman1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388" style:family="table-cell" style:parent-style-name="BlackText">
      <style:table-cell-properties fo:border-bottom="0.99pt solid #000000" fo:background-color="#e6e6e6" style:text-align-source="fix" style:repeat-content="false" fo:border-left="0.99pt solid #000000" fo:padding-bottom="0in" fo:padding-left="0.0555in" fo:padding-right="0in" fo:padding-top="0in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389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90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ffffff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91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in" fo:padding-left="0.0555in" fo:padding-right="0in" fo:padding-top="0in" fo:border-right="0.99pt solid #ffffff" fo:border-top="3pt double #000000" style:border-line-width-top="0.0138in 0.0138in 0.0138in" style:vertical-align="middle"/>
      <style:paragraph-properties fo:text-align="end" fo:margin-left="0in"/>
      <style:text-properties style:font-name="Times New Roman1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2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in" fo:padding-left="0.0555in" fo:padding-right="0in" fo:padding-top="0in" fo:border-right="0.26pt solid #ffffff" fo:border-top="none" style:vertical-align="middle"/>
      <style:paragraph-properties fo:text-align="end" fo:margin-left="0in"/>
      <style:text-properties style:font-name="Times New Roman1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3" style:family="table-cell" style:parent-style-name="Default">
      <style:table-cell-properties fo:border="0.26pt solid #ffffff" fo:padding-bottom="0in" fo:padding-left="0.0555in" fo:padding-right="0in" fo:padding-top="0in"/>
    </style:style>
    <style:style style:name="ce394" style:family="table-cell" style:parent-style-name="Default">
      <style:table-cell-properties fo:border-bottom="none" fo:border-left="0.26pt solid #ffffff" fo:padding-bottom="0in" fo:padding-left="0.0555in" fo:padding-right="0in" fo:padding-top="0in" fo:border-right="0.26pt solid #ffffff" fo:border-top="0.26pt solid #ffffff"/>
    </style:style>
    <style:style style:name="ce395" style:family="table-cell" style:parent-style-name="Default">
      <style:table-cell-properties fo:padding-bottom="0in" fo:padding-left="0.0555in" fo:padding-right="0in" fo:padding-top="0in"/>
    </style:style>
    <style:style style:name="ce396" style:family="table-cell" style:parent-style-name="Default" style:data-style-name="N123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none" style:shrink-to-fit="true" fo:border-top="0.99pt solid #000000" style:vertical-align="middle"/>
      <style:paragraph-properties fo:text-align="center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-bottom="0.0193in" fo:padding-left="0.0138in" fo:padding-right="0.0138in" fo:padding-top="0.0193in" fo:border-right="none" style:shrink-to-fit="true" fo:border-top="none" style:vertical-align="middle"/>
      <style:paragraph-properties fo:text-align="center" fo:margin-left="0in"/>
      <style:text-properties style:font-name="Times New Roman1" fo:font-size="10pt" fo:font-weight="bold" style:font-size-asian="10pt" style:font-weight-asian="bold" style:font-size-complex="10pt" style:font-weight-complex="bold"/>
      <style:map style:condition="cell-content()&gt;=0" style:apply-style-name="BlackText" style:base-cell-address="'Work Log'.F4"/>
      <style:map style:condition="cell-content()&gt;=#NAME?[.$G4]" style:apply-style-name="GreyText" style:base-cell-address="'Work Log'.F4"/>
    </style:style>
    <style:style style:name="ce39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ffffff" style:shrink-to-fit="true" fo:border-top="0.99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BlackText">
      <style:table-cell-properties style:cell-protect="none" style:print-content="true" style:text-align-source="fix" style:repeat-content="false" fo:border="0.99pt solid #ffffff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00" style:family="table-cell" style:parent-style-name="Default">
      <style:table-cell-properties fo:border-bottom="0.99pt solid #000000" fo:border-left="0.99pt solid #ffffff" fo:border-right="0.99pt solid #ffffff" fo:border-top="3pt double #000000" style:border-line-width-top="0.0138in 0.0138in 0.0138in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fo:border-bottom="none" fo:background-color="#e6e6e6" fo:border-left="none" fo:padding-bottom="0.0193in" fo:padding-left="0.0138in" fo:padding-right="0.0138in" fo:padding-top="0.0193in" fo:border-right="none" fo:border-top="0.99pt solid #000000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="0in" fo:border-right="none" style:shrink-to-fit="true" fo:border-top="none" style:vertical-align="middle"/>
      <style:paragraph-properties fo:text-align="center" fo:margin-left="0in"/>
      <style:text-properties style:font-name="Times New Roman1" fo:font-size="10pt" style:text-underline-style="none" fo:font-weight="bold" style:font-size-asian="10pt" style:font-weight-asian="bold" style:font-size-complex="10pt" style:font-weight-complex="bold"/>
      <style:map style:condition="cell-content()&gt;=0" style:apply-style-name="BlackText" style:base-cell-address="'Work Log'.G4"/>
      <style:map style:condition="cell-content()&gt;=#NAME?[.$G4]" style:apply-style-name="GreyText" style:base-cell-address="'Work Log'.G4"/>
    </style:style>
    <style:style style:name="ce403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start" fo:margin-left="0in"/>
      <style:text-properties style:font-name="Times New Roman1" fo:font-size="9pt" fo:font-weight="bold" style:font-size-asian="10pt" style:font-weight-asian="bold" style:font-size-complex="10pt" style:font-weight-complex="bold"/>
    </style:style>
    <style:style style:name="ce404" style:family="table-cell" style:parent-style-name="BlackText">
      <style:table-cell-properties fo:border-bottom="0.99pt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05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ffffff" style:shrink-to-fit="true" fo:border-top="0.99pt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0.0193in" fo:padding-left="0.0138in" fo:padding-right="0.0138in" fo:padding-top="0.0193in" style:shrink-to-fit="true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 style:data-style-name="N4">
      <style:table-cell-properties fo:border-bottom="0.99pt solid #000000" fo:border-left="0.99pt solid #ffffff" fo:padding-bottom="0.0193in" fo:padding-left="0.0138in" fo:padding-right="0.0138in" fo:padding-top="0.0193in" fo:border-right="0.99pt solid #ffffff" style:shrink-to-fit="true" fo:border-top="3pt double #000000" style:border-line-width-top="0.0138in 0.0138in 0.0138in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4">
      <style:table-cell-properties fo:border-bottom="0.26pt solid #ffffff" fo:border-left="0.26pt solid #ffffff" fo:padding-bottom="0.0193in" fo:padding-left="0.0138in" fo:padding-right="0.0138in" fo:padding-top="0.0193in" fo:border-right="0.26pt solid #ffffff" style:shrink-to-fit="true" fo:border-top="none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/>
      <style:text-properties style:font-name="Times New Roman1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12" style:family="table-cell" style:parent-style-name="Default">
      <style:text-properties fo:font-size="9pt"/>
    </style:style>
    <style:style style:name="ce413" style:family="table-cell" style:parent-style-name="Default">
      <style:table-cell-properties fo:border-bottom="0.06pt solid #ffffff" fo:border-left="none" fo:padding-bottom="0.0193in" fo:padding-left="0.0138in" fo:padding-right="0.0138in" fo:padding-top="0.0193in" fo:border-right="none" fo:border-top="none"/>
      <style:text-properties fo:font-size="9pt"/>
    </style:style>
    <style:style style:name="ce414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end" fo:margin-left="0in"/>
      <style:text-properties style:font-name="Times New Roman1" fo:font-size="9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able-cell-properties fo:border-bottom="none" fo:border-left="0.26pt solid #ffffff" fo:padding-bottom="0.0189in" fo:padding-left="0.0138in" fo:padding-right="0.0555in" fo:padding-top="0.0189in" fo:border-right="0.26pt solid #ffffff" fo:border-top="none"/>
    </style:style>
    <style:style style:name="ce416" style:family="table-cell" style:parent-style-name="Default">
      <style:table-cell-properties fo:border-bottom="none" fo:background-color="#e6e6e6" fo:border-left="none" fo:padding-bottom="0.0189in" fo:padding-left="0.0138in" fo:padding-right="0.0555in" fo:padding-top="0.0189in" fo:border-right="none" fo:border-top="0.99pt solid #000000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417" style:family="table-cell" style:parent-style-name="BlackText">
      <style:table-cell-properties fo:border-bottom="0.99pt solid #000000" fo:background-color="#e6e6e6" style:text-align-source="fix" style:repeat-content="false" fo:border-left="none" fo:padding-bottom="0.0189in" fo:padding-left="0.0138in" fo:padding-right="0.0555in" fo:padding-top="0.0189in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18" style:family="table-cell" style:parent-style-name="Default" style:data-style-name="N4">
      <style:table-cell-properties fo:border-bottom="0.99pt solid #000000" fo:border-left="0.99pt solid #ffffff" fo:padding-bottom="0.0189in" fo:padding-left="0.0138in" fo:padding-right="0.0555in" fo:padding-top="0.0189in" fo:border-right="0.99pt solid #ffffff" style:shrink-to-fit="true" fo:border-top="3pt double #000000" style:border-line-width-top="0.0138in 0.0138in 0.0138in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419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89in" fo:padding-left="0.0138in" fo:padding-right="0.0555in" fo:padding-top="0.0189in" fo:border-right="0.99pt solid #ffffff" style:shrink-to-fit="true" fo:border-top="0.99pt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0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0.0189in" fo:padding-left="0.0138in" fo:padding-right="0.0555in" fo:padding-top="0.0189in" style:shrink-to-fit="true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1" style:family="table-cell" style:parent-style-name="Default" style:data-style-name="N4">
      <style:table-cell-properties fo:border-bottom="0.26pt solid #ffffff" fo:border-left="0.26pt solid #ffffff" fo:padding-bottom="0.0189in" fo:padding-left="0.0138in" fo:padding-right="0.0555in" fo:padding-top="0.0189in" fo:border-right="0.26pt solid #ffffff" style:shrink-to-fit="true" fo:border-top="none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422" style:family="table-cell" style:parent-style-name="Default">
      <style:table-cell-properties fo:border="0.26pt solid #ffffff" fo:padding-bottom="0.0189in" fo:padding-left="0.0138in" fo:padding-right="0.0555in" fo:padding-top="0.0189in"/>
    </style:style>
    <style:style style:name="ce423" style:family="table-cell" style:parent-style-name="Default">
      <style:table-cell-properties fo:border-bottom="none" fo:border-left="0.26pt solid #ffffff" fo:padding-bottom="0.0189in" fo:padding-left="0.0138in" fo:padding-right="0.0555in" fo:padding-top="0.0189in" fo:border-right="0.26pt solid #ffffff" fo:border-top="0.26pt solid #ffffff"/>
    </style:style>
    <style:style style:name="ce424" style:family="table-cell" style:parent-style-name="Default">
      <style:table-cell-properties fo:padding-bottom="0.0189in" fo:padding-left="0.0138in" fo:padding-right="0.0555in" fo:padding-top="0.0189in"/>
    </style:style>
    <style:style style:name="ce425" style:family="table-cell" style:parent-style-name="Default">
      <style:table-cell-properties fo:border-bottom="0.99pt solid #ffffff" fo:border-left="0.26pt solid #ffffff" fo:padding-bottom="0.0193in" fo:padding-left="0.0138in" fo:padding-right="0.0138in" fo:padding-top="0.0193in" fo:border-right="0.26pt solid #ffffff" fo:border-top="0.26pt solid #ffffff" style:vertical-align="bottom"/>
      <style:text-properties style:font-name="Times New Roman1" fo:font-size="9pt" fo:font-weight="bold" style:font-size-asian="10pt" style:font-weight-asian="bold" style:font-size-complex="10pt" style:font-weight-complex="bold"/>
    </style:style>
    <style:style style:name="ce426" style:family="table-cell" style:parent-style-name="Default" style:data-style-name="N142">
      <style:table-cell-properties fo:border-bottom="none" fo:background-color="#e6e6e6" style:text-align-source="fix" style:repeat-content="false" fo:border-left="2.01pt solid #000000" fo:padding-bottom="0in" fo:padding-left="0.0555in" fo:padding-right="0in" fo:padding-top="0in" fo:border-right="0.99pt solid #000000" fo:border-top="0.99pt solid #000000" style:vertical-align="middle"/>
      <style:paragraph-properties fo:text-align="center" fo:margin-left="0in"/>
      <style:text-properties style:font-name="Times New Roman1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427" style:family="table-cell" style:parent-style-name="BlackText">
      <style:table-cell-properties fo:border-bottom="0.99pt solid #000000" fo:background-color="#e6e6e6" style:text-align-source="fix" style:repeat-content="false" fo:border-left="2.01pt solid #000000" fo:padding-bottom="0in" fo:padding-left="0.0555in" fo:padding-right="0in" fo:padding-top="0in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28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in" fo:padding-left="0.0555in" fo:padding-right="0in" fo:padding-top="0in" fo:border-right="0.99pt solid #ffffff" style:shrink-to-fit="true" fo:border-top="0.99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in" fo:padding-left="0.0555in" fo:padding-right="0in" fo:padding-top="0in" fo:border-right="0.99pt solid #ffffff" style:shrink-to-fit="true" fo:border-top="0.99pt solid #ffffff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30" style:family="table-cell" style:parent-style-name="Default" style:data-style-name="N4">
      <style:table-cell-properties fo:border-bottom="0.99pt solid #000000" style:text-align-source="fix" style:repeat-content="false" fo:border-left="2.01pt solid #000000" fo:padding-bottom="0in" fo:padding-left="0.0555in" fo:padding-right="0in" fo:padding-top="0in" fo:border-right="0.99pt solid #ffffff" fo:border-top="3pt double #000000" style:border-line-width-top="0.0138in 0.0138in 0.0138in" style:vertical-align="middle"/>
      <style:paragraph-properties fo:text-align="end" fo:margin-left="0in"/>
      <style:text-properties style:font-name="Times New Roman1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2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1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3" style:family="table-cell" style:parent-style-name="Default">
      <style:table-cell-properties style:vertical-align="bottom"/>
      <style:text-properties style:font-name="Times New Roman1" fo:font-size="9pt" style:font-size-asian="10pt" style:font-size-complex="10pt"/>
    </style:style>
    <style:style style:name="ce434" style:family="table-cell" style:parent-style-name="Default">
      <style:table-cell-properties fo:border-bottom="none" style:cell-protect="none" style:print-content="true" fo:border-left="none" fo:padding-bottom="0.0193in" fo:padding-left="0.0138in" fo:padding-right="0.0138in" fo:padding-top="0.0193in" fo:border-right="none" fo:border-top="0.99pt solid #000000"/>
    </style:style>
    <style:style style:name="ce435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 style:vertical-align="bottom"/>
      <style:paragraph-properties fo:text-align="center"/>
      <style:text-properties style:font-name="Times New Roman1" fo:font-size="9pt" fo:font-weight="bold" style:font-size-asian="10pt" style:font-weight-asian="bold" style:font-size-complex="10pt" style:font-weight-complex="bold"/>
    </style:style>
    <style:style style:name="ce437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3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ffffff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0.26pt solid #ffffff" style:text-align-source="fix" style:repeat-content="false" fo:border-left="none" fo:padding-bottom="0.0193in" fo:padding-left="0.0138in" fo:padding-right="0.0138in" fo:padding-top="0.0193in" fo:border-right="none" fo:border-top="none" style:vertical-align="bottom"/>
      <style:paragraph-properties fo:text-align="center"/>
      <style:text-properties style:font-name="Times New Roman1" fo:font-size="9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style:text-align-source="fix" style:repeat-content="false" fo:border="0.26pt solid #ffffff" style:shrink-to-fit="true" style:vertical-align="bottom"/>
      <style:paragraph-properties fo:text-align="center" fo:margin-left="0in"/>
      <style:text-properties style:font-name="Times New Roman1" fo:font-size="9pt" fo:font-weight="bold" style:font-size-asian="10pt" style:font-weight-asian="bold" style:font-size-complex="10pt" style:font-weight-complex="bold"/>
    </style:style>
    <style:style style:name="ce442" style:family="table-cell" style:parent-style-name="Default">
      <style:table-cell-properties fo:border-bottom="0.26pt solid #ffffff" fo:border-left="0.26pt solid #ffffff" fo:border-right="0.26pt solid #ffffff" style:shrink-to-fit="true" fo:border-top="none" style:vertical-align="bottom"/>
      <style:text-properties style:font-name="Times New Roman1" fo:font-size="9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37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/>
      <style:text-properties style:font-name="Times New Roman1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4" style:family="table-cell" style:parent-style-name="Default">
      <style:table-cell-properties fo:border-bottom="0.26pt solid #ffffff" fo:border-left="0.26pt solid #ffffff" fo:border-right="0.26pt solid #ffffff" fo:border-top="none" style:vertical-align="bottom"/>
      <style:text-properties style:font-name="Times New Roman1" fo:font-size="9pt" style:font-size-asian="10pt" style:font-size-complex="10pt"/>
    </style:style>
    <style:style style:name="ce445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in" fo:padding-left="0.0555in" fo:padding-right="0in" fo:padding-top="0in" fo:border-right="0.99pt solid #000000" fo:border-top="3pt double #000000" style:border-line-width-top="0.0138in 0.0138in 0.0138in" style:vertical-align="middle"/>
      <style:paragraph-properties fo:text-align="end" fo:margin-left="0in"/>
      <style:text-properties style:font-name="Times New Roman1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6" style:family="table-cell" style:parent-style-name="BlackText">
      <style:table-cell-properties fo:border-bottom="0.99pt solid #000000" fo:background-color="#e6e6e6" style:text-align-source="fix" style:repeat-content="false" fo:border-left="none" fo:border-right="0.99pt solid #000000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47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000000" style:shrink-to-fit="true" fo:border-top="0.99pt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8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4">
      <style:table-cell-properties fo:border-bottom="0.99pt solid #000000" fo:border-left="0.99pt solid #ffffff" fo:padding-bottom="0.0193in" fo:padding-left="0.0138in" fo:padding-right="0.0138in" fo:padding-top="0.0193in" fo:border-right="0.99pt solid #000000" style:shrink-to-fit="true" fo:border-top="3pt double #000000" style:border-line-width-top="0.0138in 0.0138in 0.0138in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fo:font-size="10pt" style:font-size-asian="10pt" style:font-size-complex="10pt"/>
    </style:style>
    <style:style style:name="ce451" style:family="table-cell" style:parent-style-name="Default">
      <style:table-cell-properties fo:border-bottom="none" fo:border-left="none" fo:padding-bottom="0.0193in" fo:padding-left="0.0138in" fo:padding-right="0.0138in" fo:padding-top="0.0193in" fo:border-right="0.26pt solid #ffffff" fo:border-top="0.26pt solid #ffffff"/>
    </style:style>
    <style:style style:name="ce452" style:family="table-cell" style:parent-style-name="Default">
      <style:table-cell-properties style:text-align-source="fix" style:repeat-content="false" fo:wrap-option="wrap" fo:border="0.26pt solid #ffffff" fo:padding-bottom="0.0193in" fo:padding-left="0.0138in" fo:padding-right="0.0138in" fo:padding-top="0.0193in" style:vertical-align="top"/>
      <style:paragraph-properties fo:text-align="start"/>
      <style:text-properties fo:font-size="10pt" style:font-size-asian="10pt" style:font-size-complex="10pt"/>
    </style:style>
    <style:style style:name="ce1217" style:family="table-cell" style:parent-style-name="Default">
      <style:table-cell-properties fo:border="0.26pt solid #ffffff" fo:padding-bottom="0.0193in" fo:padding-left="0.0138in" fo:padding-right="0.0138in" fo:padding-top="0.0193in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none"/>
    </style:style>
    <style:style style:name="ce456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/>
      <style:text-properties fo:font-size="10pt" style:font-size-asian="10pt" style:font-size-complex="10pt"/>
    </style:style>
    <style:style style:name="ce457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none" fo:border-top="0.26pt solid #ffffff"/>
    </style:style>
    <style:style style:name="ce459" style:family="table-cell" style:parent-style-name="Default">
      <style:text-properties fo:font-size="10pt" style:font-size-asian="10pt" style:font-size-complex="10pt"/>
    </style:style>
    <style:style style:name="ce460" style:family="table-cell" style:parent-style-name="Default">
      <style:table-cell-properties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461" style:family="table-cell" style:parent-style-name="Default">
      <style:table-cell-properties fo:border-bottom="0.26pt solid #ffffff" fo:border-left="0.26pt solid #ffffff" fo:border-right="0.26pt solid #ffffff" fo:border-top="none" style:vertical-align="middle"/>
    </style:style>
    <style:style style:name="ce462" style:family="table-cell" style:parent-style-name="Default">
      <style:table-cell-properties fo:border-bottom="none" fo:border-left="0.26pt solid #ffffff" fo:border-right="none" fo:border-top="none"/>
    </style:style>
    <style:style style:name="ce463" style:family="table-cell" style:parent-style-name="Default">
      <style:table-cell-properties fo:border-bottom="0.26pt solid #ffffff" fo:border-left="0.26pt solid #ffffff" fo:border-right="none" fo:border-top="none" style:vertical-align="middle"/>
    </style:style>
    <style:style style:name="ce464" style:family="table-cell" style:parent-style-name="Default">
      <style:table-cell-properties fo:border-bottom="0.26pt solid #ffffff" fo:border-left="0.26pt solid #ffffff" fo:border-right="none" fo:border-top="0.26pt solid #ffffff"/>
    </style:style>
    <style:style style:name="ce465" style:family="table-cell" style:parent-style-name="Default">
      <style:table-cell-properties fo:border-bottom="none" fo:border-left="0.26pt solid #ffffff" fo:border-right="none" fo:border-top="0.26pt solid #ffffff"/>
    </style:style>
    <style:style style:name="ce466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0pt" style:font-size-asian="10pt" style:font-size-complex="10pt"/>
    </style:style>
    <style:style style:name="ce468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4pt" style:font-size-asian="14pt" style:font-size-complex="14pt"/>
    </style:style>
    <style:style style:name="ce467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 style:vertical-align="bottom"/>
      <style:text-properties fo:font-size="14pt" style:font-size-asian="14pt" style:font-size-complex="14pt"/>
    </style:style>
    <style:style style:name="ce469" style:family="table-cell" style:parent-style-name="Default">
      <style:table-cell-properties fo:border-bottom="0.06pt solid #ffffff" fo:background-color="#cccccc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1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3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4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475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476" style:family="table-cell" style:parent-style-name="Default">
      <style:table-cell-properties fo:border-bottom="0.06pt solid #ffffff" style:cell-protect="protected formula-hidden" style:print-content="false" fo:border-left="0.06pt solid #ffffff" fo:border-right="0.06pt solid #ffffff" fo:border-top="non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1251" style:family="table-cell" style:parent-style-name="Default">
      <style:table-cell-properties style:text-align-source="fix" style:repeat-content="false" fo:border="0.26pt solid #ffffff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1242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border-right="0.06pt solid #ffffff" fo:border-top="0.06pt solid #ffffff" style:vertical-align="middle"/>
      <style:paragraph-properties fo:text-align="start" fo:margin-left="0in"/>
      <style:text-properties style:font-name="Times New Roman1" fo:font-size="14pt" style:font-size-asian="14pt" style:font-size-complex="14pt"/>
    </style:style>
    <style:style style:name="ce47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47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1" fo:font-size="14pt" style:font-size-asian="14pt" style:font-size-complex="14pt"/>
    </style:style>
    <style:style style:name="ce480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1" fo:font-size="14pt" style:font-size-asian="14pt" style:font-size-complex="14pt"/>
    </style:style>
    <style:style style:name="ce481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1" fo:font-size="14pt" style:font-size-asian="14pt" style:font-size-complex="14pt"/>
    </style:style>
    <style:style style:name="ce48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1" fo:font-size="14pt" style:font-size-asian="14pt" style:font-size-complex="14pt"/>
    </style:style>
    <style:style style:name="ce48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1" fo:font-size="14pt" style:font-size-asian="14pt" style:font-size-complex="14pt"/>
    </style:style>
    <style:style style:name="ce48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center" fo:margin-left="0in"/>
      <style:text-properties style:font-name="Times New Roman1" fo:font-size="14pt" style:font-size-asian="14pt" style:font-size-complex="14pt"/>
    </style:style>
    <style:style style:name="ce48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center" fo:margin-left="0in"/>
      <style:text-properties style:font-name="Times New Roman1" fo:font-size="14pt" style:font-size-asian="14pt" style:font-size-complex="14pt"/>
    </style:style>
    <style:style style:name="ce48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1" fo:font-size="14pt" style:font-size-asian="14pt" style:font-size-complex="14pt"/>
    </style:style>
    <style:style style:name="ce487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none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1" fo:font-size="14pt" style:font-size-asian="14pt" style:font-size-complex="14pt"/>
    </style:style>
    <style:style style:name="ce488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1" fo:font-size="14pt" style:font-size-asian="14pt" style:font-size-complex="14pt"/>
    </style:style>
    <style:style style:name="ce1256" style:family="table-cell" style:parent-style-name="Default">
      <style:table-cell-properties style:cell-protect="protected formula-hidden" style:print-content="true" fo:border="0.06pt solid #ffffff"/>
      <style:text-properties style:font-name="Times New Roman1" fo:font-size="14pt" style:font-size-asian="14pt" style:font-size-complex="14pt"/>
    </style:style>
    <style:style style:name="ce490" style:family="table-cell" style:parent-style-name="Default">
      <style:table-cell-properties style:cell-protect="protected formula-hidden" style:print-content="true" fo:border="0.06pt solid #ffffff"/>
      <style:text-properties style:font-name="Times New Roman1" fo:font-size="10pt" style:font-size-asian="10pt" style:font-size-complex="10pt"/>
    </style:style>
    <style:style style:name="ce49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1" fo:font-size="10pt" style:font-size-asian="10pt" style:font-size-complex="10pt"/>
    </style:style>
    <style:style style:name="ce492" style:family="table-cell" style:parent-style-name="Default">
      <style:table-cell-properties style:cell-protect="protected formula-hidden" style:print-content="true"/>
      <style:text-properties style:font-name="Times New Roman1" fo:font-size="10pt" style:font-size-asian="10pt" style:font-size-complex="10pt"/>
    </style:style>
    <style:style style:name="ce493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126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2pt" style:font-size-asian="12pt" style:font-size-complex="12pt"/>
    </style:style>
    <style:style style:name="ce126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1" fo:font-size="14pt" style:font-size-asian="14pt" style:font-size-complex="14pt"/>
    </style:style>
    <style:style style:name="ce495" style:family="table-cell" style:parent-style-name="Default">
      <style:table-cell-properties style:cell-protect="protected formula-hidden" style:print-content="true" fo:border="0.26pt solid #ffffff" fo:padding-bottom="0.0193in" fo:padding-left="0.0138in" fo:padding-right="0.0138in" fo:padding-top="0.0193in" style:vertical-align="bottom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496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26pt solid #ffffff"/>
      <style:text-properties style:font-name="Times New Roman1" fo:font-size="14pt" style:font-size-asian="14pt" style:font-size-complex="14pt"/>
    </style:style>
    <style:style style:name="ce497" style:family="table-cell" style:parent-style-name="Default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1" fo:font-size="14pt" style:font-size-asian="14pt" style:font-size-complex="14pt"/>
    </style:style>
    <style:style style:name="ce498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1" fo:font-size="14pt" style:font-size-asian="14pt" style:font-size-complex="14pt"/>
    </style:style>
    <style:style style:name="ce499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1" fo:font-size="14pt" style:font-size-asian="14pt" style:font-size-complex="14pt"/>
    </style:style>
    <style:style style:name="ce500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none"/>
      <style:text-properties style:font-name="Times New Roman1" fo:font-size="14pt" style:font-size-asian="14pt" style:font-size-complex="14pt"/>
    </style:style>
    <style:style style:name="ce501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style:font-name="Times New Roman1" fo:font-size="14pt" style:font-size-asian="14pt" style:font-size-complex="14pt"/>
    </style:style>
    <style:style style:name="ce502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style:font-name="Times New Roman1" fo:font-size="14pt" style:font-size-asian="14pt" style:font-size-complex="14pt"/>
    </style:style>
    <style:style style:name="ce503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1" fo:font-size="14pt" style:font-size-asian="14pt" style:font-size-complex="14pt"/>
    </style:style>
    <style:style style:name="ce504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1" fo:font-size="14pt" style:font-size-asian="14pt" style:font-size-complex="14pt"/>
    </style:style>
    <style:style style:name="ce505" style:family="table-cell" style:parent-style-name="Default">
      <style:table-cell-properties fo:border-bottom="0.99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1" fo:font-size="14pt" style:font-size-asian="14pt" style:font-size-complex="14pt"/>
    </style:style>
    <style:style style:name="ce506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0.99pt solid #ffffff"/>
      <style:text-properties style:font-name="Times New Roman1" fo:font-size="14pt" style:font-size-asian="14pt" style:font-size-complex="14pt"/>
    </style:style>
    <style:style style:name="ce507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1" fo:font-size="10pt" style:font-size-asian="10pt" style:font-size-complex="10pt"/>
    </style:style>
    <style:style style:name="ce50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50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1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7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70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1" fo:font-size="14pt" style:font-size-asian="14pt" style:font-size-complex="14pt"/>
    </style:style>
    <style:style style:name="ce519" style:family="table-cell" style:parent-style-name="Default">
      <style:table-cell-properties style:cell-protect="protected formula-hidden" style:print-content="true" style:text-align-source="fix" style:repeat-content="false" fo:border="0.26pt solid #ffffff" fo:padding-bottom="0.0193in" fo:padding-left="0.0138in" fo:padding-right="0.0138in" fo:padding-top="0.0193in" style:vertical-align="bottom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52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none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1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666666" fo:border-top="none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6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7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8" style:family="table-cell" style:parent-style-name="Default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9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1306" style:family="table-cell" style:parent-style-name="Default">
      <style:table-cell-properties style:text-align-source="fix" style:repeat-content="false" fo:border="0.26pt solid #ffffff" style:vertical-align="middle"/>
      <style:paragraph-properties fo:text-align="end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53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531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532" style:family="table-cell" style:parent-style-name="Default" style:data-style-name="N0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533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535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536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5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538" style:family="table-cell" style:parent-style-name="Default" style:data-style-name="N0">
      <style:table-cell-properties fo:border-bottom="0.06pt solid #00008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539" style:family="table-cell" style:parent-style-name="Default" style:data-style-name="N0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540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1" fo:font-size="14pt" style:font-size-asian="14pt" style:font-size-complex="14pt"/>
    </style:style>
    <style:style style:name="ce541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1" fo:font-size="10pt" style:font-size-asian="10pt" style:font-size-complex="10pt"/>
    </style:style>
    <style:style style:name="ce134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</style:style>
    <style:style style:name="ce543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26pt solid #ffffff" style:vertical-align="bottom"/>
      <style:text-properties fo:font-size="14pt" style:font-size-asian="14pt" style:font-size-complex="14pt"/>
    </style:style>
    <style:style style:name="ce544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5" style:family="table-cell" style:parent-style-name="Default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6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7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8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9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0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1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2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5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</style:style>
    <style:style style:name="ce55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7" style:family="table-cell" style:parent-style-name="Default" style:data-style-name="N4">
      <style:table-cell-properties fo:background-color="#cccccc"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2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3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4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5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566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1" fo:font-size="14pt" style:font-size-asian="14pt" style:font-size-complex="14pt"/>
    </style:style>
    <style:style style:name="ce56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1" fo:font-size="10pt" style:font-size-asian="10pt" style:font-size-complex="10pt"/>
    </style:style>
    <style:style style:name="ce568" style:family="table-cell" style:parent-style-name="Default" style:data-style-name="N100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in"/>
      <style:text-properties style:font-name="Times New Roman1" fo:font-size="10pt" style:font-size-asian="10pt" style:font-size-complex="10pt"/>
    </style:style>
    <style:style style:name="ce569" style:family="table-cell" style:parent-style-name="Default" style:data-style-name="N100">
      <style:table-cell-properties style:cell-protect="protected formula-hidden" style:print-content="true" style:text-align-source="fix" style:repeat-content="false"/>
      <style:paragraph-properties fo:text-align="center" fo:margin-left="0in"/>
      <style:text-properties style:font-name="Times New Roman1" fo:font-size="10pt" style:font-size-asian="10pt" style:font-size-complex="10pt"/>
    </style:style>
    <style:style style:name="ce570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99pt solid #666666" fo:border-top="0.26pt solid #ffffff" style:vertical-align="bottom"/>
      <style:text-properties fo:font-size="14pt" style:font-size-asian="14pt" style:font-size-complex="14pt"/>
    </style:style>
    <style:style style:name="ce571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2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3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4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5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6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7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8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9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80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58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in"/>
      <style:text-properties style:font-name="Times New Roman1" fo:font-size="10pt" style:font-size-asian="10pt" style:font-size-complex="10pt"/>
    </style:style>
    <style:style style:name="ce1360" style:family="table-cell" style:parent-style-name="Default">
      <style:table-cell-properties style:cell-protect="protected formula-hidden" style:print-content="true" style:text-align-source="fix" style:repeat-content="false" fo:border="0.06pt solid #ffffff" style:vertical-align="bottom"/>
      <style:paragraph-properties fo:text-align="end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583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584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 style:vertical-align="middle"/>
      <style:text-properties style:font-name="Times New Roman1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5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 style:vertical-align="middle"/>
      <style:text-properties style:font-name="Times New Roman1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6" style:family="table-cell" style:parent-style-name="Default" style:data-style-name="N4">
      <style:table-cell-properties fo:border-bottom="0.06pt solid #000000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 style:vertical-align="middle"/>
      <style:text-properties style:font-name="Times New Roman1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7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588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06pt solid #666666" fo:border-top="0.26pt solid #ffffff" style:vertical-align="bottom"/>
      <style:text-properties fo:font-size="14pt" style:font-size-asian="14pt" style:font-size-complex="14pt"/>
    </style:style>
    <style:style style:name="ce589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0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1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2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3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4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5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6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7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599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bottom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78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center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601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60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none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03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0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0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0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none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07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0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09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10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11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1" fo:font-size="10pt" style:font-size-asian="10pt" style:font-size-complex="10pt"/>
    </style:style>
    <style:style style:name="ce61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end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613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1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fo:font-size="10pt" style:font-size-asian="10pt" style:font-size-complex="10pt"/>
    </style:style>
    <style:style style:name="ce61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bottom"/>
      <style:paragraph-properties fo:text-align="start" fo:margin-left="0in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94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start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617" style:family="table-cell" style:parent-style-name="Default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1392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1" fo:font-size="12pt" style:font-size-asian="12pt" style:font-size-complex="12pt"/>
    </style:style>
    <style:style style:name="ce768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1" fo:font-size="14pt" style:font-size-asian="14pt" style:font-size-complex="14pt"/>
    </style:style>
    <style:style style:name="ce619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620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21" style:family="table-cell" style:parent-style-name="Default" style:data-style-name="N1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22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23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24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25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26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27" style:family="table-cell" style:parent-style-name="Default" style:data-style-name="N1">
      <style:table-cell-properties fo:border-bottom="0.06pt solid #00008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28" style:family="table-cell" style:parent-style-name="Default" style:data-style-name="N1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29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3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3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 style:vertical-align="bottom"/>
      <style:paragraph-properties fo:text-align="center" fo:margin-left="0in"/>
      <style:text-properties style:font-name="Times New Roman1" fo:font-size="10pt" style:font-size-asian="10pt" style:font-size-complex="10pt"/>
    </style:style>
    <style:style style:name="ce63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0.26pt solid #ffffff" style:vertical-align="bottom"/>
      <style:paragraph-properties fo:text-align="end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63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none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4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6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none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0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1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2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1" fo:font-size="10pt" style:font-size-asian="10pt" style:font-size-complex="10pt"/>
    </style:style>
    <style:style style:name="ce1419" style:family="table-cell" style:parent-style-name="Default" style:data-style-name="N37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bottom"/>
      <style:paragraph-properties fo:text-align="end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64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none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45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4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4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48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none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4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5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51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52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53" style:family="table-cell" style:parent-style-name="Default" style:data-style-name="N4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1" fo:font-size="10pt" style:font-size-asian="10pt" style:font-size-complex="10pt"/>
    </style:style>
    <style:style style:name="ce654" style:family="table-cell" style:parent-style-name="Default" style:data-style-name="N4">
      <style:table-cell-properties style:cell-protect="protected formula-hidden" style:print-content="true"/>
      <style:text-properties style:font-name="Times New Roman1" fo:font-size="10pt" style:font-size-asian="10pt" style:font-size-complex="10pt"/>
    </style:style>
    <style:style style:name="ce1434" style:family="table-cell" style:parent-style-name="Default">
      <style:table-cell-properties fo:border-bottom="0.2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botto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435" style:family="table-cell" style:parent-style-name="Default">
      <style:table-cell-properties fo:border-bottom="0.2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bottom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1436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2pt" style:font-size-asian="12pt" style:font-size-complex="12pt"/>
    </style:style>
    <style:style style:name="ce143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4pt" style:font-size-asian="14pt" style:font-size-complex="14pt"/>
    </style:style>
    <style:style style:name="ce65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/>
      <style:paragraph-properties fo:text-align="end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658" style:family="table-cell" style:parent-style-name="Default" style:data-style-name="N37">
      <style:table-cell-properties fo:border-bottom="0.99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26pt solid #ffffff" fo:border-top="0.06pt solid #ffffff" style:vertical-align="bottom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440" style:family="table-cell" style:parent-style-name="Default" style:data-style-name="N37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26pt solid #ffffff" fo:border-top="0.06pt solid #ffffff" style:vertical-align="bottom"/>
      <style:paragraph-properties fo:text-align="center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660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6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none"/>
      <style:paragraph-properties fo:text-align="end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62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6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64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6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6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end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67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end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68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69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</style:style>
    <style:style style:name="ce671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</style:style>
    <style:style style:name="ce6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673" style:family="table-cell" style:parent-style-name="Default">
      <style:table-cell-properties style:cell-protect="protected formula-hidden" style:print-content="true" fo:border="0.26pt solid #ffffff" fo:padding-bottom="0.0193in" fo:padding-left="0.0138in" fo:padding-right="0.0138in" fo:padding-top="0.0193in"/>
      <style:text-properties fo:font-size="14pt" style:font-size-asian="14pt" style:font-size-complex="14pt"/>
    </style:style>
    <style:style style:name="ce674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2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76" style:family="table-cell" style:parent-style-name="Default">
      <style:table-cell-properties style:cell-protect="protected formula-hidden" style:print-content="true" fo:border="0.06pt solid #ffffff"/>
    </style:style>
    <style:style style:name="ce678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679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 style:vertical-align="middl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80" style:family="table-cell" style:parent-style-name="Default" style:data-style-name="N4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81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82" style:family="table-cell" style:parent-style-name="Default" style:data-style-name="N4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83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none" style:vertical-align="middl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84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 style:vertical-align="middl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85" style:family="table-cell" style:parent-style-name="Default" style:data-style-name="N4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 style:vertical-align="middl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86" style:family="table-cell" style:parent-style-name="Default" style:data-style-name="N4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87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8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689" style:family="table-cell" style:parent-style-name="Default" style:data-style-name="N4">
      <style:table-cell-properties fo:border-bottom="0.2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69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691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1" fo:font-size="10pt" style:font-size-asian="10pt" style:font-size-complex="10pt"/>
    </style:style>
    <style:style style:name="ce692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1" fo:font-size="10pt" style:font-size-asian="10pt" style:font-size-complex="10pt"/>
    </style:style>
    <style:style style:name="ce693" style:family="table-cell" style:parent-style-name="Default">
      <style:table-cell-properties fo:border-bottom="none" style:cell-protect="protected formula-hidden" style:print-content="true" fo:border-left="0.26pt solid #ffffff" fo:border-right="0.26pt solid #ffffff" fo:border-top="0.26pt solid #ffffff"/>
      <style:text-properties fo:font-size="14pt" style:font-size-asian="14pt" style:font-size-complex="14pt"/>
    </style:style>
    <style:style style:name="ce69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5" style:family="table-cell" style:parent-style-name="Default">
      <style:table-cell-properties fo:background-color="#cccccc"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6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7" style:family="table-cell" style:parent-style-name="Default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8" style:family="table-cell" style:parent-style-name="Default">
      <style:table-cell-properties fo:border-bottom="0.06pt solid #ffffff" style:cell-protect="protected formula-hidden" style:print-content="true" fo:border-left="none" fo:border-right="none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9" style:family="table-cell" style:parent-style-name="Default">
      <style:table-cell-properties fo:border-bottom="0.06pt solid #ffffff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0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1" style:family="table-cell" style:parent-style-name="Default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1" fo:font-size="10pt" style:font-size-asian="10pt" style:font-size-complex="10pt"/>
    </style:style>
    <style:style style:name="ce704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1" fo:font-size="10pt" style:font-size-asian="10pt" style:font-size-complex="10pt"/>
    </style:style>
    <style:style style:name="ce729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1" fo:font-size="14pt" style:font-size-asian="14pt" style:font-size-complex="14pt"/>
    </style:style>
    <style:style style:name="ce705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/>
      <style:paragraph-properties fo:text-align="center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706" style:family="table-cell" style:parent-style-name="Default" style:data-style-name="N4">
      <style:table-cell-properties fo:background-color="#cccccc" style:cell-protect="protected formula-hidden" style:print-content="true" fo:border="0.06pt solid #ffffff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07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0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09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non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10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0.06pt solid #ffffff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11" style:family="table-cell" style:parent-style-name="Default" style:data-style-name="N4">
      <style:table-cell-properties fo:border-bottom="0.06pt solid #000000" style:cell-protect="protected formula-hidden" style:print-content="true" fo:border-left="0.26pt solid #ffffff" fo:border-right="0.26pt solid #ffffff" fo:border-top="0.06pt solid #ffffff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12" style:family="table-cell" style:parent-style-name="Default" style:data-style-name="N4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13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fo:border-left="0.06pt solid #ffffff" fo:border-right="0.06pt solid #ffffff" fo:border-top="0.06pt solid #ffffff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14" style:family="table-cell" style:parent-style-name="Default" style:data-style-name="N4">
      <style:table-cell-properties style:cell-protect="protected formula-hidden" style:print-content="true"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721" style:family="table-cell" style:parent-style-name="Default" style:data-style-name="N4">
      <style:table-cell-properties fo:border-bottom="0.26pt solid #ffffff" style:cell-protect="protected formula-hidden" style:print-content="true" fo:border-left="0.06pt solid #ffffff" fo:border-right="0.06pt solid #ffffff" fo:border-top="0.06pt solid #ffffff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22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</style:style>
    <style:style style:name="ce723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</style:style>
    <style:style style:name="ce1498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</style:style>
    <style:style style:name="ce725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non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26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06pt solid #ffffff" fo:border-right="0.26pt solid #ffffff" fo:border-top="0.06pt solid #ffffff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27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0.06pt solid #ffffff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2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26pt solid #ffffff" fo:border-top="0.06pt solid #ffffff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3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end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731" style:family="table-cell" style:parent-style-name="Default" style:data-style-name="N11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32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33" style:family="table-cell" style:parent-style-name="Default" style:data-style-name="N11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34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35" style:family="table-cell" style:parent-style-name="Default" style:data-style-name="N11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36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1" fo:font-size="14pt" style:font-size-asian="14pt" style:font-size-complex="14pt"/>
    </style:style>
    <style:style style:name="ce737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1" fo:font-size="10pt" style:font-size-asian="10pt" style:font-size-complex="10pt"/>
    </style:style>
    <style:style style:name="ce73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/>
      <style:paragraph-properties fo:text-align="end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739" style:family="table-cell" style:parent-style-name="Default" style:data-style-name="N11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26pt solid #ffffff" style:vertical-align="bottom"/>
      <style:paragraph-properties fo:text-align="center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740" style:family="table-cell" style:parent-style-name="Default" style:data-style-name="N11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41" style:family="table-cell" style:parent-style-name="Default" style:data-style-name="N11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42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43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000000" fo:border-top="none" style:vertical-align="middle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44" style:family="table-cell" style:parent-style-name="Default" style:data-style-name="N11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1" fo:font-size="14pt" style:font-size-asian="14pt" style:font-size-complex="14pt"/>
      <style:map style:condition="cell-content()=0" style:apply-style-name="Hidden" style:base-cell-address="Summary.D3"/>
    </style:style>
    <style:style style:name="ce745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1" fo:font-size="14pt" style:font-size-asian="14pt" style:font-size-complex="14pt"/>
    </style:style>
    <style:style style:name="ce746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1" fo:font-size="10pt" style:font-size-asian="10pt" style:font-size-complex="10pt"/>
    </style:style>
    <style:style style:name="ce747" style:family="table-cell" style:parent-style-name="Default" style:data-style-name="N11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1" fo:font-size="10pt" style:font-size-asian="10pt" style:font-size-complex="10pt"/>
    </style:style>
    <style:style style:name="ce748" style:family="table-cell" style:parent-style-name="Default" style:data-style-name="N11">
      <style:table-cell-properties style:cell-protect="protected formula-hidden" style:print-content="true"/>
      <style:text-properties style:font-name="Times New Roman1" fo:font-size="10pt" style:font-size-asian="10pt" style:font-size-complex="10pt"/>
    </style:style>
    <style:style style:name="ce74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end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750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1" fo:font-size="14pt" style:font-size-asian="14pt" style:font-size-complex="14pt"/>
    </style:style>
    <style:style style:name="ce751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1" fo:font-size="10pt" style:font-size-asian="10pt" style:font-size-complex="10pt"/>
    </style:style>
    <style:style style:name="ce752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 style:vertical-align="bottom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753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1" fo:font-size="14pt" style:font-size-asian="14pt" style:font-size-complex="14pt"/>
    </style:style>
    <style:style style:name="ce7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0pt" style:font-size-asian="10pt" style:font-size-complex="10pt"/>
    </style:style>
    <style:style style:name="ce755" style:family="table-cell" style:parent-style-name="Default">
      <style:table-cell-properties style:cell-protect="protected formula-hidden" style:print-content="true" fo:border="0.06pt solid #ffffff"/>
      <style:text-properties fo:font-size="10pt" style:font-size-asian="10pt" style:font-size-complex="10pt"/>
    </style:style>
    <style:style style:name="ce758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</style:style>
    <style:style style:name="ce756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 style:vertical-align="bottom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757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1" fo:font-size="14pt" style:font-size-asian="14pt" style:font-size-complex="14pt"/>
    </style:style>
    <style:style style:name="ce759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0pt" style:font-size-asian="10pt" style:font-size-complex="10pt"/>
    </style:style>
    <style:style style:name="ce76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in"/>
      <style:text-properties style:font-name="Times New Roman1" fo:font-size="10pt" style:font-size-asian="10pt" style:font-size-complex="10pt"/>
    </style:style>
    <style:style style:name="ce761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1" fo:font-size="10pt" style:font-size-asian="10pt" style:font-size-complex="10pt"/>
    </style:style>
    <style:style style:name="ce765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1" fo:font-size="14pt" style:font-size-asian="14pt" style:font-size-complex="14pt"/>
    </style:style>
    <style:style style:name="ce762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center" fo:margin-left="0in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763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1" fo:font-size="14pt" style:font-size-asian="14pt" style:font-size-complex="14pt"/>
    </style:style>
    <style:style style:name="ce764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fo:font-size="14pt" style:font-size-asian="14pt" style:font-size-complex="14pt"/>
    </style:style>
    <style:style style:name="ce766" style:family="table-cell" style:parent-style-name="Default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in"/>
      <style:text-properties style:font-name="Times New Roman1" fo:font-size="10pt" style:font-size-asian="10pt" style:font-size-complex="10pt"/>
    </style:style>
    <style:style style:name="ce76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in"/>
      <style:text-properties style:font-name="Times New Roman1" fo:font-size="10pt" style:font-size-asian="10pt" style:font-size-complex="10pt"/>
    </style:style>
    <style:style style:name="ce76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ce77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style:font-name="Times New Roman1" fo:font-size="14pt" style:font-size-asian="14pt" style:font-size-complex="14pt"/>
    </style:style>
    <style:style style:name="ce772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1" fo:font-size="10pt" style:font-size-asian="10pt" style:font-size-complex="10pt"/>
    </style:style>
    <style:style style:name="ce774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1" fo:font-size="14pt" style:font-size-asian="14pt" style:font-size-complex="14pt"/>
    </style:style>
    <style:style style:name="ce773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 style:vertical-align="bottom"/>
      <style:text-properties style:font-name="Times New Roman1" fo:font-size="14pt" style:font-size-asian="14pt" style:font-size-complex="14pt"/>
    </style:style>
    <style:style style:name="ce775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1" fo:font-size="14pt" style:font-size-asian="14pt" style:font-size-complex="14pt"/>
    </style:style>
    <style:style style:name="ce776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1" fo:font-size="14pt" style:font-size-asian="14pt" style:font-size-complex="14pt"/>
    </style:style>
    <style:style style:name="ce777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1" fo:font-size="10pt" style:font-size-asian="10pt" style:font-size-complex="10pt"/>
    </style:style>
    <style:style style:name="ce778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1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content-validations>
        <table:content-validation table:name="val1" table:base-cell-address="'Weekly Payroll Report'.B6">
          <table:help-message table:title="Employee Name" table:display="true">
            <text:p>Enter the employee's name here. </text:p>
            <text:p/>
            <text:p>Tip : Don't be concerned with the formatting </text:p>
            <text:p>as you type the name. <text:s text:c="8"/>It will be formatted </text:p>
            <text:p>correctly after you press enter or tab to leave </text:p>
            <text:p>the cell.</text:p>
          </table:help-message>
          <table:error-message table:message-type="stop" table:title="Employee Name is required." table:display="true">
            <text:p>You must enter a value before you can continue.</text:p>
          </table:error-message>
        </table:content-validation>
        <table:content-validation table:name="val2" table:base-cell-address="'Weekly Payroll Report'.G12">
          <table:help-message table:title="Regular Hours" table:display="true">
            <text:p>Enter Regular Hours worked on this day.</text:p>
          </table:help-message>
        </table:content-validation>
        <table:content-validation table:name="val3" table:base-cell-address="'Weekly Payroll Report'.H12">
          <table:help-message table:title="Overtime Hours" table:display="true">
            <text:p>Enter overtime hours worked on this day.</text:p>
          </table:help-message>
        </table:content-validation>
        <table:content-validation table:name="val4" table:base-cell-address="'Weekly Payroll Report'.I12">
          <table:help-message table:title="Vacation Hours" table:display="true">
            <text:p>Enter vacation hours used on this day.</text:p>
          </table:help-message>
        </table:content-validation>
        <table:content-validation table:name="val5" table:condition="of:cell-content-text-length()&gt;=2" table:allow-empty-cell="false" table:base-cell-address="'Weekly Payroll Report'.I3">
          <table:help-message table:title="Division Name" table:display="true">
            <text:p>Enter your division name here.</text:p>
            <text:p/>
            <text:p>You must enter this before proceding.</text:p>
          </table:help-message>
          <table:error-message table:message-type="stop" table:title="Division Number" table:display="false">
            <text:p>Enter your division name here.</text:p>
            <text:p/>
            <text:p>You must enter this before proceding.</text:p>
          </table:error-message>
        </table:content-validation>
        <table:content-validation table:name="val6" table:base-cell-address="'Weekly Payroll Report'.I6">
          <table:help-message table:title="Holiday Hours" table:display="true">
            <text:p>Enter the holiday hours used on this day, if any.</text:p>
          </table:help-message>
        </table:content-validation>
        <table:content-validation table:name="val7" table:base-cell-address="'Weekly Payroll Report'.AH6">
          <table:help-message table:title="Regular Pay" table:display="true">
            <text:p/>
            <text:p>This amount is calculated</text:p>
            <text:p>for you. <text:s text:c="8"/></text:p>
            <text:p/>
            <text:p>You may also enter a different </text:p>
            <text:p>value here if necessary.</text:p>
          </table:help-message>
        </table:content-validation>
        <table:content-validation table:name="val8" table:base-cell-address="'Weekly Payroll Report'.AH10">
          <table:help-message table:title="Vacation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Vacation Rate" in the "Vacation</text:p>
            <text:p>Rate" box located to the </text:p>
            <text:p>right of the sqaures.</text:p>
            <text:p/>
            <text:p>The Vacation Rate must </text:p>
            <text:p>be gotten from the Payroll</text:p>
            <text:p>department.</text:p>
          </table:help-message>
        </table:content-validation>
        <table:content-validation table:name="val9" table:base-cell-address="'Weekly Payroll Report'.AK6">
          <table:help-message table:title="Overtime Pay" table:display="true">
            <text:p/>
            <text:p>This value is calculated</text:p>
            <text:p>for you. </text:p>
            <text:p/>
            <text:p>You may enter a different </text:p>
            <text:p>value if necessary..</text:p>
          </table:help-message>
        </table:content-validation>
        <table:content-validation table:name="val10" table:base-cell-address="'Weekly Payroll Report'.AK10">
          <table:help-message table:title="Holiday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Holiday Rate" in the "Holiday </text:p>
            <text:p>Rate" box located to the </text:p>
            <text:p>right of the sqaures.</text:p>
            <text:p/>
            <text:p>The Holiday Rate must </text:p>
            <text:p>be gotten from the Payroll</text:p>
            <text:p>department.</text:p>
          </table:help-message>
        </table:content-validation>
        <table:content-validation table:name="val11" table:condition="of:cell-content-is-date() and cell-content()&gt;=2/17/2012" table:allow-empty-cell="false" table:base-cell-address="'Weekly Payroll Report'.AM3">
          <table:help-message table:title="Week Ending Date" table:display="false">
            <text:p/>
            <text:p><text:s text:c="24"/>Enter the Week Ending date. <text:s text:c="8"/>At</text:p>
            <text:p>ANS, Inc. <text:s text:c="8"/>this means the date of</text:p>
            <text:p>the Friday at the end of the week.</text:p>
            <text:p/>
            <text:p>This value must be entered before</text:p>
            <text:p>proceding.</text:p>
          </table:help-message>
          <table:error-message table:message-type="stop" table:title="Week Ending" table:display="true">
            <text:p>Enter the Week Ending date.</text:p>
            <text:p/>
            <text:p>This value must be entered before</text:p>
            <text:p>proceding.</text:p>
          </table:error-message>
        </table:content-validation>
        <table:content-validation table:name="val12" table:base-cell-address="'Weekly Payroll Report'.AM6">
          <table:help-message table:title="Total Pay" table:display="true">
            <text:p>Total Pay amount to be paid.</text:p>
            <text:p/>
            <text:p>This value is calculated for you </text:p>
            <text:p>as Regular Pay + Overtime Pay +</text:p>
            <text:p>Vacation Pay + Holiday Pay.</text:p>
          </table:help-message>
          <table:error-message table:message-type="stop" table:display="true"/>
        </table:content-validation>
        <table:content-validation table:name="val13" table:base-cell-address="'Weekly Payroll Report'.AM10">
          <table:help-message table:title="Validate Expenses" table:display="true">
            <text:p>Enter the total Expenses</text:p>
            <text:p>from the employees time</text:p>
            <text:p>card here to make sure </text:p>
            <text:p>it is within the allowable</text:p>
            <text:p>amount. ( 20% of Direct</text:p>
            <text:p>Labor )</text:p>
          </table:help-message>
        </table:content-validation>
        <table:content-validation table:name="val14" table:base-cell-address="'Weekly Payroll Report'.AJ257">
          <table:help-message table:title="Daily Vacation Pay Rate" table:display="true">
            <text:p>Enter the Daily Vacation Pay Rate.</text:p>
            <text:p/>
            <text:p>Ask the payroll department for theis number.</text:p>
            <text:p/>
            <text:p>The Daily Vacation Pay Rate is is </text:p>
            <text:p>calculated for each employee employee. </text:p>
            <text:p/>
            <text:p>It is based on the employees average </text:p>
            <text:p>past pay rate and must be obtained </text:p>
            <text:p>from the payroll department for the </text:p>
            <text:p>week in which it is needed.</text:p>
          </table:help-message>
        </table:content-validation>
      </table:content-validations>
      <table:table table:name="Weekly Payroll Report" table:style-name="ta1" table:protected="true" table:protection-key="6F0pAhkVXP+kKNCrdxQ2wWl8Alg=" table:protection-key-digest-algorithm="http://www.w3.org/2000/09/xmldsig#sha1" table:print-ranges="'Weekly Payroll Report'.B1:'Weekly Payroll Report'.AO10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78"/>
        <table:table-column table:style-name="co16" table:default-cell-style-name="ce278"/>
        <table:table-column table:style-name="co17" table:number-columns-repeated="3" table:default-cell-style-name="ce278"/>
        <table:table-column table:style-name="co18" table:number-columns-repeated="2" table:default-cell-style-name="ce278"/>
        <table:table-column table:style-name="co17" table:visibility="collapse" table:default-cell-style-name="ce278"/>
        <table:table-column table:style-name="co19" table:visibility="collapse" table:default-cell-style-name="ce278"/>
        <table:table-column table:style-name="co20" table:visibility="collapse" table:default-cell-style-name="ce294"/>
        <table:table-column table:style-name="co21" table:visibility="collapse" table:default-cell-style-name="ce294"/>
        <table:table-column table:style-name="co22" table:visibility="collapse" table:default-cell-style-name="ce299"/>
        <table:table-column table:style-name="co21" table:visibility="collapse" table:default-cell-style-name="ce299"/>
        <table:table-column table:style-name="co22" table:visibility="collapse" table:default-cell-style-name="ce299"/>
        <table:table-column table:style-name="co23" table:visibility="collapse" table:default-cell-style-name="ce299"/>
        <table:table-column table:style-name="co24" table:visibility="collapse" table:default-cell-style-name="ce299"/>
        <table:table-column table:style-name="co23" table:visibility="collapse" table:default-cell-style-name="ce299"/>
        <table:table-column table:style-name="co25" table:visibility="collapse" table:default-cell-style-name="ce309"/>
        <table:table-column table:style-name="co23" table:visibility="collapse" table:default-cell-style-name="ce309"/>
        <table:table-column table:style-name="co25" table:visibility="collapse" table:default-cell-style-name="ce316"/>
        <table:table-column table:style-name="co23" table:visibility="collapse" table:default-cell-style-name="ce309"/>
        <table:table-column table:style-name="co22" table:visibility="collapse" table:default-cell-style-name="ce309"/>
        <table:table-column table:style-name="co23" table:visibility="collapse" table:default-cell-style-name="ce309"/>
        <table:table-column table:style-name="co26" table:visibility="collapse" table:default-cell-style-name="ce309"/>
        <table:table-column table:style-name="co27" table:visibility="collapse" table:default-cell-style-name="ce309"/>
        <table:table-column table:style-name="co26" table:visibility="collapse" table:default-cell-style-name="ce316"/>
        <table:table-column table:style-name="co21" table:visibility="collapse" table:default-cell-style-name="ce309"/>
        <table:table-column table:style-name="co26" table:visibility="collapse" table:default-cell-style-name="ce309"/>
        <table:table-column table:style-name="co21" table:visibility="collapse" table:default-cell-style-name="ce309"/>
        <table:table-column table:style-name="co28" table:visibility="collapse" table:default-cell-style-name="ce323"/>
        <table:table-column table:style-name="co23" table:visibility="collapse" table:default-cell-style-name="ce309"/>
        <table:table-column table:style-name="co29" table:visibility="collapse" table:default-cell-style-name="ce332"/>
        <table:table-column table:style-name="co23" table:visibility="collapse" table:default-cell-style-name="ce332"/>
        <table:table-column table:style-name="co30" table:visibility="collapse" table:default-cell-style-name="ce332"/>
        <table:table-column table:style-name="co21" table:visibility="collapse" table:default-cell-style-name="ce332"/>
        <table:table-column table:style-name="co31" table:visibility="collapse" table:default-cell-style-name="ce337"/>
        <table:table-column table:style-name="co32" table:visibility="collapse" table:default-cell-style-name="ce337"/>
        <table:table-column table:style-name="co33" table:visibility="collapse" table:default-cell-style-name="ce337"/>
        <table:table-column table:style-name="co21" table:visibility="collapse" table:default-cell-style-name="ce337"/>
        <table:table-column table:style-name="co29" table:visibility="collapse" table:default-cell-style-name="ce337"/>
        <table:table-column table:style-name="co21" table:default-cell-style-name="ce337"/>
        <table:table-column table:style-name="co30" table:default-cell-style-name="ce337"/>
        <table:table-column table:style-name="co34" table:default-cell-style-name="ce337"/>
        <table:table-column table:style-name="co35" table:default-cell-style-name="ce275"/>
        <table:table-column table:style-name="co36" table:default-cell-style-name="ce275"/>
        <table:table-column table:style-name="co37" table:default-cell-style-name="ce348"/>
        <table:table-column table:style-name="co27" table:default-cell-style-name="ce275"/>
        <table:table-column table:style-name="co38" table:default-cell-style-name="ce275"/>
        <table:table-column table:style-name="co21" table:default-cell-style-name="ce275"/>
        <table:table-column table:style-name="co39" table:default-cell-style-name="ce275"/>
        <table:table-column table:style-name="co19" table:default-cell-style-name="ce275"/>
        <table:table-column table:style-name="co40" table:default-cell-style-name="ce275"/>
        <table:table-column table:style-name="co21" table:default-cell-style-name="ce275"/>
        <table:table-column table:style-name="co41" table:default-cell-style-name="ce222"/>
        <table:table-column table:style-name="co21" table:default-cell-style-name="ce222"/>
        <table:table-column table:style-name="co42" table:number-columns-repeated="108" table:default-cell-style-name="ce222"/>
        <table:table-column table:style-name="co42" table:default-cell-style-name="ce359"/>
        <table:table-column table:style-name="co42" table:number-columns-repeated="819" table:default-cell-style-name="Default"/>
        <table:table-header-rows>
          <table:table-row table:style-name="ro1">
            <table:table-cell table:style-name="ce1"/>
            <table:table-cell table:style-name="ce9" office:value-type="string" calcext:value-type="string">
              <text:p>WEEKLY PAYROLL REPORT</text:p>
            </table:table-cell>
            <table:table-cell table:style-name="ce9" table:number-columns-repeated="2"/>
            <table:table-cell table:style-name="ce24" table:number-columns-repeated="11"/>
            <table:table-cell table:style-name="ce117"/>
            <table:table-cell table:style-name="ce118" table:number-columns-repeated="2"/>
            <table:table-cell table:number-columns-repeated="17"/>
            <table:table-cell table:style-name="ce167" table:number-columns-repeated="3"/>
            <table:table-cell table:style-name="ce24"/>
            <table:table-cell table:style-name="ce242"/>
            <table:table-cell table:style-name="ce257" office:value-type="string" calcext:value-type="string">
              <text:p>American National Skyline, Inc.</text:p>
            </table:table-cell>
            <table:table-cell table:style-name="ce274" table:number-columns-repeated="9"/>
            <table:table-cell table:style-name="ce293" table:number-columns-repeated="2"/>
            <table:table-cell table:style-name="ce298" table:number-columns-repeated="6"/>
            <table:table-cell table:style-name="ce308" table:number-columns-repeated="2"/>
            <table:table-cell table:style-name="ce315"/>
            <table:table-cell table:style-name="ce308" table:number-columns-repeated="5"/>
            <table:table-cell table:style-name="ce315"/>
            <table:table-cell table:style-name="ce308" table:number-columns-repeated="3"/>
            <table:table-cell table:style-name="ce322"/>
            <table:table-cell table:style-name="ce308"/>
            <table:table-cell table:style-name="ce331" table:number-columns-repeated="4"/>
            <table:table-cell table:style-name="ce336" table:number-columns-repeated="8"/>
            <table:table-cell table:style-name="ce274" table:number-columns-repeated="2"/>
            <table:table-cell table:style-name="ce347"/>
            <table:table-cell table:style-name="ce274" table:number-columns-repeated="7"/>
            <table:table-cell table:style-name="ce328" table:number-columns-repeated="111"/>
            <table:table-cell table:style-name="ce24" table:number-columns-repeated="810"/>
            <table:table-cell table:number-columns-repeated="9"/>
          </table:table-row>
          <table:table-row table:style-name="ro2">
            <table:table-cell table:style-name="ce2"/>
            <table:table-cell table:style-name="ce121" office:value-type="string" calcext:value-type="string">
              <text:p>CITY :</text:p>
            </table:table-cell>
            <table:table-cell table:style-name="ce10" table:number-columns-repeated="2"/>
            <table:table-cell table:style-name="ce25"/>
            <table:table-cell table:style-name="ce796" office:value-type="string" calcext:value-type="string" table:number-columns-spanned="6" table:number-rows-spanned="1">
              <text:p>Columbus</text:p>
            </table:table-cell>
            <table:covered-table-cell table:number-columns-repeated="5" table:style-name="ce25"/>
            <table:table-cell table:style-name="ce25"/>
            <table:table-cell table:style-name="ce121" office:value-type="string" calcext:value-type="string">
              <text:p>STATE :</text:p>
            </table:table-cell>
            <table:table-cell table:style-name="ce25" table:number-columns-repeated="2"/>
            <table:table-cell table:style-name="ce868" office:value-type="string" calcext:value-type="string" table:number-columns-spanned="2" table:number-rows-spanned="1">
              <text:p>Oh</text:p>
            </table:table-cell>
            <table:covered-table-cell table:style-name="ce25"/>
            <table:table-cell table:style-name="ce25"/>
            <table:table-cell table:style-name="ce852" office:value-type="string" calcext:value-type="string" table:number-columns-spanned="2" table:number-rows-spanned="1">
              <text:p>VOL:</text:p>
            </table:table-cell>
            <table:covered-table-cell table:style-name="ce854"/>
            <table:table-cell table:style-name="ce123" table:formula="of:=[Summary.AD38]" office:value-type="float" office:value="10982.5" calcext:value-type="float" table:number-columns-spanned="3" table:number-rows-spanned="1">
              <text:p>10,982.50</text:p>
            </table:table-cell>
            <table:covered-table-cell table:style-name="ce125"/>
            <table:covered-table-cell table:style-name="ce854"/>
            <table:table-cell table:style-name="ce854"/>
            <table:table-cell table:style-name="ce852" office:value-type="string" calcext:value-type="string" table:number-columns-spanned="2" table:number-rows-spanned="1">
              <text:p>PAY:</text:p>
            </table:table-cell>
            <table:covered-table-cell table:style-name="ce854"/>
            <table:table-cell table:style-name="ce123" table:formula="of:=[Summary.X38]" office:value-type="float" office:value="3667" calcext:value-type="float" table:number-columns-spanned="3" table:number-rows-spanned="1">
              <text:p>3,667.00</text:p>
            </table:table-cell>
            <table:covered-table-cell table:number-columns-repeated="2" table:style-name="ce125"/>
            <table:table-cell table:style-name="ce852" office:value-type="string" calcext:value-type="string" table:number-columns-spanned="3" table:number-rows-spanned="1">
              <text:p>PROD:</text:p>
            </table:table-cell>
            <table:covered-table-cell table:number-columns-repeated="2" table:style-name="ce125"/>
            <table:table-cell table:style-name="ce131" table:formula="of:=[.AA2]/[.U2]" office:value-type="percentage" office:value="0.333894832688368" calcext:value-type="percentage" table:number-columns-spanned="3" table:number-rows-spanned="1">
              <text:p>33.39%</text:p>
            </table:table-cell>
            <table:covered-table-cell table:number-columns-repeated="2" table:style-name="ce125"/>
            <table:table-cell table:style-name="ce168" table:number-columns-spanned="2" table:number-rows-spanned="1"/>
            <table:covered-table-cell table:style-name="ce185"/>
            <table:table-cell table:style-name="ce203"/>
            <table:table-cell table:style-name="ce222" table:number-columns-repeated="3"/>
            <table:table-cell table:style-name="ce275" table:number-columns-repeated="9"/>
            <table:table-cell table:number-columns-repeated="154"/>
            <table:table-cell table:style-name="ce222"/>
            <table:table-cell table:style-name="ce25" table:number-columns-repeated="810"/>
            <table:table-cell table:number-columns-repeated="9"/>
          </table:table-row>
          <table:table-row table:style-name="ro3">
            <table:table-cell table:style-name="ce28"/>
            <table:table-cell table:style-name="ce99" office:value-type="string" calcext:value-type="string">
              <text:p>DIVISION :</text:p>
            </table:table-cell>
            <table:table-cell table:style-name="ce99" table:number-columns-repeated="3"/>
            <table:table-cell table:style-name="ce797"/>
            <table:table-cell table:style-name="ce813"/>
            <table:table-cell table:style-name="ce803"/>
            <table:table-cell table:style-name="ce837" table:content-validation-name="val5" office:value-type="float" office:value="67" calcext:value-type="float" table:number-columns-spanned="2" table:number-rows-spanned="1">
              <text:p>67</text:p>
            </table:table-cell>
            <table:covered-table-cell table:style-name="ce846"/>
            <table:table-cell table:style-name="ce847"/>
            <table:table-cell table:style-name="ce848" office:value-type="string" calcext:value-type="string">
              <text:p>OPERATIONS MANAGER :</text:p>
            </table:table-cell>
            <table:table-cell table:style-name="ce99"/>
            <table:table-cell table:style-name="ce849"/>
            <table:table-cell table:style-name="ce866" table:number-columns-repeated="3"/>
            <table:table-cell table:style-name="ce849"/>
            <table:table-cell table:style-name="ce871"/>
            <table:table-cell table:style-name="ce873"/>
            <table:table-cell table:style-name="ce875"/>
            <table:table-cell table:style-name="ce877" office:value-type="string" calcext:value-type="string" table:number-columns-spanned="13" table:number-rows-spanned="1">
              <text:p>Angelo King</text:p>
            </table:table-cell>
            <table:covered-table-cell table:number-columns-repeated="3" table:style-name="ce878"/>
            <table:covered-table-cell table:style-name="ce880"/>
            <table:covered-table-cell table:number-columns-repeated="2" table:style-name="ce878"/>
            <table:covered-table-cell table:style-name="ce880"/>
            <table:covered-table-cell table:number-columns-repeated="2" table:style-name="ce878"/>
            <table:covered-table-cell table:number-columns-repeated="2" table:style-name="ce99"/>
            <table:covered-table-cell table:style-name="ce803"/>
            <table:table-cell table:style-name="ce899"/>
            <table:table-cell table:style-name="ce919" table:number-columns-repeated="2"/>
            <table:table-cell table:style-name="ce954" office:value-type="string" calcext:value-type="string">
              <text:p>WEEK ENDING :</text:p>
            </table:table-cell>
            <table:table-cell table:style-name="ce973" table:content-validation-name="val11" office:value-type="date" office:date-value="2022-04-22" calcext:value-type="date" table:number-columns-spanned="3" table:number-rows-spanned="1">
              <text:p>04/22/22</text:p>
            </table:table-cell>
            <table:covered-table-cell table:style-name="ce993"/>
            <table:covered-table-cell table:style-name="ce1009"/>
            <table:table-cell table:style-name="ce1027" table:number-columns-repeated="9"/>
            <table:table-cell table:style-name="ce1047" table:number-columns-repeated="2"/>
            <table:table-cell table:style-name="ce1053" table:number-columns-repeated="6"/>
            <table:table-cell table:style-name="ce1065" table:number-columns-repeated="2"/>
            <table:table-cell table:style-name="ce1073"/>
            <table:table-cell table:style-name="ce1065" table:number-columns-repeated="5"/>
            <table:table-cell table:style-name="ce1073"/>
            <table:table-cell table:style-name="ce1065" table:number-columns-repeated="3"/>
            <table:table-cell table:style-name="ce1081"/>
            <table:table-cell table:style-name="ce1065"/>
            <table:table-cell table:style-name="ce1091" table:number-columns-repeated="4"/>
            <table:table-cell table:style-name="ce1097" table:number-columns-repeated="8"/>
            <table:table-cell table:style-name="ce1106" table:number-columns-repeated="2"/>
            <table:table-cell table:style-name="ce1110"/>
            <table:table-cell table:style-name="ce1106" table:number-columns-repeated="118"/>
            <table:table-cell table:style-name="ce1122" table:number-columns-repeated="810"/>
            <table:table-cell table:style-name="ce1126" table:number-columns-repeated="9"/>
          </table:table-row>
          <table:table-row table:style-name="ro4">
            <table:table-cell table:style-name="ce3"/>
            <table:table-cell table:style-name="ce12"/>
            <table:table-cell table:style-name="ce27" table:number-columns-repeated="38"/>
            <table:table-cell table:style-name="ce259"/>
            <table:table-cell table:style-name="ce276" table:number-columns-repeated="9"/>
            <table:table-cell table:number-columns-repeated="22"/>
            <table:table-cell table:style-name="ce333" table:number-columns-repeated="4"/>
            <table:table-cell table:style-name="ce338" table:number-columns-repeated="8"/>
            <table:table-cell table:style-name="ce276" table:number-columns-repeated="2"/>
            <table:table-cell table:style-name="ce349"/>
            <table:table-cell table:style-name="ce276" table:number-columns-repeated="7"/>
            <table:table-cell table:style-name="ce352" table:number-columns-repeated="111"/>
            <table:table-cell table:style-name="ce361" table:number-columns-repeated="810"/>
            <table:table-cell table:number-columns-repeated="9"/>
          </table:table-row>
          <table:table-row table:style-name="ro5">
            <table:table-cell table:style-name="ce4"/>
            <table:table-cell table:style-name="ce243" office:value-type="string" calcext:value-type="string" table:number-columns-spanned="4" table:number-rows-spanned="1">
              <text:p>EMPLOYEE</text:p>
            </table:table-cell>
            <table:covered-table-cell table:number-columns-repeated="2" table:style-name="ce13"/>
            <table:covered-table-cell table:style-name="ce34"/>
            <table:table-cell table:style-name="ce49" table:formula="of:=[.J5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65"/>
            <table:covered-table-cell table:number-columns-repeated="2" table:style-name="ce79"/>
            <table:table-cell table:style-name="ce49" table:formula="of:=[.N5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65"/>
            <table:covered-table-cell table:number-columns-repeated="2" table:style-name="ce79"/>
            <table:table-cell table:style-name="ce101" table:formula="of:=[.R5]-1" office:value-type="date" office:date-value="2022-04-18" calcext:value-type="date" table:number-columns-spanned="4" table:number-rows-spanned="1">
              <text:p>Mon - 04/18</text:p>
            </table:table-cell>
            <table:covered-table-cell table:number-columns-repeated="3" table:style-name="ce65"/>
            <table:table-cell table:style-name="ce49" table:formula="of:=[.V5]-1" office:value-type="date" office:date-value="2022-04-19" calcext:value-type="date" table:number-columns-spanned="4" table:number-rows-spanned="1">
              <text:p>Tue - 04/19</text:p>
            </table:table-cell>
            <table:covered-table-cell table:number-columns-repeated="3" table:style-name="ce65"/>
            <table:table-cell table:style-name="ce49" table:formula="of:=[.Z5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D5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128"/>
            <table:covered-table-cell table:number-columns-repeated="2" table:style-name="ce65"/>
            <table:table-cell table:style-name="ce132" office:value-type="string" calcext:value-type="string" table:number-columns-spanned="3" table:number-rows-spanned="1">
              <text:p><text:span text:style-name="T1">REGULAR$ &amp; </text:span></text:p>
              <text:p>VACATION$</text:p>
            </table:table-cell>
            <table:covered-table-cell table:style-name="ce150"/>
            <table:covered-table-cell table:style-name="ce170"/>
            <table:table-cell table:style-name="ce928" office:value-type="string" calcext:value-type="string" table:number-columns-spanned="2" table:number-rows-spanned="1">
              <text:p><text:span text:style-name="T1">       O.T$. &amp;      </text:span></text:p>
              <text:p>HOLIDAY$</text:p>
            </table:table-cell>
            <table:covered-table-cell table:style-name="ce205"/>
            <table:table-cell table:style-name="ce928" office:value-type="string" calcext:value-type="string" table:number-columns-spanned="3" table:number-rows-spanned="1">
              <text:p><text:span text:style-name="T1">    TOTAL$  &amp;   </text:span></text:p>
              <text:p>EXPENSES$</text:p>
            </table:table-cell>
            <table:covered-table-cell table:number-columns-repeated="2" table:style-name="ce986"/>
            <table:table-cell table:style-name="ce277" table:number-columns-repeated="7"/>
            <table:table-cell table:style-name="ce291" office:value-type="string" calcext:value-type="string">
              <text:p>Row</text:p>
            </table:table-cell>
            <table:table-cell table:style-name="ce277"/>
            <table:table-cell table:style-name="ce295" office:value-type="string" calcext:value-type="string">
              <text:p>Employee Name </text:p>
            </table:table-cell>
            <table:table-cell table:style-name="ce297"/>
            <table:table-cell table:style-name="ce300" office:value-type="string" calcext:value-type="string">
              <text:p>Reg Hrs</text:p>
            </table:table-cell>
            <table:table-cell table:style-name="ce98"/>
            <table:table-cell table:style-name="ce300" office:value-type="string" calcext:value-type="string">
              <text:p>Reg Pay</text:p>
            </table:table-cell>
            <table:table-cell table:style-name="ce98"/>
            <table:table-cell table:style-name="ce300" office:value-type="string" calcext:value-type="string">
              <text:p>Expenses</text:p>
            </table:table-cell>
            <table:table-cell table:style-name="ce98"/>
            <table:table-cell table:style-name="ce310" office:value-type="string" calcext:value-type="string">
              <text:p>OT Hrs</text:p>
            </table:table-cell>
            <table:table-cell table:style-name="ce314"/>
            <table:table-cell table:style-name="ce300" office:value-type="string" calcext:value-type="string">
              <text:p>OT Pay</text:p>
            </table:table-cell>
            <table:table-cell table:style-name="ce98"/>
            <table:table-cell table:style-name="ce310" office:value-type="string" calcext:value-type="string">
              <text:p>Vac Hrs</text:p>
            </table:table-cell>
            <table:table-cell table:style-name="ce314"/>
            <table:table-cell table:style-name="ce300" office:value-type="string" calcext:value-type="string">
              <text:p>Vac Pay</text:p>
            </table:table-cell>
            <table:table-cell table:style-name="ce314"/>
            <table:table-cell table:style-name="ce310" office:value-type="string" calcext:value-type="string">
              <text:p>Hol Hrs</text:p>
            </table:table-cell>
            <table:table-cell table:style-name="ce314"/>
            <table:table-cell table:style-name="ce320" office:value-type="string" calcext:value-type="string">
              <text:p>Hol Pay</text:p>
            </table:table-cell>
            <table:table-cell table:style-name="ce321"/>
            <table:table-cell table:style-name="ce324" office:value-type="string" calcext:value-type="string">
              <text:p>Gross</text:p>
            </table:table-cell>
            <table:table-cell table:style-name="ce328"/>
            <table:table-cell table:style-name="ce320" office:value-type="string" calcext:value-type="string">
              <text:p>Expenses Submitted</text:p>
            </table:table-cell>
            <table:table-cell table:style-name="ce334"/>
            <table:table-cell table:style-name="ce300" office:value-type="string" calcext:value-type="string">
              <text:p>Expenses Allowed</text:p>
            </table:table-cell>
            <table:table-cell table:style-name="Default"/>
            <table:table-cell table:style-name="ce320" office:value-type="string" calcext:value-type="string">
              <text:p>VOL</text:p>
            </table:table-cell>
            <table:table-cell table:style-name="ce342"/>
            <table:table-cell table:style-name="ce320" office:value-type="string" calcext:value-type="string">
              <text:p>D/L</text:p>
            </table:table-cell>
            <table:table-cell table:style-name="ce343"/>
            <table:table-cell table:style-name="ce300" office:value-type="string" calcext:value-type="string">
              <text:p>Reg Pay + Expenses</text:p>
            </table:table-cell>
            <table:table-cell table:style-name="ce24" table:number-columns-repeated="8"/>
            <table:table-cell table:style-name="ce342"/>
            <table:table-cell table:style-name="ce24"/>
            <table:table-cell table:style-name="ce351" table:number-columns-repeated="3"/>
            <table:table-cell table:style-name="ce353" table:number-columns-repeated="110"/>
            <table:table-cell table:style-name="ce356"/>
            <table:table-cell table:style-name="ce986" table:number-columns-repeated="810"/>
            <table:table-cell table:number-columns-repeated="9"/>
          </table:table-row>
        </table:table-header-rows>
        <table:table-row table:style-name="ro6">
          <table:table-cell table:style-name="ce5"/>
          <table:table-cell table:style-name="ce120" table:content-validation-name="val1" table:number-columns-spanned="2" table:number-rows-spanned="8"/>
          <table:covered-table-cell table:style-name="ce360"/>
          <table:table-cell table:style-name="ce360"/>
          <table:table-cell table:style-name="ce35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6]&gt;0; [.BC6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]" office:value-type="float" office:value="1" calcext:value-type="float">
            <text:p>1</text:p>
          </table:table-cell>
          <table:table-cell table:style-name="ce275"/>
          <table:table-cell table:style-name="ce296" table:formula="of:=[.B6]" office:value-type="float" office:value="0" calcext:value-type="float">
            <text:p>0</text:p>
          </table:table-cell>
          <table:table-cell table:style-name="ce296"/>
          <table:table-cell table:style-name="ce301" table:formula="of:=[.$F6]+[.$J6]+[.$N6]+[.$R6]+[.$V6]+[.$Z6]+[.$AD6]" office:value-type="float" office:value="0" calcext:value-type="float">
            <text:p>0.00</text:p>
          </table:table-cell>
          <table:table-cell table:style-name="ce304"/>
          <table:table-cell table:style-name="ce306" table:formula="of:=IF([.$BG6]=0;[.$CA6]; IF([.$BG6]&gt;0; [.$CA6]/([.$BA6]+([.$BG6]*1.5)))*[.$BA6])-[.$BE6]" office:value-type="float" office:value="0" calcext:value-type="float">
            <text:p>0.00</text:p>
          </table:table-cell>
          <table:table-cell table:style-name="ce304"/>
          <table:table-cell table:style-name="ce307" table:formula="of:=[.BU6]" office:value-type="float" office:value="0" calcext:value-type="float">
            <text:p>0.00</text:p>
          </table:table-cell>
          <table:table-cell table:style-name="ce304"/>
          <table:table-cell table:style-name="ce311" table:formula="of:=[.$G6]+[.$K6]+[.$O6]+[.$S6]+[.$W6]+[.$AA6]+[.$AE6]" office:value-type="float" office:value="0" calcext:value-type="float">
            <text:p>0</text:p>
          </table:table-cell>
          <table:table-cell table:style-name="ce306"/>
          <table:table-cell table:style-name="ce306" table:formula="of:=IF([.$BA6]&gt;0;[.$BG6]*[.$CA6]/([.$BA6]+([.$BG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]+[.$L6]+[.$P6]+[.$T6]+[.$X6]+[.$AB6]+[.$AF6]" office:value-type="float" office:value="0" calcext:value-type="float">
            <text:p>0</text:p>
          </table:table-cell>
          <table:table-cell table:style-name="ce306"/>
          <table:table-cell table:style-name="ce306" table:formula="of:=[.$BK6]*([.$AR8]/8)" office:value-type="float" office:value="0" calcext:value-type="float">
            <text:p>0.00</text:p>
          </table:table-cell>
          <table:table-cell table:style-name="ce306"/>
          <table:table-cell table:style-name="ce311" table:formula="of:=[.$I6]+[.$M6]+[.$Q6]+[.$U6]+[.$Y6]+[.$AC6]+[.$AG6]" office:value-type="float" office:value="0" calcext:value-type="float">
            <text:p>0</text:p>
          </table:table-cell>
          <table:table-cell table:style-name="ce306"/>
          <table:table-cell table:style-name="ce306" table:formula="of:=[.$BO6]*([.$AR11]/8)" office:value-type="float" office:value="0" calcext:value-type="float">
            <text:p>0.00</text:p>
          </table:table-cell>
          <table:table-cell table:style-name="ce304"/>
          <table:table-cell table:style-name="ce325" table:formula="of:=[.$BC6]+[.$BI6]+[.$BM6]+[.$BQ6]+[.$BE6]" office:value-type="float" office:value="0" calcext:value-type="float">
            <text:p>0.00</text:p>
          </table:table-cell>
          <table:table-cell table:style-name="ce329"/>
          <table:table-cell table:style-name="ce307" table:formula="of:=[.$AM10]" office:value-type="float" office:value="0" calcext:value-type="float">
            <text:p>0.00</text:p>
          </table:table-cell>
          <table:table-cell table:style-name="ce307"/>
          <table:table-cell table:style-name="ce307" table:formula="of:=IF([.$BU6] &lt;= [.$CA6]* 0.2; [.$BU6]; [.$CA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2:.$AD12])" office:value-type="float" office:value="0" calcext:value-type="float">
            <text:p>0.00</text:p>
          </table:table-cell>
          <table:table-cell table:style-name="ce339"/>
          <table:table-cell table:style-name="ce339" table:formula="of:=VALUE([.F13])+VALUE([.J13])+VALUE([.N13])+VALUE([.R13])+VALUE([.V13])+VALUE([.Z13])+VALUE([.AD13])" office:value-type="float" office:value="0" calcext:value-type="float">
            <text:p>0.00</text:p>
          </table:table-cell>
          <table:table-cell table:style-name="ce344"/>
          <table:table-cell table:style-name="ce25" table:formula="of:=[.BC6]+[.BE6]" office:value-type="float" office:value="0" calcext:value-type="float">
            <text:p>0</text:p>
          </table:table-cell>
          <table:table-cell table:style-name="ce25" table:number-columns-repeated="8"/>
          <table:table-cell table:style-name="ce340"/>
          <table:table-cell table:style-name="ce25"/>
          <table:table-cell table:style-name="ce346" table:number-columns-repeated="3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5"/>
          <table:covered-table-cell table:style-name="ce380"/>
          <table:table-cell table:style-name="ce380"/>
          <table:table-cell table:style-name="ce36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16"/>
          <table:covered-table-cell table:style-name="ce380"/>
          <table:table-cell table:style-name="ce380"/>
          <table:table-cell table:style-name="ce37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6]&gt;0;CONCATENATE(TEXT([.CC6];&quot;####.##&quot;);&quot;-Expense&quot;);&quot;&quot;)" office:value-type="string" office:string-value="-Expense" calcext:value-type="string" table:number-columns-spanned="3" table:number-rows-spanned="1">
            <text:p>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17"/>
          <table:covered-table-cell table:style-name="ce380"/>
          <table:table-cell table:style-name="ce380"/>
          <table:covered-table-cell table:style-name="ce38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9" office:value-type="float" office:value="1" calcext:value-type="float">
            <text:p>1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6]&gt;0; IF([.AR8]&gt;0;[.BM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6]&gt;0; IF([.AR11]&gt;0;[.BQ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6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40" office:value-type="string" calcext:value-type="string">
            <text:p>VOL</text:p>
          </table:table-cell>
          <table:table-cell table:style-name="ce55" table:formula="of:=['Work Log'.E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formula="of:=['Work Log'.AC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6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6])" office:value-type="string" office:string-value="REG = 0" calcext:value-type="string">
            <text:p>REG = 0</text:p>
          </table:table-cell>
          <table:table-cell table:style-name="ce212" table:formula="of:=CONCATENATE(&quot;OT = &quot;; [.BG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6]/[.AH12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18"/>
          <table:covered-table-cell table:style-name="ce410"/>
          <table:table-cell table:style-name="ce410"/>
          <table:table-cell table:style-name="ce41" office:value-type="string" calcext:value-type="string">
            <text:p>D/L</text:p>
          </table:table-cell>
          <table:table-cell table:style-name="ce56" table:formula="of:=IF([.F12]&gt;0;[.F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table:formula="of:=IF([.J12]&gt;0;[.J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108" table:formula="of:=IF([.N12];[.N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formula="of:=IF([.AD12]&gt;0;[.AD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140" table:formula="of:=SUM([.F13:.AD13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6])" office:value-type="string" office:string-value="VAC = 0" calcext:value-type="string">
            <text:p>VAC = 0</text:p>
          </table:table-cell>
          <table:table-cell table:style-name="ce213" table:formula="of:=CONCATENATE(&quot;HOL = &quot;; [.BO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Clay Mercer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5.5" calcext:value-type="float">
            <text:p>5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5.5" calcext:value-type="float">
            <text:p>5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5.5" calcext:value-type="float">
            <text:p>5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14]&gt;0; [.BC14];&quot;&quot;)" office:value-type="float" office:value="640" calcext:value-type="float" table:number-columns-spanned="3" table:number-rows-spanned="2">
            <text:p>640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1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14]" office:value-type="float" office:value="650" calcext:value-type="float" table:number-columns-spanned="3" table:number-rows-spanned="3">
            <text:p>65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]" office:value-type="float" office:value="2" calcext:value-type="float">
            <text:p>2</text:p>
          </table:table-cell>
          <table:table-cell table:style-name="ce275"/>
          <table:table-cell table:style-name="ce296" table:formula="of:=[.B14]" office:value-type="string" office:string-value="Clay Mercer" calcext:value-type="string">
            <text:p>Clay Mercer</text:p>
          </table:table-cell>
          <table:table-cell table:style-name="ce296"/>
          <table:table-cell table:style-name="ce301" table:formula="of:=[.$F14]+[.$J14]+[.$N14]+[.$R14]+[.$V14]+[.$Z14]+[.$AD14]" office:value-type="float" office:value="16.5" calcext:value-type="float">
            <text:p>16.50</text:p>
          </table:table-cell>
          <table:table-cell table:style-name="ce304"/>
          <table:table-cell table:style-name="ce306" table:formula="of:=IF([.$BG14]=0;[.$CA14]; IF([.$BG14]&gt;0; [.$CA14]/([.$BA14]+([.$BG14]*1.5)))*[.$BA14])-[.$BE14]" office:value-type="float" office:value="640" calcext:value-type="float">
            <text:p>640.00</text:p>
          </table:table-cell>
          <table:table-cell table:style-name="ce304"/>
          <table:table-cell table:style-name="ce307" table:formula="of:=[.BU14]" office:value-type="float" office:value="10" calcext:value-type="float">
            <text:p>10.00</text:p>
          </table:table-cell>
          <table:table-cell table:style-name="ce304"/>
          <table:table-cell table:style-name="ce311" table:formula="of:=[.$G14]+[.$K14]+[.$O14]+[.$S14]+[.$W14]+[.$AA14]+[.$AE14]" office:value-type="float" office:value="0" calcext:value-type="float">
            <text:p>0</text:p>
          </table:table-cell>
          <table:table-cell table:style-name="ce306"/>
          <table:table-cell table:style-name="ce306" table:formula="of:=IF([.$BA14]&gt;0;[.$BG14]*[.$CA14]/([.$BA14]+([.$BG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]+[.$L14]+[.$P14]+[.$T14]+[.$X14]+[.$AB14]+[.$AF14]" office:value-type="float" office:value="0" calcext:value-type="float">
            <text:p>0</text:p>
          </table:table-cell>
          <table:table-cell table:style-name="ce306"/>
          <table:table-cell table:style-name="ce306" table:formula="of:=[.$BK14]*([.$AR16]/8)" office:value-type="float" office:value="0" calcext:value-type="float">
            <text:p>0.00</text:p>
          </table:table-cell>
          <table:table-cell table:style-name="ce306"/>
          <table:table-cell table:style-name="ce311" table:formula="of:=[.$I14]+[.$M14]+[.$Q14]+[.$U14]+[.$Y14]+[.$AC14]+[.$AG14]" office:value-type="float" office:value="0" calcext:value-type="float">
            <text:p>0</text:p>
          </table:table-cell>
          <table:table-cell table:style-name="ce306"/>
          <table:table-cell table:style-name="ce306" table:formula="of:=[.$BO14]*([.$AR19]/8)" office:value-type="float" office:value="0" calcext:value-type="float">
            <text:p>0.00</text:p>
          </table:table-cell>
          <table:table-cell table:style-name="ce304"/>
          <table:table-cell table:style-name="ce325" table:formula="of:=[.$BC14]+[.$BI14]+[.$BM14]+[.$BQ14]+[.$BE14]" office:value-type="float" office:value="650" calcext:value-type="float">
            <text:p>650.00</text:p>
          </table:table-cell>
          <table:table-cell table:style-name="ce329"/>
          <table:table-cell table:style-name="ce307" table:formula="of:=[.$AM18]" office:value-type="float" office:value="10" calcext:value-type="float">
            <text:p>10.00</text:p>
          </table:table-cell>
          <table:table-cell table:style-name="ce307"/>
          <table:table-cell table:style-name="ce307" table:formula="of:=IF([.$BU14] &lt;= [.$CA14]* 0.2; [.$BU14]; [.$CA14]* 0.2)" office:value-type="float" office:value="10" calcext:value-type="float">
            <text:p>10.00</text:p>
          </table:table-cell>
          <table:table-cell table:style-name="Default"/>
          <table:table-cell table:style-name="ce339" table:formula="of:=SUM([.$F20:.$AD20])" office:value-type="float" office:value="1945" calcext:value-type="float">
            <text:p>1,945.00</text:p>
          </table:table-cell>
          <table:table-cell table:style-name="ce339"/>
          <table:table-cell table:style-name="ce339" table:formula="of:=SUM([.$F21:.$AD21])" office:value-type="float" office:value="650" calcext:value-type="float">
            <text:p>650.00</text:p>
          </table:table-cell>
          <table:table-cell table:style-name="ce344"/>
          <table:table-cell table:style-name="ce25" table:formula="of:=[.BC14]+[.BE14]" office:value-type="float" office:value="650" calcext:value-type="float">
            <text:p>65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iversid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hesrown, Mob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Lincolin pg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1" table:formula="of:=IF([.AH14]&gt;0;CONCATENATE(TEXT([.CC14];&quot;####.##&quot;);&quot;-Expense&quot;);&quot;&quot;)" office:value-type="string" office:string-value="650-Expense" calcext:value-type="string" table:number-columns-spanned="3" table:number-rows-spanned="1">
            <text:p>65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]+1" office:value-type="float" office:value="2" calcext:value-type="float">
            <text:p>2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14]&gt;0; IF([.AR16]&gt;0;[.BM14]; &quot;ENTER VACATION RATE IN THE VACATION RATE FIELD ==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14]&gt;0; IF([.AR19]&gt;0;[.BQ14]; &quot;ENTER HOLIDAY RATE IN THE HOLIDAY RATE FIELD ==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22]" office:value-type="float" office:value="867" calcext:value-type="float" table:number-columns-spanned="4" table:number-rows-spanned="1">
            <text:p>867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22]" office:value-type="float" office:value="630" calcext:value-type="float" table:number-columns-spanned="4" table:number-rows-spanned="1">
            <text:p>63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22]" office:value-type="float" office:value="448" calcext:value-type="float" table:number-columns-spanned="4" table:number-rows-spanned="1">
            <text:p>448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14]" office:value-type="float" office:value="1945" calcext:value-type="float" table:number-columns-spanned="3" table:number-rows-spanned="1">
            <text:p>1945.00</text:p>
          </table:table-cell>
          <table:covered-table-cell table:style-name="ce157"/>
          <table:covered-table-cell table:style-name="ce177"/>
          <table:table-cell table:style-name="ce193" table:formula="of:=CONCATENATE(&quot;REG = &quot;;[.BA14])" office:value-type="string" office:string-value="REG = 16.5" calcext:value-type="string">
            <text:p>REG = 16.5</text:p>
          </table:table-cell>
          <table:table-cell table:style-name="ce212" table:formula="of:=CONCATENATE(&quot;OT = &quot;; [.BG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14]/[.AH20]" office:value-type="percentage" office:value="0.334190231362468" calcext:value-type="percentage" table:number-columns-spanned="2" table:number-rows-spanned="2">
            <text:p>33.42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20];[.F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0];[.J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20];[.N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300" calcext:value-type="float" table:number-columns-spanned="4" table:number-rows-spanned="1">
            <text:p>300.00</text:p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table:formula="of:=IF([.AD20];[.AD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21:.AD21])" office:value-type="float" office:value="650" calcext:value-type="float" table:number-columns-spanned="3" table:number-rows-spanned="1">
            <text:p>650.00</text:p>
          </table:table-cell>
          <table:covered-table-cell table:style-name="ce158"/>
          <table:covered-table-cell table:style-name="ce178"/>
          <table:table-cell table:style-name="ce194" table:formula="of:=CONCATENATE(&quot;VAC = &quot;;[.BK14])" office:value-type="string" office:string-value="VAC = 0" calcext:value-type="string">
            <text:p>VAC = 0</text:p>
          </table:table-cell>
          <table:table-cell table:style-name="ce213" table:formula="of:=CONCATENATE(&quot;HOL = &quot;; [.BO1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Anthony Raglin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5.5" calcext:value-type="float">
            <text:p>5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6.5" calcext:value-type="float">
            <text:p>6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5" calcext:value-type="float">
            <text:p>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22]&gt;0; [.BC22];&quot;&quot;)" office:value-type="float" office:value="980" calcext:value-type="float" table:number-columns-spanned="3" table:number-rows-spanned="2">
            <text:p>980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22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22]" office:value-type="float" office:value="990" calcext:value-type="float" table:number-columns-spanned="3" table:number-rows-spanned="3">
            <text:p>99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6]" office:value-type="float" office:value="3" calcext:value-type="float">
            <text:p>3</text:p>
          </table:table-cell>
          <table:table-cell table:style-name="ce275"/>
          <table:table-cell table:style-name="ce296" table:formula="of:=[.B22]" office:value-type="string" office:string-value="Anthony Raglin" calcext:value-type="string">
            <text:p>Anthony Raglin</text:p>
          </table:table-cell>
          <table:table-cell table:style-name="ce296"/>
          <table:table-cell table:style-name="ce303" table:formula="of:=[.$F22]+[.$J22]+[.$N22]+[.$R22]+[.$V22]+[.$Z22]+[.$AD22]" office:value-type="float" office:value="24" calcext:value-type="float">
            <text:p>24.00</text:p>
          </table:table-cell>
          <table:table-cell table:style-name="ce305"/>
          <table:table-cell table:style-name="ce306" table:formula="of:=IF([.$BG22]=0;[.$CA22]; IF([.$BG22]&gt;0; [.$CA22]/([.$BA22]+([.$BG22]*1.5)))*[.$BA22])-[.$BE22]" office:value-type="float" office:value="980" calcext:value-type="float">
            <text:p>980.00</text:p>
          </table:table-cell>
          <table:table-cell table:style-name="ce305"/>
          <table:table-cell table:style-name="ce307" table:formula="of:=[.BU22]" office:value-type="float" office:value="10" calcext:value-type="float">
            <text:p>10.00</text:p>
          </table:table-cell>
          <table:table-cell table:style-name="ce305"/>
          <table:table-cell table:style-name="ce313" table:formula="of:=[.$G22]+[.$K22]+[.$O22]+[.$S22]+[.$W22]+[.$AA22]+[.$AE22]" office:value-type="float" office:value="0" calcext:value-type="float">
            <text:p>0</text:p>
          </table:table-cell>
          <table:table-cell table:style-name="ce306"/>
          <table:table-cell table:style-name="ce306" table:formula="of:=IF([.$BA22]&gt;0;[.$BG22]*[.$CA22]/([.$BA22]+([.$BG22]*1.5))*1.5;0)" office:value-type="float" office:value="0" calcext:value-type="float">
            <text:p>0.00</text:p>
          </table:table-cell>
          <table:table-cell table:style-name="ce305"/>
          <table:table-cell table:style-name="ce319" table:formula="of:=[.$H22]+[.$L22]+[.$P22]+[.$T22]+[.$X22]+[.$AB22]+[.$AF22]" office:value-type="float" office:value="0" calcext:value-type="float">
            <text:p>0</text:p>
          </table:table-cell>
          <table:table-cell table:style-name="ce306"/>
          <table:table-cell table:style-name="ce306" table:formula="of:=[.$BK22]*([.$AR24]/8)" office:value-type="float" office:value="0" calcext:value-type="float">
            <text:p>0.00</text:p>
          </table:table-cell>
          <table:table-cell table:style-name="ce306"/>
          <table:table-cell table:style-name="ce313" table:formula="of:=[.$I22]+[.$M22]+[.$Q22]+[.$U22]+[.$Y22]+[.$AC22]+[.$AG22]" office:value-type="float" office:value="0" calcext:value-type="float">
            <text:p>0</text:p>
          </table:table-cell>
          <table:table-cell table:style-name="ce306"/>
          <table:table-cell table:style-name="ce306" table:formula="of:=[.$BO22]*([.$AR27]/8)" office:value-type="float" office:value="0" calcext:value-type="float">
            <text:p>0.00</text:p>
          </table:table-cell>
          <table:table-cell table:style-name="ce305"/>
          <table:table-cell table:style-name="ce327" table:formula="of:=[.$BC22]+[.$BI22]+[.$BM22]+[.$BQ22]+[.$BE22]" office:value-type="float" office:value="990" calcext:value-type="float">
            <text:p>990.00</text:p>
          </table:table-cell>
          <table:table-cell table:style-name="ce330"/>
          <table:table-cell table:style-name="ce307" table:formula="of:=[.$AM26]" office:value-type="float" office:value="10" calcext:value-type="float">
            <text:p>10.00</text:p>
          </table:table-cell>
          <table:table-cell table:style-name="ce307"/>
          <table:table-cell table:style-name="ce307" table:formula="of:=IF([.$BU22] &lt;= [.$CA22]* 0.2; [.$BU22]; [.$CA22]* 0.2)" office:value-type="float" office:value="10" calcext:value-type="float">
            <text:p>10.00</text:p>
          </table:table-cell>
          <table:table-cell table:style-name="ce335"/>
          <table:table-cell table:style-name="ce341" table:formula="of:=SUM([.$F28:.$AD28])" office:value-type="float" office:value="3041" calcext:value-type="float">
            <text:p>3,041.00</text:p>
          </table:table-cell>
          <table:table-cell table:style-name="ce341"/>
          <table:table-cell table:style-name="ce341" table:formula="of:=SUM([.$F29:.$AD29])" office:value-type="float" office:value="990" calcext:value-type="float">
            <text:p>990.00</text:p>
          </table:table-cell>
          <table:table-cell table:style-name="ce344"/>
          <table:table-cell table:style-name="ce345" table:formula="of:=[.BC22]+[.BE22]" office:value-type="float" office:value="990" calcext:value-type="float">
            <text:p>990.0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Genesis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iversid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erger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Lincolin pg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22]&gt;0;CONCATENATE(TEXT([.CC22];&quot;####.##&quot;);&quot;-Expense&quot;);&quot;&quot;)" office:value-type="string" office:string-value="990-Expense" calcext:value-type="string" table:number-columns-spanned="3" table:number-rows-spanned="1">
            <text:p>99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]+1" office:value-type="float" office:value="3" calcext:value-type="float">
            <text:p>3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22]&gt;0; IF([.AR24]&gt;0;[.BM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22]&gt;0; IF([.AR27]&gt;0;[.BQ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31]" office:value-type="float" office:value="1050" calcext:value-type="float" table:number-columns-spanned="4" table:number-rows-spanned="1">
            <text:p>10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31]" office:value-type="float" office:value="867" calcext:value-type="float" table:number-columns-spanned="4" table:number-rows-spanned="1">
            <text:p>867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31]" office:value-type="float" office:value="675" calcext:value-type="float" table:number-columns-spanned="4" table:number-rows-spanned="1">
            <text:p>67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31]" office:value-type="float" office:value="449" calcext:value-type="float" table:number-columns-spanned="4" table:number-rows-spanned="1">
            <text:p>449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22]" office:value-type="float" office:value="3041" calcext:value-type="float" table:number-columns-spanned="3" table:number-rows-spanned="1">
            <text:p>3041.00</text:p>
          </table:table-cell>
          <table:covered-table-cell table:style-name="ce157"/>
          <table:covered-table-cell table:style-name="ce177"/>
          <table:table-cell table:style-name="ce193" table:formula="of:=CONCATENATE(&quot;REG = &quot;;[.BA22])" office:value-type="string" office:string-value="REG = 24" calcext:value-type="string">
            <text:p>REG = 24</text:p>
          </table:table-cell>
          <table:table-cell table:style-name="ce212" table:formula="of:=CONCATENATE(&quot;OT = &quot;; [.BG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22]/[.AH28]" office:value-type="percentage" office:value="0.325550805656034" calcext:value-type="percentage" table:number-columns-spanned="2" table:number-rows-spanned="2">
            <text:p>32.56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28];[.F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8];[.J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300" calcext:value-type="float" table:number-columns-spanned="4" table:number-rows-spanned="1">
            <text:p>300.00</text:p>
          </table:table-cell>
          <table:covered-table-cell table:number-columns-repeated="3" table:style-name="ce71"/>
          <table:table-cell table:style-name="ce56" office:value-type="float" office:value="300" calcext:value-type="float" table:number-columns-spanned="4" table:number-rows-spanned="1">
            <text:p>300.00</text:p>
          </table:table-cell>
          <table:covered-table-cell table:number-columns-repeated="3" table:style-name="ce71"/>
          <table:table-cell table:style-name="ce56" office:value-type="float" office:value="250" calcext:value-type="float" table:number-columns-spanned="4" table:number-rows-spanned="1">
            <text:p>250.00</text:p>
          </table:table-cell>
          <table:covered-table-cell table:number-columns-repeated="3" table:style-name="ce71"/>
          <table:table-cell table:style-name="ce56" office:value-type="float" office:value="140" calcext:value-type="float" table:number-columns-spanned="4" table:number-rows-spanned="1">
            <text:p>140.00</text:p>
          </table:table-cell>
          <table:covered-table-cell table:number-columns-repeated="3" table:style-name="ce71"/>
          <table:table-cell table:style-name="ce56" table:formula="of:=IF([.AD28];[.AD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29:.AD29])" office:value-type="float" office:value="990" calcext:value-type="float" table:number-columns-spanned="3" table:number-rows-spanned="1">
            <text:p>990.00</text:p>
          </table:table-cell>
          <table:covered-table-cell table:style-name="ce158"/>
          <table:covered-table-cell table:style-name="ce178"/>
          <table:table-cell table:style-name="ce194" table:formula="of:=CONCATENATE(&quot;VAC = &quot;;[.BK22])" office:value-type="string" office:string-value="VAC = 0" calcext:value-type="string">
            <text:p>VAC = 0</text:p>
          </table:table-cell>
          <table:table-cell table:style-name="ce213" table:formula="of:=CONCATENATE(&quot;HOL = &quot;; [.BO22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3" office:value-type="string" calcext:value-type="string" table:number-columns-spanned="2" table:number-rows-spanned="8">
            <text:p>Brennon Rasmussen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4" calcext:value-type="float">
            <text:p>4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6.5" calcext:value-type="float">
            <text:p>6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6.5" calcext:value-type="float">
            <text:p>6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.5" calcext:value-type="float">
            <text:p>7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30]&gt;0; [.BC30];&quot;&quot;)" office:value-type="float" office:value="870" calcext:value-type="float" table:number-columns-spanned="3" table:number-rows-spanned="2">
            <text:p>870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30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0]" office:value-type="float" office:value="880" calcext:value-type="float" table:number-columns-spanned="3" table:number-rows-spanned="3">
            <text:p>88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34]" office:value-type="float" office:value="4" calcext:value-type="float">
            <text:p>4</text:p>
          </table:table-cell>
          <table:table-cell table:style-name="ce275"/>
          <table:table-cell table:style-name="ce296" table:formula="of:=[.B30]" office:value-type="string" office:string-value="Brennon Rasmussen" calcext:value-type="string">
            <text:p>Brennon Rasmussen</text:p>
          </table:table-cell>
          <table:table-cell table:style-name="ce296"/>
          <table:table-cell table:style-name="ce301" table:formula="of:=[.$F30]+[.$J30]+[.$N30]+[.$R30]+[.$V30]+[.$Z30]+[.$AD30]" office:value-type="float" office:value="31.5" calcext:value-type="float">
            <text:p>31.50</text:p>
          </table:table-cell>
          <table:table-cell table:style-name="ce304"/>
          <table:table-cell table:style-name="ce306" table:formula="of:=IF([.$BG30]=0;[.$CA30]; IF([.$BG30]&gt;0; [.$CA30]/([.$BA30]+([.$BG30]*1.5)))*[.$BA30])-[.$BE30]" office:value-type="float" office:value="870" calcext:value-type="float">
            <text:p>870.00</text:p>
          </table:table-cell>
          <table:table-cell table:style-name="ce304"/>
          <table:table-cell table:style-name="ce307" table:formula="of:=[.BU30]" office:value-type="float" office:value="10" calcext:value-type="float">
            <text:p>10.00</text:p>
          </table:table-cell>
          <table:table-cell table:style-name="ce304"/>
          <table:table-cell table:style-name="ce311" table:formula="of:=[.$G30]+[.$K30]+[.$O30]+[.$S30]+[.$W30]+[.$AA30]+[.$AE30]" office:value-type="float" office:value="0" calcext:value-type="float">
            <text:p>0</text:p>
          </table:table-cell>
          <table:table-cell table:style-name="ce306"/>
          <table:table-cell table:style-name="ce306" table:formula="of:=IF([.$BA30]&gt;0;[.$BG30]*[.$CA30]/([.$BA30]+([.$BG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0]+[.$L30]+[.$P30]+[.$T30]+[.$X30]+[.$AB30]+[.$AF30]" office:value-type="float" office:value="0" calcext:value-type="float">
            <text:p>0</text:p>
          </table:table-cell>
          <table:table-cell table:style-name="ce306"/>
          <table:table-cell table:style-name="ce306" table:formula="of:=[.$BK30]*([.$AR32]/8)" office:value-type="float" office:value="0" calcext:value-type="float">
            <text:p>0.00</text:p>
          </table:table-cell>
          <table:table-cell table:style-name="ce306"/>
          <table:table-cell table:style-name="ce311" table:formula="of:=[.$I30]+[.$M30]+[.$Q30]+[.$U30]+[.$Y30]+[.$AC30]+[.$AG30]" office:value-type="float" office:value="0" calcext:value-type="float">
            <text:p>0</text:p>
          </table:table-cell>
          <table:table-cell table:style-name="ce306"/>
          <table:table-cell table:style-name="ce306" table:formula="of:=[.$BO30]*([.$AR35]/8)" office:value-type="float" office:value="0" calcext:value-type="float">
            <text:p>0.00</text:p>
          </table:table-cell>
          <table:table-cell table:style-name="ce304"/>
          <table:table-cell table:style-name="ce325" table:formula="of:=[.$BC30]+[.$BI30]+[.$BM30]+[.$BQ30]+[.$BE30]" office:value-type="float" office:value="880" calcext:value-type="float">
            <text:p>880.00</text:p>
          </table:table-cell>
          <table:table-cell table:style-name="ce329"/>
          <table:table-cell table:style-name="ce307" table:formula="of:=[.$AM34]" office:value-type="float" office:value="10" calcext:value-type="float">
            <text:p>10.00</text:p>
          </table:table-cell>
          <table:table-cell table:style-name="ce307"/>
          <table:table-cell table:style-name="ce307" table:formula="of:=IF([.$BU30] &lt;= [.$CA30]* 0.2; [.$BU30]; [.$CA30]* 0.2)" office:value-type="float" office:value="10" calcext:value-type="float">
            <text:p>10.00</text:p>
          </table:table-cell>
          <table:table-cell table:style-name="Default"/>
          <table:table-cell table:style-name="ce339" table:formula="of:=SUM([.$F36:.$AD36])" office:value-type="float" office:value="2365" calcext:value-type="float">
            <text:p>2,365.00</text:p>
          </table:table-cell>
          <table:table-cell table:style-name="ce339"/>
          <table:table-cell table:style-name="ce339" table:formula="of:=SUM([.$F37:.$AD37])" office:value-type="float" office:value="880" calcext:value-type="float">
            <text:p>880.00</text:p>
          </table:table-cell>
          <table:table-cell table:style-name="ce344"/>
          <table:table-cell table:style-name="ce25" table:formula="of:=[.BC30]+[.BE30]" office:value-type="float" office:value="880" calcext:value-type="float">
            <text:p>88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Marion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Marion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wc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Kroger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wc</text:p>
          </table:table-cell>
          <table:covered-table-cell table:number-columns-repeated="3" table:style-name="ce68"/>
          <table:table-cell table:style-name="ce135" table:formula="of:=IF([.AH30]&gt;0;CONCATENATE(TEXT([.CC30];&quot;####.##&quot;);&quot;-Expense&quot;);&quot;&quot;)" office:value-type="string" office:string-value="880-Expense" calcext:value-type="string" table:number-columns-spanned="3" table:number-rows-spanned="1">
            <text:p>88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6]+1" office:value-type="float" office:value="4" calcext:value-type="float">
            <text:p>4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30]&gt;0; IF([.AR32]&gt;0;[.BM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30]&gt;0; IF([.AR35]&gt;0;[.BQ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0]" office:value-type="float" office:value="408" calcext:value-type="float" table:number-columns-spanned="4" table:number-rows-spanned="1">
            <text:p>408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0]" office:value-type="float" office:value="408" calcext:value-type="float" table:number-columns-spanned="4" table:number-rows-spanned="1">
            <text:p>408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0]" office:value-type="float" office:value="541.5" calcext:value-type="float" table:number-columns-spanned="4" table:number-rows-spanned="1">
            <text:p>541.5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0]" office:value-type="float" office:value="466" calcext:value-type="float" table:number-columns-spanned="4" table:number-rows-spanned="1">
            <text:p>466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0]" office:value-type="float" office:value="541.5" calcext:value-type="float" table:number-columns-spanned="4" table:number-rows-spanned="1">
            <text:p>541.5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30]" office:value-type="float" office:value="2365" calcext:value-type="float" table:number-columns-spanned="3" table:number-rows-spanned="1">
            <text:p>2365.00</text:p>
          </table:table-cell>
          <table:covered-table-cell table:style-name="ce157"/>
          <table:covered-table-cell table:style-name="ce177"/>
          <table:table-cell table:style-name="ce193" table:formula="of:=CONCATENATE(&quot;REG = &quot;;[.BA30])" office:value-type="string" office:string-value="REG = 31.5" calcext:value-type="string">
            <text:p>REG = 31.5</text:p>
          </table:table-cell>
          <table:table-cell table:style-name="ce212" table:formula="of:=CONCATENATE(&quot;OT = &quot;; [.BG30])" office:value-type="string" office:string-value="OT = 0" calcext:value-type="string">
            <text:p>OT = 0</text:p>
          </table:table-cell>
          <table:table-cell table:style-name="ce232" office:value-type="string" calcext:value-type="string" table:number-columns-spanned="1" table:number-rows-spanned="2">
            <text:p>Prod <text:s/>% =</text:p>
          </table:table-cell>
          <table:table-cell table:style-name="ce250" table:formula="of:=[.AM30]/[.AH36]" office:value-type="percentage" office:value="0.372093023255814" calcext:value-type="percentage" table:number-columns-spanned="2" table:number-rows-spanned="2">
            <text:p>37.21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36];[.F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36];[.J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56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office:value-type="float" office:value="195" calcext:value-type="float" table:number-columns-spanned="4" table:number-rows-spanned="1">
            <text:p>195.00</text:p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office:value-type="float" office:value="195" calcext:value-type="float" table:number-columns-spanned="4" table:number-rows-spanned="1">
            <text:p>195.00</text:p>
          </table:table-cell>
          <table:covered-table-cell table:number-columns-repeated="3" table:style-name="ce71"/>
          <table:table-cell table:style-name="ce140" table:formula="of:=SUM([.F37:.AD37])" office:value-type="float" office:value="880" calcext:value-type="float" table:number-columns-spanned="3" table:number-rows-spanned="1">
            <text:p>880.00</text:p>
          </table:table-cell>
          <table:covered-table-cell table:style-name="ce158"/>
          <table:covered-table-cell table:style-name="ce178"/>
          <table:table-cell table:style-name="ce194" table:formula="of:=CONCATENATE(&quot;VAC = &quot;;[.BK30])" office:value-type="string" office:string-value="VAC = 0" calcext:value-type="string">
            <text:p>VAC = 0</text:p>
          </table:table-cell>
          <table:table-cell table:style-name="ce213" table:formula="of:=CONCATENATE(&quot;HOL = &quot;; [.BO30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38]&gt;0; [.BC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87" table:content-validation-name="val9" table:formula="of:=[.BI38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42]" office:value-type="float" office:value="5" calcext:value-type="float">
            <text:p>5</text:p>
          </table:table-cell>
          <table:table-cell table:style-name="ce275"/>
          <table:table-cell table:style-name="ce296" table:formula="of:=[.B38]" office:value-type="float" office:value="0" calcext:value-type="float">
            <text:p>0</text:p>
          </table:table-cell>
          <table:table-cell table:style-name="ce296"/>
          <table:table-cell table:style-name="ce301" table:formula="of:=[.$F38]+[.$J38]+[.$N38]+[.$R38]+[.$V38]+[.$Z38]+[.$AD38]" office:value-type="float" office:value="0" calcext:value-type="float">
            <text:p>0.00</text:p>
          </table:table-cell>
          <table:table-cell table:style-name="ce304"/>
          <table:table-cell table:style-name="ce306" table:formula="of:=IF([.$BG38]=0;[.$CA38]; IF([.$BG38]&gt;0; [.$CA38]/([.$BA38]+([.$BG38]*1.5)))*[.$BA38])-[.$BE38]" office:value-type="float" office:value="0" calcext:value-type="float">
            <text:p>0.00</text:p>
          </table:table-cell>
          <table:table-cell table:style-name="ce304"/>
          <table:table-cell table:style-name="ce307" table:formula="of:=[.BU38]" office:value-type="float" office:value="0" calcext:value-type="float">
            <text:p>0.00</text:p>
          </table:table-cell>
          <table:table-cell table:style-name="ce304"/>
          <table:table-cell table:style-name="ce311" table:formula="of:=[.$G38]+[.$K38]+[.$O38]+[.$S38]+[.$W38]+[.$AA38]+[.$AE38]" office:value-type="float" office:value="0" calcext:value-type="float">
            <text:p>0</text:p>
          </table:table-cell>
          <table:table-cell table:style-name="ce306"/>
          <table:table-cell table:style-name="ce306" table:formula="of:=IF([.$BA38]&gt;0;[.$BG38]*[.$CA38]/([.$BA38]+([.$BG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8]+[.$L38]+[.$P38]+[.$T38]+[.$X38]+[.$AB38]+[.$AF38]" office:value-type="float" office:value="0" calcext:value-type="float">
            <text:p>0</text:p>
          </table:table-cell>
          <table:table-cell table:style-name="ce306"/>
          <table:table-cell table:style-name="ce306" table:formula="of:=[.$BK38]*([.$AR40]/8)" office:value-type="float" office:value="0" calcext:value-type="float">
            <text:p>0.00</text:p>
          </table:table-cell>
          <table:table-cell table:style-name="ce306"/>
          <table:table-cell table:style-name="ce311" table:formula="of:=[.$I38]+[.$M38]+[.$Q38]+[.$U38]+[.$Y38]+[.$AC38]+[.$AG38]" office:value-type="float" office:value="0" calcext:value-type="float">
            <text:p>0</text:p>
          </table:table-cell>
          <table:table-cell table:style-name="ce306"/>
          <table:table-cell table:style-name="ce306" table:formula="of:=[.$BO38]*([.$AR43]/8)" office:value-type="float" office:value="0" calcext:value-type="float">
            <text:p>0.00</text:p>
          </table:table-cell>
          <table:table-cell table:style-name="ce304"/>
          <table:table-cell table:style-name="ce325" table:formula="of:=[.$BC38]+[.$BI38]+[.$BM38]+[.$BQ38]+[.$BE38]" office:value-type="float" office:value="0" calcext:value-type="float">
            <text:p>0.00</text:p>
          </table:table-cell>
          <table:table-cell table:style-name="ce329"/>
          <table:table-cell table:style-name="ce307" table:formula="of:=[.$AM42]" office:value-type="float" office:value="0" calcext:value-type="float">
            <text:p>0.00</text:p>
          </table:table-cell>
          <table:table-cell table:style-name="ce307"/>
          <table:table-cell table:style-name="ce307" table:formula="of:=IF([.$BU38] &lt;= [.$CA38]* 0.2; [.$BU38]; [.$CA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44:.$AD44])" office:value-type="float" office:value="0" calcext:value-type="float">
            <text:p>0.00</text:p>
          </table:table-cell>
          <table:table-cell table:style-name="ce339"/>
          <table:table-cell table:style-name="ce339" table:formula="of:=SUM([.$F45:.$AD45])" office:value-type="float" office:value="0" calcext:value-type="float">
            <text:p>0.00</text:p>
          </table:table-cell>
          <table:table-cell table:style-name="ce344"/>
          <table:table-cell table:style-name="ce25" table:formula="of:=[.BC38]+[.BE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9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38]&gt;0;CONCATENATE(TEXT([.CC38];&quot;####.##&quot;);&quot;-Expense&quot;);&quot;&quot;)" office:value-type="string" office:string-value="-Expense" calcext:value-type="string" table:number-columns-spanned="3" table:number-rows-spanned="1">
            <text:p>-Expense</text:p>
          </table:table-cell>
          <table:covered-table-cell table:style-name="ce161"/>
          <table:covered-table-cell table:style-name="ce181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34]+1" office:value-type="float" office:value="5" calcext:value-type="float">
            <text:p>5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38]&gt;0; IF([.AR40]&gt;0;[.BM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1" table:content-validation-name="val10" table:formula="of:=IF([.BO38]&gt;0; IF([.AR43]&gt;0;[.BQ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107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147" table:formula="of:=[.BY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193" table:formula="of:=CONCATENATE(&quot;REG = &quot;;[.BA38])" office:value-type="string" office:string-value="REG = 0" calcext:value-type="string">
            <text:p>REG = 0</text:p>
          </table:table-cell>
          <table:table-cell table:style-name="ce212" table:formula="of:=CONCATENATE(&quot;OT = &quot;; [.BG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38]/[.AH44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44];[.F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108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formula="of:=IF([.AD44];[.AD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45:.AD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194" table:formula="of:=CONCATENATE(&quot;VAC = &quot;;[.BK38])" office:value-type="string" office:string-value="VAC = 0" calcext:value-type="string">
            <text:p>VAC = 0</text:p>
          </table:table-cell>
          <table:table-cell table:style-name="ce213" table:formula="of:=CONCATENATE(&quot;HOL = &quot;; [.BO38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46]&gt;0; [.BC46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4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0]" office:value-type="float" office:value="6" calcext:value-type="float">
            <text:p>6</text:p>
          </table:table-cell>
          <table:table-cell table:style-name="ce275"/>
          <table:table-cell table:style-name="ce296" table:formula="of:=[.B46]" office:value-type="float" office:value="0" calcext:value-type="float">
            <text:p>0</text:p>
          </table:table-cell>
          <table:table-cell table:style-name="ce296"/>
          <table:table-cell table:style-name="ce301" table:formula="of:=[.$F46]+[.$J46]+[.$N46]+[.$R46]+[.$V46]+[.$Z46]+[.$AD46]" office:value-type="float" office:value="0" calcext:value-type="float">
            <text:p>0.00</text:p>
          </table:table-cell>
          <table:table-cell table:style-name="ce304"/>
          <table:table-cell table:style-name="ce306" table:formula="of:=IF([.$BG46]=0;[.$CA46]; IF([.$BG46]&gt;0; [.$CA46]/([.$BA46]+([.$BG46]*1.5)))*[.$BA46])-[.$BE46]" office:value-type="float" office:value="0" calcext:value-type="float">
            <text:p>0.00</text:p>
          </table:table-cell>
          <table:table-cell table:style-name="ce304"/>
          <table:table-cell table:style-name="ce307" table:formula="of:=[.BU46]" office:value-type="float" office:value="0" calcext:value-type="float">
            <text:p>0.00</text:p>
          </table:table-cell>
          <table:table-cell table:style-name="ce304"/>
          <table:table-cell table:style-name="ce311" table:formula="of:=[.$G46]+[.$K46]+[.$O46]+[.$S46]+[.$W46]+[.$AA46]+[.$AE46]" office:value-type="float" office:value="0" calcext:value-type="float">
            <text:p>0</text:p>
          </table:table-cell>
          <table:table-cell table:style-name="ce306"/>
          <table:table-cell table:style-name="ce306" table:formula="of:=IF([.$BA46]&gt;0;[.$BG46]*[.$CA46]/([.$BA46]+([.$BG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46]+[.$L46]+[.$P46]+[.$T46]+[.$X46]+[.$AB46]+[.$AF46]" office:value-type="float" office:value="0" calcext:value-type="float">
            <text:p>0</text:p>
          </table:table-cell>
          <table:table-cell table:style-name="ce306"/>
          <table:table-cell table:style-name="ce306" table:formula="of:=[.$BK46]*([.$AR48]/8)" office:value-type="float" office:value="0" calcext:value-type="float">
            <text:p>0.00</text:p>
          </table:table-cell>
          <table:table-cell table:style-name="ce306"/>
          <table:table-cell table:style-name="ce311" table:formula="of:=[.$I46]+[.$M46]+[.$Q46]+[.$U46]+[.$Y46]+[.$AC46]+[.$AG46]" office:value-type="float" office:value="0" calcext:value-type="float">
            <text:p>0</text:p>
          </table:table-cell>
          <table:table-cell table:style-name="ce306"/>
          <table:table-cell table:style-name="ce306" table:formula="of:=[.$BO46]*([.$AR51]/8)" office:value-type="float" office:value="0" calcext:value-type="float">
            <text:p>0.00</text:p>
          </table:table-cell>
          <table:table-cell table:style-name="ce304"/>
          <table:table-cell table:style-name="ce325" table:formula="of:=[.$BC46]+[.$BI46]+[.$BM46]+[.$BQ46]+[.$BE46]" office:value-type="float" office:value="0" calcext:value-type="float">
            <text:p>0.00</text:p>
          </table:table-cell>
          <table:table-cell table:style-name="ce329"/>
          <table:table-cell table:style-name="ce307" table:formula="of:=[.$AM50]" office:value-type="float" office:value="0" calcext:value-type="float">
            <text:p>0.00</text:p>
          </table:table-cell>
          <table:table-cell table:style-name="ce307"/>
          <table:table-cell table:style-name="ce307" table:formula="of:=IF([.$BU46] &lt;= [.$CA46]* 0.2; [.$BU46]; [.$CA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52:.$AD52])" office:value-type="float" office:value="0" calcext:value-type="float">
            <text:p>0.00</text:p>
          </table:table-cell>
          <table:table-cell table:style-name="ce339"/>
          <table:table-cell table:style-name="ce339" table:formula="of:=SUM([.$F53:.$AD53])" office:value-type="float" office:value="0" calcext:value-type="float">
            <text:p>0.00</text:p>
          </table:table-cell>
          <table:table-cell table:style-name="ce344"/>
          <table:table-cell table:style-name="ce25" table:formula="of:=[.BC46]+[.BE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46]&gt;0;CONCATENATE(TEXT([.CC46];&quot;####.##&quot;);&quot;-Expense&quot;);&quot;&quot;)" office:value-type="string" office:string-value="-Expense" calcext:value-type="string" table:number-columns-spanned="3" table:number-rows-spanned="1">
            <text:p>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42]+1" office:value-type="float" office:value="6" calcext:value-type="float">
            <text:p>6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46]&gt;0; IF([.AR48]&gt;0;[.BM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46]&gt;0; IF([.AR51]&gt;0;[.BQ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139" table:formula="of:=[.BY46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46])" office:value-type="string" office:string-value="REG = 0" calcext:value-type="string">
            <text:p>REG = 0</text:p>
          </table:table-cell>
          <table:table-cell table:style-name="ce212" table:formula="of:=CONCATENATE(&quot;OT = &quot;; [.BG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46]/[.AH52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52];[.F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52];[.J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formula="of:=IF([.AD52];[.AD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53:.AD53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46])" office:value-type="string" office:string-value="VAC = 0" calcext:value-type="string">
            <text:p>VAC = 0</text:p>
          </table:table-cell>
          <table:table-cell table:style-name="ce213" table:formula="of:=CONCATENATE(&quot;HOL = &quot;; [.BO4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Creig Wright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6" calcext:value-type="float">
            <text:p>6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4" calcext:value-type="float">
            <text:p>4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4.5" calcext:value-type="float">
            <text:p>4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6.5" calcext:value-type="float">
            <text:p>6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5" calcext:value-type="float">
            <text:p>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54]&gt;0; [.BC54];&quot;&quot;)" office:value-type="float" office:value="1137" calcext:value-type="float" table:number-columns-spanned="3" table:number-rows-spanned="2">
            <text:p>1,137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5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54]" office:value-type="float" office:value="1147" calcext:value-type="float" table:number-columns-spanned="3" table:number-rows-spanned="3">
            <text:p>1,147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8]" office:value-type="float" office:value="7" calcext:value-type="float">
            <text:p>7</text:p>
          </table:table-cell>
          <table:table-cell table:style-name="ce275"/>
          <table:table-cell table:style-name="ce296" table:formula="of:=[.B54]" office:value-type="string" office:string-value="Creig Wright" calcext:value-type="string">
            <text:p>Creig Wright</text:p>
          </table:table-cell>
          <table:table-cell table:style-name="ce296"/>
          <table:table-cell table:style-name="ce301" table:formula="of:=[.$F54]+[.$J54]+[.$N54]+[.$R54]+[.$V54]+[.$Z54]+[.$AD54]" office:value-type="float" office:value="34" calcext:value-type="float">
            <text:p>34.00</text:p>
          </table:table-cell>
          <table:table-cell table:style-name="ce304"/>
          <table:table-cell table:style-name="ce306" table:formula="of:=IF([.$BG54]=0;[.$CA54]; IF([.$BG54]&gt;0; [.$CA54]/([.$BA54]+([.$BG54]*1.5)))*[.$BA54])-[.$BE54]" office:value-type="float" office:value="1137" calcext:value-type="float">
            <text:p>1,137.00</text:p>
          </table:table-cell>
          <table:table-cell table:style-name="ce304"/>
          <table:table-cell table:style-name="ce307" table:formula="of:=[.BU54]" office:value-type="float" office:value="10" calcext:value-type="float">
            <text:p>10.00</text:p>
          </table:table-cell>
          <table:table-cell table:style-name="ce304"/>
          <table:table-cell table:style-name="ce311" table:formula="of:=[.$G54]+[.$K54]+[.$O54]+[.$S54]+[.$W54]+[.$AA54]+[.$AE54]" office:value-type="float" office:value="0" calcext:value-type="float">
            <text:p>0</text:p>
          </table:table-cell>
          <table:table-cell table:style-name="ce306"/>
          <table:table-cell table:style-name="ce306" table:formula="of:=IF([.$BA54]&gt;0;[.$BG54]*[.$CA54]/([.$BA54]+([.$BG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54]+[.$L54]+[.$P54]+[.$T54]+[.$X54]+[.$AB54]+[.$AF54]" office:value-type="float" office:value="0" calcext:value-type="float">
            <text:p>0</text:p>
          </table:table-cell>
          <table:table-cell table:style-name="ce306"/>
          <table:table-cell table:style-name="ce306" table:formula="of:=[.$BK54]*([.$AR56]/8)" office:value-type="float" office:value="0" calcext:value-type="float">
            <text:p>0.00</text:p>
          </table:table-cell>
          <table:table-cell table:style-name="ce306"/>
          <table:table-cell table:style-name="ce311" table:formula="of:=[.$I54]+[.$M54]+[.$Q54]+[.$U54]+[.$Y54]+[.$AC54]+[.$AG54]" office:value-type="float" office:value="0" calcext:value-type="float">
            <text:p>0</text:p>
          </table:table-cell>
          <table:table-cell table:style-name="ce306"/>
          <table:table-cell table:style-name="ce306" table:formula="of:=[.$BO54]*([.$AR59]/8)" office:value-type="float" office:value="0" calcext:value-type="float">
            <text:p>0.00</text:p>
          </table:table-cell>
          <table:table-cell table:style-name="ce304"/>
          <table:table-cell table:style-name="ce325" table:formula="of:=[.$BC54]+[.$BI54]+[.$BM54]+[.$BQ54]+[.$BE54]" office:value-type="float" office:value="1147" calcext:value-type="float">
            <text:p>1,147.00</text:p>
          </table:table-cell>
          <table:table-cell table:style-name="ce329"/>
          <table:table-cell table:style-name="ce307" table:formula="of:=[.$AM58]" office:value-type="float" office:value="10" calcext:value-type="float">
            <text:p>10.00</text:p>
          </table:table-cell>
          <table:table-cell table:style-name="ce307"/>
          <table:table-cell table:style-name="ce307" table:formula="of:=IF([.$BU54] &lt;= [.$CA54]* 0.2; [.$BU54]; [.$CA54]* 0.2)" office:value-type="float" office:value="10" calcext:value-type="float">
            <text:p>10.00</text:p>
          </table:table-cell>
          <table:table-cell table:style-name="Default"/>
          <table:table-cell table:style-name="ce339" table:formula="of:=SUM([.$F60:.$AD60])" office:value-type="float" office:value="3631.5" calcext:value-type="float">
            <text:p>3,631.50</text:p>
          </table:table-cell>
          <table:table-cell table:style-name="ce339"/>
          <table:table-cell table:style-name="ce339" table:formula="of:=SUM([.$F61:.$AD61])" office:value-type="float" office:value="1147" calcext:value-type="float">
            <text:p>1,147.00</text:p>
          </table:table-cell>
          <table:table-cell table:style-name="ce344"/>
          <table:table-cell table:style-name="ce25" table:formula="of:=[.BC54]+[.BE54]" office:value-type="float" office:value="1147" calcext:value-type="float">
            <text:p>1147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130 E Chestnut</text:p>
          </table:table-cell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Marion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Marion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wc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wc,oh health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wc</text:p>
          </table:table-cell>
          <table:covered-table-cell table:number-columns-repeated="3" table:style-name="ce68"/>
          <table:table-cell table:style-name="ce135" table:formula="of:=IF([.AH54]&gt;0;CONCATENATE(TEXT([.CC54];&quot;####.##&quot;);&quot;-Expense&quot;);&quot;&quot;)" office:value-type="string" office:string-value="1147-Expense" calcext:value-type="string" table:number-columns-spanned="3" table:number-rows-spanned="1">
            <text:p>1147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0]+1" office:value-type="float" office:value="7" calcext:value-type="float">
            <text:p>7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54]&gt;0; IF([.AR56]&gt;0;[.BM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54]&gt;0; IF([.AR59]&gt;0;[.BQ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67]" office:value-type="float" office:value="557.5" calcext:value-type="float" table:number-columns-spanned="4" table:number-rows-spanned="1">
            <text:p>557.5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67]" office:value-type="float" office:value="408" calcext:value-type="float" table:number-columns-spanned="4" table:number-rows-spanned="1">
            <text:p>408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67]" office:value-type="float" office:value="408" calcext:value-type="float" table:number-columns-spanned="4" table:number-rows-spanned="1">
            <text:p>408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67]" office:value-type="float" office:value="541.5" calcext:value-type="float" table:number-columns-spanned="4" table:number-rows-spanned="1">
            <text:p>541.5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67]" office:value-type="float" office:value="1175" calcext:value-type="float" table:number-columns-spanned="4" table:number-rows-spanned="1">
            <text:p>117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67]" office:value-type="float" office:value="541.5" calcext:value-type="float" table:number-columns-spanned="4" table:number-rows-spanned="1">
            <text:p>541.5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54]" office:value-type="float" office:value="3631.5" calcext:value-type="float" table:number-columns-spanned="3" table:number-rows-spanned="1">
            <text:p>3631.50</text:p>
          </table:table-cell>
          <table:covered-table-cell table:style-name="ce157"/>
          <table:covered-table-cell table:style-name="ce177"/>
          <table:table-cell table:style-name="ce193" table:formula="of:=CONCATENATE(&quot;REG = &quot;;[.BA54])" office:value-type="string" office:string-value="REG = 34" calcext:value-type="string">
            <text:p>REG = 34</text:p>
          </table:table-cell>
          <table:table-cell table:style-name="ce212" table:formula="of:=CONCATENATE(&quot;OT = &quot;; [.BG5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54]/[.AH60]" office:value-type="percentage" office:value="0.31584744595897" calcext:value-type="percentage" table:number-columns-spanned="2" table:number-rows-spanned="2">
            <text:p>31.58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0];[.F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108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56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office:value-type="float" office:value="192" calcext:value-type="float" table:number-columns-spanned="4" table:number-rows-spanned="1">
            <text:p>192.00</text:p>
          </table:table-cell>
          <table:covered-table-cell table:number-columns-repeated="3" table:style-name="ce71"/>
          <table:table-cell table:style-name="ce56" office:value-type="float" office:value="250" calcext:value-type="float" table:number-columns-spanned="4" table:number-rows-spanned="1">
            <text:p>250.00</text:p>
          </table:table-cell>
          <table:covered-table-cell table:number-columns-repeated="3" table:style-name="ce71"/>
          <table:table-cell table:style-name="ce56" office:value-type="float" office:value="195" calcext:value-type="float" table:number-columns-spanned="4" table:number-rows-spanned="1">
            <text:p>195.00</text:p>
          </table:table-cell>
          <table:covered-table-cell table:number-columns-repeated="3" table:style-name="ce71"/>
          <table:table-cell table:style-name="ce140" table:formula="of:=SUM([.F61:.AD61])" office:value-type="float" office:value="1147" calcext:value-type="float" table:number-columns-spanned="3" table:number-rows-spanned="1">
            <text:p>1147.00</text:p>
          </table:table-cell>
          <table:covered-table-cell table:style-name="ce158"/>
          <table:covered-table-cell table:style-name="ce178"/>
          <table:table-cell table:style-name="ce194" table:formula="of:=CONCATENATE(&quot;VAC = &quot;;[.BK54])" office:value-type="string" office:string-value="VAC = 0" calcext:value-type="string">
            <text:p>VAC = 0</text:p>
          </table:table-cell>
          <table:table-cell table:style-name="ce213" table:formula="of:=CONCATENATE(&quot;HOL = &quot;; [.BO5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62]&gt;0; [.BC6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6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6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66]" office:value-type="float" office:value="8" calcext:value-type="float">
            <text:p>8</text:p>
          </table:table-cell>
          <table:table-cell table:style-name="ce275"/>
          <table:table-cell table:style-name="ce296" table:formula="of:=[.B62]" office:value-type="float" office:value="0" calcext:value-type="float">
            <text:p>0</text:p>
          </table:table-cell>
          <table:table-cell table:style-name="ce296"/>
          <table:table-cell table:style-name="ce301" table:formula="of:=[.$F62]+[.$J62]+[.$N62]+[.$R62]+[.$V62]+[.$Z62]+[.$AD62]" office:value-type="float" office:value="0" calcext:value-type="float">
            <text:p>0.00</text:p>
          </table:table-cell>
          <table:table-cell table:style-name="ce304"/>
          <table:table-cell table:style-name="ce306" table:formula="of:=IF([.$BG62]=0;[.$CA62]; IF([.$BG62]&gt;0; [.$CA62]/([.$BA62]+([.$BG62]*1.5)))*[.$BA62])-[.$BE62]" office:value-type="float" office:value="0" calcext:value-type="float">
            <text:p>0.00</text:p>
          </table:table-cell>
          <table:table-cell table:style-name="ce304"/>
          <table:table-cell table:style-name="ce307" table:formula="of:=[.BU62]" office:value-type="float" office:value="0" calcext:value-type="float">
            <text:p>0.00</text:p>
          </table:table-cell>
          <table:table-cell table:style-name="ce304"/>
          <table:table-cell table:style-name="ce311" table:formula="of:=[.$G62]+[.$K62]+[.$O62]+[.$S62]+[.$W62]+[.$AA62]+[.$AE62]" office:value-type="float" office:value="0" calcext:value-type="float">
            <text:p>0</text:p>
          </table:table-cell>
          <table:table-cell table:style-name="ce306"/>
          <table:table-cell table:style-name="ce306" table:formula="of:=IF([.$BA62]&gt;0;[.$BG62]*[.$CA62]/([.$BA62]+([.$BG6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2]+[.$L62]+[.$P62]+[.$T62]+[.$X62]+[.$AB62]+[.$AF62]" office:value-type="float" office:value="0" calcext:value-type="float">
            <text:p>0</text:p>
          </table:table-cell>
          <table:table-cell table:style-name="ce306"/>
          <table:table-cell table:style-name="ce306" table:formula="of:=[.$BK62]*([.$AR64]/8)" office:value-type="float" office:value="0" calcext:value-type="float">
            <text:p>0.00</text:p>
          </table:table-cell>
          <table:table-cell table:style-name="ce306"/>
          <table:table-cell table:style-name="ce311" table:formula="of:=[.$I62]+[.$M62]+[.$Q62]+[.$U62]+[.$Y62]+[.$AC62]+[.$AG62]" office:value-type="float" office:value="0" calcext:value-type="float">
            <text:p>0</text:p>
          </table:table-cell>
          <table:table-cell table:style-name="ce306"/>
          <table:table-cell table:style-name="ce306" table:formula="of:=[.$BO62]*([.$AR67]/8)" office:value-type="float" office:value="0" calcext:value-type="float">
            <text:p>0.00</text:p>
          </table:table-cell>
          <table:table-cell table:style-name="ce304"/>
          <table:table-cell table:style-name="ce325" table:formula="of:=[.$BC62]+[.$BI62]+[.$BM62]+[.$BQ62]+[.$BE62]" office:value-type="float" office:value="0" calcext:value-type="float">
            <text:p>0.00</text:p>
          </table:table-cell>
          <table:table-cell table:style-name="ce329"/>
          <table:table-cell table:style-name="ce307" table:formula="of:=[.$AM66]" office:value-type="float" office:value="0" calcext:value-type="float">
            <text:p>0.00</text:p>
          </table:table-cell>
          <table:table-cell table:style-name="ce307"/>
          <table:table-cell table:style-name="ce307" table:formula="of:=IF([.$BU62] &lt;= [.$CA62]* 0.2; [.$BU62]; [.$CA6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8:.$AD68])" office:value-type="float" office:value="0" calcext:value-type="float">
            <text:p>0.00</text:p>
          </table:table-cell>
          <table:table-cell table:style-name="ce339"/>
          <table:table-cell table:style-name="ce339" table:formula="of:=SUM([.$F69:.$AD69])" office:value-type="float" office:value="0" calcext:value-type="float">
            <text:p>0.00</text:p>
          </table:table-cell>
          <table:table-cell table:style-name="ce344"/>
          <table:table-cell table:style-name="ce25" table:formula="of:=[.BC62]+[.BE6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62]&gt;0;CONCATENATE(TEXT([.CC62];&quot;####.##&quot;);&quot;-Expense&quot;);&quot;&quot;)" office:value-type="string" office:string-value="-Expense" calcext:value-type="string" table:number-columns-spanned="3" table:number-rows-spanned="1">
            <text:p>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8]+1" office:value-type="float" office:value="8" calcext:value-type="float">
            <text:p>8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62]&gt;0; IF([.AR64]&gt;0;[.BM6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62]&gt;0; IF([.AR67]&gt;0;[.BQ6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147" table:formula="of:=[.BY6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62])" office:value-type="string" office:string-value="REG = 0" calcext:value-type="string">
            <text:p>REG = 0</text:p>
          </table:table-cell>
          <table:table-cell table:style-name="ce220" table:formula="of:=CONCATENATE(&quot;OT = &quot;; [.BG62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62]/[.AH6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8];[.F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8];[.J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formula="of:=IF([.Z68];[.Z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8];[.AD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69:.AD6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62])" office:value-type="string" office:string-value="VAC = 0" calcext:value-type="string">
            <text:p>VAC = 0</text:p>
          </table:table-cell>
          <table:table-cell table:style-name="ce221" table:formula="of:=CONCATENATE(&quot;HOL = &quot;; [.BO6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0]&gt;0; [.BC7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74]" office:value-type="float" office:value="9" calcext:value-type="float">
            <text:p>9</text:p>
          </table:table-cell>
          <table:table-cell table:style-name="ce275"/>
          <table:table-cell table:style-name="ce296" table:formula="of:=[.B70]" office:value-type="float" office:value="0" calcext:value-type="float">
            <text:p>0</text:p>
          </table:table-cell>
          <table:table-cell table:style-name="ce296"/>
          <table:table-cell table:style-name="ce301" table:formula="of:=[.$F70]+[.$J70]+[.$N70]+[.$R70]+[.$V70]+[.$Z70]+[.$AD70]" office:value-type="float" office:value="0" calcext:value-type="float">
            <text:p>0.00</text:p>
          </table:table-cell>
          <table:table-cell table:style-name="ce304"/>
          <table:table-cell table:style-name="ce306" table:formula="of:=IF([.$BG70]=0;[.$CA70]; IF([.$BG70]&gt;0; [.$CA70]/([.$BA70]+([.$BG70]*1.5)))*[.$BA70])-[.$BE70]" office:value-type="float" office:value="0" calcext:value-type="float">
            <text:p>0.00</text:p>
          </table:table-cell>
          <table:table-cell table:style-name="ce304"/>
          <table:table-cell table:style-name="ce307" table:formula="of:=[.BU70]" office:value-type="float" office:value="0" calcext:value-type="float">
            <text:p>0.00</text:p>
          </table:table-cell>
          <table:table-cell table:style-name="ce304"/>
          <table:table-cell table:style-name="ce311" table:formula="of:=[.$G70]+[.$K70]+[.$O70]+[.$S70]+[.$W70]+[.$AA70]+[.$AE70]" office:value-type="float" office:value="0" calcext:value-type="float">
            <text:p>0</text:p>
          </table:table-cell>
          <table:table-cell table:style-name="ce306"/>
          <table:table-cell table:style-name="ce306" table:formula="of:=IF([.$BA70]&gt;0;[.$BG70]*[.$CA70]/([.$BA70]+([.$BG7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0]+[.$L70]+[.$P70]+[.$T70]+[.$X70]+[.$AB70]+[.$AF70]" office:value-type="float" office:value="0" calcext:value-type="float">
            <text:p>0</text:p>
          </table:table-cell>
          <table:table-cell table:style-name="ce306"/>
          <table:table-cell table:style-name="ce306" table:formula="of:=[.$BK70]*([.$AR72]/8)" office:value-type="float" office:value="0" calcext:value-type="float">
            <text:p>0.00</text:p>
          </table:table-cell>
          <table:table-cell table:style-name="ce306"/>
          <table:table-cell table:style-name="ce311" table:formula="of:=[.$I70]+[.$M70]+[.$Q70]+[.$U70]+[.$Y70]+[.$AC70]+[.$AG70]" office:value-type="float" office:value="0" calcext:value-type="float">
            <text:p>0</text:p>
          </table:table-cell>
          <table:table-cell table:style-name="ce306"/>
          <table:table-cell table:style-name="ce306" table:formula="of:=[.$BO70]*([.$AR75]/8)" office:value-type="float" office:value="0" calcext:value-type="float">
            <text:p>0.00</text:p>
          </table:table-cell>
          <table:table-cell table:style-name="ce304"/>
          <table:table-cell table:style-name="ce325" table:formula="of:=[.$BC70]+[.$BI70]+[.$BM70]+[.$BQ70]+[.$BE70]" office:value-type="float" office:value="0" calcext:value-type="float">
            <text:p>0.00</text:p>
          </table:table-cell>
          <table:table-cell table:style-name="ce329"/>
          <table:table-cell table:style-name="ce307" table:formula="of:=[.$AM74]" office:value-type="float" office:value="0" calcext:value-type="float">
            <text:p>0.00</text:p>
          </table:table-cell>
          <table:table-cell table:style-name="ce307"/>
          <table:table-cell table:style-name="ce307" table:formula="of:=IF([.$BU70] &lt;= [.$CA70]* 0.2; [.$BU70]; [.$CA7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76:.$AD76])" office:value-type="float" office:value="0" calcext:value-type="float">
            <text:p>0.00</text:p>
          </table:table-cell>
          <table:table-cell table:style-name="ce339"/>
          <table:table-cell table:style-name="ce339" table:formula="of:=SUM([.$F77:.$AD77])" office:value-type="float" office:value="0" calcext:value-type="float">
            <text:p>0.00</text:p>
          </table:table-cell>
          <table:table-cell table:style-name="ce344"/>
          <table:table-cell table:style-name="ce25" table:formula="of:=[.BC70]+[.BE7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0]&gt;0;CONCATENATE(TEXT([.CC70];&quot;####.##&quot;);&quot;-Expense&quot;);&quot;&quot;)" office:value-type="string" office:string-value="-Expense" calcext:value-type="string" table:number-columns-spanned="3" table:number-rows-spanned="1">
            <text:p>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66]+1" office:value-type="float" office:value="9" calcext:value-type="float">
            <text:p>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0]&gt;0; IF([.AR72]&gt;0;[.BM7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0]&gt;0; IF([.AR75]&gt;0;[.BQ7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0])" office:value-type="string" office:string-value="REG = 0" calcext:value-type="string">
            <text:p>REG = 0</text:p>
          </table:table-cell>
          <table:table-cell table:style-name="ce220" table:formula="of:=CONCATENATE(&quot;OT = &quot;; [.BG7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0]/[.AH7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76];[.F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76];[.J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number-columns-spanned="4" table:number-rows-spanned="1"/>
          <table:covered-table-cell table:number-columns-repeated="2" table:style-name="ce77"/>
          <table:covered-table-cell table:style-name="ce96"/>
          <table:table-cell table:style-name="ce63" table:number-columns-spanned="4" table:number-rows-spanned="1"/>
          <table:covered-table-cell table:number-columns-repeated="2" table:style-name="ce77"/>
          <table:covered-table-cell table:style-name="ce96"/>
          <table:table-cell table:style-name="ce63" table:number-columns-spanned="4" table:number-rows-spanned="1"/>
          <table:covered-table-cell table:number-columns-repeated="2" table:style-name="ce77"/>
          <table:covered-table-cell table:style-name="ce96"/>
          <table:table-cell table:style-name="ce63" table:number-columns-spanned="4" table:number-rows-spanned="1"/>
          <table:covered-table-cell table:number-columns-repeated="2" table:style-name="ce77"/>
          <table:covered-table-cell table:style-name="ce96"/>
          <table:table-cell table:style-name="ce63" table:number-columns-spanned="4" table:number-rows-spanned="1"/>
          <table:covered-table-cell table:number-columns-repeated="2" table:style-name="ce77"/>
          <table:covered-table-cell table:style-name="ce96"/>
          <table:table-cell table:style-name="ce148" table:formula="of:=SUM([.F77:.AD7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0])" office:value-type="string" office:string-value="VAC = 0" calcext:value-type="string">
            <text:p>VAC = 0</text:p>
          </table:table-cell>
          <table:table-cell table:style-name="ce221" table:formula="of:=CONCATENATE(&quot;HOL = &quot;; [.BO7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8]&gt;0; [.BC7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82]" office:value-type="float" office:value="10" calcext:value-type="float">
            <text:p>10</text:p>
          </table:table-cell>
          <table:table-cell table:style-name="ce275"/>
          <table:table-cell table:style-name="ce296" table:formula="of:=[.B78]" office:value-type="float" office:value="0" calcext:value-type="float">
            <text:p>0</text:p>
          </table:table-cell>
          <table:table-cell table:style-name="ce296"/>
          <table:table-cell table:style-name="ce301" table:formula="of:=[.$F78]+[.$J78]+[.$N78]+[.$R78]+[.$V78]+[.$Z78]+[.$AD78]" office:value-type="float" office:value="0" calcext:value-type="float">
            <text:p>0.00</text:p>
          </table:table-cell>
          <table:table-cell table:style-name="ce304"/>
          <table:table-cell table:style-name="ce306" table:formula="of:=IF([.$BG78]=0;[.$CA78]; IF([.$BG78]&gt;0; [.$CA78]/([.$BA78]+([.$BG78]*1.5)))*[.$BA78])-[.$BE78]" office:value-type="float" office:value="0" calcext:value-type="float">
            <text:p>0.00</text:p>
          </table:table-cell>
          <table:table-cell table:style-name="ce304"/>
          <table:table-cell table:style-name="ce307" table:formula="of:=[.BU78]" office:value-type="float" office:value="0" calcext:value-type="float">
            <text:p>0.00</text:p>
          </table:table-cell>
          <table:table-cell table:style-name="ce304"/>
          <table:table-cell table:style-name="ce311" table:formula="of:=[.$G78]+[.$K78]+[.$O78]+[.$S78]+[.$W78]+[.$AA78]+[.$AE78]" office:value-type="float" office:value="0" calcext:value-type="float">
            <text:p>0</text:p>
          </table:table-cell>
          <table:table-cell table:style-name="ce306"/>
          <table:table-cell table:style-name="ce306" table:formula="of:=IF([.$BA78]&gt;0;[.$BG78]*[.$CA78]/([.$BA78]+([.$BG7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8]+[.$L78]+[.$P78]+[.$T78]+[.$X78]+[.$AB78]+[.$AF78]" office:value-type="float" office:value="0" calcext:value-type="float">
            <text:p>0</text:p>
          </table:table-cell>
          <table:table-cell table:style-name="ce306"/>
          <table:table-cell table:style-name="ce306" table:formula="of:=[.$BK78]*([.$AR80]/8)" office:value-type="float" office:value="0" calcext:value-type="float">
            <text:p>0.00</text:p>
          </table:table-cell>
          <table:table-cell table:style-name="ce306"/>
          <table:table-cell table:style-name="ce311" table:formula="of:=[.$I78]+[.$M78]+[.$Q78]+[.$U78]+[.$Y78]+[.$AC78]+[.$AG78]" office:value-type="float" office:value="0" calcext:value-type="float">
            <text:p>0</text:p>
          </table:table-cell>
          <table:table-cell table:style-name="ce306"/>
          <table:table-cell table:style-name="ce306" table:formula="of:=[.$BO78]*([.$AR83]/8)" office:value-type="float" office:value="0" calcext:value-type="float">
            <text:p>0.00</text:p>
          </table:table-cell>
          <table:table-cell table:style-name="ce304"/>
          <table:table-cell table:style-name="ce325" table:formula="of:=[.$BC78]+[.$BI78]+[.$BM78]+[.$BQ78]+[.$BE78]" office:value-type="float" office:value="0" calcext:value-type="float">
            <text:p>0.00</text:p>
          </table:table-cell>
          <table:table-cell table:style-name="ce329"/>
          <table:table-cell table:style-name="ce307" table:formula="of:=[.$AM82]" office:value-type="float" office:value="0" calcext:value-type="float">
            <text:p>0.00</text:p>
          </table:table-cell>
          <table:table-cell table:style-name="ce307"/>
          <table:table-cell table:style-name="ce307" table:formula="of:=IF([.$BU78] &lt;= [.$CA78]* 0.2; [.$BU78]; [.$CA7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84:.$AD84])" office:value-type="float" office:value="0" calcext:value-type="float">
            <text:p>0.00</text:p>
          </table:table-cell>
          <table:table-cell table:style-name="ce339"/>
          <table:table-cell table:style-name="ce339" table:formula="of:=SUM([.$F85:.$AD85])" office:value-type="float" office:value="0" calcext:value-type="float">
            <text:p>0.00</text:p>
          </table:table-cell>
          <table:table-cell table:style-name="ce344"/>
          <table:table-cell table:style-name="ce25" table:formula="of:=[.BC78]+[.BE7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8]&gt;0;CONCATENATE(TEXT([.CC78];&quot;####.##&quot;);&quot;-Expense&quot;);&quot;&quot;)" office:value-type="string" office:string-value="-Expense" calcext:value-type="string" table:number-columns-spanned="3" table:number-rows-spanned="1">
            <text:p>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74]+1" office:value-type="float" office:value="10" calcext:value-type="float">
            <text:p>1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8]&gt;0; IF([.AR80]&gt;0;[.BM7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8]&gt;0; IF([.AR83]&gt;0;[.BQ7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8])" office:value-type="string" office:string-value="REG = 0" calcext:value-type="string">
            <text:p>REG = 0</text:p>
          </table:table-cell>
          <table:table-cell table:style-name="ce220" table:formula="of:=CONCATENATE(&quot;OT = &quot;; [.BG7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8]/[.AH8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84];[.F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84];[.J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84];[.N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84];[.R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number-columns-spanned="4" table:number-rows-spanned="1"/>
          <table:covered-table-cell table:number-columns-repeated="2" table:style-name="ce77"/>
          <table:covered-table-cell table:style-name="ce96"/>
          <table:table-cell table:style-name="ce63" table:number-columns-spanned="4" table:number-rows-spanned="1"/>
          <table:covered-table-cell table:number-columns-repeated="2" table:style-name="ce77"/>
          <table:covered-table-cell table:style-name="ce96"/>
          <table:table-cell table:style-name="ce63" table:number-columns-spanned="4" table:number-rows-spanned="1"/>
          <table:covered-table-cell table:number-columns-repeated="2" table:style-name="ce77"/>
          <table:covered-table-cell table:style-name="ce96"/>
          <table:table-cell table:style-name="ce148" table:formula="of:=SUM([.F85:.AD8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8])" office:value-type="string" office:string-value="VAC = 0" calcext:value-type="string">
            <text:p>VAC = 0</text:p>
          </table:table-cell>
          <table:table-cell table:style-name="ce221" table:formula="of:=CONCATENATE(&quot;HOL = &quot;; [.BO7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86]&gt;0; [.BC8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8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8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0]" office:value-type="float" office:value="11" calcext:value-type="float">
            <text:p>11</text:p>
          </table:table-cell>
          <table:table-cell table:style-name="ce275"/>
          <table:table-cell table:style-name="ce296" table:formula="of:=[.B86]" office:value-type="float" office:value="0" calcext:value-type="float">
            <text:p>0</text:p>
          </table:table-cell>
          <table:table-cell table:style-name="ce296"/>
          <table:table-cell table:style-name="ce301" table:formula="of:=[.$F86]+[.$J86]+[.$N86]+[.$R86]+[.$V86]+[.$Z86]+[.$AD86]" office:value-type="float" office:value="0" calcext:value-type="float">
            <text:p>0.00</text:p>
          </table:table-cell>
          <table:table-cell table:style-name="ce304"/>
          <table:table-cell table:style-name="ce306" table:formula="of:=IF([.$BG86]=0;[.$CA86]; IF([.$BG86]&gt;0; [.$CA86]/([.$BA86]+([.$BG86]*1.5)))*[.$BA86])-[.$BE86]" office:value-type="float" office:value="0" calcext:value-type="float">
            <text:p>0.00</text:p>
          </table:table-cell>
          <table:table-cell table:style-name="ce304"/>
          <table:table-cell table:style-name="ce307" table:formula="of:=[.BU86]" office:value-type="float" office:value="0" calcext:value-type="float">
            <text:p>0.00</text:p>
          </table:table-cell>
          <table:table-cell table:style-name="ce304"/>
          <table:table-cell table:style-name="ce311" table:formula="of:=[.$G86]+[.$K86]+[.$O86]+[.$S86]+[.$W86]+[.$AA86]+[.$AE86]" office:value-type="float" office:value="0" calcext:value-type="float">
            <text:p>0</text:p>
          </table:table-cell>
          <table:table-cell table:style-name="ce306"/>
          <table:table-cell table:style-name="ce306" table:formula="of:=IF([.$BA86]&gt;0;[.$BG86]*[.$CA86]/([.$BA86]+([.$BG8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86]+[.$L86]+[.$P86]+[.$T86]+[.$X86]+[.$AB86]+[.$AF86]" office:value-type="float" office:value="0" calcext:value-type="float">
            <text:p>0</text:p>
          </table:table-cell>
          <table:table-cell table:style-name="ce306"/>
          <table:table-cell table:style-name="ce306" table:formula="of:=[.$BK86]*([.$AR88]/8)" office:value-type="float" office:value="0" calcext:value-type="float">
            <text:p>0.00</text:p>
          </table:table-cell>
          <table:table-cell table:style-name="ce306"/>
          <table:table-cell table:style-name="ce311" table:formula="of:=[.$I86]+[.$M86]+[.$Q86]+[.$U86]+[.$Y86]+[.$AC86]+[.$AG86]" office:value-type="float" office:value="0" calcext:value-type="float">
            <text:p>0</text:p>
          </table:table-cell>
          <table:table-cell table:style-name="ce306"/>
          <table:table-cell table:style-name="ce306" table:formula="of:=[.$BO86]*([.$AR91]/8)" office:value-type="float" office:value="0" calcext:value-type="float">
            <text:p>0.00</text:p>
          </table:table-cell>
          <table:table-cell table:style-name="ce304"/>
          <table:table-cell table:style-name="ce325" table:formula="of:=[.$BC86]+[.$BI86]+[.$BM86]+[.$BQ86]+[.$BE86]" office:value-type="float" office:value="0" calcext:value-type="float">
            <text:p>0.00</text:p>
          </table:table-cell>
          <table:table-cell table:style-name="ce329"/>
          <table:table-cell table:style-name="ce307" table:formula="of:=[.$AM90]" office:value-type="float" office:value="0" calcext:value-type="float">
            <text:p>0.00</text:p>
          </table:table-cell>
          <table:table-cell table:style-name="ce307"/>
          <table:table-cell table:style-name="ce307" table:formula="of:=IF([.$BU86] &lt;= [.$CA86]* 0.2; [.$BU86]; [.$CA8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92:.$AD92])" office:value-type="float" office:value="0" calcext:value-type="float">
            <text:p>0.00</text:p>
          </table:table-cell>
          <table:table-cell table:style-name="ce339"/>
          <table:table-cell table:style-name="ce339" table:formula="of:=SUM([.$F93:.$AD93])" office:value-type="float" office:value="0" calcext:value-type="float">
            <text:p>0.00</text:p>
          </table:table-cell>
          <table:table-cell table:style-name="ce344"/>
          <table:table-cell table:style-name="ce25" table:formula="of:=[.BC86]+[.BE8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86]&gt;0;CONCATENATE(TEXT([.CC8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82]+1" office:value-type="float" office:value="11" calcext:value-type="float">
            <text:p>1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86]&gt;0; IF([.AR88]&gt;0;[.BM8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86]&gt;0; IF([.AR91]&gt;0;[.BQ8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8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86])" office:value-type="string" office:string-value="REG = 0" calcext:value-type="string">
            <text:p>REG = 0</text:p>
          </table:table-cell>
          <table:table-cell table:style-name="ce220" table:formula="of:=CONCATENATE(&quot;OT = &quot;; [.BG8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86]/[.AH9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92];[.F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92];[.J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92];[.N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92];[.R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92];[.V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92];[.Z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92];[.AD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93:.AD9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86])" office:value-type="string" office:string-value="VAC = 0" calcext:value-type="string">
            <text:p>VAC = 0</text:p>
          </table:table-cell>
          <table:table-cell table:style-name="ce221" table:formula="of:=CONCATENATE(&quot;HOL = &quot;; [.BO8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94]&gt;0; [.BC9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9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9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8]" office:value-type="float" office:value="12" calcext:value-type="float">
            <text:p>12</text:p>
          </table:table-cell>
          <table:table-cell table:style-name="ce275"/>
          <table:table-cell table:style-name="ce296" table:formula="of:=[.B94]" office:value-type="float" office:value="0" calcext:value-type="float">
            <text:p>0</text:p>
          </table:table-cell>
          <table:table-cell table:style-name="ce296"/>
          <table:table-cell table:style-name="ce301" table:formula="of:=[.$F94]+[.$J94]+[.$N94]+[.$R94]+[.$V94]+[.$Z94]+[.$AD94]" office:value-type="float" office:value="0" calcext:value-type="float">
            <text:p>0.00</text:p>
          </table:table-cell>
          <table:table-cell table:style-name="ce304"/>
          <table:table-cell table:style-name="ce306" table:formula="of:=IF([.$BG94]=0;[.$CA94]; IF([.$BG94]&gt;0; [.$CA94]/([.$BA94]+([.$BG94]*1.5)))*[.$BA94])-[.$BE94]" office:value-type="float" office:value="0" calcext:value-type="float">
            <text:p>0.00</text:p>
          </table:table-cell>
          <table:table-cell table:style-name="ce304"/>
          <table:table-cell table:style-name="ce307" table:formula="of:=[.BU94]" office:value-type="float" office:value="0" calcext:value-type="float">
            <text:p>0.00</text:p>
          </table:table-cell>
          <table:table-cell table:style-name="ce304"/>
          <table:table-cell table:style-name="ce311" table:formula="of:=[.$G94]+[.$K94]+[.$O94]+[.$S94]+[.$W94]+[.$AA94]+[.$AE94]" office:value-type="float" office:value="0" calcext:value-type="float">
            <text:p>0</text:p>
          </table:table-cell>
          <table:table-cell table:style-name="ce306"/>
          <table:table-cell table:style-name="ce306" table:formula="of:=IF([.$BA94]&gt;0;[.$BG94]*[.$CA94]/([.$BA94]+([.$BG9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94]+[.$L94]+[.$P94]+[.$T94]+[.$X94]+[.$AB94]+[.$AF94]" office:value-type="float" office:value="0" calcext:value-type="float">
            <text:p>0</text:p>
          </table:table-cell>
          <table:table-cell table:style-name="ce306"/>
          <table:table-cell table:style-name="ce306" table:formula="of:=[.$BK94]*([.$AR96]/8)" office:value-type="float" office:value="0" calcext:value-type="float">
            <text:p>0.00</text:p>
          </table:table-cell>
          <table:table-cell table:style-name="ce306"/>
          <table:table-cell table:style-name="ce311" table:formula="of:=[.$I94]+[.$M94]+[.$Q94]+[.$U94]+[.$Y94]+[.$AC94]+[.$AG94]" office:value-type="float" office:value="0" calcext:value-type="float">
            <text:p>0</text:p>
          </table:table-cell>
          <table:table-cell table:style-name="ce306"/>
          <table:table-cell table:style-name="ce306" table:formula="of:=[.$BO94]*([.$AR99]/8)" office:value-type="float" office:value="0" calcext:value-type="float">
            <text:p>0.00</text:p>
          </table:table-cell>
          <table:table-cell table:style-name="ce304"/>
          <table:table-cell table:style-name="ce325" table:formula="of:=[.$BC94]+[.$BI94]+[.$BM94]+[.$BQ94]+[.$BE94]" office:value-type="float" office:value="0" calcext:value-type="float">
            <text:p>0.00</text:p>
          </table:table-cell>
          <table:table-cell table:style-name="ce329"/>
          <table:table-cell table:style-name="ce307" table:formula="of:=[.$AM98]" office:value-type="float" office:value="0" calcext:value-type="float">
            <text:p>0.00</text:p>
          </table:table-cell>
          <table:table-cell table:style-name="ce307"/>
          <table:table-cell table:style-name="ce307" table:formula="of:=IF([.$BU94] &lt;= [.$CA94]* 0.2; [.$BU94]; [.$CA9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0:.$AD100])" office:value-type="float" office:value="0" calcext:value-type="float">
            <text:p>0.00</text:p>
          </table:table-cell>
          <table:table-cell table:style-name="ce339"/>
          <table:table-cell table:style-name="ce339" table:formula="of:=SUM([.$F101:.$AD101])" office:value-type="float" office:value="0" calcext:value-type="float">
            <text:p>0.00</text:p>
          </table:table-cell>
          <table:table-cell table:style-name="ce344"/>
          <table:table-cell table:style-name="ce25" table:formula="of:=[.BC94]+[.BE9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94]&gt;0;CONCATENATE(TEXT([.CC9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0]+1" office:value-type="float" office:value="12" calcext:value-type="float">
            <text:p>1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94]&gt;0; IF([.AR96]&gt;0;[.BM9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94]&gt;0; IF([.AR99]&gt;0;[.BQ9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9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94])" office:value-type="string" office:string-value="REG = 0" calcext:value-type="string">
            <text:p>REG = 0</text:p>
          </table:table-cell>
          <table:table-cell table:style-name="ce220" table:formula="of:=CONCATENATE(&quot;OT = &quot;; [.BG94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94]/[.AH10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0];[.F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0];[.J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0];[.N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0];[.R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0];[.V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0];[.Z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0];[.AD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1:.AD10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94])" office:value-type="string" office:string-value="VAC = 0" calcext:value-type="string">
            <text:p>VAC = 0</text:p>
          </table:table-cell>
          <table:table-cell table:style-name="ce221" table:formula="of:=CONCATENATE(&quot;HOL = &quot;; [.BO9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02]&gt;0; [.BC10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0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0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6]" office:value-type="float" office:value="13" calcext:value-type="float">
            <text:p>13</text:p>
          </table:table-cell>
          <table:table-cell table:style-name="ce275"/>
          <table:table-cell table:style-name="ce296" table:formula="of:=[.B102]" office:value-type="float" office:value="0" calcext:value-type="float">
            <text:p>0</text:p>
          </table:table-cell>
          <table:table-cell table:style-name="ce296"/>
          <table:table-cell table:style-name="ce301" table:formula="of:=[.$F102]+[.$J102]+[.$N102]+[.$R102]+[.$V102]+[.$Z102]+[.$AD102]" office:value-type="float" office:value="0" calcext:value-type="float">
            <text:p>0.00</text:p>
          </table:table-cell>
          <table:table-cell table:style-name="ce304"/>
          <table:table-cell table:style-name="ce306" table:formula="of:=IF([.$BG102]=0;[.$CA102]; IF([.$BG102]&gt;0; [.$CA102]/([.$BA102]+([.$BG102]*1.5)))*[.$BA102])-[.$BE102]" office:value-type="float" office:value="0" calcext:value-type="float">
            <text:p>0.00</text:p>
          </table:table-cell>
          <table:table-cell table:style-name="ce304"/>
          <table:table-cell table:style-name="ce307" table:formula="of:=[.BU102]" office:value-type="float" office:value="0" calcext:value-type="float">
            <text:p>0.00</text:p>
          </table:table-cell>
          <table:table-cell table:style-name="ce304"/>
          <table:table-cell table:style-name="ce311" table:formula="of:=[.$G102]+[.$K102]+[.$O102]+[.$S102]+[.$W102]+[.$AA102]+[.$AE102]" office:value-type="float" office:value="0" calcext:value-type="float">
            <text:p>0</text:p>
          </table:table-cell>
          <table:table-cell table:style-name="ce306"/>
          <table:table-cell table:style-name="ce306" table:formula="of:=IF([.$BA102]&gt;0;[.$BG102]*[.$CA102]/([.$BA102]+([.$BG10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02]+[.$L102]+[.$P102]+[.$T102]+[.$X102]+[.$AB102]+[.$AF102]" office:value-type="float" office:value="0" calcext:value-type="float">
            <text:p>0</text:p>
          </table:table-cell>
          <table:table-cell table:style-name="ce306"/>
          <table:table-cell table:style-name="ce306" table:formula="of:=[.$BK102]*([.$AR104]/8)" office:value-type="float" office:value="0" calcext:value-type="float">
            <text:p>0.00</text:p>
          </table:table-cell>
          <table:table-cell table:style-name="ce306"/>
          <table:table-cell table:style-name="ce311" table:formula="of:=[.$I102]+[.$M102]+[.$Q102]+[.$U102]+[.$Y102]+[.$AC102]+[.$AG102]" office:value-type="float" office:value="0" calcext:value-type="float">
            <text:p>0</text:p>
          </table:table-cell>
          <table:table-cell table:style-name="ce306"/>
          <table:table-cell table:style-name="ce306" table:formula="of:=[.$BO102]*([.$AR107]/8)" office:value-type="float" office:value="0" calcext:value-type="float">
            <text:p>0.00</text:p>
          </table:table-cell>
          <table:table-cell table:style-name="ce304"/>
          <table:table-cell table:style-name="ce325" table:formula="of:=[.$BC102]+[.$BI102]+[.$BM102]+[.$BQ102]+[.$BE102]" office:value-type="float" office:value="0" calcext:value-type="float">
            <text:p>0.00</text:p>
          </table:table-cell>
          <table:table-cell table:style-name="ce329"/>
          <table:table-cell table:style-name="ce307" table:formula="of:=[.$AM106]" office:value-type="float" office:value="0" calcext:value-type="float">
            <text:p>0.00</text:p>
          </table:table-cell>
          <table:table-cell table:style-name="ce307"/>
          <table:table-cell table:style-name="ce307" table:formula="of:=IF([.$BU102] &lt;= [.$CA102]* 0.2; [.$BU102]; [.$CA10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8:.$AD108])" office:value-type="float" office:value="0" calcext:value-type="float">
            <text:p>0.00</text:p>
          </table:table-cell>
          <table:table-cell table:style-name="ce339"/>
          <table:table-cell table:style-name="ce339" table:formula="of:=SUM([.$F109:.$AD109])" office:value-type="float" office:value="0" calcext:value-type="float">
            <text:p>0.00</text:p>
          </table:table-cell>
          <table:table-cell table:style-name="ce344"/>
          <table:table-cell table:style-name="ce25" table:formula="of:=[.BC102]+[.BE10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02]&gt;0;CONCATENATE(TEXT([.CC10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8]+1" office:value-type="float" office:value="13" calcext:value-type="float">
            <text:p>1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02]&gt;0; IF([.AR104]&gt;0;[.BM10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02]&gt;0; IF([.AR107]&gt;0;[.BQ10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0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02])" office:value-type="string" office:string-value="REG = 0" calcext:value-type="string">
            <text:p>REG = 0</text:p>
          </table:table-cell>
          <table:table-cell table:style-name="ce220" table:formula="of:=CONCATENATE(&quot;OT = &quot;; [.BG10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02]/[.AH10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8];[.F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8];[.J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8];[.N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8];[.R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8];[.V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8];[.Z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8];[.AD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9:.AD10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02])" office:value-type="string" office:string-value="VAC = 0" calcext:value-type="string">
            <text:p>VAC = 0</text:p>
          </table:table-cell>
          <table:table-cell table:style-name="ce221" table:formula="of:=CONCATENATE(&quot;HOL = &quot;; [.BO10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0]&gt;0; [.BC11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14]" office:value-type="float" office:value="14" calcext:value-type="float">
            <text:p>14</text:p>
          </table:table-cell>
          <table:table-cell table:style-name="ce275"/>
          <table:table-cell table:style-name="ce296" table:formula="of:=[.B110]" office:value-type="float" office:value="0" calcext:value-type="float">
            <text:p>0</text:p>
          </table:table-cell>
          <table:table-cell table:style-name="ce296"/>
          <table:table-cell table:style-name="ce301" table:formula="of:=[.$F110]+[.$J110]+[.$N110]+[.$R110]+[.$V110]+[.$Z110]+[.$AD110]" office:value-type="float" office:value="0" calcext:value-type="float">
            <text:p>0.00</text:p>
          </table:table-cell>
          <table:table-cell table:style-name="ce304"/>
          <table:table-cell table:style-name="ce306" table:formula="of:=IF([.$BG110]=0;[.$CA110]; IF([.$BG110]&gt;0; [.$CA110]/([.$BA110]+([.$BG110]*1.5)))*[.$BA110])-[.$BE110]" office:value-type="float" office:value="0" calcext:value-type="float">
            <text:p>0.00</text:p>
          </table:table-cell>
          <table:table-cell table:style-name="ce304"/>
          <table:table-cell table:style-name="ce307" table:formula="of:=[.BU110]" office:value-type="float" office:value="0" calcext:value-type="float">
            <text:p>0.00</text:p>
          </table:table-cell>
          <table:table-cell table:style-name="ce304"/>
          <table:table-cell table:style-name="ce311" table:formula="of:=[.$G110]+[.$K110]+[.$O110]+[.$S110]+[.$W110]+[.$AA110]+[.$AE110]" office:value-type="float" office:value="0" calcext:value-type="float">
            <text:p>0</text:p>
          </table:table-cell>
          <table:table-cell table:style-name="ce306"/>
          <table:table-cell table:style-name="ce306" table:formula="of:=IF([.$BA110]&gt;0;[.$BG110]*[.$CA110]/([.$BA110]+([.$BG11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0]+[.$L110]+[.$P110]+[.$T110]+[.$X110]+[.$AB110]+[.$AF110]" office:value-type="float" office:value="0" calcext:value-type="float">
            <text:p>0</text:p>
          </table:table-cell>
          <table:table-cell table:style-name="ce306"/>
          <table:table-cell table:style-name="ce306" table:formula="of:=[.$BK110]*([.$AR112]/8)" office:value-type="float" office:value="0" calcext:value-type="float">
            <text:p>0.00</text:p>
          </table:table-cell>
          <table:table-cell table:style-name="ce306"/>
          <table:table-cell table:style-name="ce311" table:formula="of:=[.$I110]+[.$M110]+[.$Q110]+[.$U110]+[.$Y110]+[.$AC110]+[.$AG110]" office:value-type="float" office:value="0" calcext:value-type="float">
            <text:p>0</text:p>
          </table:table-cell>
          <table:table-cell table:style-name="ce306"/>
          <table:table-cell table:style-name="ce306" table:formula="of:=[.$BO110]*([.$AR115]/8)" office:value-type="float" office:value="0" calcext:value-type="float">
            <text:p>0.00</text:p>
          </table:table-cell>
          <table:table-cell table:style-name="ce304"/>
          <table:table-cell table:style-name="ce325" table:formula="of:=[.$BC110]+[.$BI110]+[.$BM110]+[.$BQ110]+[.$BE110]" office:value-type="float" office:value="0" calcext:value-type="float">
            <text:p>0.00</text:p>
          </table:table-cell>
          <table:table-cell table:style-name="ce329"/>
          <table:table-cell table:style-name="ce307" table:formula="of:=[.$AM114]" office:value-type="float" office:value="0" calcext:value-type="float">
            <text:p>0.00</text:p>
          </table:table-cell>
          <table:table-cell table:style-name="ce307"/>
          <table:table-cell table:style-name="ce307" table:formula="of:=IF([.$BU110] &lt;= [.$CA110]* 0.2; [.$BU110]; [.$CA11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16:.$AD116])" office:value-type="float" office:value="0" calcext:value-type="float">
            <text:p>0.00</text:p>
          </table:table-cell>
          <table:table-cell table:style-name="ce339"/>
          <table:table-cell table:style-name="ce339" table:formula="of:=SUM([.$F117:.$AD117])" office:value-type="float" office:value="0" calcext:value-type="float">
            <text:p>0.00</text:p>
          </table:table-cell>
          <table:table-cell table:style-name="ce344"/>
          <table:table-cell table:style-name="ce25" table:formula="of:=[.BC110]+[.BE11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0]&gt;0;CONCATENATE(TEXT([.CC11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6]+1" office:value-type="float" office:value="14" calcext:value-type="float">
            <text:p>1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0]&gt;0; IF([.AR112]&gt;0;[.BM11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0]&gt;0; IF([.AR115]&gt;0;[.BQ11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0])" office:value-type="string" office:string-value="REG = 0" calcext:value-type="string">
            <text:p>REG = 0</text:p>
          </table:table-cell>
          <table:table-cell table:style-name="ce220" table:formula="of:=CONCATENATE(&quot;OT = &quot;; [.BG11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0]/[.AH11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16];[.F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16];[.J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16];[.N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16];[.R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16];[.V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16];[.Z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16];[.AD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17:.AD11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0])" office:value-type="string" office:string-value="VAC = 0" calcext:value-type="string">
            <text:p>VAC = 0</text:p>
          </table:table-cell>
          <table:table-cell table:style-name="ce221" table:formula="of:=CONCATENATE(&quot;HOL = &quot;; [.BO11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8]&gt;0; [.BC11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22]" office:value-type="float" office:value="15" calcext:value-type="float">
            <text:p>15</text:p>
          </table:table-cell>
          <table:table-cell table:style-name="ce275"/>
          <table:table-cell table:style-name="ce296" table:formula="of:=[.B118]" office:value-type="float" office:value="0" calcext:value-type="float">
            <text:p>0</text:p>
          </table:table-cell>
          <table:table-cell table:style-name="ce296"/>
          <table:table-cell table:style-name="ce301" table:formula="of:=[.$F118]+[.$J118]+[.$N118]+[.$R118]+[.$V118]+[.$Z118]+[.$AD118]" office:value-type="float" office:value="0" calcext:value-type="float">
            <text:p>0.00</text:p>
          </table:table-cell>
          <table:table-cell table:style-name="ce304"/>
          <table:table-cell table:style-name="ce306" table:formula="of:=IF([.$BG118]=0;[.$CA118]; IF([.$BG118]&gt;0; [.$CA118]/([.$BA118]+([.$BG118]*1.5)))*[.$BA118])-[.$BE118]" office:value-type="float" office:value="0" calcext:value-type="float">
            <text:p>0.00</text:p>
          </table:table-cell>
          <table:table-cell table:style-name="ce304"/>
          <table:table-cell table:style-name="ce307" table:formula="of:=[.BU118]" office:value-type="float" office:value="0" calcext:value-type="float">
            <text:p>0.00</text:p>
          </table:table-cell>
          <table:table-cell table:style-name="ce304"/>
          <table:table-cell table:style-name="ce311" table:formula="of:=[.$G118]+[.$K118]+[.$O118]+[.$S118]+[.$W118]+[.$AA118]+[.$AE118]" office:value-type="float" office:value="0" calcext:value-type="float">
            <text:p>0</text:p>
          </table:table-cell>
          <table:table-cell table:style-name="ce306"/>
          <table:table-cell table:style-name="ce306" table:formula="of:=IF([.$BA118]&gt;0;[.$BG118]*[.$CA118]/([.$BA118]+([.$BG11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8]+[.$L118]+[.$P118]+[.$T118]+[.$X118]+[.$AB118]+[.$AF118]" office:value-type="float" office:value="0" calcext:value-type="float">
            <text:p>0</text:p>
          </table:table-cell>
          <table:table-cell table:style-name="ce306"/>
          <table:table-cell table:style-name="ce306" table:formula="of:=[.$BK118]*([.$AR120]/8)" office:value-type="float" office:value="0" calcext:value-type="float">
            <text:p>0.00</text:p>
          </table:table-cell>
          <table:table-cell table:style-name="ce306"/>
          <table:table-cell table:style-name="ce311" table:formula="of:=[.$I118]+[.$M118]+[.$Q118]+[.$U118]+[.$Y118]+[.$AC118]+[.$AG118]" office:value-type="float" office:value="0" calcext:value-type="float">
            <text:p>0</text:p>
          </table:table-cell>
          <table:table-cell table:style-name="ce306"/>
          <table:table-cell table:style-name="ce306" table:formula="of:=[.$BO118]*([.$AR123]/8)" office:value-type="float" office:value="0" calcext:value-type="float">
            <text:p>0.00</text:p>
          </table:table-cell>
          <table:table-cell table:style-name="ce304"/>
          <table:table-cell table:style-name="ce325" table:formula="of:=[.$BC118]+[.$BI118]+[.$BM118]+[.$BQ118]+[.$BE118]" office:value-type="float" office:value="0" calcext:value-type="float">
            <text:p>0.00</text:p>
          </table:table-cell>
          <table:table-cell table:style-name="ce329"/>
          <table:table-cell table:style-name="ce307" table:formula="of:=[.$AM122]" office:value-type="float" office:value="0" calcext:value-type="float">
            <text:p>0.00</text:p>
          </table:table-cell>
          <table:table-cell table:style-name="ce307"/>
          <table:table-cell table:style-name="ce307" table:formula="of:=IF([.$BU118] &lt;= [.$CA118]* 0.2; [.$BU118]; [.$CA11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24:.$AD124])" office:value-type="float" office:value="0" calcext:value-type="float">
            <text:p>0.00</text:p>
          </table:table-cell>
          <table:table-cell table:style-name="ce339"/>
          <table:table-cell table:style-name="ce339" table:formula="of:=SUM([.$F125:.$AD125])" office:value-type="float" office:value="0" calcext:value-type="float">
            <text:p>0.00</text:p>
          </table:table-cell>
          <table:table-cell table:style-name="ce344"/>
          <table:table-cell table:style-name="ce25" table:formula="of:=[.BC118]+[.BE11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8]&gt;0;CONCATENATE(TEXT([.CC11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14]+1" office:value-type="float" office:value="15" calcext:value-type="float">
            <text:p>1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8]&gt;0; IF([.AR120]&gt;0;[.BM11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8]&gt;0; IF([.AR123]&gt;0;[.BQ11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8])" office:value-type="string" office:string-value="REG = 0" calcext:value-type="string">
            <text:p>REG = 0</text:p>
          </table:table-cell>
          <table:table-cell table:style-name="ce220" table:formula="of:=CONCATENATE(&quot;OT = &quot;; [.BG11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8]/[.AH12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24];[.F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24];[.J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24];[.N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24];[.R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24];[.V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24];[.Z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24];[.AD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25:.AD12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8])" office:value-type="string" office:string-value="VAC = 0" calcext:value-type="string">
            <text:p>VAC = 0</text:p>
          </table:table-cell>
          <table:table-cell table:style-name="ce221" table:formula="of:=CONCATENATE(&quot;HOL = &quot;; [.BO11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26]&gt;0; [.BC12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2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2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0]" office:value-type="float" office:value="16" calcext:value-type="float">
            <text:p>16</text:p>
          </table:table-cell>
          <table:table-cell table:style-name="ce275"/>
          <table:table-cell table:style-name="ce296" table:formula="of:=[.B126]" office:value-type="float" office:value="0" calcext:value-type="float">
            <text:p>0</text:p>
          </table:table-cell>
          <table:table-cell table:style-name="ce296"/>
          <table:table-cell table:style-name="ce301" table:formula="of:=[.$F126]+[.$J126]+[.$N126]+[.$R126]+[.$V126]+[.$Z126]+[.$AD126]" office:value-type="float" office:value="0" calcext:value-type="float">
            <text:p>0.00</text:p>
          </table:table-cell>
          <table:table-cell table:style-name="ce304"/>
          <table:table-cell table:style-name="ce306" table:formula="of:=IF([.$BG126]=0;[.$CA126]; IF([.$BG126]&gt;0; [.$CA126]/([.$BA126]+([.$BG126]*1.5)))*[.$BA126])-[.$BE126]" office:value-type="float" office:value="0" calcext:value-type="float">
            <text:p>0.00</text:p>
          </table:table-cell>
          <table:table-cell table:style-name="ce304"/>
          <table:table-cell table:style-name="ce307" table:formula="of:=[.BU126]" office:value-type="float" office:value="0" calcext:value-type="float">
            <text:p>0.00</text:p>
          </table:table-cell>
          <table:table-cell table:style-name="ce304"/>
          <table:table-cell table:style-name="ce311" table:formula="of:=[.$G126]+[.$K126]+[.$O126]+[.$S126]+[.$W126]+[.$AA126]+[.$AE126]" office:value-type="float" office:value="0" calcext:value-type="float">
            <text:p>0</text:p>
          </table:table-cell>
          <table:table-cell table:style-name="ce306"/>
          <table:table-cell table:style-name="ce306" table:formula="of:=IF([.$BA126]&gt;0;[.$BG126]*[.$CA126]/([.$BA126]+([.$BG12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26]+[.$L126]+[.$P126]+[.$T126]+[.$X126]+[.$AB126]+[.$AF126]" office:value-type="float" office:value="0" calcext:value-type="float">
            <text:p>0</text:p>
          </table:table-cell>
          <table:table-cell table:style-name="ce306"/>
          <table:table-cell table:style-name="ce306" table:formula="of:=[.$BK126]*([.$AR128]/8)" office:value-type="float" office:value="0" calcext:value-type="float">
            <text:p>0.00</text:p>
          </table:table-cell>
          <table:table-cell table:style-name="ce306"/>
          <table:table-cell table:style-name="ce311" table:formula="of:=[.$I126]+[.$M126]+[.$Q126]+[.$U126]+[.$Y126]+[.$AC126]+[.$AG126]" office:value-type="float" office:value="0" calcext:value-type="float">
            <text:p>0</text:p>
          </table:table-cell>
          <table:table-cell table:style-name="ce306"/>
          <table:table-cell table:style-name="ce306" table:formula="of:=[.$BO126]*([.$AR131]/8)" office:value-type="float" office:value="0" calcext:value-type="float">
            <text:p>0.00</text:p>
          </table:table-cell>
          <table:table-cell table:style-name="ce304"/>
          <table:table-cell table:style-name="ce325" table:formula="of:=[.$BC126]+[.$BI126]+[.$BM126]+[.$BQ126]+[.$BE126]" office:value-type="float" office:value="0" calcext:value-type="float">
            <text:p>0.00</text:p>
          </table:table-cell>
          <table:table-cell table:style-name="ce329"/>
          <table:table-cell table:style-name="ce307" table:formula="of:=[.$AM130]" office:value-type="float" office:value="0" calcext:value-type="float">
            <text:p>0.00</text:p>
          </table:table-cell>
          <table:table-cell table:style-name="ce307"/>
          <table:table-cell table:style-name="ce307" table:formula="of:=IF([.$BU126] &lt;= [.$CA126]* 0.2; [.$BU126]; [.$CA12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32:.$AD132])" office:value-type="float" office:value="0" calcext:value-type="float">
            <text:p>0.00</text:p>
          </table:table-cell>
          <table:table-cell table:style-name="ce339"/>
          <table:table-cell table:style-name="ce339" table:formula="of:=SUM([.$F133:.$AD133])" office:value-type="float" office:value="0" calcext:value-type="float">
            <text:p>0.00</text:p>
          </table:table-cell>
          <table:table-cell table:style-name="ce344"/>
          <table:table-cell table:style-name="ce25" table:formula="of:=[.BC126]+[.BE12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26]&gt;0;CONCATENATE(TEXT([.CC12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22]+1" office:value-type="float" office:value="16" calcext:value-type="float">
            <text:p>1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26]&gt;0; IF([.AR128]&gt;0;[.BM12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26]&gt;0; IF([.AR131]&gt;0;[.BQ12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2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26])" office:value-type="string" office:string-value="REG = 0" calcext:value-type="string">
            <text:p>REG = 0</text:p>
          </table:table-cell>
          <table:table-cell table:style-name="ce220" table:formula="of:=CONCATENATE(&quot;OT = &quot;; [.BG126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126]/[.AH13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32];[.F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32];[.J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32];[.N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32];[.R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32];[.V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32];[.Z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32];[.AD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33:.AD13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26])" office:value-type="string" office:string-value="VAC = 0" calcext:value-type="string">
            <text:p>VAC = 0</text:p>
          </table:table-cell>
          <table:table-cell table:style-name="ce221" table:formula="of:=CONCATENATE(&quot;HOL = &quot;; [.BO12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34]&gt;0; [.BC13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3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3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8]" office:value-type="float" office:value="17" calcext:value-type="float">
            <text:p>17</text:p>
          </table:table-cell>
          <table:table-cell table:style-name="ce275"/>
          <table:table-cell table:style-name="ce296" table:formula="of:=[.B134]" office:value-type="float" office:value="0" calcext:value-type="float">
            <text:p>0</text:p>
          </table:table-cell>
          <table:table-cell table:style-name="ce296"/>
          <table:table-cell table:style-name="ce301" table:formula="of:=[.$F134]+[.$J134]+[.$N134]+[.$R134]+[.$V134]+[.$Z134]+[.$AD134]" office:value-type="float" office:value="0" calcext:value-type="float">
            <text:p>0.00</text:p>
          </table:table-cell>
          <table:table-cell table:style-name="ce304"/>
          <table:table-cell table:style-name="ce306" table:formula="of:=IF([.$BG134]=0;[.$CA134]; IF([.$BG134]&gt;0; [.$CA134]/([.$BA134]+([.$BG134]*1.5)))*[.$BA134])-[.$BE134]" office:value-type="float" office:value="0" calcext:value-type="float">
            <text:p>0.00</text:p>
          </table:table-cell>
          <table:table-cell table:style-name="ce304"/>
          <table:table-cell table:style-name="ce307" table:formula="of:=[.BU134]" office:value-type="float" office:value="0" calcext:value-type="float">
            <text:p>0.00</text:p>
          </table:table-cell>
          <table:table-cell table:style-name="ce304"/>
          <table:table-cell table:style-name="ce311" table:formula="of:=[.$G134]+[.$K134]+[.$O134]+[.$S134]+[.$W134]+[.$AA134]+[.$AE134]" office:value-type="float" office:value="0" calcext:value-type="float">
            <text:p>0</text:p>
          </table:table-cell>
          <table:table-cell table:style-name="ce306"/>
          <table:table-cell table:style-name="ce306" table:formula="of:=IF([.$BA134]&gt;0;[.$BG134]*[.$CA134]/([.$BA134]+([.$BG13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34]+[.$L134]+[.$P134]+[.$T134]+[.$X134]+[.$AB134]+[.$AF134]" office:value-type="float" office:value="0" calcext:value-type="float">
            <text:p>0</text:p>
          </table:table-cell>
          <table:table-cell table:style-name="ce306"/>
          <table:table-cell table:style-name="ce306" table:formula="of:=[.$BK134]*([.$AR136]/8)" office:value-type="float" office:value="0" calcext:value-type="float">
            <text:p>0.00</text:p>
          </table:table-cell>
          <table:table-cell table:style-name="ce306"/>
          <table:table-cell table:style-name="ce311" table:formula="of:=[.$I134]+[.$M134]+[.$Q134]+[.$U134]+[.$Y134]+[.$AC134]+[.$AG134]" office:value-type="float" office:value="0" calcext:value-type="float">
            <text:p>0</text:p>
          </table:table-cell>
          <table:table-cell table:style-name="ce306"/>
          <table:table-cell table:style-name="ce306" table:formula="of:=[.$BO134]*([.$AR139]/8)" office:value-type="float" office:value="0" calcext:value-type="float">
            <text:p>0.00</text:p>
          </table:table-cell>
          <table:table-cell table:style-name="ce304"/>
          <table:table-cell table:style-name="ce325" table:formula="of:=[.$BC134]+[.$BI134]+[.$BM134]+[.$BQ134]+[.$BE134]" office:value-type="float" office:value="0" calcext:value-type="float">
            <text:p>0.00</text:p>
          </table:table-cell>
          <table:table-cell table:style-name="ce329"/>
          <table:table-cell table:style-name="ce307" table:formula="of:=[.$AM138]" office:value-type="float" office:value="0" calcext:value-type="float">
            <text:p>0.00</text:p>
          </table:table-cell>
          <table:table-cell table:style-name="ce307"/>
          <table:table-cell table:style-name="ce307" table:formula="of:=IF([.$BU134] &lt;= [.$CA134]* 0.2; [.$BU134]; [.$CA13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0:.$AD140])" office:value-type="float" office:value="0" calcext:value-type="float">
            <text:p>0.00</text:p>
          </table:table-cell>
          <table:table-cell table:style-name="ce339"/>
          <table:table-cell table:style-name="ce339" table:formula="of:=SUM([.$F141:.$AD141])" office:value-type="float" office:value="0" calcext:value-type="float">
            <text:p>0.00</text:p>
          </table:table-cell>
          <table:table-cell table:style-name="ce344"/>
          <table:table-cell table:style-name="ce25" table:formula="of:=[.BC134]+[.BE13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34]&gt;0;CONCATENATE(TEXT([.CC13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0]+1" office:value-type="float" office:value="17" calcext:value-type="float">
            <text:p>1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34]&gt;0; IF([.AR136]&gt;0;[.BM13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34]&gt;0; IF([.AR139]&gt;0;[.BQ13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3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34])" office:value-type="string" office:string-value="REG = 0" calcext:value-type="string">
            <text:p>REG = 0</text:p>
          </table:table-cell>
          <table:table-cell table:style-name="ce220" table:formula="of:=CONCATENATE(&quot;OT = &quot;; [.BG13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34]/[.AH14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0];[.F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0];[.J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0];[.N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0];[.R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0];[.V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0];[.Z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0];[.AD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1:.AD14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34])" office:value-type="string" office:string-value="VAC = 0" calcext:value-type="string">
            <text:p>VAC = 0</text:p>
          </table:table-cell>
          <table:table-cell table:style-name="ce221" table:formula="of:=CONCATENATE(&quot;HOL = &quot;; [.BO13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42]&gt;0; [.BC14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4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4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46]" office:value-type="float" office:value="18" calcext:value-type="float">
            <text:p>18</text:p>
          </table:table-cell>
          <table:table-cell table:style-name="ce275"/>
          <table:table-cell table:style-name="ce296" table:formula="of:=[.B142]" office:value-type="float" office:value="0" calcext:value-type="float">
            <text:p>0</text:p>
          </table:table-cell>
          <table:table-cell table:style-name="ce296"/>
          <table:table-cell table:style-name="ce301" table:formula="of:=[.$F142]+[.$J142]+[.$N142]+[.$R142]+[.$V142]+[.$Z142]+[.$AD142]" office:value-type="float" office:value="0" calcext:value-type="float">
            <text:p>0.00</text:p>
          </table:table-cell>
          <table:table-cell table:style-name="ce304"/>
          <table:table-cell table:style-name="ce306" table:formula="of:=IF([.$BG142]=0;[.$CA142]; IF([.$BG142]&gt;0; [.$CA142]/([.$BA142]+([.$BG142]*1.5)))*[.$BA142])-[.$BE142]" office:value-type="float" office:value="0" calcext:value-type="float">
            <text:p>0.00</text:p>
          </table:table-cell>
          <table:table-cell table:style-name="ce304"/>
          <table:table-cell table:style-name="ce307" table:formula="of:=[.BU142]" office:value-type="float" office:value="0" calcext:value-type="float">
            <text:p>0.00</text:p>
          </table:table-cell>
          <table:table-cell table:style-name="ce304"/>
          <table:table-cell table:style-name="ce311" table:formula="of:=[.$G142]+[.$K142]+[.$O142]+[.$S142]+[.$W142]+[.$AA142]+[.$AE142]" office:value-type="float" office:value="0" calcext:value-type="float">
            <text:p>0</text:p>
          </table:table-cell>
          <table:table-cell table:style-name="ce306"/>
          <table:table-cell table:style-name="ce306" table:formula="of:=IF([.$BA142]&gt;0;[.$BG142]*[.$CA142]/([.$BA142]+([.$BG14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2]+[.$L142]+[.$P142]+[.$T142]+[.$X142]+[.$AB142]+[.$AF142]" office:value-type="float" office:value="0" calcext:value-type="float">
            <text:p>0</text:p>
          </table:table-cell>
          <table:table-cell table:style-name="ce306"/>
          <table:table-cell table:style-name="ce306" table:formula="of:=[.$BK142]*([.$AR144]/8)" office:value-type="float" office:value="0" calcext:value-type="float">
            <text:p>0.00</text:p>
          </table:table-cell>
          <table:table-cell table:style-name="ce306"/>
          <table:table-cell table:style-name="ce311" table:formula="of:=[.$I142]+[.$M142]+[.$Q142]+[.$U142]+[.$Y142]+[.$AC142]+[.$AG142]" office:value-type="float" office:value="0" calcext:value-type="float">
            <text:p>0</text:p>
          </table:table-cell>
          <table:table-cell table:style-name="ce306"/>
          <table:table-cell table:style-name="ce306" table:formula="of:=[.$BO142]*([.$AR147]/8)" office:value-type="float" office:value="0" calcext:value-type="float">
            <text:p>0.00</text:p>
          </table:table-cell>
          <table:table-cell table:style-name="ce304"/>
          <table:table-cell table:style-name="ce325" table:formula="of:=[.$BC142]+[.$BI142]+[.$BM142]+[.$BQ142]+[.$BE142]" office:value-type="float" office:value="0" calcext:value-type="float">
            <text:p>0.00</text:p>
          </table:table-cell>
          <table:table-cell table:style-name="ce329"/>
          <table:table-cell table:style-name="ce307" table:formula="of:=[.$AM146]" office:value-type="float" office:value="0" calcext:value-type="float">
            <text:p>0.00</text:p>
          </table:table-cell>
          <table:table-cell table:style-name="ce307"/>
          <table:table-cell table:style-name="ce307" table:formula="of:=IF([.$BU142] &lt;= [.$CA142]* 0.2; [.$BU142]; [.$CA14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8:.$AD148])" office:value-type="float" office:value="0" calcext:value-type="float">
            <text:p>0.00</text:p>
          </table:table-cell>
          <table:table-cell table:style-name="ce339"/>
          <table:table-cell table:style-name="ce339" table:formula="of:=SUM([.$F149:.$AD149])" office:value-type="float" office:value="0" calcext:value-type="float">
            <text:p>0.00</text:p>
          </table:table-cell>
          <table:table-cell table:style-name="ce344"/>
          <table:table-cell table:style-name="ce25" table:formula="of:=[.BC142]+[.BE14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42]&gt;0;CONCATENATE(TEXT([.CC14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8]+1" office:value-type="float" office:value="18" calcext:value-type="float">
            <text:p>1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42]&gt;0; IF([.AR144]&gt;0;[.BM14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42]&gt;0; IF([.AR147]&gt;0;[.BQ14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4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42])" office:value-type="string" office:string-value="REG = 0" calcext:value-type="string">
            <text:p>REG = 0</text:p>
          </table:table-cell>
          <table:table-cell table:style-name="ce220" table:formula="of:=CONCATENATE(&quot;OT = &quot;; [.BG14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42]/[.AH14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8];[.F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8];[.J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8];[.N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8];[.R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8];[.V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8];[.Z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8];[.AD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9:.AD14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42])" office:value-type="string" office:string-value="VAC = 0" calcext:value-type="string">
            <text:p>VAC = 0</text:p>
          </table:table-cell>
          <table:table-cell table:style-name="ce221" table:formula="of:=CONCATENATE(&quot;HOL = &quot;; [.BO14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0]&gt;0; [.BC15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54]" office:value-type="float" office:value="19" calcext:value-type="float">
            <text:p>19</text:p>
          </table:table-cell>
          <table:table-cell table:style-name="ce275"/>
          <table:table-cell table:style-name="ce296" table:formula="of:=[.B150]" office:value-type="float" office:value="0" calcext:value-type="float">
            <text:p>0</text:p>
          </table:table-cell>
          <table:table-cell table:style-name="ce296"/>
          <table:table-cell table:style-name="ce301" table:formula="of:=[.$F150]+[.$J150]+[.$N150]+[.$R150]+[.$V150]+[.$Z150]+[.$AD150]" office:value-type="float" office:value="0" calcext:value-type="float">
            <text:p>0.00</text:p>
          </table:table-cell>
          <table:table-cell table:style-name="ce304"/>
          <table:table-cell table:style-name="ce306" table:formula="of:=IF([.$BG150]=0;[.$CA150]; IF([.$BG150]&gt;0; [.$CA150]/([.$BA150]+([.$BG150]*1.5)))*[.$BA150])-[.$BE150]" office:value-type="float" office:value="0" calcext:value-type="float">
            <text:p>0.00</text:p>
          </table:table-cell>
          <table:table-cell table:style-name="ce304"/>
          <table:table-cell table:style-name="ce307" table:formula="of:=[.BU150]" office:value-type="float" office:value="0" calcext:value-type="float">
            <text:p>0.00</text:p>
          </table:table-cell>
          <table:table-cell table:style-name="ce304"/>
          <table:table-cell table:style-name="ce311" table:formula="of:=[.$G150]+[.$K150]+[.$O150]+[.$S150]+[.$W150]+[.$AA150]+[.$AE150]" office:value-type="float" office:value="0" calcext:value-type="float">
            <text:p>0</text:p>
          </table:table-cell>
          <table:table-cell table:style-name="ce306"/>
          <table:table-cell table:style-name="ce306" table:formula="of:=IF([.$BA150]&gt;0;[.$BG150]*[.$CA150]/([.$BA150]+([.$BG15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0]+[.$L150]+[.$P150]+[.$T150]+[.$X150]+[.$AB150]+[.$AF150]" office:value-type="float" office:value="0" calcext:value-type="float">
            <text:p>0</text:p>
          </table:table-cell>
          <table:table-cell table:style-name="ce306"/>
          <table:table-cell table:style-name="ce306" table:formula="of:=[.$BK150]*([.$AR152]/8)" office:value-type="float" office:value="0" calcext:value-type="float">
            <text:p>0.00</text:p>
          </table:table-cell>
          <table:table-cell table:style-name="ce306"/>
          <table:table-cell table:style-name="ce311" table:formula="of:=[.$I150]+[.$M150]+[.$Q150]+[.$U150]+[.$Y150]+[.$AC150]+[.$AG150]" office:value-type="float" office:value="0" calcext:value-type="float">
            <text:p>0</text:p>
          </table:table-cell>
          <table:table-cell table:style-name="ce306"/>
          <table:table-cell table:style-name="ce306" table:formula="of:=[.$BO150]*([.$AR155]/8)" office:value-type="float" office:value="0" calcext:value-type="float">
            <text:p>0.00</text:p>
          </table:table-cell>
          <table:table-cell table:style-name="ce304"/>
          <table:table-cell table:style-name="ce325" table:formula="of:=[.$BC150]+[.$BI150]+[.$BM150]+[.$BQ150]+[.$BE150]" office:value-type="float" office:value="0" calcext:value-type="float">
            <text:p>0.00</text:p>
          </table:table-cell>
          <table:table-cell table:style-name="ce329"/>
          <table:table-cell table:style-name="ce307" table:formula="of:=[.$AM154]" office:value-type="float" office:value="0" calcext:value-type="float">
            <text:p>0.00</text:p>
          </table:table-cell>
          <table:table-cell table:style-name="ce307"/>
          <table:table-cell table:style-name="ce307" table:formula="of:=IF([.$BU150] &lt;= [.$CA150]* 0.2; [.$BU150]; [.$CA15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56:.$AD156])" office:value-type="float" office:value="0" calcext:value-type="float">
            <text:p>0.00</text:p>
          </table:table-cell>
          <table:table-cell table:style-name="ce339"/>
          <table:table-cell table:style-name="ce339" table:formula="of:=SUM([.$F157:.$AD157])" office:value-type="float" office:value="0" calcext:value-type="float">
            <text:p>0.00</text:p>
          </table:table-cell>
          <table:table-cell table:style-name="ce344"/>
          <table:table-cell table:style-name="ce25" table:formula="of:=[.BC150]+[.BE15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0]&gt;0;CONCATENATE(TEXT([.CC15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46]+1" office:value-type="float" office:value="19" calcext:value-type="float">
            <text:p>1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0]&gt;0; IF([.AR152]&gt;0;[.BM15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0]&gt;0; IF([.AR155]&gt;0;[.BQ15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0])" office:value-type="string" office:string-value="REG = 0" calcext:value-type="string">
            <text:p>REG = 0</text:p>
          </table:table-cell>
          <table:table-cell table:style-name="ce220" table:formula="of:=CONCATENATE(&quot;OT = &quot;; [.BG15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0]/[.AH15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56];[.F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56];[.J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56];[.N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56];[.R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56];[.V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56];[.Z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56];[.AD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57:.AD15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0])" office:value-type="string" office:string-value="VAC = 0" calcext:value-type="string">
            <text:p>VAC = 0</text:p>
          </table:table-cell>
          <table:table-cell table:style-name="ce221" table:formula="of:=CONCATENATE(&quot;HOL = &quot;; [.BO15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8]&gt;0; [.BC15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62]" office:value-type="float" office:value="20" calcext:value-type="float">
            <text:p>20</text:p>
          </table:table-cell>
          <table:table-cell table:style-name="ce275"/>
          <table:table-cell table:style-name="ce296" table:formula="of:=[.B158]" office:value-type="float" office:value="0" calcext:value-type="float">
            <text:p>0</text:p>
          </table:table-cell>
          <table:table-cell table:style-name="ce296"/>
          <table:table-cell table:style-name="ce301" table:formula="of:=[.$F158]+[.$J158]+[.$N158]+[.$R158]+[.$V158]+[.$Z158]+[.$AD158]" office:value-type="float" office:value="0" calcext:value-type="float">
            <text:p>0.00</text:p>
          </table:table-cell>
          <table:table-cell table:style-name="ce304"/>
          <table:table-cell table:style-name="ce306" table:formula="of:=IF([.$BG158]=0;[.$CA158]; IF([.$BG158]&gt;0; [.$CA158]/([.$BA158]+([.$BG158]*1.5)))*[.$BA158])-[.$BE158]" office:value-type="float" office:value="0" calcext:value-type="float">
            <text:p>0.00</text:p>
          </table:table-cell>
          <table:table-cell table:style-name="ce304"/>
          <table:table-cell table:style-name="ce307" table:formula="of:=[.BU158]" office:value-type="float" office:value="0" calcext:value-type="float">
            <text:p>0.00</text:p>
          </table:table-cell>
          <table:table-cell table:style-name="ce304"/>
          <table:table-cell table:style-name="ce311" table:formula="of:=[.$G158]+[.$K158]+[.$O158]+[.$S158]+[.$W158]+[.$AA158]+[.$AE158]" office:value-type="float" office:value="0" calcext:value-type="float">
            <text:p>0</text:p>
          </table:table-cell>
          <table:table-cell table:style-name="ce306"/>
          <table:table-cell table:style-name="ce306" table:formula="of:=IF([.$BA158]&gt;0;[.$BG158]*[.$CA158]/([.$BA158]+([.$BG15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8]+[.$L158]+[.$P158]+[.$T158]+[.$X158]+[.$AB158]+[.$AF158]" office:value-type="float" office:value="0" calcext:value-type="float">
            <text:p>0</text:p>
          </table:table-cell>
          <table:table-cell table:style-name="ce306"/>
          <table:table-cell table:style-name="ce306" table:formula="of:=[.$BK158]*([.$AR160]/8)" office:value-type="float" office:value="0" calcext:value-type="float">
            <text:p>0.00</text:p>
          </table:table-cell>
          <table:table-cell table:style-name="ce306"/>
          <table:table-cell table:style-name="ce311" table:formula="of:=[.$I158]+[.$M158]+[.$Q158]+[.$U158]+[.$Y158]+[.$AC158]+[.$AG158]" office:value-type="float" office:value="0" calcext:value-type="float">
            <text:p>0</text:p>
          </table:table-cell>
          <table:table-cell table:style-name="ce306"/>
          <table:table-cell table:style-name="ce306" table:formula="of:=[.$BO158]*([.$AR163]/8)" office:value-type="float" office:value="0" calcext:value-type="float">
            <text:p>0.00</text:p>
          </table:table-cell>
          <table:table-cell table:style-name="ce304"/>
          <table:table-cell table:style-name="ce325" table:formula="of:=[.$BC158]+[.$BI158]+[.$BM158]+[.$BQ158]+[.$BE158]" office:value-type="float" office:value="0" calcext:value-type="float">
            <text:p>0.00</text:p>
          </table:table-cell>
          <table:table-cell table:style-name="ce329"/>
          <table:table-cell table:style-name="ce307" table:formula="of:=[.$AM162]" office:value-type="float" office:value="0" calcext:value-type="float">
            <text:p>0.00</text:p>
          </table:table-cell>
          <table:table-cell table:style-name="ce307"/>
          <table:table-cell table:style-name="ce307" table:formula="of:=IF([.$BU158] &lt;= [.$CA158]* 0.2; [.$BU158]; [.$CA15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64:.$AD164])" office:value-type="float" office:value="0" calcext:value-type="float">
            <text:p>0.00</text:p>
          </table:table-cell>
          <table:table-cell table:style-name="ce339"/>
          <table:table-cell table:style-name="ce339" table:formula="of:=SUM([.$F165:.$AD165])" office:value-type="float" office:value="0" calcext:value-type="float">
            <text:p>0.00</text:p>
          </table:table-cell>
          <table:table-cell table:style-name="ce344"/>
          <table:table-cell table:style-name="ce25" table:formula="of:=[.BC158]+[.BE15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8]&gt;0;CONCATENATE(TEXT([.CC15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54]+1" office:value-type="float" office:value="20" calcext:value-type="float">
            <text:p>2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8]&gt;0; IF([.AR160]&gt;0;[.BM15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8]&gt;0; IF([.AR163]&gt;0;[.BQ15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8])" office:value-type="string" office:string-value="REG = 0" calcext:value-type="string">
            <text:p>REG = 0</text:p>
          </table:table-cell>
          <table:table-cell table:style-name="ce220" table:formula="of:=CONCATENATE(&quot;OT = &quot;; [.BG15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8]/[.AH16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64];[.F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64];[.J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64];[.N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64];[.R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64];[.V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64];[.Z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64];[.AD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65:.AD16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8])" office:value-type="string" office:string-value="VAC = 0" calcext:value-type="string">
            <text:p>VAC = 0</text:p>
          </table:table-cell>
          <table:table-cell table:style-name="ce221" table:formula="of:=CONCATENATE(&quot;HOL = &quot;; [.BO15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66]&gt;0; [.BC16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6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6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0]" office:value-type="float" office:value="21" calcext:value-type="float">
            <text:p>21</text:p>
          </table:table-cell>
          <table:table-cell table:style-name="ce275"/>
          <table:table-cell table:style-name="ce296" table:formula="of:=[.B166]" office:value-type="float" office:value="0" calcext:value-type="float">
            <text:p>0</text:p>
          </table:table-cell>
          <table:table-cell table:style-name="ce296"/>
          <table:table-cell table:style-name="ce301" table:formula="of:=[.$F166]+[.$J166]+[.$N166]+[.$R166]+[.$V166]+[.$Z166]+[.$AD166]" office:value-type="float" office:value="0" calcext:value-type="float">
            <text:p>0.00</text:p>
          </table:table-cell>
          <table:table-cell table:style-name="ce304"/>
          <table:table-cell table:style-name="ce306" table:formula="of:=IF([.$BG166]=0;[.$CA166]; IF([.$BG166]&gt;0; [.$CA166]/([.$BA166]+([.$BG166]*1.5)))*[.$BA166])-[.$BE166]" office:value-type="float" office:value="0" calcext:value-type="float">
            <text:p>0.00</text:p>
          </table:table-cell>
          <table:table-cell table:style-name="ce304"/>
          <table:table-cell table:style-name="ce307" table:formula="of:=[.BU166]" office:value-type="float" office:value="0" calcext:value-type="float">
            <text:p>0.00</text:p>
          </table:table-cell>
          <table:table-cell table:style-name="ce304"/>
          <table:table-cell table:style-name="ce311" table:formula="of:=[.$G166]+[.$K166]+[.$O166]+[.$S166]+[.$W166]+[.$AA166]+[.$AE166]" office:value-type="float" office:value="0" calcext:value-type="float">
            <text:p>0</text:p>
          </table:table-cell>
          <table:table-cell table:style-name="ce306"/>
          <table:table-cell table:style-name="ce306" table:formula="of:=IF([.$BA166]&gt;0;[.$BG166]*[.$CA166]/([.$BA166]+([.$BG16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66]+[.$L166]+[.$P166]+[.$T166]+[.$X166]+[.$AB166]+[.$AF166]" office:value-type="float" office:value="0" calcext:value-type="float">
            <text:p>0</text:p>
          </table:table-cell>
          <table:table-cell table:style-name="ce306"/>
          <table:table-cell table:style-name="ce306" table:formula="of:=[.$BK166]*([.$AR168]/8)" office:value-type="float" office:value="0" calcext:value-type="float">
            <text:p>0.00</text:p>
          </table:table-cell>
          <table:table-cell table:style-name="ce306"/>
          <table:table-cell table:style-name="ce311" table:formula="of:=[.$I166]+[.$M166]+[.$Q166]+[.$U166]+[.$Y166]+[.$AC166]+[.$AG166]" office:value-type="float" office:value="0" calcext:value-type="float">
            <text:p>0</text:p>
          </table:table-cell>
          <table:table-cell table:style-name="ce306"/>
          <table:table-cell table:style-name="ce306" table:formula="of:=[.$BO166]*([.$AR171]/8)" office:value-type="float" office:value="0" calcext:value-type="float">
            <text:p>0.00</text:p>
          </table:table-cell>
          <table:table-cell table:style-name="ce304"/>
          <table:table-cell table:style-name="ce325" table:formula="of:=[.$BC166]+[.$BI166]+[.$BM166]+[.$BQ166]+[.$BE166]" office:value-type="float" office:value="0" calcext:value-type="float">
            <text:p>0.00</text:p>
          </table:table-cell>
          <table:table-cell table:style-name="ce329"/>
          <table:table-cell table:style-name="ce307" table:formula="of:=[.$AM170]" office:value-type="float" office:value="0" calcext:value-type="float">
            <text:p>0.00</text:p>
          </table:table-cell>
          <table:table-cell table:style-name="ce307"/>
          <table:table-cell table:style-name="ce307" table:formula="of:=IF([.$BU166] &lt;= [.$CA166]* 0.2; [.$BU166]; [.$CA16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72:.$AD172])" office:value-type="float" office:value="0" calcext:value-type="float">
            <text:p>0.00</text:p>
          </table:table-cell>
          <table:table-cell table:style-name="ce339"/>
          <table:table-cell table:style-name="ce339" table:formula="of:=SUM([.$F173:.$AD173])" office:value-type="float" office:value="0" calcext:value-type="float">
            <text:p>0.00</text:p>
          </table:table-cell>
          <table:table-cell table:style-name="ce344"/>
          <table:table-cell table:style-name="ce25" table:formula="of:=[.BC166]+[.BE16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66]&gt;0;CONCATENATE(TEXT([.CC16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62]+1" office:value-type="float" office:value="21" calcext:value-type="float">
            <text:p>2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66]&gt;0; IF([.AR168]&gt;0;[.BM16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66]&gt;0; IF([.AR171]&gt;0;[.BQ16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6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66])" office:value-type="string" office:string-value="REG = 0" calcext:value-type="string">
            <text:p>REG = 0</text:p>
          </table:table-cell>
          <table:table-cell table:style-name="ce220" table:formula="of:=CONCATENATE(&quot;OT = &quot;; [.BG16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66]/[.AH17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72];[.F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72];[.J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72];[.N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72];[.R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72];[.V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72];[.Z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72];[.AD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73:.AD17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66])" office:value-type="string" office:string-value="VAC = 0" calcext:value-type="string">
            <text:p>VAC = 0</text:p>
          </table:table-cell>
          <table:table-cell table:style-name="ce221" table:formula="of:=CONCATENATE(&quot;HOL = &quot;; [.BO16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74]&gt;0; [.BC17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7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7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8]" office:value-type="float" office:value="22" calcext:value-type="float">
            <text:p>22</text:p>
          </table:table-cell>
          <table:table-cell table:style-name="ce275"/>
          <table:table-cell table:style-name="ce296" table:formula="of:=[.B174]" office:value-type="float" office:value="0" calcext:value-type="float">
            <text:p>0</text:p>
          </table:table-cell>
          <table:table-cell table:style-name="ce296"/>
          <table:table-cell table:style-name="ce301" table:formula="of:=[.$F174]+[.$J174]+[.$N174]+[.$R174]+[.$V174]+[.$Z174]+[.$AD174]" office:value-type="float" office:value="0" calcext:value-type="float">
            <text:p>0.00</text:p>
          </table:table-cell>
          <table:table-cell table:style-name="ce304"/>
          <table:table-cell table:style-name="ce306" table:formula="of:=IF([.$BG174]=0;[.$CA174]; IF([.$BG174]&gt;0; [.$CA174]/([.$BA174]+([.$BG174]*1.5)))*[.$BA174])-[.$BE174]" office:value-type="float" office:value="0" calcext:value-type="float">
            <text:p>0.00</text:p>
          </table:table-cell>
          <table:table-cell table:style-name="ce304"/>
          <table:table-cell table:style-name="ce307" table:formula="of:=[.BU174]" office:value-type="float" office:value="0" calcext:value-type="float">
            <text:p>0.00</text:p>
          </table:table-cell>
          <table:table-cell table:style-name="ce304"/>
          <table:table-cell table:style-name="ce311" table:formula="of:=[.$G174]+[.$K174]+[.$O174]+[.$S174]+[.$W174]+[.$AA174]+[.$AE174]" office:value-type="float" office:value="0" calcext:value-type="float">
            <text:p>0</text:p>
          </table:table-cell>
          <table:table-cell table:style-name="ce306"/>
          <table:table-cell table:style-name="ce306" table:formula="of:=IF([.$BA174]&gt;0;[.$BG174]*[.$CA174]/([.$BA174]+([.$BG17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74]+[.$L174]+[.$P174]+[.$T174]+[.$X174]+[.$AB174]+[.$AF174]" office:value-type="float" office:value="0" calcext:value-type="float">
            <text:p>0</text:p>
          </table:table-cell>
          <table:table-cell table:style-name="ce306"/>
          <table:table-cell table:style-name="ce306" table:formula="of:=[.$BK174]*([.$AR176]/8)" office:value-type="float" office:value="0" calcext:value-type="float">
            <text:p>0.00</text:p>
          </table:table-cell>
          <table:table-cell table:style-name="ce306"/>
          <table:table-cell table:style-name="ce311" table:formula="of:=[.$I174]+[.$M174]+[.$Q174]+[.$U174]+[.$Y174]+[.$AC174]+[.$AG174]" office:value-type="float" office:value="0" calcext:value-type="float">
            <text:p>0</text:p>
          </table:table-cell>
          <table:table-cell table:style-name="ce306"/>
          <table:table-cell table:style-name="ce306" table:formula="of:=[.$BO174]*([.$AR179]/8)" office:value-type="float" office:value="0" calcext:value-type="float">
            <text:p>0.00</text:p>
          </table:table-cell>
          <table:table-cell table:style-name="ce304"/>
          <table:table-cell table:style-name="ce325" table:formula="of:=[.$BC174]+[.$BI174]+[.$BM174]+[.$BQ174]+[.$BE174]" office:value-type="float" office:value="0" calcext:value-type="float">
            <text:p>0.00</text:p>
          </table:table-cell>
          <table:table-cell table:style-name="ce329"/>
          <table:table-cell table:style-name="ce307" table:formula="of:=[.$AM178]" office:value-type="float" office:value="0" calcext:value-type="float">
            <text:p>0.00</text:p>
          </table:table-cell>
          <table:table-cell table:style-name="ce307"/>
          <table:table-cell table:style-name="ce307" table:formula="of:=IF([.$BU174] &lt;= [.$CA174]* 0.2; [.$BU174]; [.$CA17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0:.$AD180])" office:value-type="float" office:value="0" calcext:value-type="float">
            <text:p>0.00</text:p>
          </table:table-cell>
          <table:table-cell table:style-name="ce339"/>
          <table:table-cell table:style-name="ce339" table:formula="of:=SUM([.$F181:.$AD181])" office:value-type="float" office:value="0" calcext:value-type="float">
            <text:p>0.00</text:p>
          </table:table-cell>
          <table:table-cell table:style-name="ce344"/>
          <table:table-cell table:style-name="ce25" table:formula="of:=[.BC174]+[.BE17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74]&gt;0;CONCATENATE(TEXT([.CC17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0]+1" office:value-type="float" office:value="22" calcext:value-type="float">
            <text:p>2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74]&gt;0; IF([.AR176]&gt;0;[.BM17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74]&gt;0; IF([.AR179]&gt;0;[.BQ17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7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74])" office:value-type="string" office:string-value="REG = 0" calcext:value-type="string">
            <text:p>REG = 0</text:p>
          </table:table-cell>
          <table:table-cell table:style-name="ce220" table:formula="of:=CONCATENATE(&quot;OT = &quot;; [.BG17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74]/[.AH18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0];[.F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0];[.J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0];[.N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0];[.R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0];[.V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0];[.Z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0];[.AD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1:.AD18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74])" office:value-type="string" office:string-value="VAC = 0" calcext:value-type="string">
            <text:p>VAC = 0</text:p>
          </table:table-cell>
          <table:table-cell table:style-name="ce221" table:formula="of:=CONCATENATE(&quot;HOL = &quot;; [.BO17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82]&gt;0; [.BC18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8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8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6]" office:value-type="float" office:value="23" calcext:value-type="float">
            <text:p>23</text:p>
          </table:table-cell>
          <table:table-cell table:style-name="ce275"/>
          <table:table-cell table:style-name="ce296" table:formula="of:=[.B182]" office:value-type="float" office:value="0" calcext:value-type="float">
            <text:p>0</text:p>
          </table:table-cell>
          <table:table-cell table:style-name="ce296"/>
          <table:table-cell table:style-name="ce301" table:formula="of:=[.$F182]+[.$J182]+[.$N182]+[.$R182]+[.$V182]+[.$Z182]+[.$AD182]" office:value-type="float" office:value="0" calcext:value-type="float">
            <text:p>0.00</text:p>
          </table:table-cell>
          <table:table-cell table:style-name="ce304"/>
          <table:table-cell table:style-name="ce306" table:formula="of:=IF([.$BG182]=0;[.$CA182]; IF([.$BG182]&gt;0; [.$CA182]/([.$BA182]+([.$BG182]*1.5)))*[.$BA182])-[.$BE182]" office:value-type="float" office:value="0" calcext:value-type="float">
            <text:p>0.00</text:p>
          </table:table-cell>
          <table:table-cell table:style-name="ce304"/>
          <table:table-cell table:style-name="ce307" table:formula="of:=[.BU182]" office:value-type="float" office:value="0" calcext:value-type="float">
            <text:p>0.00</text:p>
          </table:table-cell>
          <table:table-cell table:style-name="ce304"/>
          <table:table-cell table:style-name="ce311" table:formula="of:=[.$G182]+[.$K182]+[.$O182]+[.$S182]+[.$W182]+[.$AA182]+[.$AE182]" office:value-type="float" office:value="0" calcext:value-type="float">
            <text:p>0</text:p>
          </table:table-cell>
          <table:table-cell table:style-name="ce306"/>
          <table:table-cell table:style-name="ce306" table:formula="of:=IF([.$BA182]&gt;0;[.$BG182]*[.$CA182]/([.$BA182]+([.$BG18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82]+[.$L182]+[.$P182]+[.$T182]+[.$X182]+[.$AB182]+[.$AF182]" office:value-type="float" office:value="0" calcext:value-type="float">
            <text:p>0</text:p>
          </table:table-cell>
          <table:table-cell table:style-name="ce306"/>
          <table:table-cell table:style-name="ce306" table:formula="of:=[.$BK182]*([.$AR184]/8)" office:value-type="float" office:value="0" calcext:value-type="float">
            <text:p>0.00</text:p>
          </table:table-cell>
          <table:table-cell table:style-name="ce306"/>
          <table:table-cell table:style-name="ce311" table:formula="of:=[.$I182]+[.$M182]+[.$Q182]+[.$U182]+[.$Y182]+[.$AC182]+[.$AG182]" office:value-type="float" office:value="0" calcext:value-type="float">
            <text:p>0</text:p>
          </table:table-cell>
          <table:table-cell table:style-name="ce306"/>
          <table:table-cell table:style-name="ce306" table:formula="of:=[.$BO182]*([.$AR187]/8)" office:value-type="float" office:value="0" calcext:value-type="float">
            <text:p>0.00</text:p>
          </table:table-cell>
          <table:table-cell table:style-name="ce304"/>
          <table:table-cell table:style-name="ce325" table:formula="of:=[.$BC182]+[.$BI182]+[.$BM182]+[.$BQ182]+[.$BE182]" office:value-type="float" office:value="0" calcext:value-type="float">
            <text:p>0.00</text:p>
          </table:table-cell>
          <table:table-cell table:style-name="ce329"/>
          <table:table-cell table:style-name="ce307" table:formula="of:=[.$AM186]" office:value-type="float" office:value="0" calcext:value-type="float">
            <text:p>0.00</text:p>
          </table:table-cell>
          <table:table-cell table:style-name="ce307"/>
          <table:table-cell table:style-name="ce307" table:formula="of:=IF([.$BU182] &lt;= [.$CA182]* 0.2; [.$BU182]; [.$CA18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8:.$AD188])" office:value-type="float" office:value="0" calcext:value-type="float">
            <text:p>0.00</text:p>
          </table:table-cell>
          <table:table-cell table:style-name="ce339"/>
          <table:table-cell table:style-name="ce339" table:formula="of:=SUM([.$F189:.$AD189])" office:value-type="float" office:value="0" calcext:value-type="float">
            <text:p>0.00</text:p>
          </table:table-cell>
          <table:table-cell table:style-name="ce344"/>
          <table:table-cell table:style-name="ce25" table:formula="of:=[.BC182]+[.BE18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82]&gt;0;CONCATENATE(TEXT([.CC18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8]+1" office:value-type="float" office:value="23" calcext:value-type="float">
            <text:p>2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82]&gt;0; IF([.AR184]&gt;0;[.BM18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82]&gt;0; IF([.AR187]&gt;0;[.BQ18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8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82])" office:value-type="string" office:string-value="REG = 0" calcext:value-type="string">
            <text:p>REG = 0</text:p>
          </table:table-cell>
          <table:table-cell table:style-name="ce220" table:formula="of:=CONCATENATE(&quot;OT = &quot;; [.BG18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82]/[.AH18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8];[.F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8];[.J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8];[.N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8];[.R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8];[.V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8];[.Z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8];[.AD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9:.AD18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82])" office:value-type="string" office:string-value="VAC = 0" calcext:value-type="string">
            <text:p>VAC = 0</text:p>
          </table:table-cell>
          <table:table-cell table:style-name="ce221" table:formula="of:=CONCATENATE(&quot;HOL = &quot;; [.BO18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0]&gt;0; [.BC19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94]" office:value-type="float" office:value="24" calcext:value-type="float">
            <text:p>24</text:p>
          </table:table-cell>
          <table:table-cell table:style-name="ce275"/>
          <table:table-cell table:style-name="ce296" table:formula="of:=[.B190]" office:value-type="float" office:value="0" calcext:value-type="float">
            <text:p>0</text:p>
          </table:table-cell>
          <table:table-cell table:style-name="ce296"/>
          <table:table-cell table:style-name="ce301" table:formula="of:=[.$F190]+[.$J190]+[.$N190]+[.$R190]+[.$V190]+[.$Z190]+[.$AD190]" office:value-type="float" office:value="0" calcext:value-type="float">
            <text:p>0.00</text:p>
          </table:table-cell>
          <table:table-cell table:style-name="ce304"/>
          <table:table-cell table:style-name="ce306" table:formula="of:=IF([.$BG190]=0;[.$CA190]; IF([.$BG190]&gt;0; [.$CA190]/([.$BA190]+([.$BG190]*1.5)))*[.$BA190])-[.$BE190]" office:value-type="float" office:value="0" calcext:value-type="float">
            <text:p>0.00</text:p>
          </table:table-cell>
          <table:table-cell table:style-name="ce304"/>
          <table:table-cell table:style-name="ce307" table:formula="of:=[.BU190]" office:value-type="float" office:value="0" calcext:value-type="float">
            <text:p>0.00</text:p>
          </table:table-cell>
          <table:table-cell table:style-name="ce304"/>
          <table:table-cell table:style-name="ce311" table:formula="of:=[.$G190]+[.$K190]+[.$O190]+[.$S190]+[.$W190]+[.$AA190]+[.$AE190]" office:value-type="float" office:value="0" calcext:value-type="float">
            <text:p>0</text:p>
          </table:table-cell>
          <table:table-cell table:style-name="ce306"/>
          <table:table-cell table:style-name="ce306" table:formula="of:=IF([.$BA190]&gt;0;[.$BG190]*[.$CA190]/([.$BA190]+([.$BG19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0]+[.$L190]+[.$P190]+[.$T190]+[.$X190]+[.$AB190]+[.$AF190]" office:value-type="float" office:value="0" calcext:value-type="float">
            <text:p>0</text:p>
          </table:table-cell>
          <table:table-cell table:style-name="ce306"/>
          <table:table-cell table:style-name="ce306" table:formula="of:=[.$BK190]*([.$AR192]/8)" office:value-type="float" office:value="0" calcext:value-type="float">
            <text:p>0.00</text:p>
          </table:table-cell>
          <table:table-cell table:style-name="ce306"/>
          <table:table-cell table:style-name="ce311" table:formula="of:=[.$I190]+[.$M190]+[.$Q190]+[.$U190]+[.$Y190]+[.$AC190]+[.$AG190]" office:value-type="float" office:value="0" calcext:value-type="float">
            <text:p>0</text:p>
          </table:table-cell>
          <table:table-cell table:style-name="ce306"/>
          <table:table-cell table:style-name="ce306" table:formula="of:=[.$BO190]*([.$AR195]/8)" office:value-type="float" office:value="0" calcext:value-type="float">
            <text:p>0.00</text:p>
          </table:table-cell>
          <table:table-cell table:style-name="ce304"/>
          <table:table-cell table:style-name="ce325" table:formula="of:=[.$BC190]+[.$BI190]+[.$BM190]+[.$BQ190]+[.$BE190]" office:value-type="float" office:value="0" calcext:value-type="float">
            <text:p>0.00</text:p>
          </table:table-cell>
          <table:table-cell table:style-name="ce329"/>
          <table:table-cell table:style-name="ce307" table:formula="of:=[.$AM194]" office:value-type="float" office:value="0" calcext:value-type="float">
            <text:p>0.00</text:p>
          </table:table-cell>
          <table:table-cell table:style-name="ce307"/>
          <table:table-cell table:style-name="ce307" table:formula="of:=IF([.$BU190] &lt;= [.$CA190]* 0.2; [.$BU190]; [.$CA19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96:.$AD196])" office:value-type="float" office:value="0" calcext:value-type="float">
            <text:p>0.00</text:p>
          </table:table-cell>
          <table:table-cell table:style-name="ce339"/>
          <table:table-cell table:style-name="ce339" table:formula="of:=SUM([.$F197:.$AD197])" office:value-type="float" office:value="0" calcext:value-type="float">
            <text:p>0.00</text:p>
          </table:table-cell>
          <table:table-cell table:style-name="ce344"/>
          <table:table-cell table:style-name="ce25" table:formula="of:=[.BC190]+[.BE19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0]&gt;0;CONCATENATE(TEXT([.CC19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6]+1" office:value-type="float" office:value="24" calcext:value-type="float">
            <text:p>2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0]&gt;0; IF([.AR192]&gt;0;[.BM19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0]&gt;0; IF([.AR195]&gt;0;[.BQ19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0])" office:value-type="string" office:string-value="REG = 0" calcext:value-type="string">
            <text:p>REG = 0</text:p>
          </table:table-cell>
          <table:table-cell table:style-name="ce220" table:formula="of:=CONCATENATE(&quot;OT = &quot;; [.BG19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0]/[.AH19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96];[.F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96];[.J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96];[.N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96];[.R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96];[.V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96];[.Z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96];[.AD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97:.AD19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0])" office:value-type="string" office:string-value="VAC = 0" calcext:value-type="string">
            <text:p>VAC = 0</text:p>
          </table:table-cell>
          <table:table-cell table:style-name="ce221" table:formula="of:=CONCATENATE(&quot;HOL = &quot;; [.BO19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8]&gt;0; [.BC19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02]" office:value-type="float" office:value="25" calcext:value-type="float">
            <text:p>25</text:p>
          </table:table-cell>
          <table:table-cell table:style-name="ce275"/>
          <table:table-cell table:style-name="ce296" table:formula="of:=[.B198]" office:value-type="float" office:value="0" calcext:value-type="float">
            <text:p>0</text:p>
          </table:table-cell>
          <table:table-cell table:style-name="ce296"/>
          <table:table-cell table:style-name="ce301" table:formula="of:=[.$F198]+[.$J198]+[.$N198]+[.$R198]+[.$V198]+[.$Z198]+[.$AD198]" office:value-type="float" office:value="0" calcext:value-type="float">
            <text:p>0.00</text:p>
          </table:table-cell>
          <table:table-cell table:style-name="ce304"/>
          <table:table-cell table:style-name="ce306" table:formula="of:=IF([.$BG198]=0;[.$CA198]; IF([.$BG198]&gt;0; [.$CA198]/([.$BA198]+([.$BG198]*1.5)))*[.$BA198])-[.$BE198]" office:value-type="float" office:value="0" calcext:value-type="float">
            <text:p>0.00</text:p>
          </table:table-cell>
          <table:table-cell table:style-name="ce304"/>
          <table:table-cell table:style-name="ce307" table:formula="of:=[.BU198]" office:value-type="float" office:value="0" calcext:value-type="float">
            <text:p>0.00</text:p>
          </table:table-cell>
          <table:table-cell table:style-name="ce304"/>
          <table:table-cell table:style-name="ce311" table:formula="of:=[.$G198]+[.$K198]+[.$O198]+[.$S198]+[.$W198]+[.$AA198]+[.$AE198]" office:value-type="float" office:value="0" calcext:value-type="float">
            <text:p>0</text:p>
          </table:table-cell>
          <table:table-cell table:style-name="ce306"/>
          <table:table-cell table:style-name="ce306" table:formula="of:=IF([.$BA198]&gt;0;[.$BG198]*[.$CA198]/([.$BA198]+([.$BG19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8]+[.$L198]+[.$P198]+[.$T198]+[.$X198]+[.$AB198]+[.$AF198]" office:value-type="float" office:value="0" calcext:value-type="float">
            <text:p>0</text:p>
          </table:table-cell>
          <table:table-cell table:style-name="ce306"/>
          <table:table-cell table:style-name="ce306" table:formula="of:=[.$BK198]*([.$AR200]/8)" office:value-type="float" office:value="0" calcext:value-type="float">
            <text:p>0.00</text:p>
          </table:table-cell>
          <table:table-cell table:style-name="ce306"/>
          <table:table-cell table:style-name="ce311" table:formula="of:=[.$I198]+[.$M198]+[.$Q198]+[.$U198]+[.$Y198]+[.$AC198]+[.$AG198]" office:value-type="float" office:value="0" calcext:value-type="float">
            <text:p>0</text:p>
          </table:table-cell>
          <table:table-cell table:style-name="ce306"/>
          <table:table-cell table:style-name="ce306" table:formula="of:=[.$BO198]*([.$AR203]/8)" office:value-type="float" office:value="0" calcext:value-type="float">
            <text:p>0.00</text:p>
          </table:table-cell>
          <table:table-cell table:style-name="ce304"/>
          <table:table-cell table:style-name="ce325" table:formula="of:=[.$BC198]+[.$BI198]+[.$BM198]+[.$BQ198]+[.$BE198]" office:value-type="float" office:value="0" calcext:value-type="float">
            <text:p>0.00</text:p>
          </table:table-cell>
          <table:table-cell table:style-name="ce329"/>
          <table:table-cell table:style-name="ce307" table:formula="of:=[.$AM202]" office:value-type="float" office:value="0" calcext:value-type="float">
            <text:p>0.00</text:p>
          </table:table-cell>
          <table:table-cell table:style-name="ce307"/>
          <table:table-cell table:style-name="ce307" table:formula="of:=IF([.$BU198] &lt;= [.$CA198]* 0.2; [.$BU198]; [.$CA19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04:.$AD204])" office:value-type="float" office:value="0" calcext:value-type="float">
            <text:p>0.00</text:p>
          </table:table-cell>
          <table:table-cell table:style-name="ce339"/>
          <table:table-cell table:style-name="ce339" table:formula="of:=SUM([.$F205:.$AD205])" office:value-type="float" office:value="0" calcext:value-type="float">
            <text:p>0.00</text:p>
          </table:table-cell>
          <table:table-cell table:style-name="ce344"/>
          <table:table-cell table:style-name="ce25" table:formula="of:=[.BC198]+[.BE19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8]&gt;0;CONCATENATE(TEXT([.CC19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94]+1" office:value-type="float" office:value="25" calcext:value-type="float">
            <text:p>2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8]&gt;0; IF([.AR200]&gt;0;[.BM19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8]&gt;0; IF([.AR203]&gt;0;[.BQ19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8])" office:value-type="string" office:string-value="REG = 0" calcext:value-type="string">
            <text:p>REG = 0</text:p>
          </table:table-cell>
          <table:table-cell table:style-name="ce220" table:formula="of:=CONCATENATE(&quot;OT = &quot;; [.BG19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8]/[.AH20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04];[.F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04];[.J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04];[.N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04];[.R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04];[.V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04];[.Z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04];[.AD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05:.AD20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8])" office:value-type="string" office:string-value="VAC = 0" calcext:value-type="string">
            <text:p>VAC = 0</text:p>
          </table:table-cell>
          <table:table-cell table:style-name="ce221" table:formula="of:=CONCATENATE(&quot;HOL = &quot;; [.BO19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06]&gt;0; [.BC20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0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0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0]" office:value-type="float" office:value="26" calcext:value-type="float">
            <text:p>26</text:p>
          </table:table-cell>
          <table:table-cell table:style-name="ce275"/>
          <table:table-cell table:style-name="ce296" table:formula="of:=[.B206]" office:value-type="float" office:value="0" calcext:value-type="float">
            <text:p>0</text:p>
          </table:table-cell>
          <table:table-cell table:style-name="ce296"/>
          <table:table-cell table:style-name="ce301" table:formula="of:=[.$F206]+[.$J206]+[.$N206]+[.$R206]+[.$V206]+[.$Z206]+[.$AD206]" office:value-type="float" office:value="0" calcext:value-type="float">
            <text:p>0.00</text:p>
          </table:table-cell>
          <table:table-cell table:style-name="ce304"/>
          <table:table-cell table:style-name="ce306" table:formula="of:=IF([.$BG206]=0;[.$CA206]; IF([.$BG206]&gt;0; [.$CA206]/([.$BA206]+([.$BG206]*1.5)))*[.$BA206])-[.$BE206]" office:value-type="float" office:value="0" calcext:value-type="float">
            <text:p>0.00</text:p>
          </table:table-cell>
          <table:table-cell table:style-name="ce304"/>
          <table:table-cell table:style-name="ce307" table:formula="of:=[.BU206]" office:value-type="float" office:value="0" calcext:value-type="float">
            <text:p>0.00</text:p>
          </table:table-cell>
          <table:table-cell table:style-name="ce304"/>
          <table:table-cell table:style-name="ce311" table:formula="of:=[.$G206]+[.$K206]+[.$O206]+[.$S206]+[.$W206]+[.$AA206]+[.$AE206]" office:value-type="float" office:value="0" calcext:value-type="float">
            <text:p>0</text:p>
          </table:table-cell>
          <table:table-cell table:style-name="ce306"/>
          <table:table-cell table:style-name="ce306" table:formula="of:=IF([.$BA206]&gt;0;[.$BG206]*[.$CA206]/([.$BA206]+([.$BG20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06]+[.$L206]+[.$P206]+[.$T206]+[.$X206]+[.$AB206]+[.$AF206]" office:value-type="float" office:value="0" calcext:value-type="float">
            <text:p>0</text:p>
          </table:table-cell>
          <table:table-cell table:style-name="ce306"/>
          <table:table-cell table:style-name="ce306" table:formula="of:=[.$BK206]*([.$AR208]/8)" office:value-type="float" office:value="0" calcext:value-type="float">
            <text:p>0.00</text:p>
          </table:table-cell>
          <table:table-cell table:style-name="ce306"/>
          <table:table-cell table:style-name="ce311" table:formula="of:=[.$I206]+[.$M206]+[.$Q206]+[.$U206]+[.$Y206]+[.$AC206]+[.$AG206]" office:value-type="float" office:value="0" calcext:value-type="float">
            <text:p>0</text:p>
          </table:table-cell>
          <table:table-cell table:style-name="ce306"/>
          <table:table-cell table:style-name="ce306" table:formula="of:=[.$BO206]*([.$AR211]/8)" office:value-type="float" office:value="0" calcext:value-type="float">
            <text:p>0.00</text:p>
          </table:table-cell>
          <table:table-cell table:style-name="ce304"/>
          <table:table-cell table:style-name="ce325" table:formula="of:=[.$BC206]+[.$BI206]+[.$BM206]+[.$BQ206]+[.$BE206]" office:value-type="float" office:value="0" calcext:value-type="float">
            <text:p>0.00</text:p>
          </table:table-cell>
          <table:table-cell table:style-name="ce329"/>
          <table:table-cell table:style-name="ce307" table:formula="of:=[.$AM210]" office:value-type="float" office:value="0" calcext:value-type="float">
            <text:p>0.00</text:p>
          </table:table-cell>
          <table:table-cell table:style-name="ce307"/>
          <table:table-cell table:style-name="ce307" table:formula="of:=IF([.$BU206] &lt;= [.$CA206]* 0.2; [.$BU206]; [.$CA20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12:.$AD212])" office:value-type="float" office:value="0" calcext:value-type="float">
            <text:p>0.00</text:p>
          </table:table-cell>
          <table:table-cell table:style-name="ce339"/>
          <table:table-cell table:style-name="ce339" table:formula="of:=SUM([.$F213:.$AD213])" office:value-type="float" office:value="0" calcext:value-type="float">
            <text:p>0.00</text:p>
          </table:table-cell>
          <table:table-cell table:style-name="ce344"/>
          <table:table-cell table:style-name="ce25" table:formula="of:=[.BC206]+[.BE20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06]&gt;0;CONCATENATE(TEXT([.CC20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02]+1" office:value-type="float" office:value="26" calcext:value-type="float">
            <text:p>2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06]&gt;0; IF([.AR208]&gt;0;[.BM20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06]&gt;0; IF([.AR211]&gt;0;[.BQ20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0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06])" office:value-type="string" office:string-value="REG = 0" calcext:value-type="string">
            <text:p>REG = 0</text:p>
          </table:table-cell>
          <table:table-cell table:style-name="ce220" table:formula="of:=CONCATENATE(&quot;OT = &quot;; [.BG20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06]/[.AH21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12];[.F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12];[.J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12];[.N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12];[.R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12];[.V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12];[.Z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12];[.AD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13:.AD21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06])" office:value-type="string" office:string-value="VAC = 0" calcext:value-type="string">
            <text:p>VAC = 0</text:p>
          </table:table-cell>
          <table:table-cell table:style-name="ce221" table:formula="of:=CONCATENATE(&quot;HOL = &quot;; [.BO20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14]&gt;0; [.BC21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1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1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8]" office:value-type="float" office:value="27" calcext:value-type="float">
            <text:p>27</text:p>
          </table:table-cell>
          <table:table-cell table:style-name="ce275"/>
          <table:table-cell table:style-name="ce296" table:formula="of:=[.B214]" office:value-type="float" office:value="0" calcext:value-type="float">
            <text:p>0</text:p>
          </table:table-cell>
          <table:table-cell table:style-name="ce296"/>
          <table:table-cell table:style-name="ce301" table:formula="of:=[.$F214]+[.$J214]+[.$N214]+[.$R214]+[.$V214]+[.$Z214]+[.$AD214]" office:value-type="float" office:value="0" calcext:value-type="float">
            <text:p>0.00</text:p>
          </table:table-cell>
          <table:table-cell table:style-name="ce304"/>
          <table:table-cell table:style-name="ce306" table:formula="of:=IF([.$BG214]=0;[.$CA214]; IF([.$BG214]&gt;0; [.$CA214]/([.$BA214]+([.$BG214]*1.5)))*[.$BA214])-[.$BE214]" office:value-type="float" office:value="0" calcext:value-type="float">
            <text:p>0.00</text:p>
          </table:table-cell>
          <table:table-cell table:style-name="ce304"/>
          <table:table-cell table:style-name="ce307" table:formula="of:=[.BU214]" office:value-type="float" office:value="0" calcext:value-type="float">
            <text:p>0.00</text:p>
          </table:table-cell>
          <table:table-cell table:style-name="ce304"/>
          <table:table-cell table:style-name="ce311" table:formula="of:=[.$G214]+[.$K214]+[.$O214]+[.$S214]+[.$W214]+[.$AA214]+[.$AE214]" office:value-type="float" office:value="0" calcext:value-type="float">
            <text:p>0</text:p>
          </table:table-cell>
          <table:table-cell table:style-name="ce306"/>
          <table:table-cell table:style-name="ce306" table:formula="of:=IF([.$BA214]&gt;0;[.$BG214]*[.$CA214]/([.$BA214]+([.$BG2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14]+[.$L214]+[.$P214]+[.$T214]+[.$X214]+[.$AB214]+[.$AF214]" office:value-type="float" office:value="0" calcext:value-type="float">
            <text:p>0</text:p>
          </table:table-cell>
          <table:table-cell table:style-name="ce306"/>
          <table:table-cell table:style-name="ce306" table:formula="of:=[.$BK214]*([.$AR216]/8)" office:value-type="float" office:value="0" calcext:value-type="float">
            <text:p>0.00</text:p>
          </table:table-cell>
          <table:table-cell table:style-name="ce306"/>
          <table:table-cell table:style-name="ce311" table:formula="of:=[.$I214]+[.$M214]+[.$Q214]+[.$U214]+[.$Y214]+[.$AC214]+[.$AG214]" office:value-type="float" office:value="0" calcext:value-type="float">
            <text:p>0</text:p>
          </table:table-cell>
          <table:table-cell table:style-name="ce306"/>
          <table:table-cell table:style-name="ce306" table:formula="of:=[.$BO214]*([.$AR219]/8)" office:value-type="float" office:value="0" calcext:value-type="float">
            <text:p>0.00</text:p>
          </table:table-cell>
          <table:table-cell table:style-name="ce304"/>
          <table:table-cell table:style-name="ce325" table:formula="of:=[.$BC214]+[.$BI214]+[.$BM214]+[.$BQ214]+[.$BE214]" office:value-type="float" office:value="0" calcext:value-type="float">
            <text:p>0.00</text:p>
          </table:table-cell>
          <table:table-cell table:style-name="ce329"/>
          <table:table-cell table:style-name="ce307" table:formula="of:=[.$AM218]" office:value-type="float" office:value="0" calcext:value-type="float">
            <text:p>0.00</text:p>
          </table:table-cell>
          <table:table-cell table:style-name="ce307"/>
          <table:table-cell table:style-name="ce307" table:formula="of:=IF([.$BU214] &lt;= [.$CA214]* 0.2; [.$BU214]; [.$CA21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0:.$AD220])" office:value-type="float" office:value="0" calcext:value-type="float">
            <text:p>0.00</text:p>
          </table:table-cell>
          <table:table-cell table:style-name="ce339"/>
          <table:table-cell table:style-name="ce339" table:formula="of:=SUM([.$F221:.$AD221])" office:value-type="float" office:value="0" calcext:value-type="float">
            <text:p>0.00</text:p>
          </table:table-cell>
          <table:table-cell table:style-name="ce344"/>
          <table:table-cell table:style-name="ce25" table:formula="of:=[.BC214]+[.BE21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14]&gt;0;CONCATENATE(TEXT([.CC21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0]+1" office:value-type="float" office:value="27" calcext:value-type="float">
            <text:p>2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14]&gt;0; IF([.AR216]&gt;0;[.BM21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14]&gt;0; IF([.AR219]&gt;0;[.BQ21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1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14])" office:value-type="string" office:string-value="REG = 0" calcext:value-type="string">
            <text:p>REG = 0</text:p>
          </table:table-cell>
          <table:table-cell table:style-name="ce220" table:formula="of:=CONCATENATE(&quot;OT = &quot;; [.BG2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14]/[.AH22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0];[.F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0];[.J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0];[.N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0];[.R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0];[.V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0];[.Z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0];[.AD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1:.AD22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14])" office:value-type="string" office:string-value="VAC = 0" calcext:value-type="string">
            <text:p>VAC = 0</text:p>
          </table:table-cell>
          <table:table-cell table:style-name="ce221" table:formula="of:=CONCATENATE(&quot;HOL = &quot;; [.BO21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22]&gt;0; [.BC22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2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2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26]" office:value-type="float" office:value="28" calcext:value-type="float">
            <text:p>28</text:p>
          </table:table-cell>
          <table:table-cell table:style-name="ce275"/>
          <table:table-cell table:style-name="ce296" table:formula="of:=[.B222]" office:value-type="float" office:value="0" calcext:value-type="float">
            <text:p>0</text:p>
          </table:table-cell>
          <table:table-cell table:style-name="ce296"/>
          <table:table-cell table:style-name="ce301" table:formula="of:=[.$F222]+[.$J222]+[.$N222]+[.$R222]+[.$V222]+[.$Z222]+[.$AD222]" office:value-type="float" office:value="0" calcext:value-type="float">
            <text:p>0.00</text:p>
          </table:table-cell>
          <table:table-cell table:style-name="ce304"/>
          <table:table-cell table:style-name="ce306" table:formula="of:=IF([.$BG222]=0;[.$CA222]; IF([.$BG222]&gt;0; [.$CA222]/([.$BA222]+([.$BG222]*1.5)))*[.$BA222])-[.$BE222]" office:value-type="float" office:value="0" calcext:value-type="float">
            <text:p>0.00</text:p>
          </table:table-cell>
          <table:table-cell table:style-name="ce304"/>
          <table:table-cell table:style-name="ce307" table:formula="of:=[.BU222]" office:value-type="float" office:value="0" calcext:value-type="float">
            <text:p>0.00</text:p>
          </table:table-cell>
          <table:table-cell table:style-name="ce304"/>
          <table:table-cell table:style-name="ce311" table:formula="of:=[.$G222]+[.$K222]+[.$O222]+[.$S222]+[.$W222]+[.$AA222]+[.$AE222]" office:value-type="float" office:value="0" calcext:value-type="float">
            <text:p>0</text:p>
          </table:table-cell>
          <table:table-cell table:style-name="ce306"/>
          <table:table-cell table:style-name="ce306" table:formula="of:=IF([.$BA222]&gt;0;[.$BG222]*[.$CA222]/([.$BA222]+([.$BG22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22]+[.$L222]+[.$P222]+[.$T222]+[.$X222]+[.$AB222]+[.$AF222]" office:value-type="float" office:value="0" calcext:value-type="float">
            <text:p>0</text:p>
          </table:table-cell>
          <table:table-cell table:style-name="ce306"/>
          <table:table-cell table:style-name="ce306" table:formula="of:=[.$BK222]*([.$AR224]/8)" office:value-type="float" office:value="0" calcext:value-type="float">
            <text:p>0.00</text:p>
          </table:table-cell>
          <table:table-cell table:style-name="ce306"/>
          <table:table-cell table:style-name="ce311" table:formula="of:=[.$I222]+[.$M222]+[.$Q222]+[.$U222]+[.$Y222]+[.$AC222]+[.$AG222]" office:value-type="float" office:value="0" calcext:value-type="float">
            <text:p>0</text:p>
          </table:table-cell>
          <table:table-cell table:style-name="ce306"/>
          <table:table-cell table:style-name="ce306" table:formula="of:=[.$BO222]*([.$AR227]/8)" office:value-type="float" office:value="0" calcext:value-type="float">
            <text:p>0.00</text:p>
          </table:table-cell>
          <table:table-cell table:style-name="ce304"/>
          <table:table-cell table:style-name="ce325" table:formula="of:=[.$BC222]+[.$BI222]+[.$BM222]+[.$BQ222]+[.$BE222]" office:value-type="float" office:value="0" calcext:value-type="float">
            <text:p>0.00</text:p>
          </table:table-cell>
          <table:table-cell table:style-name="ce329"/>
          <table:table-cell table:style-name="ce307" table:formula="of:=[.$AM226]" office:value-type="float" office:value="0" calcext:value-type="float">
            <text:p>0.00</text:p>
          </table:table-cell>
          <table:table-cell table:style-name="ce307"/>
          <table:table-cell table:style-name="ce307" table:formula="of:=IF([.$BU222] &lt;= [.$CA222]* 0.2; [.$BU222]; [.$CA22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8:.$AD228])" office:value-type="float" office:value="0" calcext:value-type="float">
            <text:p>0.00</text:p>
          </table:table-cell>
          <table:table-cell table:style-name="ce339"/>
          <table:table-cell table:style-name="ce339" table:formula="of:=SUM([.$F229:.$AD229])" office:value-type="float" office:value="0" calcext:value-type="float">
            <text:p>0.00</text:p>
          </table:table-cell>
          <table:table-cell table:style-name="ce344"/>
          <table:table-cell table:style-name="ce25" table:formula="of:=[.BC222]+[.BE22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22]&gt;0;CONCATENATE(TEXT([.CC22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8]+1" office:value-type="float" office:value="28" calcext:value-type="float">
            <text:p>2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22]&gt;0; IF([.AR224]&gt;0;[.BM2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22]&gt;0; IF([.AR227]&gt;0;[.BQ2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2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22])" office:value-type="string" office:string-value="REG = 0" calcext:value-type="string">
            <text:p>REG = 0</text:p>
          </table:table-cell>
          <table:table-cell table:style-name="ce220" table:formula="of:=CONCATENATE(&quot;OT = &quot;; [.BG2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22]/[.AH22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8];[.F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8];[.J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8];[.N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8];[.R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8];[.V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8];[.Z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8];[.AD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9:.AD22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22])" office:value-type="string" office:string-value="VAC = 0" calcext:value-type="string">
            <text:p>VAC = 0</text:p>
          </table:table-cell>
          <table:table-cell table:style-name="ce221" table:formula="of:=CONCATENATE(&quot;HOL = &quot;; [.BO22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0]&gt;0; [.BC23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34]" office:value-type="float" office:value="29" calcext:value-type="float">
            <text:p>29</text:p>
          </table:table-cell>
          <table:table-cell table:style-name="ce275"/>
          <table:table-cell table:style-name="ce296" table:formula="of:=[.B230]" office:value-type="float" office:value="0" calcext:value-type="float">
            <text:p>0</text:p>
          </table:table-cell>
          <table:table-cell table:style-name="ce296"/>
          <table:table-cell table:style-name="ce301" table:formula="of:=[.$F230]+[.$J230]+[.$N230]+[.$R230]+[.$V230]+[.$Z230]+[.$AD230]" office:value-type="float" office:value="0" calcext:value-type="float">
            <text:p>0.00</text:p>
          </table:table-cell>
          <table:table-cell table:style-name="ce304"/>
          <table:table-cell table:style-name="ce306" table:formula="of:=IF([.$BG230]=0;[.$CA230]; IF([.$BG230]&gt;0; [.$CA230]/([.$BA230]+([.$BG230]*1.5)))*[.$BA230])-[.$BE230]" office:value-type="float" office:value="0" calcext:value-type="float">
            <text:p>0.00</text:p>
          </table:table-cell>
          <table:table-cell table:style-name="ce304"/>
          <table:table-cell table:style-name="ce307" table:formula="of:=[.BU230]" office:value-type="float" office:value="0" calcext:value-type="float">
            <text:p>0.00</text:p>
          </table:table-cell>
          <table:table-cell table:style-name="ce304"/>
          <table:table-cell table:style-name="ce311" table:formula="of:=[.$G230]+[.$K230]+[.$O230]+[.$S230]+[.$W230]+[.$AA230]+[.$AE230]" office:value-type="float" office:value="0" calcext:value-type="float">
            <text:p>0</text:p>
          </table:table-cell>
          <table:table-cell table:style-name="ce306"/>
          <table:table-cell table:style-name="ce306" table:formula="of:=IF([.$BA230]&gt;0;[.$BG230]*[.$CA230]/([.$BA230]+([.$BG2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0]+[.$L230]+[.$P230]+[.$T230]+[.$X230]+[.$AB230]+[.$AF230]" office:value-type="float" office:value="0" calcext:value-type="float">
            <text:p>0</text:p>
          </table:table-cell>
          <table:table-cell table:style-name="ce306"/>
          <table:table-cell table:style-name="ce306" table:formula="of:=[.$BK230]*([.$AR232]/8)" office:value-type="float" office:value="0" calcext:value-type="float">
            <text:p>0.00</text:p>
          </table:table-cell>
          <table:table-cell table:style-name="ce306"/>
          <table:table-cell table:style-name="ce311" table:formula="of:=[.$I230]+[.$M230]+[.$Q230]+[.$U230]+[.$Y230]+[.$AC230]+[.$AG230]" office:value-type="float" office:value="0" calcext:value-type="float">
            <text:p>0</text:p>
          </table:table-cell>
          <table:table-cell table:style-name="ce306"/>
          <table:table-cell table:style-name="ce306" table:formula="of:=[.$BO230]*([.$AR235]/8)" office:value-type="float" office:value="0" calcext:value-type="float">
            <text:p>0.00</text:p>
          </table:table-cell>
          <table:table-cell table:style-name="ce304"/>
          <table:table-cell table:style-name="ce325" table:formula="of:=[.$BC230]+[.$BI230]+[.$BM230]+[.$BQ230]+[.$BE230]" office:value-type="float" office:value="0" calcext:value-type="float">
            <text:p>0.00</text:p>
          </table:table-cell>
          <table:table-cell table:style-name="ce329"/>
          <table:table-cell table:style-name="ce307" table:formula="of:=[.$AM234]" office:value-type="float" office:value="0" calcext:value-type="float">
            <text:p>0.00</text:p>
          </table:table-cell>
          <table:table-cell table:style-name="ce307"/>
          <table:table-cell table:style-name="ce307" table:formula="of:=IF([.$BU230] &lt;= [.$CA230]* 0.2; [.$BU230]; [.$CA23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36:.$AD236])" office:value-type="float" office:value="0" calcext:value-type="float">
            <text:p>0.00</text:p>
          </table:table-cell>
          <table:table-cell table:style-name="ce339"/>
          <table:table-cell table:style-name="ce339" table:formula="of:=SUM([.$F237:.$AD237])" office:value-type="float" office:value="0" calcext:value-type="float">
            <text:p>0.00</text:p>
          </table:table-cell>
          <table:table-cell table:style-name="ce344"/>
          <table:table-cell table:style-name="ce25" table:formula="of:=[.BC230]+[.BE23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0]&gt;0;CONCATENATE(TEXT([.CC2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26]+1" office:value-type="float" office:value="29" calcext:value-type="float">
            <text:p>2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0]&gt;0; IF([.AR232]&gt;0;[.BM2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0]&gt;0; IF([.AR235]&gt;0;[.BQ2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0])" office:value-type="string" office:string-value="REG = 0" calcext:value-type="string">
            <text:p>REG = 0</text:p>
          </table:table-cell>
          <table:table-cell table:style-name="ce220" table:formula="of:=CONCATENATE(&quot;OT = &quot;; [.BG23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0]/[.AH23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36];[.F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36];[.J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36];[.N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36];[.R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36];[.V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36];[.Z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36];[.AD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37:.AD23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0])" office:value-type="string" office:string-value="VAC = 0" calcext:value-type="string">
            <text:p>VAC = 0</text:p>
          </table:table-cell>
          <table:table-cell table:style-name="ce221" table:formula="of:=CONCATENATE(&quot;HOL = &quot;; [.BO23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8]&gt;0; [.BC2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42]" office:value-type="float" office:value="30" calcext:value-type="float">
            <text:p>30</text:p>
          </table:table-cell>
          <table:table-cell table:style-name="ce275"/>
          <table:table-cell table:style-name="ce296" table:formula="of:=[.B238]" office:value-type="float" office:value="0" calcext:value-type="float">
            <text:p>0</text:p>
          </table:table-cell>
          <table:table-cell table:style-name="ce296"/>
          <table:table-cell table:style-name="ce301" table:formula="of:=[.$F238]+[.$J238]+[.$N238]+[.$R238]+[.$V238]+[.$Z238]+[.$AD238]" office:value-type="float" office:value="0" calcext:value-type="float">
            <text:p>0.00</text:p>
          </table:table-cell>
          <table:table-cell table:style-name="ce304"/>
          <table:table-cell table:style-name="ce306" table:formula="of:=IF([.$BG238]=0;[.$CA238]; IF([.$BG238]&gt;0; [.$CA238]/([.$BA238]+([.$BG238]*1.5)))*[.$BA238])-[.$BE238]" office:value-type="float" office:value="0" calcext:value-type="float">
            <text:p>0.00</text:p>
          </table:table-cell>
          <table:table-cell table:style-name="ce304"/>
          <table:table-cell table:style-name="ce307" table:formula="of:=[.BU238]" office:value-type="float" office:value="0" calcext:value-type="float">
            <text:p>0.00</text:p>
          </table:table-cell>
          <table:table-cell table:style-name="ce304"/>
          <table:table-cell table:style-name="ce311" table:formula="of:=[.$G238]+[.$K238]+[.$O238]+[.$S238]+[.$W238]+[.$AA238]+[.$AE238]" office:value-type="float" office:value="0" calcext:value-type="float">
            <text:p>0</text:p>
          </table:table-cell>
          <table:table-cell table:style-name="ce306"/>
          <table:table-cell table:style-name="ce306" table:formula="of:=IF([.$BA238]&gt;0;[.$BG238]*[.$CA238]/([.$BA238]+([.$BG2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8]+[.$L238]+[.$P238]+[.$T238]+[.$X238]+[.$AB238]+[.$AF238]" office:value-type="float" office:value="0" calcext:value-type="float">
            <text:p>0</text:p>
          </table:table-cell>
          <table:table-cell table:style-name="ce306"/>
          <table:table-cell table:style-name="ce306" table:formula="of:=[.$BK238]*([.$AR240]/8)" office:value-type="float" office:value="0" calcext:value-type="float">
            <text:p>0.00</text:p>
          </table:table-cell>
          <table:table-cell table:style-name="ce306"/>
          <table:table-cell table:style-name="ce311" table:formula="of:=[.$I238]+[.$M238]+[.$Q238]+[.$U238]+[.$Y238]+[.$AC238]+[.$AG238]" office:value-type="float" office:value="0" calcext:value-type="float">
            <text:p>0</text:p>
          </table:table-cell>
          <table:table-cell table:style-name="ce306"/>
          <table:table-cell table:style-name="ce306" table:formula="of:=[.$BO238]*([.$AR243]/8)" office:value-type="float" office:value="0" calcext:value-type="float">
            <text:p>0.00</text:p>
          </table:table-cell>
          <table:table-cell table:style-name="ce304"/>
          <table:table-cell table:style-name="ce325" table:formula="of:=[.$BC238]+[.$BI238]+[.$BM238]+[.$BQ238]+[.$BE238]" office:value-type="float" office:value="0" calcext:value-type="float">
            <text:p>0.00</text:p>
          </table:table-cell>
          <table:table-cell table:style-name="ce329"/>
          <table:table-cell table:style-name="ce307" table:formula="of:=[.$AM242]" office:value-type="float" office:value="0" calcext:value-type="float">
            <text:p>0.00</text:p>
          </table:table-cell>
          <table:table-cell table:style-name="ce307"/>
          <table:table-cell table:style-name="ce307" table:formula="of:=IF([.$BU238] &lt;= [.$CA238]* 0.2; [.$BU238]; [.$CA2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44:.$AD244])" office:value-type="float" office:value="0" calcext:value-type="float">
            <text:p>0.00</text:p>
          </table:table-cell>
          <table:table-cell table:style-name="ce339"/>
          <table:table-cell table:style-name="ce339" table:formula="of:=SUM([.$F245:.$AD245])" office:value-type="float" office:value="0" calcext:value-type="float">
            <text:p>0.00</text:p>
          </table:table-cell>
          <table:table-cell table:style-name="ce344"/>
          <table:table-cell table:style-name="ce25" table:formula="of:=[.BC238]+[.BE2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8]&gt;0;CONCATENATE(TEXT([.CC2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34]+1" office:value-type="float" office:value="30" calcext:value-type="float">
            <text:p>3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8]&gt;0; IF([.AR240]&gt;0;[.BM2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8]&gt;0; IF([.AR243]&gt;0;[.BQ2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8])" office:value-type="string" office:string-value="REG = 0" calcext:value-type="string">
            <text:p>REG = 0</text:p>
          </table:table-cell>
          <table:table-cell table:style-name="ce220" table:formula="of:=CONCATENATE(&quot;OT = &quot;; [.BG2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8]/[.AH24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44];[.F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44];[.J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44];[.N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44];[.R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44];[.V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44];[.Z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44];[.AD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45:.AD2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8])" office:value-type="string" office:string-value="VAC = 0" calcext:value-type="string">
            <text:p>VAC = 0</text:p>
          </table:table-cell>
          <table:table-cell table:style-name="ce221" table:formula="of:=CONCATENATE(&quot;HOL = &quot;; [.BO23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46]&gt;0; [.BC24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4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0]" office:value-type="float" office:value="31" calcext:value-type="float">
            <text:p>31</text:p>
          </table:table-cell>
          <table:table-cell table:style-name="ce275"/>
          <table:table-cell table:style-name="ce296" table:formula="of:=[.B246]" office:value-type="float" office:value="0" calcext:value-type="float">
            <text:p>0</text:p>
          </table:table-cell>
          <table:table-cell table:style-name="ce296"/>
          <table:table-cell table:style-name="ce301" table:formula="of:=[.$F246]+[.$J246]+[.$N246]+[.$R246]+[.$V246]+[.$Z246]+[.$AD246]" office:value-type="float" office:value="0" calcext:value-type="float">
            <text:p>0.00</text:p>
          </table:table-cell>
          <table:table-cell table:style-name="ce304"/>
          <table:table-cell table:style-name="ce306" table:formula="of:=IF([.$BG246]=0;[.$CA246]; IF([.$BG246]&gt;0; [.$CA246]/([.$BA246]+([.$BG246]*1.5)))*[.$BA246])-[.$BE246]" office:value-type="float" office:value="0" calcext:value-type="float">
            <text:p>0.00</text:p>
          </table:table-cell>
          <table:table-cell table:style-name="ce304"/>
          <table:table-cell table:style-name="ce307" table:formula="of:=[.BU246]" office:value-type="float" office:value="0" calcext:value-type="float">
            <text:p>0.00</text:p>
          </table:table-cell>
          <table:table-cell table:style-name="ce304"/>
          <table:table-cell table:style-name="ce311" table:formula="of:=[.$G246]+[.$K246]+[.$O246]+[.$S246]+[.$W246]+[.$AA246]+[.$AE246]" office:value-type="float" office:value="0" calcext:value-type="float">
            <text:p>0</text:p>
          </table:table-cell>
          <table:table-cell table:style-name="ce306"/>
          <table:table-cell table:style-name="ce306" table:formula="of:=IF([.$BA246]&gt;0;[.$BG246]*[.$CA246]/([.$BA246]+([.$BG2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46]+[.$L246]+[.$P246]+[.$T246]+[.$X246]+[.$AB246]+[.$AF246]" office:value-type="float" office:value="0" calcext:value-type="float">
            <text:p>0</text:p>
          </table:table-cell>
          <table:table-cell table:style-name="ce306"/>
          <table:table-cell table:style-name="ce306" table:formula="of:=[.$BK246]*([.$AR248]/8)" office:value-type="float" office:value="0" calcext:value-type="float">
            <text:p>0.00</text:p>
          </table:table-cell>
          <table:table-cell table:style-name="ce306"/>
          <table:table-cell table:style-name="ce311" table:formula="of:=[.$I246]+[.$M246]+[.$Q246]+[.$U246]+[.$Y246]+[.$AC246]+[.$AG246]" office:value-type="float" office:value="0" calcext:value-type="float">
            <text:p>0</text:p>
          </table:table-cell>
          <table:table-cell table:style-name="ce306"/>
          <table:table-cell table:style-name="ce306" table:formula="of:=[.$BO246]*([.$AR251]/8)" office:value-type="float" office:value="0" calcext:value-type="float">
            <text:p>0.00</text:p>
          </table:table-cell>
          <table:table-cell table:style-name="ce304"/>
          <table:table-cell table:style-name="ce325" table:formula="of:=[.$BC246]+[.$BI246]+[.$BM246]+[.$BQ246]+[.$BE246]" office:value-type="float" office:value="0" calcext:value-type="float">
            <text:p>0.00</text:p>
          </table:table-cell>
          <table:table-cell table:style-name="ce329"/>
          <table:table-cell table:style-name="ce307" table:formula="of:=[.$AM250]" office:value-type="float" office:value="0" calcext:value-type="float">
            <text:p>0.00</text:p>
          </table:table-cell>
          <table:table-cell table:style-name="ce307"/>
          <table:table-cell table:style-name="ce307" table:formula="of:=IF([.$BU246] &lt;= [.$CA246]* 0.2; [.$BU246]; [.$CA2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52:.$AD252])" office:value-type="float" office:value="0" calcext:value-type="float">
            <text:p>0.00</text:p>
          </table:table-cell>
          <table:table-cell table:style-name="ce339"/>
          <table:table-cell table:style-name="ce339" table:formula="of:=SUM([.$F253:.$AD253])" office:value-type="float" office:value="0" calcext:value-type="float">
            <text:p>0.00</text:p>
          </table:table-cell>
          <table:table-cell table:style-name="ce344"/>
          <table:table-cell table:style-name="ce25" table:formula="of:=[.BC246]+[.BE2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46]&gt;0;CONCATENATE(TEXT([.CC2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42]+1" office:value-type="float" office:value="31" calcext:value-type="float">
            <text:p>3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46]&gt;0; IF([.AR248]&gt;0;[.BM2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46]&gt;0; IF([.AR251]&gt;0;[.BQ2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4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46])" office:value-type="string" office:string-value="REG = 0" calcext:value-type="string">
            <text:p>REG = 0</text:p>
          </table:table-cell>
          <table:table-cell table:style-name="ce220" table:formula="of:=CONCATENATE(&quot;OT = &quot;; [.BG2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46]/[.AH25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52];[.F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52];[.J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52];[.N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52];[.R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52];[.V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52];[.Z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52];[.AD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53:.AD25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46])" office:value-type="string" office:string-value="VAC = 0" calcext:value-type="string">
            <text:p>VAC = 0</text:p>
          </table:table-cell>
          <table:table-cell table:style-name="ce221" table:formula="of:=CONCATENATE(&quot;HOL = &quot;; [.BO24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54]&gt;0; [.BC25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5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8]" office:value-type="float" office:value="32" calcext:value-type="float">
            <text:p>32</text:p>
          </table:table-cell>
          <table:table-cell table:style-name="ce275"/>
          <table:table-cell table:style-name="ce296" table:formula="of:=[.B254]" office:value-type="float" office:value="0" calcext:value-type="float">
            <text:p>0</text:p>
          </table:table-cell>
          <table:table-cell table:style-name="ce296"/>
          <table:table-cell table:style-name="ce301" table:formula="of:=[.$F254]+[.$J254]+[.$N254]+[.$R254]+[.$V254]+[.$Z254]+[.$AD254]" office:value-type="float" office:value="0" calcext:value-type="float">
            <text:p>0.00</text:p>
          </table:table-cell>
          <table:table-cell table:style-name="ce304"/>
          <table:table-cell table:style-name="ce306" table:formula="of:=IF([.$BG254]=0;[.$CA254]; IF([.$BG254]&gt;0; [.$CA254]/([.$BA254]+([.$BG254]*1.5)))*[.$BA254])-[.$BE254]" office:value-type="float" office:value="0" calcext:value-type="float">
            <text:p>0.00</text:p>
          </table:table-cell>
          <table:table-cell table:style-name="ce304"/>
          <table:table-cell table:style-name="ce307" table:formula="of:=[.BU254]" office:value-type="float" office:value="0" calcext:value-type="float">
            <text:p>0.00</text:p>
          </table:table-cell>
          <table:table-cell table:style-name="ce304"/>
          <table:table-cell table:style-name="ce311" table:formula="of:=[.$G254]+[.$K254]+[.$O254]+[.$S254]+[.$W254]+[.$AA254]+[.$AE254]" office:value-type="float" office:value="0" calcext:value-type="float">
            <text:p>0</text:p>
          </table:table-cell>
          <table:table-cell table:style-name="ce306"/>
          <table:table-cell table:style-name="ce306" table:formula="of:=IF([.$BA254]&gt;0;[.$BG254]*[.$CA254]/([.$BA254]+([.$BG2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54]+[.$L254]+[.$P254]+[.$T254]+[.$X254]+[.$AB254]+[.$AF254]" office:value-type="float" office:value="0" calcext:value-type="float">
            <text:p>0</text:p>
          </table:table-cell>
          <table:table-cell table:style-name="ce306"/>
          <table:table-cell table:style-name="ce306" table:formula="of:=[.$BK254]*([.$AR256]/8)" office:value-type="float" office:value="0" calcext:value-type="float">
            <text:p>0.00</text:p>
          </table:table-cell>
          <table:table-cell table:style-name="ce306"/>
          <table:table-cell table:style-name="ce311" table:formula="of:=[.$I254]+[.$M254]+[.$Q254]+[.$U254]+[.$Y254]+[.$AC254]+[.$AG254]" office:value-type="float" office:value="0" calcext:value-type="float">
            <text:p>0</text:p>
          </table:table-cell>
          <table:table-cell table:style-name="ce306"/>
          <table:table-cell table:style-name="ce306" table:formula="of:=[.$BO254]*([.$AR259]/8)" office:value-type="float" office:value="0" calcext:value-type="float">
            <text:p>0.00</text:p>
          </table:table-cell>
          <table:table-cell table:style-name="ce304"/>
          <table:table-cell table:style-name="ce325" table:formula="of:=[.$BC254]+[.$BI254]+[.$BM254]+[.$BQ254]+[.$BE254]" office:value-type="float" office:value="0" calcext:value-type="float">
            <text:p>0.00</text:p>
          </table:table-cell>
          <table:table-cell table:style-name="ce329"/>
          <table:table-cell table:style-name="ce307" table:formula="of:=[.$AM258]" office:value-type="float" office:value="0" calcext:value-type="float">
            <text:p>0.00</text:p>
          </table:table-cell>
          <table:table-cell table:style-name="ce307"/>
          <table:table-cell table:style-name="ce307" table:formula="of:=IF([.$BU254] &lt;= [.$CA254]* 0.2; [.$BU254]; [.$CA2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60:.$AD260])" office:value-type="float" office:value="0" calcext:value-type="float">
            <text:p>0.00</text:p>
          </table:table-cell>
          <table:table-cell table:style-name="ce339"/>
          <table:table-cell table:style-name="ce339" table:formula="of:=SUM([.$F261:.$AD261])" office:value-type="float" office:value="0" calcext:value-type="float">
            <text:p>0.00</text:p>
          </table:table-cell>
          <table:table-cell table:style-name="ce344"/>
          <table:table-cell table:style-name="ce25" table:formula="of:=[.BC254]+[.BE2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54]&gt;0;CONCATENATE(TEXT([.CC2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50]+1" office:value-type="float" office:value="32" calcext:value-type="float">
            <text:p>3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54]&gt;0; IF([.AR256]&gt;0;[.BM2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54]&gt;0; IF([.AR259]&gt;0;[.BQ2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5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54])" office:value-type="string" office:string-value="REG = 0" calcext:value-type="string">
            <text:p>REG = 0</text:p>
          </table:table-cell>
          <table:table-cell table:style-name="ce220" table:formula="of:=CONCATENATE(&quot;OT = &quot;; [.BG25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4" table:formula="of:=[.AM254]/[.AH26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60];[.F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60];[.J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60];[.N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60];[.R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60];[.V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60];[.Z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60];[.AD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61:.AD26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54])" office:value-type="string" office:string-value="VAC = 0" calcext:value-type="string">
            <text:p>VAC = 0</text:p>
          </table:table-cell>
          <table:table-cell table:style-name="ce221" table:formula="of:=CONCATENATE(&quot;HOL = &quot;; [.BO254])" office:value-type="string" office:string-value="HOL = 0" calcext:value-type="string">
            <text:p>HOL = 0</text:p>
          </table:table-cell>
          <table:covered-table-cell table:style-name="ce241"/>
          <table:covered-table-cell table:style-name="ce256"/>
          <table:covered-table-cell table:style-name="ce273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4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4" table:number-columns-repeated="810"/>
          <table:table-cell table:number-columns-repeated="9"/>
        </table:table-row>
        <table:table-row table:style-name="ro9" table:number-rows-repeated="469">
          <table:table-cell table:style-name="ce2"/>
          <table:table-cell table:style-name="ce25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5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6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6" table:number-columns-repeated="810"/>
          <table:table-cell table:number-columns-repeated="9"/>
        </table:table-row>
        <table:table-row table:style-name="ro9" table:number-rows-repeated="104784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Weekly Payroll Report'.AA2:'Weekly Payroll Report'.AA2 'Weekly Payroll Report'.AG2:'Weekly Payroll Report'.AG2 'Weekly Payroll Report'.AH6:'Weekly Payroll Report'.AK6 'Weekly Payroll Report'.AH12:'Weekly Payroll Report'.AJ14 'Weekly Payroll Report'.AH20:'Weekly Payroll Report'.AJ22 'Weekly Payroll Report'.AH28:'Weekly Payroll Report'.AJ30 'Weekly Payroll Report'.AH36:'Weekly Payroll Report'.AJ38 'Weekly Payroll Report'.AH44:'Weekly Payroll Report'.AJ46 'Weekly Payroll Report'.AH52:'Weekly Payroll Report'.AJ54 'Weekly Payroll Report'.AH60:'Weekly Payroll Report'.AJ62 'Weekly Payroll Report'.AH68:'Weekly Payroll Report'.AJ70 'Weekly Payroll Report'.AH76:'Weekly Payroll Report'.AJ78 'Weekly Payroll Report'.AH84:'Weekly Payroll Report'.AJ86 'Weekly Payroll Report'.AH92:'Weekly Payroll Report'.AJ94 'Weekly Payroll Report'.AH100:'Weekly Payroll Report'.AJ102 'Weekly Payroll Report'.AH108:'Weekly Payroll Report'.AJ110 'Weekly Payroll Report'.AH116:'Weekly Payroll Report'.AJ118 'Weekly Payroll Report'.AH124:'Weekly Payroll Report'.AJ126 'Weekly Payroll Report'.AH132:'Weekly Payroll Report'.AJ134 'Weekly Payroll Report'.AH140:'Weekly Payroll Report'.AJ142 'Weekly Payroll Report'.AH148:'Weekly Payroll Report'.AJ150 'Weekly Payroll Report'.AH156:'Weekly Payroll Report'.AJ158 'Weekly Payroll Report'.AH164:'Weekly Payroll Report'.AJ166 'Weekly Payroll Report'.AH172:'Weekly Payroll Report'.AJ174 'Weekly Payroll Report'.AH180:'Weekly Payroll Report'.AJ182 'Weekly Payroll Report'.AH188:'Weekly Payroll Report'.AJ190 'Weekly Payroll Report'.AH196:'Weekly Payroll Report'.AJ198 'Weekly Payroll Report'.AH204:'Weekly Payroll Report'.AJ206 'Weekly Payroll Report'.AH212:'Weekly Payroll Report'.AJ214 'Weekly Payroll Report'.AH220:'Weekly Payroll Report'.AJ222 'Weekly Payroll Report'.AH228:'Weekly Payroll Report'.AJ230 'Weekly Payroll Report'.AH236:'Weekly Payroll Report'.AJ238 'Weekly Payroll Report'.AH244:'Weekly Payroll Report'.AJ246 'Weekly Payroll Report'.AH252:'Weekly Payroll Report'.AJ254 'Weekly Payroll Report'.AH260:'Weekly Payroll Report'.AJ261 'Weekly Payroll Report'.AK14:'Weekly Payroll Report'.AK14 'Weekly Payroll Report'.AK22:'Weekly Payroll Report'.AK22 'Weekly Payroll Report'.AK30:'Weekly Payroll Report'.AK30 'Weekly Payroll Report'.AK38:'Weekly Payroll Report'.AK38 'Weekly Payroll Report'.AK46:'Weekly Payroll Report'.AK46 'Weekly Payroll Report'.AK54:'Weekly Payroll Report'.AK54 'Weekly Payroll Report'.AK62:'Weekly Payroll Report'.AK62 'Weekly Payroll Report'.AK70:'Weekly Payroll Report'.AK70 'Weekly Payroll Report'.AK78:'Weekly Payroll Report'.AK78 'Weekly Payroll Report'.AK86:'Weekly Payroll Report'.AK86 'Weekly Payroll Report'.AK94:'Weekly Payroll Report'.AK94 'Weekly Payroll Report'.AK102:'Weekly Payroll Report'.AK102 'Weekly Payroll Report'.AK110:'Weekly Payroll Report'.AK110 'Weekly Payroll Report'.AK118:'Weekly Payroll Report'.AK118 'Weekly Payroll Report'.AK126:'Weekly Payroll Report'.AK126 'Weekly Payroll Report'.AK134:'Weekly Payroll Report'.AK134 'Weekly Payroll Report'.AK142:'Weekly Payroll Report'.AK142 'Weekly Payroll Report'.AK150:'Weekly Payroll Report'.AK150 'Weekly Payroll Report'.AK158:'Weekly Payroll Report'.AK158 'Weekly Payroll Report'.AK166:'Weekly Payroll Report'.AK166 'Weekly Payroll Report'.AK174:'Weekly Payroll Report'.AK174 'Weekly Payroll Report'.AK182:'Weekly Payroll Report'.AK182 'Weekly Payroll Report'.AK190:'Weekly Payroll Report'.AK190 'Weekly Payroll Report'.AK198:'Weekly Payroll Report'.AK198 'Weekly Payroll Report'.AK206:'Weekly Payroll Report'.AK206 'Weekly Payroll Report'.AK214:'Weekly Payroll Report'.AK214 'Weekly Payroll Report'.AK222:'Weekly Payroll Report'.AK222 'Weekly Payroll Report'.AK230:'Weekly Payroll Report'.AK230 'Weekly Payroll Report'.AK238:'Weekly Payroll Report'.AK238 'Weekly Payroll Report'.AK246:'Weekly Payroll Report'.AK246 'Weekly Payroll Report'.AK254:'Weekly Payroll Report'.AK254 'Weekly Payroll Report'.AM6:'Weekly Payroll Report'.AM7 'Weekly Payroll Report'.AM14:'Weekly Payroll Report'.AM15 'Weekly Payroll Report'.AM22:'Weekly Payroll Report'.AM23 'Weekly Payroll Report'.AM30:'Weekly Payroll Report'.AM31 'Weekly Payroll Report'.AM38:'Weekly Payroll Report'.AM39 'Weekly Payroll Report'.AM46:'Weekly Payroll Report'.AM47 'Weekly Payroll Report'.AM54:'Weekly Payroll Report'.AM55 'Weekly Payroll Report'.AM62:'Weekly Payroll Report'.AM63 'Weekly Payroll Report'.AM70:'Weekly Payroll Report'.AM71 'Weekly Payroll Report'.AM78:'Weekly Payroll Report'.AM79 'Weekly Payroll Report'.AM86:'Weekly Payroll Report'.AM87 'Weekly Payroll Report'.AM94:'Weekly Payroll Report'.AM95 'Weekly Payroll Report'.AM102:'Weekly Payroll Report'.AM103 'Weekly Payroll Report'.AM110:'Weekly Payroll Report'.AM111 'Weekly Payroll Report'.AM118:'Weekly Payroll Report'.AM119 'Weekly Payroll Report'.AM126:'Weekly Payroll Report'.AM127 'Weekly Payroll Report'.AM134:'Weekly Payroll Report'.AM135 'Weekly Payroll Report'.AM142:'Weekly Payroll Report'.AM143 'Weekly Payroll Report'.AM150:'Weekly Payroll Report'.AM151 'Weekly Payroll Report'.AM158:'Weekly Payroll Report'.AM159 'Weekly Payroll Report'.AM166:'Weekly Payroll Report'.AM167 'Weekly Payroll Report'.AM174:'Weekly Payroll Report'.AM175 'Weekly Payroll Report'.AM182:'Weekly Payroll Report'.AM183 'Weekly Payroll Report'.AM190:'Weekly Payroll Report'.AM191 'Weekly Payroll Report'.AM198:'Weekly Payroll Report'.AM199 'Weekly Payroll Report'.AM206:'Weekly Payroll Report'.AM207 'Weekly Payroll Report'.AM214:'Weekly Payroll Report'.AM215 'Weekly Payroll Report'.AM222:'Weekly Payroll Report'.AM223 'Weekly Payroll Report'.AM230:'Weekly Payroll Report'.AM231 'Weekly Payroll Report'.AM238:'Weekly Payroll Report'.AM239 'Weekly Payroll Report'.AM246:'Weekly Payroll Report'.AM247 'Weekly Payroll Report'.AM254:'Weekly Payroll Report'.AM255 'Weekly Payroll Report'.AN10:'Weekly Payroll Report'.AO10 'Weekly Payroll Report'.AN12:'Weekly Payroll Report'.AN13 'Weekly Payroll Report'.AN20:'Weekly Payroll Report'.AO21 'Weekly Payroll Report'.AN28:'Weekly Payroll Report'.AO29 'Weekly Payroll Report'.AN36:'Weekly Payroll Report'.AO37 'Weekly Payroll Report'.AN44:'Weekly Payroll Report'.AO45 'Weekly Payroll Report'.AN52:'Weekly Payroll Report'.AO53 'Weekly Payroll Report'.AN60:'Weekly Payroll Report'.AO61 'Weekly Payroll Report'.AN68:'Weekly Payroll Report'.AO69 'Weekly Payroll Report'.AN76:'Weekly Payroll Report'.AO77 'Weekly Payroll Report'.AN84:'Weekly Payroll Report'.AO85 'Weekly Payroll Report'.AN92:'Weekly Payroll Report'.AO93 'Weekly Payroll Report'.AN100:'Weekly Payroll Report'.AO101 'Weekly Payroll Report'.AN108:'Weekly Payroll Report'.AO109 'Weekly Payroll Report'.AN116:'Weekly Payroll Report'.AO117 'Weekly Payroll Report'.AN124:'Weekly Payroll Report'.AO125 'Weekly Payroll Report'.AN132:'Weekly Payroll Report'.AO133 'Weekly Payroll Report'.AN140:'Weekly Payroll Report'.AO141 'Weekly Payroll Report'.AN148:'Weekly Payroll Report'.AO149 'Weekly Payroll Report'.AN156:'Weekly Payroll Report'.AO157 'Weekly Payroll Report'.AN164:'Weekly Payroll Report'.AO165 'Weekly Payroll Report'.AN172:'Weekly Payroll Report'.AO173 'Weekly Payroll Report'.AN180:'Weekly Payroll Report'.AO181 'Weekly Payroll Report'.AN188:'Weekly Payroll Report'.AO189 'Weekly Payroll Report'.AN196:'Weekly Payroll Report'.AO197 'Weekly Payroll Report'.AN204:'Weekly Payroll Report'.AO205 'Weekly Payroll Report'.AN212:'Weekly Payroll Report'.AO213 'Weekly Payroll Report'.AN220:'Weekly Payroll Report'.AO221 'Weekly Payroll Report'.AN228:'Weekly Payroll Report'.AO229 'Weekly Payroll Report'.AN236:'Weekly Payroll Report'.AO237 'Weekly Payroll Report'.AN244:'Weekly Payroll Report'.AO245 'Weekly Payroll Report'.AN252:'Weekly Payroll Report'.AO253 'Weekly Payroll Report'.AN260:'Weekly Payroll Report'.AO261 'Weekly Payroll Report'.AN18:'Weekly Payroll Report'.AO18 'Weekly Payroll Report'.AN26:'Weekly Payroll Report'.AO26 'Weekly Payroll Report'.AN34:'Weekly Payroll Report'.AO34 'Weekly Payroll Report'.AN42:'Weekly Payroll Report'.AO42 'Weekly Payroll Report'.AN50:'Weekly Payroll Report'.AO50 'Weekly Payroll Report'.AN58:'Weekly Payroll Report'.AO58 'Weekly Payroll Report'.AN66:'Weekly Payroll Report'.AO66 'Weekly Payroll Report'.AN74:'Weekly Payroll Report'.AO74 'Weekly Payroll Report'.AN82:'Weekly Payroll Report'.AO82 'Weekly Payroll Report'.AN90:'Weekly Payroll Report'.AO90 'Weekly Payroll Report'.AN98:'Weekly Payroll Report'.AO98 'Weekly Payroll Report'.AN106:'Weekly Payroll Report'.AO106 'Weekly Payroll Report'.AN114:'Weekly Payroll Report'.AO114 'Weekly Payroll Report'.AN122:'Weekly Payroll Report'.AO122 'Weekly Payroll Report'.AN130:'Weekly Payroll Report'.AO130 'Weekly Payroll Report'.AN138:'Weekly Payroll Report'.AO138 'Weekly Payroll Report'.AN146:'Weekly Payroll Report'.AO146 'Weekly Payroll Report'.AN154:'Weekly Payroll Report'.AO154 'Weekly Payroll Report'.AN162:'Weekly Payroll Report'.AO162 'Weekly Payroll Report'.AN170:'Weekly Payroll Report'.AO170 'Weekly Payroll Report'.AN178:'Weekly Payroll Report'.AO178 'Weekly Payroll Report'.AN186:'Weekly Payroll Report'.AO186 'Weekly Payroll Report'.AN194:'Weekly Payroll Report'.AO194 'Weekly Payroll Report'.AN202:'Weekly Payroll Report'.AO202 'Weekly Payroll Report'.AN210:'Weekly Payroll Report'.AO210 'Weekly Payroll Report'.AN218:'Weekly Payroll Report'.AO218 'Weekly Payroll Report'.AN226:'Weekly Payroll Report'.AO226 'Weekly Payroll Report'.AN234:'Weekly Payroll Report'.AO234 'Weekly Payroll Report'.AN242:'Weekly Payroll Report'.AO242 'Weekly Payroll Report'.AN250:'Weekly Payroll Report'.AO250 'Weekly Payroll Report'.AN258:'Weekly Payroll Report'.AO258 'Weekly Payroll Report'.AO6:'Weekly Payroll Report'.AO7 'Weekly Payroll Report'.AO22:'Weekly Payroll Report'.AO23 'Weekly Payroll Report'.AO30:'Weekly Payroll Report'.AO31 'Weekly Payroll Report'.AO38:'Weekly Payroll Report'.AO39 'Weekly Payroll Report'.AO46:'Weekly Payroll Report'.AO47 'Weekly Payroll Report'.AO54:'Weekly Payroll Report'.AO55 'Weekly Payroll Report'.AO62:'Weekly Payroll Report'.AO63 'Weekly Payroll Report'.AO70:'Weekly Payroll Report'.AO71 'Weekly Payroll Report'.AO78:'Weekly Payroll Report'.AO79 'Weekly Payroll Report'.AO86:'Weekly Payroll Report'.AO87 'Weekly Payroll Report'.AO94:'Weekly Payroll Report'.AO95 'Weekly Payroll Report'.AO102:'Weekly Payroll Report'.AO103 'Weekly Payroll Report'.AO110:'Weekly Payroll Report'.AO111 'Weekly Payroll Report'.AO118:'Weekly Payroll Report'.AO119 'Weekly Payroll Report'.AO126:'Weekly Payroll Report'.AO127 'Weekly Payroll Report'.AO134:'Weekly Payroll Report'.AO135 'Weekly Payroll Report'.AO142:'Weekly Payroll Report'.AO143 'Weekly Payroll Report'.AO150:'Weekly Payroll Report'.AO151 'Weekly Payroll Report'.AO158:'Weekly Payroll Report'.AO159 'Weekly Payroll Report'.AO166:'Weekly Payroll Report'.AO167 'Weekly Payroll Report'.AO174:'Weekly Payroll Report'.AO175 'Weekly Payroll Report'.AO182:'Weekly Payroll Report'.AO183 'Weekly Payroll Report'.AO190:'Weekly Payroll Report'.AO191 'Weekly Payroll Report'.AO198:'Weekly Payroll Report'.AO199 'Weekly Payroll Report'.AO206:'Weekly Payroll Report'.AO207 'Weekly Payroll Report'.AO214:'Weekly Payroll Report'.AO215 'Weekly Payroll Report'.AO222:'Weekly Payroll Report'.AO223 'Weekly Payroll Report'.AO230:'Weekly Payroll Report'.AO231 'Weekly Payroll Report'.AO238:'Weekly Payroll Report'.AO239 'Weekly Payroll Report'.AO246:'Weekly Payroll Report'.AO247 'Weekly Payroll Report'.AO254:'Weekly Payroll Report'.AO255 'Weekly Payroll Report'.AO11:'Weekly Payroll Report'.AO15 'Weekly Payroll Report'.AO19:'Weekly Payroll Report'.AO19 'Weekly Payroll Report'.AO27:'Weekly Payroll Report'.AO27 'Weekly Payroll Report'.AO35:'Weekly Payroll Report'.AO35 'Weekly Payroll Report'.AO43:'Weekly Payroll Report'.AO43 'Weekly Payroll Report'.AO51:'Weekly Payroll Report'.AO51 'Weekly Payroll Report'.AO59:'Weekly Payroll Report'.AO59 'Weekly Payroll Report'.AO67:'Weekly Payroll Report'.AO67 'Weekly Payroll Report'.AO75:'Weekly Payroll Report'.AO75 'Weekly Payroll Report'.AO83:'Weekly Payroll Report'.AO83 'Weekly Payroll Report'.AO91:'Weekly Payroll Report'.AO91 'Weekly Payroll Report'.AO99:'Weekly Payroll Report'.AO99 'Weekly Payroll Report'.AO107:'Weekly Payroll Report'.AO107 'Weekly Payroll Report'.AO115:'Weekly Payroll Report'.AO115 'Weekly Payroll Report'.AO123:'Weekly Payroll Report'.AO123 'Weekly Payroll Report'.AO131:'Weekly Payroll Report'.AO131 'Weekly Payroll Report'.AO139:'Weekly Payroll Report'.AO139 'Weekly Payroll Report'.AO147:'Weekly Payroll Report'.AO147 'Weekly Payroll Report'.AO155:'Weekly Payroll Report'.AO155 'Weekly Payroll Report'.AO163:'Weekly Payroll Report'.AO163 'Weekly Payroll Report'.AO171:'Weekly Payroll Report'.AO171 'Weekly Payroll Report'.AO179:'Weekly Payroll Report'.AO179 'Weekly Payroll Report'.AO187:'Weekly Payroll Report'.AO187 'Weekly Payroll Report'.AO195:'Weekly Payroll Report'.AO195 'Weekly Payroll Report'.AO203:'Weekly Payroll Report'.AO203 'Weekly Payroll Report'.AO211:'Weekly Payroll Report'.AO211 'Weekly Payroll Report'.AO219:'Weekly Payroll Report'.AO219 'Weekly Payroll Report'.AO227:'Weekly Payroll Report'.AO227 'Weekly Payroll Report'.AO235:'Weekly Payroll Report'.AO235 'Weekly Payroll Report'.AO243:'Weekly Payroll Report'.AO243 'Weekly Payroll Report'.AO251:'Weekly Payroll Report'.AO251 'Weekly Payroll Report'.AO259:'Weekly Payroll Report'.AO259 'Weekly Payroll Report'.U2:'Weekly Payroll Report'.U2">
            <calcext:condition calcext:apply-style-name="Hidden" calcext:value="=0" calcext:base-cell-address="'Weekly Payroll Report'.U2"/>
          </calcext:conditional-format>
          <calcext:conditional-format calcext:target-range-address="'Weekly Payroll Report'.AH7:'Weekly Payroll Report'.AH7 'Weekly Payroll Report'.AH15:'Weekly Payroll Report'.AH15 'Weekly Payroll Report'.AH23:'Weekly Payroll Report'.AH23 'Weekly Payroll Report'.AH31:'Weekly Payroll Report'.AH31 'Weekly Payroll Report'.AH39:'Weekly Payroll Report'.AH39 'Weekly Payroll Report'.AH47:'Weekly Payroll Report'.AH47 'Weekly Payroll Report'.AH55:'Weekly Payroll Report'.AH55 'Weekly Payroll Report'.AH63:'Weekly Payroll Report'.AH63 'Weekly Payroll Report'.AH71:'Weekly Payroll Report'.AH71 'Weekly Payroll Report'.AH79:'Weekly Payroll Report'.AH79 'Weekly Payroll Report'.AH87:'Weekly Payroll Report'.AH87 'Weekly Payroll Report'.AH95:'Weekly Payroll Report'.AH95 'Weekly Payroll Report'.AH103:'Weekly Payroll Report'.AH103 'Weekly Payroll Report'.AH111:'Weekly Payroll Report'.AH111 'Weekly Payroll Report'.AH119:'Weekly Payroll Report'.AH119 'Weekly Payroll Report'.AH127:'Weekly Payroll Report'.AH127 'Weekly Payroll Report'.AH135:'Weekly Payroll Report'.AH135 'Weekly Payroll Report'.AH143:'Weekly Payroll Report'.AH143 'Weekly Payroll Report'.AH151:'Weekly Payroll Report'.AH151 'Weekly Payroll Report'.AH159:'Weekly Payroll Report'.AH159 'Weekly Payroll Report'.AH167:'Weekly Payroll Report'.AH167 'Weekly Payroll Report'.AH175:'Weekly Payroll Report'.AH175 'Weekly Payroll Report'.AH183:'Weekly Payroll Report'.AH183 'Weekly Payroll Report'.AH191:'Weekly Payroll Report'.AH191 'Weekly Payroll Report'.AH199:'Weekly Payroll Report'.AH199 'Weekly Payroll Report'.AH207:'Weekly Payroll Report'.AH207 'Weekly Payroll Report'.AH215:'Weekly Payroll Report'.AH215 'Weekly Payroll Report'.AH223:'Weekly Payroll Report'.AH223 'Weekly Payroll Report'.AH231:'Weekly Payroll Report'.AH231 'Weekly Payroll Report'.AH239:'Weekly Payroll Report'.AH239 'Weekly Payroll Report'.AH247:'Weekly Payroll Report'.AH247 'Weekly Payroll Report'.AH255:'Weekly Payroll Report'.AH255">
            <calcext:condition calcext:apply-style-name="Hidden" calcext:value="formula-is([.AH6]=0)" calcext:base-cell-address="'Weekly Payroll Report'.AH7"/>
          </calcext:conditional-format>
          <calcext:conditional-format calcext:target-range-address="'Weekly Payroll Report'.AH8:'Weekly Payroll Report'.AH8 'Weekly Payroll Report'.AH24:'Weekly Payroll Report'.AH24 'Weekly Payroll Report'.AH32:'Weekly Payroll Report'.AH32 'Weekly Payroll Report'.AH40:'Weekly Payroll Report'.AH40 'Weekly Payroll Report'.AH48:'Weekly Payroll Report'.AH48 'Weekly Payroll Report'.AH56:'Weekly Payroll Report'.AH56 'Weekly Payroll Report'.AH64:'Weekly Payroll Report'.AH64 'Weekly Payroll Report'.AH72:'Weekly Payroll Report'.AH72 'Weekly Payroll Report'.AH80:'Weekly Payroll Report'.AH80 'Weekly Payroll Report'.AH88:'Weekly Payroll Report'.AH88 'Weekly Payroll Report'.AH96:'Weekly Payroll Report'.AH96 'Weekly Payroll Report'.AH104:'Weekly Payroll Report'.AH104 'Weekly Payroll Report'.AH112:'Weekly Payroll Report'.AH112 'Weekly Payroll Report'.AH120:'Weekly Payroll Report'.AH120 'Weekly Payroll Report'.AH128:'Weekly Payroll Report'.AH128 'Weekly Payroll Report'.AH136:'Weekly Payroll Report'.AH136 'Weekly Payroll Report'.AH144:'Weekly Payroll Report'.AH144 'Weekly Payroll Report'.AH152:'Weekly Payroll Report'.AH152 'Weekly Payroll Report'.AH160:'Weekly Payroll Report'.AH160 'Weekly Payroll Report'.AH168:'Weekly Payroll Report'.AH168 'Weekly Payroll Report'.AH176:'Weekly Payroll Report'.AH176 'Weekly Payroll Report'.AH184:'Weekly Payroll Report'.AH184 'Weekly Payroll Report'.AH192:'Weekly Payroll Report'.AH192 'Weekly Payroll Report'.AH200:'Weekly Payroll Report'.AH200 'Weekly Payroll Report'.AH208:'Weekly Payroll Report'.AH208 'Weekly Payroll Report'.AH216:'Weekly Payroll Report'.AH216 'Weekly Payroll Report'.AH224:'Weekly Payroll Report'.AH224 'Weekly Payroll Report'.AH232:'Weekly Payroll Report'.AH232 'Weekly Payroll Report'.AH240:'Weekly Payroll Report'.AH240 'Weekly Payroll Report'.AH248:'Weekly Payroll Report'.AH248 'Weekly Payroll Report'.AH256:'Weekly Payroll Report'.AH256">
            <calcext:condition calcext:apply-style-name="Hidden" calcext:value="formula-is([.AM10]=0)" calcext:base-cell-address="'Weekly Payroll Report'.AH8"/>
            <calcext:condition calcext:apply-style-name="Hidden" calcext:value="formula-is([.AH13]=0)" calcext:base-cell-address="'Weekly Payroll Report'.AH8"/>
          </calcext:conditional-format>
          <calcext:conditional-format calcext:target-range-address="'Weekly Payroll Report'.AH9:'Weekly Payroll Report'.AH9 'Weekly Payroll Report'.AH17:'Weekly Payroll Report'.AH17 'Weekly Payroll Report'.AH25:'Weekly Payroll Report'.AH25 'Weekly Payroll Report'.AH33:'Weekly Payroll Report'.AH33 'Weekly Payroll Report'.AH41:'Weekly Payroll Report'.AH41 'Weekly Payroll Report'.AH49:'Weekly Payroll Report'.AH49 'Weekly Payroll Report'.AH57:'Weekly Payroll Report'.AH57 'Weekly Payroll Report'.AH65:'Weekly Payroll Report'.AH65 'Weekly Payroll Report'.AH73:'Weekly Payroll Report'.AH73 'Weekly Payroll Report'.AH81:'Weekly Payroll Report'.AH81 'Weekly Payroll Report'.AH89:'Weekly Payroll Report'.AH89 'Weekly Payroll Report'.AH97:'Weekly Payroll Report'.AH97 'Weekly Payroll Report'.AH105:'Weekly Payroll Report'.AH105 'Weekly Payroll Report'.AH113:'Weekly Payroll Report'.AH113 'Weekly Payroll Report'.AH121:'Weekly Payroll Report'.AH121 'Weekly Payroll Report'.AH129:'Weekly Payroll Report'.AH129 'Weekly Payroll Report'.AH137:'Weekly Payroll Report'.AH137 'Weekly Payroll Report'.AH145:'Weekly Payroll Report'.AH145 'Weekly Payroll Report'.AH153:'Weekly Payroll Report'.AH153 'Weekly Payroll Report'.AH161:'Weekly Payroll Report'.AH161 'Weekly Payroll Report'.AH169:'Weekly Payroll Report'.AH169 'Weekly Payroll Report'.AH177:'Weekly Payroll Report'.AH177 'Weekly Payroll Report'.AH185:'Weekly Payroll Report'.AH185 'Weekly Payroll Report'.AH193:'Weekly Payroll Report'.AH193 'Weekly Payroll Report'.AH201:'Weekly Payroll Report'.AH201 'Weekly Payroll Report'.AH209:'Weekly Payroll Report'.AH209 'Weekly Payroll Report'.AH217:'Weekly Payroll Report'.AH217 'Weekly Payroll Report'.AH225:'Weekly Payroll Report'.AH225 'Weekly Payroll Report'.AH233:'Weekly Payroll Report'.AH233 'Weekly Payroll Report'.AH241:'Weekly Payroll Report'.AH241 'Weekly Payroll Report'.AH249:'Weekly Payroll Report'.AH249 'Weekly Payroll Report'.AH257:'Weekly Payroll Report'.AH257">
            <calcext:condition calcext:apply-style-name="Hidden" calcext:value="formula-is([.AH10]=0)" calcext:base-cell-address="'Weekly Payroll Report'.AH9"/>
          </calcext:conditional-format>
          <calcext:conditional-format calcext:target-range-address="'Weekly Payroll Report'.AH10:'Weekly Payroll Report'.AH10 'Weekly Payroll Report'.AH26:'Weekly Payroll Report'.AH26 'Weekly Payroll Report'.AH34:'Weekly Payroll Report'.AH34 'Weekly Payroll Report'.AH42:'Weekly Payroll Report'.AH42 'Weekly Payroll Report'.AH50:'Weekly Payroll Report'.AH50 'Weekly Payroll Report'.AH58:'Weekly Payroll Report'.AH58 'Weekly Payroll Report'.AH66:'Weekly Payroll Report'.AH66 'Weekly Payroll Report'.AH74:'Weekly Payroll Report'.AH74 'Weekly Payroll Report'.AH82:'Weekly Payroll Report'.AH82 'Weekly Payroll Report'.AH90:'Weekly Payroll Report'.AH90 'Weekly Payroll Report'.AH98:'Weekly Payroll Report'.AH98 'Weekly Payroll Report'.AH106:'Weekly Payroll Report'.AH106 'Weekly Payroll Report'.AH114:'Weekly Payroll Report'.AH114 'Weekly Payroll Report'.AH122:'Weekly Payroll Report'.AH122 'Weekly Payroll Report'.AH130:'Weekly Payroll Report'.AH130 'Weekly Payroll Report'.AH138:'Weekly Payroll Report'.AH138 'Weekly Payroll Report'.AH146:'Weekly Payroll Report'.AH146 'Weekly Payroll Report'.AH154:'Weekly Payroll Report'.AH154 'Weekly Payroll Report'.AH162:'Weekly Payroll Report'.AH162 'Weekly Payroll Report'.AH170:'Weekly Payroll Report'.AH170 'Weekly Payroll Report'.AH178:'Weekly Payroll Report'.AH178 'Weekly Payroll Report'.AH186:'Weekly Payroll Report'.AH186 'Weekly Payroll Report'.AH194:'Weekly Payroll Report'.AH194 'Weekly Payroll Report'.AH202:'Weekly Payroll Report'.AH202 'Weekly Payroll Report'.AH210:'Weekly Payroll Report'.AH210 'Weekly Payroll Report'.AH218:'Weekly Payroll Report'.AH218 'Weekly Payroll Report'.AH226:'Weekly Payroll Report'.AH226 'Weekly Payroll Report'.AH234:'Weekly Payroll Report'.AH234 'Weekly Payroll Report'.AH242:'Weekly Payroll Report'.AH242 'Weekly Payroll Report'.AH250:'Weekly Payroll Report'.AH250 'Weekly Payroll Report'.AH258:'Weekly Payroll Report'.AH258 'Weekly Payroll Report'.AH18:'Weekly Payroll Report'.AH18">
            <calcext:condition calcext:apply-style-name="Vacation Rate not set" calcext:value="formula-is(([.BK6]&gt;0)                                          AND                                          ([.AR8]=0))" calcext:base-cell-address="'Weekly Payroll Report'.AH10"/>
            <calcext:condition calcext:apply-style-name="Hidden" calcext:value="=0" calcext:base-cell-address="'Weekly Payroll Report'.AH10"/>
          </calcext:conditional-format>
          <calcext:conditional-format calcext:target-range-address="'Weekly Payroll Report'.AH16:'Weekly Payroll Report'.AH16">
            <calcext:condition calcext:apply-style-name="Hidden" calcext:value="formula-is([.AM18]=0)" calcext:base-cell-address="'Weekly Payroll Report'.AH16"/>
          </calcext:conditional-format>
          <calcext:conditional-format calcext:target-range-address="'Weekly Payroll Report'.AI7:'Weekly Payroll Report'.AI7 'Weekly Payroll Report'.AI15:'Weekly Payroll Report'.AI15 'Weekly Payroll Report'.AI23:'Weekly Payroll Report'.AI23 'Weekly Payroll Report'.AI31:'Weekly Payroll Report'.AI31 'Weekly Payroll Report'.AI39:'Weekly Payroll Report'.AI39 'Weekly Payroll Report'.AI47:'Weekly Payroll Report'.AI47 'Weekly Payroll Report'.AI55:'Weekly Payroll Report'.AI55 'Weekly Payroll Report'.AI63:'Weekly Payroll Report'.AI63 'Weekly Payroll Report'.AI71:'Weekly Payroll Report'.AI71 'Weekly Payroll Report'.AI79:'Weekly Payroll Report'.AI79 'Weekly Payroll Report'.AI87:'Weekly Payroll Report'.AI87 'Weekly Payroll Report'.AI95:'Weekly Payroll Report'.AI95 'Weekly Payroll Report'.AI103:'Weekly Payroll Report'.AI103 'Weekly Payroll Report'.AI111:'Weekly Payroll Report'.AI111 'Weekly Payroll Report'.AI119:'Weekly Payroll Report'.AI119 'Weekly Payroll Report'.AI127:'Weekly Payroll Report'.AI127 'Weekly Payroll Report'.AI135:'Weekly Payroll Report'.AI135 'Weekly Payroll Report'.AI143:'Weekly Payroll Report'.AI143 'Weekly Payroll Report'.AI151:'Weekly Payroll Report'.AI151 'Weekly Payroll Report'.AI159:'Weekly Payroll Report'.AI159 'Weekly Payroll Report'.AI167:'Weekly Payroll Report'.AI167 'Weekly Payroll Report'.AI175:'Weekly Payroll Report'.AI175 'Weekly Payroll Report'.AI183:'Weekly Payroll Report'.AI183 'Weekly Payroll Report'.AI191:'Weekly Payroll Report'.AI191 'Weekly Payroll Report'.AI199:'Weekly Payroll Report'.AI199 'Weekly Payroll Report'.AI207:'Weekly Payroll Report'.AI207 'Weekly Payroll Report'.AI215:'Weekly Payroll Report'.AI215 'Weekly Payroll Report'.AI223:'Weekly Payroll Report'.AI223 'Weekly Payroll Report'.AI231:'Weekly Payroll Report'.AI231 'Weekly Payroll Report'.AI239:'Weekly Payroll Report'.AI239 'Weekly Payroll Report'.AI247:'Weekly Payroll Report'.AI247 'Weekly Payroll Report'.AI255:'Weekly Payroll Report'.AI255">
            <calcext:condition calcext:apply-style-name="Hidden" calcext:value="formula-is([.AI6]=0)" calcext:base-cell-address="'Weekly Payroll Report'.AI7"/>
          </calcext:conditional-format>
          <calcext:conditional-format calcext:target-range-address="'Weekly Payroll Report'.AJ7:'Weekly Payroll Report'.AJ7 'Weekly Payroll Report'.AJ15:'Weekly Payroll Report'.AJ15 'Weekly Payroll Report'.AJ23:'Weekly Payroll Report'.AJ23 'Weekly Payroll Report'.AJ31:'Weekly Payroll Report'.AJ31 'Weekly Payroll Report'.AJ39:'Weekly Payroll Report'.AJ39 'Weekly Payroll Report'.AJ47:'Weekly Payroll Report'.AJ47 'Weekly Payroll Report'.AJ55:'Weekly Payroll Report'.AJ55 'Weekly Payroll Report'.AJ63:'Weekly Payroll Report'.AJ63 'Weekly Payroll Report'.AJ71:'Weekly Payroll Report'.AJ71 'Weekly Payroll Report'.AJ79:'Weekly Payroll Report'.AJ79 'Weekly Payroll Report'.AJ87:'Weekly Payroll Report'.AJ87 'Weekly Payroll Report'.AJ95:'Weekly Payroll Report'.AJ95 'Weekly Payroll Report'.AJ103:'Weekly Payroll Report'.AJ103 'Weekly Payroll Report'.AJ111:'Weekly Payroll Report'.AJ111 'Weekly Payroll Report'.AJ119:'Weekly Payroll Report'.AJ119 'Weekly Payroll Report'.AJ127:'Weekly Payroll Report'.AJ127 'Weekly Payroll Report'.AJ135:'Weekly Payroll Report'.AJ135 'Weekly Payroll Report'.AJ143:'Weekly Payroll Report'.AJ143 'Weekly Payroll Report'.AJ151:'Weekly Payroll Report'.AJ151 'Weekly Payroll Report'.AJ159:'Weekly Payroll Report'.AJ159 'Weekly Payroll Report'.AJ167:'Weekly Payroll Report'.AJ167 'Weekly Payroll Report'.AJ175:'Weekly Payroll Report'.AJ175 'Weekly Payroll Report'.AJ183:'Weekly Payroll Report'.AJ183 'Weekly Payroll Report'.AJ191:'Weekly Payroll Report'.AJ191 'Weekly Payroll Report'.AJ199:'Weekly Payroll Report'.AJ199 'Weekly Payroll Report'.AJ207:'Weekly Payroll Report'.AJ207 'Weekly Payroll Report'.AJ215:'Weekly Payroll Report'.AJ215 'Weekly Payroll Report'.AJ223:'Weekly Payroll Report'.AJ223 'Weekly Payroll Report'.AJ231:'Weekly Payroll Report'.AJ231 'Weekly Payroll Report'.AJ239:'Weekly Payroll Report'.AJ239 'Weekly Payroll Report'.AJ247:'Weekly Payroll Report'.AJ247 'Weekly Payroll Report'.AJ255:'Weekly Payroll Report'.AJ255">
            <calcext:condition calcext:apply-style-name="Hidden" calcext:value="formula-is([.AJ6]=0)" calcext:base-cell-address="'Weekly Payroll Report'.AJ7"/>
          </calcext:conditional-format>
          <calcext:conditional-format calcext:target-range-address="'Weekly Payroll Report'.AK7:'Weekly Payroll Report'.AK7 'Weekly Payroll Report'.AK15:'Weekly Payroll Report'.AK15 'Weekly Payroll Report'.AK23:'Weekly Payroll Report'.AK23 'Weekly Payroll Report'.AK31:'Weekly Payroll Report'.AK31 'Weekly Payroll Report'.AK39:'Weekly Payroll Report'.AK39 'Weekly Payroll Report'.AK47:'Weekly Payroll Report'.AK47 'Weekly Payroll Report'.AK55:'Weekly Payroll Report'.AK55 'Weekly Payroll Report'.AK63:'Weekly Payroll Report'.AK63 'Weekly Payroll Report'.AK71:'Weekly Payroll Report'.AK71 'Weekly Payroll Report'.AK79:'Weekly Payroll Report'.AK79 'Weekly Payroll Report'.AK87:'Weekly Payroll Report'.AK87 'Weekly Payroll Report'.AK95:'Weekly Payroll Report'.AK95 'Weekly Payroll Report'.AK103:'Weekly Payroll Report'.AK103 'Weekly Payroll Report'.AK111:'Weekly Payroll Report'.AK111 'Weekly Payroll Report'.AK119:'Weekly Payroll Report'.AK119 'Weekly Payroll Report'.AK127:'Weekly Payroll Report'.AK127 'Weekly Payroll Report'.AK135:'Weekly Payroll Report'.AK135 'Weekly Payroll Report'.AK143:'Weekly Payroll Report'.AK143 'Weekly Payroll Report'.AK151:'Weekly Payroll Report'.AK151 'Weekly Payroll Report'.AK159:'Weekly Payroll Report'.AK159 'Weekly Payroll Report'.AK167:'Weekly Payroll Report'.AK167 'Weekly Payroll Report'.AK175:'Weekly Payroll Report'.AK175 'Weekly Payroll Report'.AK183:'Weekly Payroll Report'.AK183 'Weekly Payroll Report'.AK191:'Weekly Payroll Report'.AK191 'Weekly Payroll Report'.AK199:'Weekly Payroll Report'.AK199 'Weekly Payroll Report'.AK207:'Weekly Payroll Report'.AK207 'Weekly Payroll Report'.AK215:'Weekly Payroll Report'.AK215 'Weekly Payroll Report'.AK223:'Weekly Payroll Report'.AK223 'Weekly Payroll Report'.AK231:'Weekly Payroll Report'.AK231 'Weekly Payroll Report'.AK239:'Weekly Payroll Report'.AK239 'Weekly Payroll Report'.AK247:'Weekly Payroll Report'.AK247 'Weekly Payroll Report'.AK255:'Weekly Payroll Report'.AK255">
            <calcext:condition calcext:apply-style-name="Hidden" calcext:value="formula-is([.AK6]=0)" calcext:base-cell-address="'Weekly Payroll Report'.AK7"/>
          </calcext:conditional-format>
          <calcext:conditional-format calcext:target-range-address="'Weekly Payroll Report'.AK9:'Weekly Payroll Report'.AK9 'Weekly Payroll Report'.AK17:'Weekly Payroll Report'.AK17 'Weekly Payroll Report'.AK25:'Weekly Payroll Report'.AK25 'Weekly Payroll Report'.AK33:'Weekly Payroll Report'.AK33 'Weekly Payroll Report'.AK41:'Weekly Payroll Report'.AK41 'Weekly Payroll Report'.AK49:'Weekly Payroll Report'.AK49 'Weekly Payroll Report'.AK57:'Weekly Payroll Report'.AK57 'Weekly Payroll Report'.AK65:'Weekly Payroll Report'.AK65 'Weekly Payroll Report'.AK73:'Weekly Payroll Report'.AK73 'Weekly Payroll Report'.AK81:'Weekly Payroll Report'.AK81 'Weekly Payroll Report'.AK89:'Weekly Payroll Report'.AK89 'Weekly Payroll Report'.AK97:'Weekly Payroll Report'.AK97 'Weekly Payroll Report'.AK105:'Weekly Payroll Report'.AK105 'Weekly Payroll Report'.AK113:'Weekly Payroll Report'.AK113 'Weekly Payroll Report'.AK121:'Weekly Payroll Report'.AK121 'Weekly Payroll Report'.AK129:'Weekly Payroll Report'.AK129 'Weekly Payroll Report'.AK137:'Weekly Payroll Report'.AK137 'Weekly Payroll Report'.AK145:'Weekly Payroll Report'.AK145 'Weekly Payroll Report'.AK153:'Weekly Payroll Report'.AK153 'Weekly Payroll Report'.AK161:'Weekly Payroll Report'.AK161 'Weekly Payroll Report'.AK169:'Weekly Payroll Report'.AK169 'Weekly Payroll Report'.AK177:'Weekly Payroll Report'.AK177 'Weekly Payroll Report'.AK185:'Weekly Payroll Report'.AK185 'Weekly Payroll Report'.AK193:'Weekly Payroll Report'.AK193 'Weekly Payroll Report'.AK201:'Weekly Payroll Report'.AK201 'Weekly Payroll Report'.AK209:'Weekly Payroll Report'.AK209 'Weekly Payroll Report'.AK217:'Weekly Payroll Report'.AK217 'Weekly Payroll Report'.AK225:'Weekly Payroll Report'.AK225 'Weekly Payroll Report'.AK233:'Weekly Payroll Report'.AK233 'Weekly Payroll Report'.AK241:'Weekly Payroll Report'.AK241 'Weekly Payroll Report'.AK249:'Weekly Payroll Report'.AK249 'Weekly Payroll Report'.AK257:'Weekly Payroll Report'.AK257">
            <calcext:condition calcext:apply-style-name="Hidden" calcext:value="formula-is([.AK10]=0)" calcext:base-cell-address="'Weekly Payroll Report'.AK9"/>
          </calcext:conditional-format>
          <calcext:conditional-format calcext:target-range-address="'Weekly Payroll Report'.AK10:'Weekly Payroll Report'.AK10 'Weekly Payroll Report'.AK26:'Weekly Payroll Report'.AK26 'Weekly Payroll Report'.AK34:'Weekly Payroll Report'.AK34 'Weekly Payroll Report'.AK42:'Weekly Payroll Report'.AK42 'Weekly Payroll Report'.AK50:'Weekly Payroll Report'.AK50 'Weekly Payroll Report'.AK58:'Weekly Payroll Report'.AK58 'Weekly Payroll Report'.AK66:'Weekly Payroll Report'.AK66 'Weekly Payroll Report'.AK74:'Weekly Payroll Report'.AK74 'Weekly Payroll Report'.AK82:'Weekly Payroll Report'.AK82 'Weekly Payroll Report'.AK90:'Weekly Payroll Report'.AK90 'Weekly Payroll Report'.AK98:'Weekly Payroll Report'.AK98 'Weekly Payroll Report'.AK106:'Weekly Payroll Report'.AK106 'Weekly Payroll Report'.AK114:'Weekly Payroll Report'.AK114 'Weekly Payroll Report'.AK122:'Weekly Payroll Report'.AK122 'Weekly Payroll Report'.AK130:'Weekly Payroll Report'.AK130 'Weekly Payroll Report'.AK138:'Weekly Payroll Report'.AK138 'Weekly Payroll Report'.AK146:'Weekly Payroll Report'.AK146 'Weekly Payroll Report'.AK154:'Weekly Payroll Report'.AK154 'Weekly Payroll Report'.AK162:'Weekly Payroll Report'.AK162 'Weekly Payroll Report'.AK170:'Weekly Payroll Report'.AK170 'Weekly Payroll Report'.AK178:'Weekly Payroll Report'.AK178 'Weekly Payroll Report'.AK186:'Weekly Payroll Report'.AK186 'Weekly Payroll Report'.AK194:'Weekly Payroll Report'.AK194 'Weekly Payroll Report'.AK202:'Weekly Payroll Report'.AK202 'Weekly Payroll Report'.AK210:'Weekly Payroll Report'.AK210 'Weekly Payroll Report'.AK218:'Weekly Payroll Report'.AK218 'Weekly Payroll Report'.AK226:'Weekly Payroll Report'.AK226 'Weekly Payroll Report'.AK234:'Weekly Payroll Report'.AK234 'Weekly Payroll Report'.AK242:'Weekly Payroll Report'.AK242 'Weekly Payroll Report'.AK250:'Weekly Payroll Report'.AK250 'Weekly Payroll Report'.AK258:'Weekly Payroll Report'.AK258 'Weekly Payroll Report'.AK18:'Weekly Payroll Report'.AK18">
            <calcext:condition calcext:apply-style-name="Vacation Rate not set" calcext:value="formula-is(([.BO6]&gt;0)                                            AND                                            ([.AR11]=0))" calcext:base-cell-address="'Weekly Payroll Report'.AK10"/>
            <calcext:condition calcext:apply-style-name="Hidden" calcext:value="=0" calcext:base-cell-address="'Weekly Payroll Report'.AK10"/>
          </calcext:conditional-format>
          <calcext:conditional-format calcext:target-range-address="'Weekly Payroll Report'.AK12:'Weekly Payroll Report'.AK12 'Weekly Payroll Report'.AK20:'Weekly Payroll Report'.AK20 'Weekly Payroll Report'.AK28:'Weekly Payroll Report'.AK28 'Weekly Payroll Report'.AK36:'Weekly Payroll Report'.AK36 'Weekly Payroll Report'.AK44:'Weekly Payroll Report'.AK44 'Weekly Payroll Report'.AK52:'Weekly Payroll Report'.AK52 'Weekly Payroll Report'.AK60:'Weekly Payroll Report'.AK60 'Weekly Payroll Report'.AK68:'Weekly Payroll Report'.AK68 'Weekly Payroll Report'.AK76:'Weekly Payroll Report'.AK76 'Weekly Payroll Report'.AK84:'Weekly Payroll Report'.AK84 'Weekly Payroll Report'.AK92:'Weekly Payroll Report'.AK92 'Weekly Payroll Report'.AK100:'Weekly Payroll Report'.AK100 'Weekly Payroll Report'.AK108:'Weekly Payroll Report'.AK108 'Weekly Payroll Report'.AK116:'Weekly Payroll Report'.AK116 'Weekly Payroll Report'.AK124:'Weekly Payroll Report'.AK124 'Weekly Payroll Report'.AK132:'Weekly Payroll Report'.AK132 'Weekly Payroll Report'.AK140:'Weekly Payroll Report'.AK140 'Weekly Payroll Report'.AK148:'Weekly Payroll Report'.AK148 'Weekly Payroll Report'.AK156:'Weekly Payroll Report'.AK156 'Weekly Payroll Report'.AK164:'Weekly Payroll Report'.AK164 'Weekly Payroll Report'.AK172:'Weekly Payroll Report'.AK172 'Weekly Payroll Report'.AK180:'Weekly Payroll Report'.AK180 'Weekly Payroll Report'.AK188:'Weekly Payroll Report'.AK188 'Weekly Payroll Report'.AK196:'Weekly Payroll Report'.AK196 'Weekly Payroll Report'.AK204:'Weekly Payroll Report'.AK204 'Weekly Payroll Report'.AK212:'Weekly Payroll Report'.AK212 'Weekly Payroll Report'.AK220:'Weekly Payroll Report'.AK220 'Weekly Payroll Report'.AK228:'Weekly Payroll Report'.AK228 'Weekly Payroll Report'.AK236:'Weekly Payroll Report'.AK236 'Weekly Payroll Report'.AK244:'Weekly Payroll Report'.AK244 'Weekly Payroll Report'.AK252:'Weekly Payroll Report'.AK252 'Weekly Payroll Report'.AK260:'Weekly Payroll Report'.AK260">
            <calcext:condition calcext:apply-style-name="Hidden" calcext:value="formula-is([.BA6]=0)" calcext:base-cell-address="'Weekly Payroll Report'.AK12"/>
          </calcext:conditional-format>
          <calcext:conditional-format calcext:target-range-address="'Weekly Payroll Report'.AK13:'Weekly Payroll Report'.AK13 'Weekly Payroll Report'.AK21:'Weekly Payroll Report'.AK21 'Weekly Payroll Report'.AK29:'Weekly Payroll Report'.AK29 'Weekly Payroll Report'.AK37:'Weekly Payroll Report'.AK37 'Weekly Payroll Report'.AK45:'Weekly Payroll Report'.AK45 'Weekly Payroll Report'.AK53:'Weekly Payroll Report'.AK53 'Weekly Payroll Report'.AK61:'Weekly Payroll Report'.AK61 'Weekly Payroll Report'.AK69:'Weekly Payroll Report'.AK69 'Weekly Payroll Report'.AK77:'Weekly Payroll Report'.AK77 'Weekly Payroll Report'.AK85:'Weekly Payroll Report'.AK85 'Weekly Payroll Report'.AK93:'Weekly Payroll Report'.AK93 'Weekly Payroll Report'.AK101:'Weekly Payroll Report'.AK101 'Weekly Payroll Report'.AK109:'Weekly Payroll Report'.AK109 'Weekly Payroll Report'.AK117:'Weekly Payroll Report'.AK117 'Weekly Payroll Report'.AK125:'Weekly Payroll Report'.AK125 'Weekly Payroll Report'.AK133:'Weekly Payroll Report'.AK133 'Weekly Payroll Report'.AK141:'Weekly Payroll Report'.AK141 'Weekly Payroll Report'.AK149:'Weekly Payroll Report'.AK149 'Weekly Payroll Report'.AK157:'Weekly Payroll Report'.AK157 'Weekly Payroll Report'.AK165:'Weekly Payroll Report'.AK165 'Weekly Payroll Report'.AK173:'Weekly Payroll Report'.AK173 'Weekly Payroll Report'.AK181:'Weekly Payroll Report'.AK181 'Weekly Payroll Report'.AK189:'Weekly Payroll Report'.AK189 'Weekly Payroll Report'.AK197:'Weekly Payroll Report'.AK197 'Weekly Payroll Report'.AK205:'Weekly Payroll Report'.AK205 'Weekly Payroll Report'.AK213:'Weekly Payroll Report'.AK213 'Weekly Payroll Report'.AK221:'Weekly Payroll Report'.AK221 'Weekly Payroll Report'.AK229:'Weekly Payroll Report'.AK229 'Weekly Payroll Report'.AK237:'Weekly Payroll Report'.AK237 'Weekly Payroll Report'.AK245:'Weekly Payroll Report'.AK245 'Weekly Payroll Report'.AK253:'Weekly Payroll Report'.AK253 'Weekly Payroll Report'.AK261:'Weekly Payroll Report'.AK261">
            <calcext:condition calcext:apply-style-name="Hidden" calcext:value="formula-is([.BK6]=0)" calcext:base-cell-address="'Weekly Payroll Report'.AK13"/>
          </calcext:conditional-format>
          <calcext:conditional-format calcext:target-range-address="'Weekly Payroll Report'.AL6:'Weekly Payroll Report'.AL6 'Weekly Payroll Report'.AL14:'Weekly Payroll Report'.AL14 'Weekly Payroll Report'.AL22:'Weekly Payroll Report'.AL22 'Weekly Payroll Report'.AL30:'Weekly Payroll Report'.AL30 'Weekly Payroll Report'.AL38:'Weekly Payroll Report'.AL38 'Weekly Payroll Report'.AL46:'Weekly Payroll Report'.AL46 'Weekly Payroll Report'.AL54:'Weekly Payroll Report'.AL54 'Weekly Payroll Report'.AL62:'Weekly Payroll Report'.AL62 'Weekly Payroll Report'.AL70:'Weekly Payroll Report'.AL70 'Weekly Payroll Report'.AL78:'Weekly Payroll Report'.AL78 'Weekly Payroll Report'.AL86:'Weekly Payroll Report'.AL86 'Weekly Payroll Report'.AL94:'Weekly Payroll Report'.AL94 'Weekly Payroll Report'.AL102:'Weekly Payroll Report'.AL102 'Weekly Payroll Report'.AL110:'Weekly Payroll Report'.AL110 'Weekly Payroll Report'.AL118:'Weekly Payroll Report'.AL118 'Weekly Payroll Report'.AL126:'Weekly Payroll Report'.AL126 'Weekly Payroll Report'.AL134:'Weekly Payroll Report'.AL134 'Weekly Payroll Report'.AL142:'Weekly Payroll Report'.AL142 'Weekly Payroll Report'.AL150:'Weekly Payroll Report'.AL150 'Weekly Payroll Report'.AL158:'Weekly Payroll Report'.AL158 'Weekly Payroll Report'.AL166:'Weekly Payroll Report'.AL166 'Weekly Payroll Report'.AL174:'Weekly Payroll Report'.AL174 'Weekly Payroll Report'.AL182:'Weekly Payroll Report'.AL182 'Weekly Payroll Report'.AL190:'Weekly Payroll Report'.AL190 'Weekly Payroll Report'.AL198:'Weekly Payroll Report'.AL198 'Weekly Payroll Report'.AL206:'Weekly Payroll Report'.AL206 'Weekly Payroll Report'.AL214:'Weekly Payroll Report'.AL214 'Weekly Payroll Report'.AL222:'Weekly Payroll Report'.AL222 'Weekly Payroll Report'.AL230:'Weekly Payroll Report'.AL230 'Weekly Payroll Report'.AL238:'Weekly Payroll Report'.AL238 'Weekly Payroll Report'.AL246:'Weekly Payroll Report'.AL246 'Weekly Payroll Report'.AL254:'Weekly Payroll Report'.AL254">
            <calcext:condition calcext:apply-style-name="Hidden" calcext:value="formula-is([$'Weekly Payroll Report'.AM6]=0)" calcext:base-cell-address="'Weekly Payroll Report'.AL6"/>
          </calcext:conditional-format>
          <calcext:conditional-format calcext:target-range-address="'Weekly Payroll Report'.AL7:'Weekly Payroll Report'.AL7 'Weekly Payroll Report'.AL15:'Weekly Payroll Report'.AL15 'Weekly Payroll Report'.AL23:'Weekly Payroll Report'.AL23 'Weekly Payroll Report'.AL31:'Weekly Payroll Report'.AL31 'Weekly Payroll Report'.AL39:'Weekly Payroll Report'.AL39 'Weekly Payroll Report'.AL47:'Weekly Payroll Report'.AL47 'Weekly Payroll Report'.AL55:'Weekly Payroll Report'.AL55 'Weekly Payroll Report'.AL63:'Weekly Payroll Report'.AL63 'Weekly Payroll Report'.AL71:'Weekly Payroll Report'.AL71 'Weekly Payroll Report'.AL79:'Weekly Payroll Report'.AL79 'Weekly Payroll Report'.AL87:'Weekly Payroll Report'.AL87 'Weekly Payroll Report'.AL95:'Weekly Payroll Report'.AL95 'Weekly Payroll Report'.AL103:'Weekly Payroll Report'.AL103 'Weekly Payroll Report'.AL111:'Weekly Payroll Report'.AL111 'Weekly Payroll Report'.AL119:'Weekly Payroll Report'.AL119 'Weekly Payroll Report'.AL127:'Weekly Payroll Report'.AL127 'Weekly Payroll Report'.AL135:'Weekly Payroll Report'.AL135 'Weekly Payroll Report'.AL143:'Weekly Payroll Report'.AL143 'Weekly Payroll Report'.AL151:'Weekly Payroll Report'.AL151 'Weekly Payroll Report'.AL159:'Weekly Payroll Report'.AL159 'Weekly Payroll Report'.AL167:'Weekly Payroll Report'.AL167 'Weekly Payroll Report'.AL175:'Weekly Payroll Report'.AL175 'Weekly Payroll Report'.AL183:'Weekly Payroll Report'.AL183 'Weekly Payroll Report'.AL191:'Weekly Payroll Report'.AL191 'Weekly Payroll Report'.AL199:'Weekly Payroll Report'.AL199 'Weekly Payroll Report'.AL207:'Weekly Payroll Report'.AL207 'Weekly Payroll Report'.AL215:'Weekly Payroll Report'.AL215 'Weekly Payroll Report'.AL223:'Weekly Payroll Report'.AL223 'Weekly Payroll Report'.AL231:'Weekly Payroll Report'.AL231 'Weekly Payroll Report'.AL239:'Weekly Payroll Report'.AL239 'Weekly Payroll Report'.AL247:'Weekly Payroll Report'.AL247 'Weekly Payroll Report'.AL255:'Weekly Payroll Report'.AL255">
            <calcext:condition calcext:apply-style-name="Hidden" calcext:value="formula-is([$'Weekly Payroll Report'.AM7]=0)" calcext:base-cell-address="'Weekly Payroll Report'.AL7"/>
          </calcext:conditional-format>
          <calcext:conditional-format calcext:target-range-address="'Weekly Payroll Report'.AL8:'Weekly Payroll Report'.AL8 'Weekly Payroll Report'.AL16:'Weekly Payroll Report'.AL16 'Weekly Payroll Report'.AL24:'Weekly Payroll Report'.AL24 'Weekly Payroll Report'.AL32:'Weekly Payroll Report'.AL32 'Weekly Payroll Report'.AL40:'Weekly Payroll Report'.AL40 'Weekly Payroll Report'.AL48:'Weekly Payroll Report'.AL48 'Weekly Payroll Report'.AL56:'Weekly Payroll Report'.AL56 'Weekly Payroll Report'.AL64:'Weekly Payroll Report'.AL64 'Weekly Payroll Report'.AL72:'Weekly Payroll Report'.AL72 'Weekly Payroll Report'.AL80:'Weekly Payroll Report'.AL80 'Weekly Payroll Report'.AL88:'Weekly Payroll Report'.AL88 'Weekly Payroll Report'.AL96:'Weekly Payroll Report'.AL96 'Weekly Payroll Report'.AL104:'Weekly Payroll Report'.AL104 'Weekly Payroll Report'.AL112:'Weekly Payroll Report'.AL112 'Weekly Payroll Report'.AL120:'Weekly Payroll Report'.AL120 'Weekly Payroll Report'.AL128:'Weekly Payroll Report'.AL128 'Weekly Payroll Report'.AL136:'Weekly Payroll Report'.AL136 'Weekly Payroll Report'.AL144:'Weekly Payroll Report'.AL144 'Weekly Payroll Report'.AL152:'Weekly Payroll Report'.AL152 'Weekly Payroll Report'.AL160:'Weekly Payroll Report'.AL160 'Weekly Payroll Report'.AL168:'Weekly Payroll Report'.AL168 'Weekly Payroll Report'.AL176:'Weekly Payroll Report'.AL176 'Weekly Payroll Report'.AL184:'Weekly Payroll Report'.AL184 'Weekly Payroll Report'.AL192:'Weekly Payroll Report'.AL192 'Weekly Payroll Report'.AL200:'Weekly Payroll Report'.AL200 'Weekly Payroll Report'.AL208:'Weekly Payroll Report'.AL208 'Weekly Payroll Report'.AL216:'Weekly Payroll Report'.AL216 'Weekly Payroll Report'.AL224:'Weekly Payroll Report'.AL224 'Weekly Payroll Report'.AL232:'Weekly Payroll Report'.AL232 'Weekly Payroll Report'.AL240:'Weekly Payroll Report'.AL240 'Weekly Payroll Report'.AL248:'Weekly Payroll Report'.AL248 'Weekly Payroll Report'.AL256:'Weekly Payroll Report'.AL256">
            <calcext:condition calcext:apply-style-name="Hidden" calcext:value="formula-is([.AN11] &lt; [.AN10] * 0.2)" calcext:base-cell-address="'Weekly Payroll Report'.AL8"/>
            <calcext:condition calcext:apply-style-name="Hidden" calcext:value="formula-is([.AN10]=0)" calcext:base-cell-address="'Weekly Payroll Report'.AL8"/>
          </calcext:conditional-format>
          <calcext:conditional-format calcext:target-range-address="'Weekly Payroll Report'.AL9:'Weekly Payroll Report'.AL9 'Weekly Payroll Report'.AL17:'Weekly Payroll Report'.AL17 'Weekly Payroll Report'.AL25:'Weekly Payroll Report'.AL25 'Weekly Payroll Report'.AL33:'Weekly Payroll Report'.AL33 'Weekly Payroll Report'.AL41:'Weekly Payroll Report'.AL41 'Weekly Payroll Report'.AL49:'Weekly Payroll Report'.AL49 'Weekly Payroll Report'.AL57:'Weekly Payroll Report'.AL57 'Weekly Payroll Report'.AL65:'Weekly Payroll Report'.AL65 'Weekly Payroll Report'.AL73:'Weekly Payroll Report'.AL73 'Weekly Payroll Report'.AL81:'Weekly Payroll Report'.AL81 'Weekly Payroll Report'.AL89:'Weekly Payroll Report'.AL89 'Weekly Payroll Report'.AL97:'Weekly Payroll Report'.AL97 'Weekly Payroll Report'.AL105:'Weekly Payroll Report'.AL105 'Weekly Payroll Report'.AL113:'Weekly Payroll Report'.AL113 'Weekly Payroll Report'.AL121:'Weekly Payroll Report'.AL121 'Weekly Payroll Report'.AL129:'Weekly Payroll Report'.AL129 'Weekly Payroll Report'.AL137:'Weekly Payroll Report'.AL137 'Weekly Payroll Report'.AL145:'Weekly Payroll Report'.AL145 'Weekly Payroll Report'.AL153:'Weekly Payroll Report'.AL153 'Weekly Payroll Report'.AL161:'Weekly Payroll Report'.AL161 'Weekly Payroll Report'.AL169:'Weekly Payroll Report'.AL169 'Weekly Payroll Report'.AL177:'Weekly Payroll Report'.AL177 'Weekly Payroll Report'.AL185:'Weekly Payroll Report'.AL185 'Weekly Payroll Report'.AL193:'Weekly Payroll Report'.AL193 'Weekly Payroll Report'.AL201:'Weekly Payroll Report'.AL201 'Weekly Payroll Report'.AL209:'Weekly Payroll Report'.AL209 'Weekly Payroll Report'.AL217:'Weekly Payroll Report'.AL217 'Weekly Payroll Report'.AL225:'Weekly Payroll Report'.AL225 'Weekly Payroll Report'.AL233:'Weekly Payroll Report'.AL233 'Weekly Payroll Report'.AL241:'Weekly Payroll Report'.AL241 'Weekly Payroll Report'.AL249:'Weekly Payroll Report'.AL249 'Weekly Payroll Report'.AL257:'Weekly Payroll Report'.AL257">
            <calcext:condition calcext:apply-style-name="Hidden" calcext:value="formula-is([.AN11]&lt;=[.AN12]*0.25)" calcext:base-cell-address="'Weekly Payroll Report'.AL9"/>
          </calcext:conditional-format>
          <calcext:conditional-format calcext:target-range-address="'Weekly Payroll Report'.AL10:'Weekly Payroll Report'.AL10 'Weekly Payroll Report'.AL26:'Weekly Payroll Report'.AL26 'Weekly Payroll Report'.AL34:'Weekly Payroll Report'.AL34 'Weekly Payroll Report'.AL42:'Weekly Payroll Report'.AL42 'Weekly Payroll Report'.AL50:'Weekly Payroll Report'.AL50 'Weekly Payroll Report'.AL58:'Weekly Payroll Report'.AL58 'Weekly Payroll Report'.AL66:'Weekly Payroll Report'.AL66 'Weekly Payroll Report'.AL74:'Weekly Payroll Report'.AL74 'Weekly Payroll Report'.AL82:'Weekly Payroll Report'.AL82 'Weekly Payroll Report'.AL90:'Weekly Payroll Report'.AL90 'Weekly Payroll Report'.AL98:'Weekly Payroll Report'.AL98 'Weekly Payroll Report'.AL106:'Weekly Payroll Report'.AL106 'Weekly Payroll Report'.AL114:'Weekly Payroll Report'.AL114 'Weekly Payroll Report'.AL122:'Weekly Payroll Report'.AL122 'Weekly Payroll Report'.AL130:'Weekly Payroll Report'.AL130 'Weekly Payroll Report'.AL138:'Weekly Payroll Report'.AL138 'Weekly Payroll Report'.AL146:'Weekly Payroll Report'.AL146 'Weekly Payroll Report'.AL154:'Weekly Payroll Report'.AL154 'Weekly Payroll Report'.AL162:'Weekly Payroll Report'.AL162 'Weekly Payroll Report'.AL170:'Weekly Payroll Report'.AL170 'Weekly Payroll Report'.AL178:'Weekly Payroll Report'.AL178 'Weekly Payroll Report'.AL186:'Weekly Payroll Report'.AL186 'Weekly Payroll Report'.AL194:'Weekly Payroll Report'.AL194 'Weekly Payroll Report'.AL202:'Weekly Payroll Report'.AL202 'Weekly Payroll Report'.AL210:'Weekly Payroll Report'.AL210 'Weekly Payroll Report'.AL218:'Weekly Payroll Report'.AL218 'Weekly Payroll Report'.AL226:'Weekly Payroll Report'.AL226 'Weekly Payroll Report'.AL234:'Weekly Payroll Report'.AL234 'Weekly Payroll Report'.AL242:'Weekly Payroll Report'.AL242 'Weekly Payroll Report'.AL250:'Weekly Payroll Report'.AL250 'Weekly Payroll Report'.AL258:'Weekly Payroll Report'.AL258 'Weekly Payroll Report'.AL18:'Weekly Payroll Report'.AL18">
            <calcext:condition calcext:apply-style-name="Hidden" calcext:value="formula-is([$'Weekly Payroll Report'.AN10]=0)" calcext:base-cell-address="'Weekly Payroll Report'.AL10"/>
          </calcext:conditional-format>
          <calcext:conditional-format calcext:target-range-address="'Weekly Payroll Report'.AL11:'Weekly Payroll Report'.AL11 'Weekly Payroll Report'.AL27:'Weekly Payroll Report'.AL27 'Weekly Payroll Report'.AL35:'Weekly Payroll Report'.AL35 'Weekly Payroll Report'.AL43:'Weekly Payroll Report'.AL43 'Weekly Payroll Report'.AL51:'Weekly Payroll Report'.AL51 'Weekly Payroll Report'.AL59:'Weekly Payroll Report'.AL59 'Weekly Payroll Report'.AL67:'Weekly Payroll Report'.AL67 'Weekly Payroll Report'.AL75:'Weekly Payroll Report'.AL75 'Weekly Payroll Report'.AL83:'Weekly Payroll Report'.AL83 'Weekly Payroll Report'.AL91:'Weekly Payroll Report'.AL91 'Weekly Payroll Report'.AL99:'Weekly Payroll Report'.AL99 'Weekly Payroll Report'.AL107:'Weekly Payroll Report'.AL107 'Weekly Payroll Report'.AL115:'Weekly Payroll Report'.AL115 'Weekly Payroll Report'.AL123:'Weekly Payroll Report'.AL123 'Weekly Payroll Report'.AL131:'Weekly Payroll Report'.AL131 'Weekly Payroll Report'.AL139:'Weekly Payroll Report'.AL139 'Weekly Payroll Report'.AL147:'Weekly Payroll Report'.AL147 'Weekly Payroll Report'.AL155:'Weekly Payroll Report'.AL155 'Weekly Payroll Report'.AL163:'Weekly Payroll Report'.AL163 'Weekly Payroll Report'.AL171:'Weekly Payroll Report'.AL171 'Weekly Payroll Report'.AL179:'Weekly Payroll Report'.AL179 'Weekly Payroll Report'.AL187:'Weekly Payroll Report'.AL187 'Weekly Payroll Report'.AL195:'Weekly Payroll Report'.AL195 'Weekly Payroll Report'.AL203:'Weekly Payroll Report'.AL203 'Weekly Payroll Report'.AL211:'Weekly Payroll Report'.AL211 'Weekly Payroll Report'.AL219:'Weekly Payroll Report'.AL219 'Weekly Payroll Report'.AL227:'Weekly Payroll Report'.AL227 'Weekly Payroll Report'.AL235:'Weekly Payroll Report'.AL235 'Weekly Payroll Report'.AL243:'Weekly Payroll Report'.AL243 'Weekly Payroll Report'.AL251:'Weekly Payroll Report'.AL251 'Weekly Payroll Report'.AL259:'Weekly Payroll Report'.AL259 'Weekly Payroll Report'.AL19:'Weekly Payroll Report'.AL19">
            <calcext:condition calcext:apply-style-name="Hidden" calcext:value="formula-is([$'Weekly Payroll Report'.AN12]=0)" calcext:base-cell-address="'Weekly Payroll Report'.AL11"/>
          </calcext:conditional-format>
          <calcext:conditional-format calcext:target-range-address="'Weekly Payroll Report'.AL12:'Weekly Payroll Report'.AL12 'Weekly Payroll Report'.AL20:'Weekly Payroll Report'.AL20 'Weekly Payroll Report'.AL28:'Weekly Payroll Report'.AL28 'Weekly Payroll Report'.AL36:'Weekly Payroll Report'.AL36 'Weekly Payroll Report'.AL44:'Weekly Payroll Report'.AL44 'Weekly Payroll Report'.AL52:'Weekly Payroll Report'.AL52 'Weekly Payroll Report'.AL60:'Weekly Payroll Report'.AL60 'Weekly Payroll Report'.AL68:'Weekly Payroll Report'.AL68 'Weekly Payroll Report'.AL76:'Weekly Payroll Report'.AL76 'Weekly Payroll Report'.AL84:'Weekly Payroll Report'.AL84 'Weekly Payroll Report'.AL92:'Weekly Payroll Report'.AL92 'Weekly Payroll Report'.AL100:'Weekly Payroll Report'.AL100 'Weekly Payroll Report'.AL108:'Weekly Payroll Report'.AL108 'Weekly Payroll Report'.AL116:'Weekly Payroll Report'.AL116 'Weekly Payroll Report'.AL124:'Weekly Payroll Report'.AL124 'Weekly Payroll Report'.AL132:'Weekly Payroll Report'.AL132 'Weekly Payroll Report'.AL140:'Weekly Payroll Report'.AL140 'Weekly Payroll Report'.AL148:'Weekly Payroll Report'.AL148 'Weekly Payroll Report'.AL156:'Weekly Payroll Report'.AL156 'Weekly Payroll Report'.AL164:'Weekly Payroll Report'.AL164 'Weekly Payroll Report'.AL172:'Weekly Payroll Report'.AL172 'Weekly Payroll Report'.AL180:'Weekly Payroll Report'.AL180 'Weekly Payroll Report'.AL188:'Weekly Payroll Report'.AL188 'Weekly Payroll Report'.AL196:'Weekly Payroll Report'.AL196 'Weekly Payroll Report'.AL204:'Weekly Payroll Report'.AL204 'Weekly Payroll Report'.AL212:'Weekly Payroll Report'.AL212 'Weekly Payroll Report'.AL220:'Weekly Payroll Report'.AL220 'Weekly Payroll Report'.AL228:'Weekly Payroll Report'.AL228 'Weekly Payroll Report'.AL236:'Weekly Payroll Report'.AL236 'Weekly Payroll Report'.AL244:'Weekly Payroll Report'.AL244 'Weekly Payroll Report'.AL252:'Weekly Payroll Report'.AL252 'Weekly Payroll Report'.AL260:'Weekly Payroll Report'.AL260">
            <calcext:condition calcext:apply-style-name="Hidden" calcext:value="formula-is([.BG6]=0)" calcext:base-cell-address="'Weekly Payroll Report'.AL12"/>
          </calcext:conditional-format>
          <calcext:conditional-format calcext:target-range-address="'Weekly Payroll Report'.AL13:'Weekly Payroll Report'.AL13 'Weekly Payroll Report'.AL21:'Weekly Payroll Report'.AL21 'Weekly Payroll Report'.AL29:'Weekly Payroll Report'.AL29 'Weekly Payroll Report'.AL37:'Weekly Payroll Report'.AL37 'Weekly Payroll Report'.AL45:'Weekly Payroll Report'.AL45 'Weekly Payroll Report'.AL53:'Weekly Payroll Report'.AL53 'Weekly Payroll Report'.AL61:'Weekly Payroll Report'.AL61 'Weekly Payroll Report'.AL69:'Weekly Payroll Report'.AL69 'Weekly Payroll Report'.AL77:'Weekly Payroll Report'.AL77 'Weekly Payroll Report'.AL85:'Weekly Payroll Report'.AL85 'Weekly Payroll Report'.AL93:'Weekly Payroll Report'.AL93 'Weekly Payroll Report'.AL101:'Weekly Payroll Report'.AL101 'Weekly Payroll Report'.AL109:'Weekly Payroll Report'.AL109 'Weekly Payroll Report'.AL117:'Weekly Payroll Report'.AL117 'Weekly Payroll Report'.AL125:'Weekly Payroll Report'.AL125 'Weekly Payroll Report'.AL133:'Weekly Payroll Report'.AL133 'Weekly Payroll Report'.AL141:'Weekly Payroll Report'.AL141 'Weekly Payroll Report'.AL149:'Weekly Payroll Report'.AL149 'Weekly Payroll Report'.AL157:'Weekly Payroll Report'.AL157 'Weekly Payroll Report'.AL165:'Weekly Payroll Report'.AL165 'Weekly Payroll Report'.AL173:'Weekly Payroll Report'.AL173 'Weekly Payroll Report'.AL181:'Weekly Payroll Report'.AL181 'Weekly Payroll Report'.AL189:'Weekly Payroll Report'.AL189 'Weekly Payroll Report'.AL197:'Weekly Payroll Report'.AL197 'Weekly Payroll Report'.AL205:'Weekly Payroll Report'.AL205 'Weekly Payroll Report'.AL213:'Weekly Payroll Report'.AL213 'Weekly Payroll Report'.AL221:'Weekly Payroll Report'.AL221 'Weekly Payroll Report'.AL229:'Weekly Payroll Report'.AL229 'Weekly Payroll Report'.AL237:'Weekly Payroll Report'.AL237 'Weekly Payroll Report'.AL245:'Weekly Payroll Report'.AL245 'Weekly Payroll Report'.AL253:'Weekly Payroll Report'.AL253 'Weekly Payroll Report'.AL261:'Weekly Payroll Report'.AL261">
            <calcext:condition calcext:apply-style-name="Hidden" calcext:value="formula-is([.BO6]=0)" calcext:base-cell-address="'Weekly Payroll Report'.AL13"/>
          </calcext:conditional-format>
          <calcext:conditional-format calcext:target-range-address="'Weekly Payroll Report'.AM9:'Weekly Payroll Report'.AM9 'Weekly Payroll Report'.AM17:'Weekly Payroll Report'.AM17 'Weekly Payroll Report'.AM25:'Weekly Payroll Report'.AM25 'Weekly Payroll Report'.AM33:'Weekly Payroll Report'.AM33 'Weekly Payroll Report'.AM41:'Weekly Payroll Report'.AM41 'Weekly Payroll Report'.AM49:'Weekly Payroll Report'.AM49 'Weekly Payroll Report'.AM57:'Weekly Payroll Report'.AM57 'Weekly Payroll Report'.AM65:'Weekly Payroll Report'.AM65 'Weekly Payroll Report'.AM73:'Weekly Payroll Report'.AM73 'Weekly Payroll Report'.AM81:'Weekly Payroll Report'.AM81 'Weekly Payroll Report'.AM89:'Weekly Payroll Report'.AM89 'Weekly Payroll Report'.AM97:'Weekly Payroll Report'.AM97 'Weekly Payroll Report'.AM105:'Weekly Payroll Report'.AM105 'Weekly Payroll Report'.AM113:'Weekly Payroll Report'.AM113 'Weekly Payroll Report'.AM121:'Weekly Payroll Report'.AM121 'Weekly Payroll Report'.AM129:'Weekly Payroll Report'.AM129 'Weekly Payroll Report'.AM137:'Weekly Payroll Report'.AM137 'Weekly Payroll Report'.AM145:'Weekly Payroll Report'.AM145 'Weekly Payroll Report'.AM153:'Weekly Payroll Report'.AM153 'Weekly Payroll Report'.AM161:'Weekly Payroll Report'.AM161 'Weekly Payroll Report'.AM169:'Weekly Payroll Report'.AM169 'Weekly Payroll Report'.AM177:'Weekly Payroll Report'.AM177 'Weekly Payroll Report'.AM185:'Weekly Payroll Report'.AM185 'Weekly Payroll Report'.AM193:'Weekly Payroll Report'.AM193 'Weekly Payroll Report'.AM201:'Weekly Payroll Report'.AM201 'Weekly Payroll Report'.AM209:'Weekly Payroll Report'.AM209 'Weekly Payroll Report'.AM217:'Weekly Payroll Report'.AM217 'Weekly Payroll Report'.AM225:'Weekly Payroll Report'.AM225 'Weekly Payroll Report'.AM233:'Weekly Payroll Report'.AM233 'Weekly Payroll Report'.AM241:'Weekly Payroll Report'.AM241 'Weekly Payroll Report'.AM249:'Weekly Payroll Report'.AM249 'Weekly Payroll Report'.AM257:'Weekly Payroll Report'.AM257">
            <calcext:condition calcext:apply-style-name="Hidden" calcext:value="formula-is([.AM10]=0)" calcext:base-cell-address="'Weekly Payroll Report'.AM9"/>
          </calcext:conditional-format>
          <calcext:conditional-format calcext:target-range-address="'Weekly Payroll Report'.AM10:'Weekly Payroll Report'.AM10 'Weekly Payroll Report'.AM26:'Weekly Payroll Report'.AM26 'Weekly Payroll Report'.AM34:'Weekly Payroll Report'.AM34 'Weekly Payroll Report'.AM18:'Weekly Payroll Report'.AM18 'Weekly Payroll Report'.AM42:'Weekly Payroll Report'.AM42 'Weekly Payroll Report'.AM50:'Weekly Payroll Report'.AM50 'Weekly Payroll Report'.AM58:'Weekly Payroll Report'.AM58 'Weekly Payroll Report'.AM66:'Weekly Payroll Report'.AM66 'Weekly Payroll Report'.AM74:'Weekly Payroll Report'.AM74 'Weekly Payroll Report'.AM82:'Weekly Payroll Report'.AM82 'Weekly Payroll Report'.AM90:'Weekly Payroll Report'.AM90 'Weekly Payroll Report'.AM98:'Weekly Payroll Report'.AM98 'Weekly Payroll Report'.AM106:'Weekly Payroll Report'.AM106 'Weekly Payroll Report'.AM114:'Weekly Payroll Report'.AM114 'Weekly Payroll Report'.AM122:'Weekly Payroll Report'.AM122 'Weekly Payroll Report'.AM130:'Weekly Payroll Report'.AM130 'Weekly Payroll Report'.AM138:'Weekly Payroll Report'.AM138 'Weekly Payroll Report'.AM146:'Weekly Payroll Report'.AM146 'Weekly Payroll Report'.AM154:'Weekly Payroll Report'.AM154 'Weekly Payroll Report'.AM162:'Weekly Payroll Report'.AM162 'Weekly Payroll Report'.AM170:'Weekly Payroll Report'.AM170 'Weekly Payroll Report'.AM178:'Weekly Payroll Report'.AM178 'Weekly Payroll Report'.AM186:'Weekly Payroll Report'.AM186 'Weekly Payroll Report'.AM194:'Weekly Payroll Report'.AM194 'Weekly Payroll Report'.AM202:'Weekly Payroll Report'.AM202 'Weekly Payroll Report'.AM210:'Weekly Payroll Report'.AM210 'Weekly Payroll Report'.AM218:'Weekly Payroll Report'.AM218 'Weekly Payroll Report'.AM226:'Weekly Payroll Report'.AM226 'Weekly Payroll Report'.AM234:'Weekly Payroll Report'.AM234 'Weekly Payroll Report'.AM242:'Weekly Payroll Report'.AM242 'Weekly Payroll Report'.AM250:'Weekly Payroll Report'.AM250 'Weekly Payroll Report'.AM258:'Weekly Payroll Report'.AM258">
            <calcext:condition calcext:apply-style-name="Hidden 10%" calcext:value="=0" calcext:base-cell-address="'Weekly Payroll Report'.AM10"/>
            <calcext:condition calcext:apply-style-name="Expenses Too High" calcext:value="formula-is([.BU6] &gt; [.CA6] *0.25)" calcext:base-cell-address="'Weekly Payroll Report'.AM10"/>
          </calcext:conditional-format>
          <calcext:conditional-format calcext:target-range-address="'Weekly Payroll Report'.AM12:'Weekly Payroll Report'.AM12 'Weekly Payroll Report'.AM20:'Weekly Payroll Report'.AM20 'Weekly Payroll Report'.AM28:'Weekly Payroll Report'.AM28 'Weekly Payroll Report'.AM36:'Weekly Payroll Report'.AM36 'Weekly Payroll Report'.AM44:'Weekly Payroll Report'.AM44 'Weekly Payroll Report'.AM52:'Weekly Payroll Report'.AM52 'Weekly Payroll Report'.AM60:'Weekly Payroll Report'.AM60 'Weekly Payroll Report'.AM68:'Weekly Payroll Report'.AM68 'Weekly Payroll Report'.AM76:'Weekly Payroll Report'.AM76 'Weekly Payroll Report'.AM84:'Weekly Payroll Report'.AM84 'Weekly Payroll Report'.AM92:'Weekly Payroll Report'.AM92 'Weekly Payroll Report'.AM100:'Weekly Payroll Report'.AM100 'Weekly Payroll Report'.AM108:'Weekly Payroll Report'.AM108 'Weekly Payroll Report'.AM116:'Weekly Payroll Report'.AM116 'Weekly Payroll Report'.AM124:'Weekly Payroll Report'.AM124 'Weekly Payroll Report'.AM132:'Weekly Payroll Report'.AM132 'Weekly Payroll Report'.AM140:'Weekly Payroll Report'.AM140 'Weekly Payroll Report'.AM148:'Weekly Payroll Report'.AM148 'Weekly Payroll Report'.AM156:'Weekly Payroll Report'.AM156 'Weekly Payroll Report'.AM164:'Weekly Payroll Report'.AM164 'Weekly Payroll Report'.AM172:'Weekly Payroll Report'.AM172 'Weekly Payroll Report'.AM180:'Weekly Payroll Report'.AM180 'Weekly Payroll Report'.AM188:'Weekly Payroll Report'.AM188 'Weekly Payroll Report'.AM196:'Weekly Payroll Report'.AM196 'Weekly Payroll Report'.AM204:'Weekly Payroll Report'.AM204 'Weekly Payroll Report'.AM212:'Weekly Payroll Report'.AM212 'Weekly Payroll Report'.AM220:'Weekly Payroll Report'.AM220 'Weekly Payroll Report'.AM228:'Weekly Payroll Report'.AM228 'Weekly Payroll Report'.AM236:'Weekly Payroll Report'.AM236 'Weekly Payroll Report'.AM244:'Weekly Payroll Report'.AM244 'Weekly Payroll Report'.AM252:'Weekly Payroll Report'.AM252 'Weekly Payroll Report'.AM260:'Weekly Payroll Report'.AM260">
            <calcext:condition calcext:apply-style-name="Hidden" calcext:value="formula-is([.AH12]=0)" calcext:base-cell-address="'Weekly Payroll Report'.AM12"/>
          </calcext:conditional-format>
          <calcext:conditional-format calcext:target-range-address="'Weekly Payroll Report'.AN6:'Weekly Payroll Report'.AN6 'Weekly Payroll Report'.AN14:'Weekly Payroll Report'.AN14 'Weekly Payroll Report'.AN22:'Weekly Payroll Report'.AN22 'Weekly Payroll Report'.AN30:'Weekly Payroll Report'.AN30 'Weekly Payroll Report'.AN38:'Weekly Payroll Report'.AN38 'Weekly Payroll Report'.AN46:'Weekly Payroll Report'.AN46 'Weekly Payroll Report'.AN54:'Weekly Payroll Report'.AN54 'Weekly Payroll Report'.AN62:'Weekly Payroll Report'.AN62 'Weekly Payroll Report'.AN70:'Weekly Payroll Report'.AN70 'Weekly Payroll Report'.AN78:'Weekly Payroll Report'.AN78 'Weekly Payroll Report'.AN86:'Weekly Payroll Report'.AN86 'Weekly Payroll Report'.AN94:'Weekly Payroll Report'.AN94 'Weekly Payroll Report'.AN102:'Weekly Payroll Report'.AN102 'Weekly Payroll Report'.AN110:'Weekly Payroll Report'.AN110 'Weekly Payroll Report'.AN118:'Weekly Payroll Report'.AN118 'Weekly Payroll Report'.AN126:'Weekly Payroll Report'.AN126 'Weekly Payroll Report'.AN134:'Weekly Payroll Report'.AN134 'Weekly Payroll Report'.AN142:'Weekly Payroll Report'.AN142 'Weekly Payroll Report'.AN150:'Weekly Payroll Report'.AN150 'Weekly Payroll Report'.AN158:'Weekly Payroll Report'.AN158 'Weekly Payroll Report'.AN166:'Weekly Payroll Report'.AN166 'Weekly Payroll Report'.AN174:'Weekly Payroll Report'.AN174 'Weekly Payroll Report'.AN182:'Weekly Payroll Report'.AN182 'Weekly Payroll Report'.AN190:'Weekly Payroll Report'.AN190 'Weekly Payroll Report'.AN198:'Weekly Payroll Report'.AN198 'Weekly Payroll Report'.AN206:'Weekly Payroll Report'.AN206 'Weekly Payroll Report'.AN214:'Weekly Payroll Report'.AN214 'Weekly Payroll Report'.AN222:'Weekly Payroll Report'.AN222 'Weekly Payroll Report'.AN230:'Weekly Payroll Report'.AN230 'Weekly Payroll Report'.AN238:'Weekly Payroll Report'.AN238 'Weekly Payroll Report'.AN246:'Weekly Payroll Report'.AN246 'Weekly Payroll Report'.AN254:'Weekly Payroll Report'.AN254">
            <calcext:condition calcext:apply-style-name="Hidden" calcext:value="formula-is([$'Weekly Payroll Report'.AO6]=0)" calcext:base-cell-address="'Weekly Payroll Report'.AN6"/>
          </calcext:conditional-format>
          <calcext:conditional-format calcext:target-range-address="'Weekly Payroll Report'.AN7:'Weekly Payroll Report'.AN7 'Weekly Payroll Report'.AN15:'Weekly Payroll Report'.AN15 'Weekly Payroll Report'.AN23:'Weekly Payroll Report'.AN23 'Weekly Payroll Report'.AN31:'Weekly Payroll Report'.AN31 'Weekly Payroll Report'.AN39:'Weekly Payroll Report'.AN39 'Weekly Payroll Report'.AN47:'Weekly Payroll Report'.AN47 'Weekly Payroll Report'.AN55:'Weekly Payroll Report'.AN55 'Weekly Payroll Report'.AN63:'Weekly Payroll Report'.AN63 'Weekly Payroll Report'.AN71:'Weekly Payroll Report'.AN71 'Weekly Payroll Report'.AN79:'Weekly Payroll Report'.AN79 'Weekly Payroll Report'.AN87:'Weekly Payroll Report'.AN87 'Weekly Payroll Report'.AN95:'Weekly Payroll Report'.AN95 'Weekly Payroll Report'.AN103:'Weekly Payroll Report'.AN103 'Weekly Payroll Report'.AN111:'Weekly Payroll Report'.AN111 'Weekly Payroll Report'.AN119:'Weekly Payroll Report'.AN119 'Weekly Payroll Report'.AN127:'Weekly Payroll Report'.AN127 'Weekly Payroll Report'.AN135:'Weekly Payroll Report'.AN135 'Weekly Payroll Report'.AN143:'Weekly Payroll Report'.AN143 'Weekly Payroll Report'.AN151:'Weekly Payroll Report'.AN151 'Weekly Payroll Report'.AN159:'Weekly Payroll Report'.AN159 'Weekly Payroll Report'.AN167:'Weekly Payroll Report'.AN167 'Weekly Payroll Report'.AN175:'Weekly Payroll Report'.AN175 'Weekly Payroll Report'.AN183:'Weekly Payroll Report'.AN183 'Weekly Payroll Report'.AN191:'Weekly Payroll Report'.AN191 'Weekly Payroll Report'.AN199:'Weekly Payroll Report'.AN199 'Weekly Payroll Report'.AN207:'Weekly Payroll Report'.AN207 'Weekly Payroll Report'.AN215:'Weekly Payroll Report'.AN215 'Weekly Payroll Report'.AN223:'Weekly Payroll Report'.AN223 'Weekly Payroll Report'.AN231:'Weekly Payroll Report'.AN231 'Weekly Payroll Report'.AN239:'Weekly Payroll Report'.AN239 'Weekly Payroll Report'.AN247:'Weekly Payroll Report'.AN247 'Weekly Payroll Report'.AN255:'Weekly Payroll Report'.AN255">
            <calcext:condition calcext:apply-style-name="Hidden" calcext:value="formula-is([$'Weekly Payroll Report'.AO7]=0)" calcext:base-cell-address="'Weekly Payroll Report'.AN7"/>
          </calcext:conditional-format>
          <calcext:conditional-format calcext:target-range-address="'Weekly Payroll Report'.AN11:'Weekly Payroll Report'.AN11 'Weekly Payroll Report'.AN19:'Weekly Payroll Report'.AN19 'Weekly Payroll Report'.AN27:'Weekly Payroll Report'.AN27 'Weekly Payroll Report'.AN35:'Weekly Payroll Report'.AN35 'Weekly Payroll Report'.AN43:'Weekly Payroll Report'.AN43 'Weekly Payroll Report'.AN51:'Weekly Payroll Report'.AN51 'Weekly Payroll Report'.AN59:'Weekly Payroll Report'.AN59 'Weekly Payroll Report'.AN67:'Weekly Payroll Report'.AN67 'Weekly Payroll Report'.AN75:'Weekly Payroll Report'.AN75 'Weekly Payroll Report'.AN83:'Weekly Payroll Report'.AN83 'Weekly Payroll Report'.AN91:'Weekly Payroll Report'.AN91 'Weekly Payroll Report'.AN99:'Weekly Payroll Report'.AN99 'Weekly Payroll Report'.AN107:'Weekly Payroll Report'.AN107 'Weekly Payroll Report'.AN115:'Weekly Payroll Report'.AN115 'Weekly Payroll Report'.AN123:'Weekly Payroll Report'.AN123 'Weekly Payroll Report'.AN131:'Weekly Payroll Report'.AN131 'Weekly Payroll Report'.AN139:'Weekly Payroll Report'.AN139 'Weekly Payroll Report'.AN147:'Weekly Payroll Report'.AN147 'Weekly Payroll Report'.AN155:'Weekly Payroll Report'.AN155 'Weekly Payroll Report'.AN163:'Weekly Payroll Report'.AN163 'Weekly Payroll Report'.AN171:'Weekly Payroll Report'.AN171 'Weekly Payroll Report'.AN179:'Weekly Payroll Report'.AN179 'Weekly Payroll Report'.AN187:'Weekly Payroll Report'.AN187 'Weekly Payroll Report'.AN195:'Weekly Payroll Report'.AN195 'Weekly Payroll Report'.AN203:'Weekly Payroll Report'.AN203 'Weekly Payroll Report'.AN211:'Weekly Payroll Report'.AN211 'Weekly Payroll Report'.AN219:'Weekly Payroll Report'.AN219 'Weekly Payroll Report'.AN227:'Weekly Payroll Report'.AN227 'Weekly Payroll Report'.AN235:'Weekly Payroll Report'.AN235 'Weekly Payroll Report'.AN243:'Weekly Payroll Report'.AN243 'Weekly Payroll Report'.AN251:'Weekly Payroll Report'.AN251 'Weekly Payroll Report'.AN259:'Weekly Payroll Report'.AN259">
            <calcext:condition calcext:apply-style-name="Hidden" calcext:value="formula-is([$'Weekly Payroll Report'.AN12]=0)" calcext:base-cell-address="'Weekly Payroll Report'.AN11"/>
            <calcext:condition calcext:apply-style-name="Bad Value #.##" calcext:value="formula-is([.AN11]&gt; [.AH13]*0.2)" calcext:base-cell-address="'Weekly Payroll Report'.AN11"/>
          </calcext:conditional-format>
          <calcext:conditional-format calcext:target-range-address="'Weekly Payroll Report'.AR8:'Weekly Payroll Report'.AR8 'Weekly Payroll Report'.AR32:'Weekly Payroll Report'.AR32 'Weekly Payroll Report'.AR16:'Weekly Payroll Report'.AR16 'Weekly Payroll Report'.AR24:'Weekly Payroll Report'.AR24 'Weekly Payroll Report'.AR40:'Weekly Payroll Report'.AR40 'Weekly Payroll Report'.AR48:'Weekly Payroll Report'.AR48 'Weekly Payroll Report'.AR56:'Weekly Payroll Report'.AR56 'Weekly Payroll Report'.AR64:'Weekly Payroll Report'.AR64 'Weekly Payroll Report'.AR72:'Weekly Payroll Report'.AR72 'Weekly Payroll Report'.AR80:'Weekly Payroll Report'.AR80 'Weekly Payroll Report'.AR88:'Weekly Payroll Report'.AR88 'Weekly Payroll Report'.AR96:'Weekly Payroll Report'.AR96 'Weekly Payroll Report'.AR104:'Weekly Payroll Report'.AR104 'Weekly Payroll Report'.AR112:'Weekly Payroll Report'.AR112 'Weekly Payroll Report'.AR120:'Weekly Payroll Report'.AR120 'Weekly Payroll Report'.AR128:'Weekly Payroll Report'.AR128 'Weekly Payroll Report'.AR136:'Weekly Payroll Report'.AR136 'Weekly Payroll Report'.AR144:'Weekly Payroll Report'.AR144 'Weekly Payroll Report'.AR152:'Weekly Payroll Report'.AR152 'Weekly Payroll Report'.AR160:'Weekly Payroll Report'.AR160 'Weekly Payroll Report'.AR168:'Weekly Payroll Report'.AR168 'Weekly Payroll Report'.AR176:'Weekly Payroll Report'.AR176 'Weekly Payroll Report'.AR184:'Weekly Payroll Report'.AR184 'Weekly Payroll Report'.AR192:'Weekly Payroll Report'.AR192 'Weekly Payroll Report'.AR200:'Weekly Payroll Report'.AR200 'Weekly Payroll Report'.AR208:'Weekly Payroll Report'.AR208 'Weekly Payroll Report'.AR216:'Weekly Payroll Report'.AR216 'Weekly Payroll Report'.AR224:'Weekly Payroll Report'.AR224 'Weekly Payroll Report'.AR232:'Weekly Payroll Report'.AR232 'Weekly Payroll Report'.AR240:'Weekly Payroll Report'.AR240 'Weekly Payroll Report'.AR248:'Weekly Payroll Report'.AR248 'Weekly Payroll Report'.AR256:'Weekly Payroll Report'.AR256">
            <calcext:condition calcext:apply-style-name="Expenses Too High" calcext:value="formula-is(([.BK6]&gt;0)                                         AND                                         ([.AR8]=0))" calcext:base-cell-address="'Weekly Payroll Report'.AR8"/>
          </calcext:conditional-format>
          <calcext:conditional-format calcext:target-range-address="'Weekly Payroll Report'.AR11:'Weekly Payroll Report'.AR11 'Weekly Payroll Report'.AR43:'Weekly Payroll Report'.AR43 'Weekly Payroll Report'.AR19:'Weekly Payroll Report'.AR19 'Weekly Payroll Report'.AR27:'Weekly Payroll Report'.AR27 'Weekly Payroll Report'.AR35:'Weekly Payroll Report'.AR35 'Weekly Payroll Report'.AR51:'Weekly Payroll Report'.AR51 'Weekly Payroll Report'.AR59:'Weekly Payroll Report'.AR59 'Weekly Payroll Report'.AR67:'Weekly Payroll Report'.AR67 'Weekly Payroll Report'.AR75:'Weekly Payroll Report'.AR75 'Weekly Payroll Report'.AR83:'Weekly Payroll Report'.AR83 'Weekly Payroll Report'.AR91:'Weekly Payroll Report'.AR91 'Weekly Payroll Report'.AR99:'Weekly Payroll Report'.AR99 'Weekly Payroll Report'.AR107:'Weekly Payroll Report'.AR107 'Weekly Payroll Report'.AR115:'Weekly Payroll Report'.AR115 'Weekly Payroll Report'.AR123:'Weekly Payroll Report'.AR123 'Weekly Payroll Report'.AR131:'Weekly Payroll Report'.AR131 'Weekly Payroll Report'.AR139:'Weekly Payroll Report'.AR139 'Weekly Payroll Report'.AR147:'Weekly Payroll Report'.AR147 'Weekly Payroll Report'.AR155:'Weekly Payroll Report'.AR155 'Weekly Payroll Report'.AR163:'Weekly Payroll Report'.AR163 'Weekly Payroll Report'.AR171:'Weekly Payroll Report'.AR171 'Weekly Payroll Report'.AR179:'Weekly Payroll Report'.AR179 'Weekly Payroll Report'.AR187:'Weekly Payroll Report'.AR187 'Weekly Payroll Report'.AR195:'Weekly Payroll Report'.AR195 'Weekly Payroll Report'.AR203:'Weekly Payroll Report'.AR203 'Weekly Payroll Report'.AR211:'Weekly Payroll Report'.AR211 'Weekly Payroll Report'.AR219:'Weekly Payroll Report'.AR219 'Weekly Payroll Report'.AR227:'Weekly Payroll Report'.AR227 'Weekly Payroll Report'.AR235:'Weekly Payroll Report'.AR235 'Weekly Payroll Report'.AR243:'Weekly Payroll Report'.AR243 'Weekly Payroll Report'.AR251:'Weekly Payroll Report'.AR251 'Weekly Payroll Report'.AR259:'Weekly Payroll Report'.AR259">
            <calcext:condition calcext:apply-style-name="Expenses Too High" calcext:value="formula-is(([.BO6]&gt;0)                                         AND                                         ([.AR11]=0))" calcext:base-cell-address="'Weekly Payroll Report'.AR11"/>
          </calcext:conditional-format>
          <calcext:conditional-format calcext:target-range-address="'Weekly Payroll Report'.F5:'Weekly Payroll Report'.F5 'Weekly Payroll Report'.J5:'Weekly Payroll Report'.J5 'Weekly Payroll Report'.R5:'Weekly Payroll Report'.R5 'Weekly Payroll Report'.V5:'Weekly Payroll Report'.V5 'Weekly Payroll Report'.Z5:'Weekly Payroll Report'.Z5 'Weekly Payroll Report'.AD5:'Weekly Payroll Report'.AD5 'Weekly Payroll Report'.N5:'Weekly Payroll Report'.N5">
            <calcext:condition calcext:apply-style-name="GreyText" calcext:value="formula-is([$'Weekly Payroll Report'.$AM$3]=0)" calcext:base-cell-address="'Weekly Payroll Report'.F5"/>
          </calcext:conditional-format>
          <calcext:conditional-format calcext:target-range-address="'Weekly Payroll Report'.F7:'Weekly Payroll Report'.F7 'Weekly Payroll Report'.J7:'Weekly Payroll Report'.J7 'Weekly Payroll Report'.R7:'Weekly Payroll Report'.R7 'Weekly Payroll Report'.V7:'Weekly Payroll Report'.V7 'Weekly Payroll Report'.Z7:'Weekly Payroll Report'.Z7 'Weekly Payroll Report'.AD7:'Weekly Payroll Report'.AD7 'Weekly Payroll Report'.F15:'Weekly Payroll Report'.F15 'Weekly Payroll Report'.J15:'Weekly Payroll Report'.J15 'Weekly Payroll Report'.R15:'Weekly Payroll Report'.R15 'Weekly Payroll Report'.V15:'Weekly Payroll Report'.V15 'Weekly Payroll Report'.Z15:'Weekly Payroll Report'.Z15 'Weekly Payroll Report'.AD15:'Weekly Payroll Report'.AD15 'Weekly Payroll Report'.F23:'Weekly Payroll Report'.F23 'Weekly Payroll Report'.J23:'Weekly Payroll Report'.J23 'Weekly Payroll Report'.R23:'Weekly Payroll Report'.R23 'Weekly Payroll Report'.V23:'Weekly Payroll Report'.V23 'Weekly Payroll Report'.Z23:'Weekly Payroll Report'.Z23 'Weekly Payroll Report'.AD23:'Weekly Payroll Report'.AD23 'Weekly Payroll Report'.F31:'Weekly Payroll Report'.F31 'Weekly Payroll Report'.J31:'Weekly Payroll Report'.J31 'Weekly Payroll Report'.R31:'Weekly Payroll Report'.R31 'Weekly Payroll Report'.V31:'Weekly Payroll Report'.V31 'Weekly Payroll Report'.Z31:'Weekly Payroll Report'.Z31 'Weekly Payroll Report'.AD31:'Weekly Payroll Report'.AD31 'Weekly Payroll Report'.F39:'Weekly Payroll Report'.F39 'Weekly Payroll Report'.J39:'Weekly Payroll Report'.J39 'Weekly Payroll Report'.R39:'Weekly Payroll Report'.R39 'Weekly Payroll Report'.V39:'Weekly Payroll Report'.V39 'Weekly Payroll Report'.Z39:'Weekly Payroll Report'.Z39 'Weekly Payroll Report'.AD39:'Weekly Payroll Report'.AD39 'Weekly Payroll Report'.F47:'Weekly Payroll Report'.F47 'Weekly Payroll Report'.J47:'Weekly Payroll Report'.J47 'Weekly Payroll Report'.R47:'Weekly Payroll Report'.R47 'Weekly Payroll Report'.V47:'Weekly Payroll Report'.V47 'Weekly Payroll Report'.Z47:'Weekly Payroll Report'.Z47 'Weekly Payroll Report'.AD47:'Weekly Payroll Report'.AD47 'Weekly Payroll Report'.F55:'Weekly Payroll Report'.F55 'Weekly Payroll Report'.J55:'Weekly Payroll Report'.J55 'Weekly Payroll Report'.R55:'Weekly Payroll Report'.R55 'Weekly Payroll Report'.V55:'Weekly Payroll Report'.V55 'Weekly Payroll Report'.Z55:'Weekly Payroll Report'.Z55 'Weekly Payroll Report'.AD55:'Weekly Payroll Report'.AD55 'Weekly Payroll Report'.F63:'Weekly Payroll Report'.F63 'Weekly Payroll Report'.J63:'Weekly Payroll Report'.J63 'Weekly Payroll Report'.R63:'Weekly Payroll Report'.R63 'Weekly Payroll Report'.V63:'Weekly Payroll Report'.V63 'Weekly Payroll Report'.Z63:'Weekly Payroll Report'.Z63 'Weekly Payroll Report'.AD63:'Weekly Payroll Report'.AD63 'Weekly Payroll Report'.F71:'Weekly Payroll Report'.F71 'Weekly Payroll Report'.J71:'Weekly Payroll Report'.J71 'Weekly Payroll Report'.R71:'Weekly Payroll Report'.R71 'Weekly Payroll Report'.V71:'Weekly Payroll Report'.V71 'Weekly Payroll Report'.Z71:'Weekly Payroll Report'.Z71 'Weekly Payroll Report'.AD71:'Weekly Payroll Report'.AD71 'Weekly Payroll Report'.F79:'Weekly Payroll Report'.F79 'Weekly Payroll Report'.J79:'Weekly Payroll Report'.J79 'Weekly Payroll Report'.R79:'Weekly Payroll Report'.R79 'Weekly Payroll Report'.V79:'Weekly Payroll Report'.V79 'Weekly Payroll Report'.Z79:'Weekly Payroll Report'.Z79 'Weekly Payroll Report'.AD79:'Weekly Payroll Report'.AD79 'Weekly Payroll Report'.F87:'Weekly Payroll Report'.F87 'Weekly Payroll Report'.J87:'Weekly Payroll Report'.J87 'Weekly Payroll Report'.R87:'Weekly Payroll Report'.R87 'Weekly Payroll Report'.V87:'Weekly Payroll Report'.V87 'Weekly Payroll Report'.Z87:'Weekly Payroll Report'.Z87 'Weekly Payroll Report'.AD87:'Weekly Payroll Report'.AD87 'Weekly Payroll Report'.F95:'Weekly Payroll Report'.F95 'Weekly Payroll Report'.J95:'Weekly Payroll Report'.J95 'Weekly Payroll Report'.R95:'Weekly Payroll Report'.R95 'Weekly Payroll Report'.V95:'Weekly Payroll Report'.V95 'Weekly Payroll Report'.Z95:'Weekly Payroll Report'.Z95 'Weekly Payroll Report'.AD95:'Weekly Payroll Report'.AD95 'Weekly Payroll Report'.F103:'Weekly Payroll Report'.F103 'Weekly Payroll Report'.J103:'Weekly Payroll Report'.J103 'Weekly Payroll Report'.R103:'Weekly Payroll Report'.R103 'Weekly Payroll Report'.V103:'Weekly Payroll Report'.V103 'Weekly Payroll Report'.Z103:'Weekly Payroll Report'.Z103 'Weekly Payroll Report'.AD103:'Weekly Payroll Report'.AD103 'Weekly Payroll Report'.F111:'Weekly Payroll Report'.F111 'Weekly Payroll Report'.J111:'Weekly Payroll Report'.J111 'Weekly Payroll Report'.R111:'Weekly Payroll Report'.R111 'Weekly Payroll Report'.V111:'Weekly Payroll Report'.V111 'Weekly Payroll Report'.Z111:'Weekly Payroll Report'.Z111 'Weekly Payroll Report'.AD111:'Weekly Payroll Report'.AD111 'Weekly Payroll Report'.F119:'Weekly Payroll Report'.F119 'Weekly Payroll Report'.J119:'Weekly Payroll Report'.J119 'Weekly Payroll Report'.R119:'Weekly Payroll Report'.R119 'Weekly Payroll Report'.V119:'Weekly Payroll Report'.V119 'Weekly Payroll Report'.Z119:'Weekly Payroll Report'.Z119 'Weekly Payroll Report'.AD119:'Weekly Payroll Report'.AD119 'Weekly Payroll Report'.F127:'Weekly Payroll Report'.F127 'Weekly Payroll Report'.J127:'Weekly Payroll Report'.J127 'Weekly Payroll Report'.R127:'Weekly Payroll Report'.R127 'Weekly Payroll Report'.V127:'Weekly Payroll Report'.V127 'Weekly Payroll Report'.Z127:'Weekly Payroll Report'.Z127 'Weekly Payroll Report'.AD127:'Weekly Payroll Report'.AD127 'Weekly Payroll Report'.F135:'Weekly Payroll Report'.F135 'Weekly Payroll Report'.J135:'Weekly Payroll Report'.J135 'Weekly Payroll Report'.R135:'Weekly Payroll Report'.R135 'Weekly Payroll Report'.V135:'Weekly Payroll Report'.V135 'Weekly Payroll Report'.Z135:'Weekly Payroll Report'.Z135 'Weekly Payroll Report'.AD135:'Weekly Payroll Report'.AD135 'Weekly Payroll Report'.F143:'Weekly Payroll Report'.F143 'Weekly Payroll Report'.J143:'Weekly Payroll Report'.J143 'Weekly Payroll Report'.R143:'Weekly Payroll Report'.R143 'Weekly Payroll Report'.V143:'Weekly Payroll Report'.V143 'Weekly Payroll Report'.Z143:'Weekly Payroll Report'.Z143 'Weekly Payroll Report'.AD143:'Weekly Payroll Report'.AD143 'Weekly Payroll Report'.F151:'Weekly Payroll Report'.F151 'Weekly Payroll Report'.J151:'Weekly Payroll Report'.J151 'Weekly Payroll Report'.R151:'Weekly Payroll Report'.R151 'Weekly Payroll Report'.V151:'Weekly Payroll Report'.V151 'Weekly Payroll Report'.Z151:'Weekly Payroll Report'.Z151 'Weekly Payroll Report'.AD151:'Weekly Payroll Report'.AD151 'Weekly Payroll Report'.F159:'Weekly Payroll Report'.F159 'Weekly Payroll Report'.J159:'Weekly Payroll Report'.J159 'Weekly Payroll Report'.R159:'Weekly Payroll Report'.R159 'Weekly Payroll Report'.V159:'Weekly Payroll Report'.V159 'Weekly Payroll Report'.Z159:'Weekly Payroll Report'.Z159 'Weekly Payroll Report'.AD159:'Weekly Payroll Report'.AD159 'Weekly Payroll Report'.F167:'Weekly Payroll Report'.F167 'Weekly Payroll Report'.J167:'Weekly Payroll Report'.J167 'Weekly Payroll Report'.R167:'Weekly Payroll Report'.R167 'Weekly Payroll Report'.V167:'Weekly Payroll Report'.V167 'Weekly Payroll Report'.Z167:'Weekly Payroll Report'.Z167 'Weekly Payroll Report'.AD167:'Weekly Payroll Report'.AD167 'Weekly Payroll Report'.F175:'Weekly Payroll Report'.F175 'Weekly Payroll Report'.J175:'Weekly Payroll Report'.J175 'Weekly Payroll Report'.R175:'Weekly Payroll Report'.R175 'Weekly Payroll Report'.V175:'Weekly Payroll Report'.V175 'Weekly Payroll Report'.Z175:'Weekly Payroll Report'.Z175 'Weekly Payroll Report'.AD175:'Weekly Payroll Report'.AD175 'Weekly Payroll Report'.F183:'Weekly Payroll Report'.F183 'Weekly Payroll Report'.J183:'Weekly Payroll Report'.J183 'Weekly Payroll Report'.R183:'Weekly Payroll Report'.R183 'Weekly Payroll Report'.V183:'Weekly Payroll Report'.V183 'Weekly Payroll Report'.Z183:'Weekly Payroll Report'.Z183 'Weekly Payroll Report'.AD183:'Weekly Payroll Report'.AD183 'Weekly Payroll Report'.F191:'Weekly Payroll Report'.F191 'Weekly Payroll Report'.J191:'Weekly Payroll Report'.J191 'Weekly Payroll Report'.R191:'Weekly Payroll Report'.R191 'Weekly Payroll Report'.V191:'Weekly Payroll Report'.V191 'Weekly Payroll Report'.Z191:'Weekly Payroll Report'.Z191 'Weekly Payroll Report'.AD191:'Weekly Payroll Report'.AD191 'Weekly Payroll Report'.F199:'Weekly Payroll Report'.F199 'Weekly Payroll Report'.J199:'Weekly Payroll Report'.J199 'Weekly Payroll Report'.R199:'Weekly Payroll Report'.R199 'Weekly Payroll Report'.V199:'Weekly Payroll Report'.V199 'Weekly Payroll Report'.Z199:'Weekly Payroll Report'.Z199 'Weekly Payroll Report'.AD199:'Weekly Payroll Report'.AD199 'Weekly Payroll Report'.F207:'Weekly Payroll Report'.F207 'Weekly Payroll Report'.J207:'Weekly Payroll Report'.J207 'Weekly Payroll Report'.R207:'Weekly Payroll Report'.R207 'Weekly Payroll Report'.V207:'Weekly Payroll Report'.V207 'Weekly Payroll Report'.Z207:'Weekly Payroll Report'.Z207 'Weekly Payroll Report'.AD207:'Weekly Payroll Report'.AD207 'Weekly Payroll Report'.F215:'Weekly Payroll Report'.F215 'Weekly Payroll Report'.J215:'Weekly Payroll Report'.J215 'Weekly Payroll Report'.R215:'Weekly Payroll Report'.R215 'Weekly Payroll Report'.V215:'Weekly Payroll Report'.V215 'Weekly Payroll Report'.Z215:'Weekly Payroll Report'.Z215 'Weekly Payroll Report'.AD215:'Weekly Payroll Report'.AD215 'Weekly Payroll Report'.F223:'Weekly Payroll Report'.F223 'Weekly Payroll Report'.J223:'Weekly Payroll Report'.J223 'Weekly Payroll Report'.R223:'Weekly Payroll Report'.R223 'Weekly Payroll Report'.V223:'Weekly Payroll Report'.V223 'Weekly Payroll Report'.Z223:'Weekly Payroll Report'.Z223 'Weekly Payroll Report'.AD223:'Weekly Payroll Report'.AD223 'Weekly Payroll Report'.F231:'Weekly Payroll Report'.F231 'Weekly Payroll Report'.J231:'Weekly Payroll Report'.J231 'Weekly Payroll Report'.R231:'Weekly Payroll Report'.R231 'Weekly Payroll Report'.V231:'Weekly Payroll Report'.V231 'Weekly Payroll Report'.Z231:'Weekly Payroll Report'.Z231 'Weekly Payroll Report'.AD231:'Weekly Payroll Report'.AD231 'Weekly Payroll Report'.F239:'Weekly Payroll Report'.F239 'Weekly Payroll Report'.J239:'Weekly Payroll Report'.J239 'Weekly Payroll Report'.R239:'Weekly Payroll Report'.R239 'Weekly Payroll Report'.V239:'Weekly Payroll Report'.V239 'Weekly Payroll Report'.Z239:'Weekly Payroll Report'.Z239 'Weekly Payroll Report'.AD239:'Weekly Payroll Report'.AD239 'Weekly Payroll Report'.F247:'Weekly Payroll Report'.F247 'Weekly Payroll Report'.J247:'Weekly Payroll Report'.J247 'Weekly Payroll Report'.R247:'Weekly Payroll Report'.R247 'Weekly Payroll Report'.V247:'Weekly Payroll Report'.V247 'Weekly Payroll Report'.Z247:'Weekly Payroll Report'.Z247 'Weekly Payroll Report'.AD247:'Weekly Payroll Report'.AD247 'Weekly Payroll Report'.F255:'Weekly Payroll Report'.F255 'Weekly Payroll Report'.J255:'Weekly Payroll Report'.J255 'Weekly Payroll Report'.R255:'Weekly Payroll Report'.R255 'Weekly Payroll Report'.V255:'Weekly Payroll Report'.V255 'Weekly Payroll Report'.Z255:'Weekly Payroll Report'.Z255 'Weekly Payroll Report'.AD255:'Weekly Payroll Report'.AD255 'Weekly Payroll Report'.N7:'Weekly Payroll Report'.N7 'Weekly Payroll Report'.N15:'Weekly Payroll Report'.N15 'Weekly Payroll Report'.N23:'Weekly Payroll Report'.N23 'Weekly Payroll Report'.N31:'Weekly Payroll Report'.N31 'Weekly Payroll Report'.N39:'Weekly Payroll Report'.N39 'Weekly Payroll Report'.N47:'Weekly Payroll Report'.N47 'Weekly Payroll Report'.N55:'Weekly Payroll Report'.N55 'Weekly Payroll Report'.N63:'Weekly Payroll Report'.N63 'Weekly Payroll Report'.N71:'Weekly Payroll Report'.N71 'Weekly Payroll Report'.N79:'Weekly Payroll Report'.N79 'Weekly Payroll Report'.N87:'Weekly Payroll Report'.N87 'Weekly Payroll Report'.N95:'Weekly Payroll Report'.N95 'Weekly Payroll Report'.N103:'Weekly Payroll Report'.N103 'Weekly Payroll Report'.N111:'Weekly Payroll Report'.N111 'Weekly Payroll Report'.N119:'Weekly Payroll Report'.N119 'Weekly Payroll Report'.N127:'Weekly Payroll Report'.N127 'Weekly Payroll Report'.N135:'Weekly Payroll Report'.N135 'Weekly Payroll Report'.N143:'Weekly Payroll Report'.N143 'Weekly Payroll Report'.N151:'Weekly Payroll Report'.N151 'Weekly Payroll Report'.N159:'Weekly Payroll Report'.N159 'Weekly Payroll Report'.N167:'Weekly Payroll Report'.N167 'Weekly Payroll Report'.N175:'Weekly Payroll Report'.N175 'Weekly Payroll Report'.N183:'Weekly Payroll Report'.N183 'Weekly Payroll Report'.N191:'Weekly Payroll Report'.N191 'Weekly Payroll Report'.N199:'Weekly Payroll Report'.N199 'Weekly Payroll Report'.N207:'Weekly Payroll Report'.N207 'Weekly Payroll Report'.N215:'Weekly Payroll Report'.N215 'Weekly Payroll Report'.N223:'Weekly Payroll Report'.N223 'Weekly Payroll Report'.N231:'Weekly Payroll Report'.N231 'Weekly Payroll Report'.N239:'Weekly Payroll Report'.N239 'Weekly Payroll Report'.N247:'Weekly Payroll Report'.N247 'Weekly Payroll Report'.N255:'Weekly Payroll Report'.N255">
            <calcext:condition calcext:apply-style-name="Hidden" calcext:value="formula-is([.F6]=&quot;&quot;)" calcext:base-cell-address="'Weekly Payroll Report'.F7"/>
          </calcext:conditional-format>
          <calcext:conditional-format calcext:target-range-address="'Weekly Payroll Report'.F12:'Weekly Payroll Report'.F12 'Weekly Payroll Report'.J12:'Weekly Payroll Report'.J12 'Weekly Payroll Report'.R12:'Weekly Payroll Report'.R12 'Weekly Payroll Report'.V12:'Weekly Payroll Report'.V12 'Weekly Payroll Report'.Z12:'Weekly Payroll Report'.Z12 'Weekly Payroll Report'.AD12:'Weekly Payroll Report'.AD12 'Weekly Payroll Report'.F20:'Weekly Payroll Report'.F20 'Weekly Payroll Report'.J20:'Weekly Payroll Report'.J20 'Weekly Payroll Report'.R20:'Weekly Payroll Report'.R20 'Weekly Payroll Report'.V20:'Weekly Payroll Report'.V20 'Weekly Payroll Report'.Z20:'Weekly Payroll Report'.Z20 'Weekly Payroll Report'.AD20:'Weekly Payroll Report'.AD20 'Weekly Payroll Report'.F28:'Weekly Payroll Report'.F28 'Weekly Payroll Report'.J28:'Weekly Payroll Report'.J28 'Weekly Payroll Report'.R28:'Weekly Payroll Report'.R28 'Weekly Payroll Report'.V28:'Weekly Payroll Report'.V28 'Weekly Payroll Report'.Z28:'Weekly Payroll Report'.Z28 'Weekly Payroll Report'.AD28:'Weekly Payroll Report'.AD28 'Weekly Payroll Report'.F36:'Weekly Payroll Report'.F36 'Weekly Payroll Report'.J36:'Weekly Payroll Report'.J36 'Weekly Payroll Report'.R36:'Weekly Payroll Report'.R36 'Weekly Payroll Report'.V36:'Weekly Payroll Report'.V36 'Weekly Payroll Report'.Z36:'Weekly Payroll Report'.Z36 'Weekly Payroll Report'.AD36:'Weekly Payroll Report'.AD36 'Weekly Payroll Report'.F44:'Weekly Payroll Report'.F44 'Weekly Payroll Report'.J44:'Weekly Payroll Report'.J44 'Weekly Payroll Report'.R44:'Weekly Payroll Report'.R44 'Weekly Payroll Report'.V44:'Weekly Payroll Report'.V44 'Weekly Payroll Report'.Z44:'Weekly Payroll Report'.Z44 'Weekly Payroll Report'.AD44:'Weekly Payroll Report'.AD44 'Weekly Payroll Report'.F52:'Weekly Payroll Report'.F52 'Weekly Payroll Report'.J52:'Weekly Payroll Report'.J52 'Weekly Payroll Report'.R52:'Weekly Payroll Report'.R52 'Weekly Payroll Report'.V52:'Weekly Payroll Report'.V52 'Weekly Payroll Report'.Z52:'Weekly Payroll Report'.Z52 'Weekly Payroll Report'.AD52:'Weekly Payroll Report'.AD52 'Weekly Payroll Report'.F60:'Weekly Payroll Report'.F60 'Weekly Payroll Report'.J60:'Weekly Payroll Report'.J60 'Weekly Payroll Report'.R60:'Weekly Payroll Report'.R60 'Weekly Payroll Report'.V60:'Weekly Payroll Report'.V60 'Weekly Payroll Report'.Z60:'Weekly Payroll Report'.Z60 'Weekly Payroll Report'.AD60:'Weekly Payroll Report'.AD60 'Weekly Payroll Report'.F68:'Weekly Payroll Report'.F68 'Weekly Payroll Report'.J68:'Weekly Payroll Report'.J68 'Weekly Payroll Report'.R68:'Weekly Payroll Report'.R68 'Weekly Payroll Report'.V68:'Weekly Payroll Report'.V68 'Weekly Payroll Report'.Z68:'Weekly Payroll Report'.Z68 'Weekly Payroll Report'.AD68:'Weekly Payroll Report'.AD68 'Weekly Payroll Report'.F76:'Weekly Payroll Report'.F76 'Weekly Payroll Report'.J76:'Weekly Payroll Report'.J76 'Weekly Payroll Report'.R76:'Weekly Payroll Report'.R76 'Weekly Payroll Report'.V76:'Weekly Payroll Report'.V76 'Weekly Payroll Report'.Z76:'Weekly Payroll Report'.Z76 'Weekly Payroll Report'.AD76:'Weekly Payroll Report'.AD76 'Weekly Payroll Report'.F84:'Weekly Payroll Report'.F84 'Weekly Payroll Report'.J84:'Weekly Payroll Report'.J84 'Weekly Payroll Report'.R84:'Weekly Payroll Report'.R84 'Weekly Payroll Report'.V84:'Weekly Payroll Report'.V84 'Weekly Payroll Report'.Z84:'Weekly Payroll Report'.Z84 'Weekly Payroll Report'.AD84:'Weekly Payroll Report'.AD84 'Weekly Payroll Report'.F92:'Weekly Payroll Report'.F92 'Weekly Payroll Report'.J92:'Weekly Payroll Report'.J92 'Weekly Payroll Report'.R92:'Weekly Payroll Report'.R92 'Weekly Payroll Report'.V92:'Weekly Payroll Report'.V92 'Weekly Payroll Report'.Z92:'Weekly Payroll Report'.Z92 'Weekly Payroll Report'.AD92:'Weekly Payroll Report'.AD92 'Weekly Payroll Report'.F100:'Weekly Payroll Report'.F100 'Weekly Payroll Report'.J100:'Weekly Payroll Report'.J100 'Weekly Payroll Report'.R100:'Weekly Payroll Report'.R100 'Weekly Payroll Report'.V100:'Weekly Payroll Report'.V100 'Weekly Payroll Report'.Z100:'Weekly Payroll Report'.Z100 'Weekly Payroll Report'.AD100:'Weekly Payroll Report'.AD100 'Weekly Payroll Report'.F108:'Weekly Payroll Report'.F108 'Weekly Payroll Report'.J108:'Weekly Payroll Report'.J108 'Weekly Payroll Report'.R108:'Weekly Payroll Report'.R108 'Weekly Payroll Report'.V108:'Weekly Payroll Report'.V108 'Weekly Payroll Report'.Z108:'Weekly Payroll Report'.Z108 'Weekly Payroll Report'.AD108:'Weekly Payroll Report'.AD108 'Weekly Payroll Report'.F116:'Weekly Payroll Report'.F116 'Weekly Payroll Report'.J116:'Weekly Payroll Report'.J116 'Weekly Payroll Report'.R116:'Weekly Payroll Report'.R116 'Weekly Payroll Report'.V116:'Weekly Payroll Report'.V116 'Weekly Payroll Report'.Z116:'Weekly Payroll Report'.Z116 'Weekly Payroll Report'.AD116:'Weekly Payroll Report'.AD116 'Weekly Payroll Report'.F124:'Weekly Payroll Report'.F124 'Weekly Payroll Report'.J124:'Weekly Payroll Report'.J124 'Weekly Payroll Report'.R124:'Weekly Payroll Report'.R124 'Weekly Payroll Report'.V124:'Weekly Payroll Report'.V124 'Weekly Payroll Report'.Z124:'Weekly Payroll Report'.Z124 'Weekly Payroll Report'.AD124:'Weekly Payroll Report'.AD124 'Weekly Payroll Report'.F132:'Weekly Payroll Report'.F132 'Weekly Payroll Report'.J132:'Weekly Payroll Report'.J132 'Weekly Payroll Report'.R132:'Weekly Payroll Report'.R132 'Weekly Payroll Report'.V132:'Weekly Payroll Report'.V132 'Weekly Payroll Report'.Z132:'Weekly Payroll Report'.Z132 'Weekly Payroll Report'.AD132:'Weekly Payroll Report'.AD132 'Weekly Payroll Report'.F140:'Weekly Payroll Report'.F140 'Weekly Payroll Report'.J140:'Weekly Payroll Report'.J140 'Weekly Payroll Report'.R140:'Weekly Payroll Report'.R140 'Weekly Payroll Report'.V140:'Weekly Payroll Report'.V140 'Weekly Payroll Report'.Z140:'Weekly Payroll Report'.Z140 'Weekly Payroll Report'.AD140:'Weekly Payroll Report'.AD140 'Weekly Payroll Report'.F148:'Weekly Payroll Report'.F148 'Weekly Payroll Report'.J148:'Weekly Payroll Report'.J148 'Weekly Payroll Report'.R148:'Weekly Payroll Report'.R148 'Weekly Payroll Report'.V148:'Weekly Payroll Report'.V148 'Weekly Payroll Report'.Z148:'Weekly Payroll Report'.Z148 'Weekly Payroll Report'.AD148:'Weekly Payroll Report'.AD148 'Weekly Payroll Report'.F156:'Weekly Payroll Report'.F156 'Weekly Payroll Report'.J156:'Weekly Payroll Report'.J156 'Weekly Payroll Report'.R156:'Weekly Payroll Report'.R156 'Weekly Payroll Report'.V156:'Weekly Payroll Report'.V156 'Weekly Payroll Report'.Z156:'Weekly Payroll Report'.Z156 'Weekly Payroll Report'.AD156:'Weekly Payroll Report'.AD156 'Weekly Payroll Report'.F164:'Weekly Payroll Report'.F164 'Weekly Payroll Report'.J164:'Weekly Payroll Report'.J164 'Weekly Payroll Report'.R164:'Weekly Payroll Report'.R164 'Weekly Payroll Report'.V164:'Weekly Payroll Report'.V164 'Weekly Payroll Report'.Z164:'Weekly Payroll Report'.Z164 'Weekly Payroll Report'.AD164:'Weekly Payroll Report'.AD164 'Weekly Payroll Report'.F172:'Weekly Payroll Report'.F172 'Weekly Payroll Report'.J172:'Weekly Payroll Report'.J172 'Weekly Payroll Report'.R172:'Weekly Payroll Report'.R172 'Weekly Payroll Report'.V172:'Weekly Payroll Report'.V172 'Weekly Payroll Report'.Z172:'Weekly Payroll Report'.Z172 'Weekly Payroll Report'.AD172:'Weekly Payroll Report'.AD172 'Weekly Payroll Report'.F180:'Weekly Payroll Report'.F180 'Weekly Payroll Report'.J180:'Weekly Payroll Report'.J180 'Weekly Payroll Report'.R180:'Weekly Payroll Report'.R180 'Weekly Payroll Report'.V180:'Weekly Payroll Report'.V180 'Weekly Payroll Report'.Z180:'Weekly Payroll Report'.Z180 'Weekly Payroll Report'.AD180:'Weekly Payroll Report'.AD180 'Weekly Payroll Report'.F188:'Weekly Payroll Report'.F188 'Weekly Payroll Report'.J188:'Weekly Payroll Report'.J188 'Weekly Payroll Report'.R188:'Weekly Payroll Report'.R188 'Weekly Payroll Report'.V188:'Weekly Payroll Report'.V188 'Weekly Payroll Report'.Z188:'Weekly Payroll Report'.Z188 'Weekly Payroll Report'.AD188:'Weekly Payroll Report'.AD188 'Weekly Payroll Report'.F196:'Weekly Payroll Report'.F196 'Weekly Payroll Report'.J196:'Weekly Payroll Report'.J196 'Weekly Payroll Report'.R196:'Weekly Payroll Report'.R196 'Weekly Payroll Report'.V196:'Weekly Payroll Report'.V196 'Weekly Payroll Report'.Z196:'Weekly Payroll Report'.Z196 'Weekly Payroll Report'.AD196:'Weekly Payroll Report'.AD196 'Weekly Payroll Report'.F204:'Weekly Payroll Report'.F204 'Weekly Payroll Report'.J204:'Weekly Payroll Report'.J204 'Weekly Payroll Report'.R204:'Weekly Payroll Report'.R204 'Weekly Payroll Report'.V204:'Weekly Payroll Report'.V204 'Weekly Payroll Report'.Z204:'Weekly Payroll Report'.Z204 'Weekly Payroll Report'.AD204:'Weekly Payroll Report'.AD204 'Weekly Payroll Report'.F212:'Weekly Payroll Report'.F212 'Weekly Payroll Report'.J212:'Weekly Payroll Report'.J212 'Weekly Payroll Report'.R212:'Weekly Payroll Report'.R212 'Weekly Payroll Report'.V212:'Weekly Payroll Report'.V212 'Weekly Payroll Report'.Z212:'Weekly Payroll Report'.Z212 'Weekly Payroll Report'.AD212:'Weekly Payroll Report'.AD212 'Weekly Payroll Report'.F220:'Weekly Payroll Report'.F220 'Weekly Payroll Report'.J220:'Weekly Payroll Report'.J220 'Weekly Payroll Report'.R220:'Weekly Payroll Report'.R220 'Weekly Payroll Report'.V220:'Weekly Payroll Report'.V220 'Weekly Payroll Report'.Z220:'Weekly Payroll Report'.Z220 'Weekly Payroll Report'.AD220:'Weekly Payroll Report'.AD220 'Weekly Payroll Report'.F228:'Weekly Payroll Report'.F228 'Weekly Payroll Report'.J228:'Weekly Payroll Report'.J228 'Weekly Payroll Report'.R228:'Weekly Payroll Report'.R228 'Weekly Payroll Report'.V228:'Weekly Payroll Report'.V228 'Weekly Payroll Report'.Z228:'Weekly Payroll Report'.Z228 'Weekly Payroll Report'.AD228:'Weekly Payroll Report'.AD228 'Weekly Payroll Report'.F236:'Weekly Payroll Report'.F236 'Weekly Payroll Report'.J236:'Weekly Payroll Report'.J236 'Weekly Payroll Report'.R236:'Weekly Payroll Report'.R236 'Weekly Payroll Report'.V236:'Weekly Payroll Report'.V236 'Weekly Payroll Report'.Z236:'Weekly Payroll Report'.Z236 'Weekly Payroll Report'.AD236:'Weekly Payroll Report'.AD236 'Weekly Payroll Report'.F244:'Weekly Payroll Report'.F244 'Weekly Payroll Report'.J244:'Weekly Payroll Report'.J244 'Weekly Payroll Report'.R244:'Weekly Payroll Report'.R244 'Weekly Payroll Report'.V244:'Weekly Payroll Report'.V244 'Weekly Payroll Report'.Z244:'Weekly Payroll Report'.Z244 'Weekly Payroll Report'.AD244:'Weekly Payroll Report'.AD244 'Weekly Payroll Report'.F252:'Weekly Payroll Report'.F252 'Weekly Payroll Report'.J252:'Weekly Payroll Report'.J252 'Weekly Payroll Report'.R252:'Weekly Payroll Report'.R252 'Weekly Payroll Report'.V252:'Weekly Payroll Report'.V252 'Weekly Payroll Report'.Z252:'Weekly Payroll Report'.Z252 'Weekly Payroll Report'.AD252:'Weekly Payroll Report'.AD252 'Weekly Payroll Report'.F260:'Weekly Payroll Report'.F260 'Weekly Payroll Report'.J260:'Weekly Payroll Report'.J260 'Weekly Payroll Report'.R260:'Weekly Payroll Report'.R260 'Weekly Payroll Report'.V260:'Weekly Payroll Report'.V260 'Weekly Payroll Report'.Z260:'Weekly Payroll Report'.Z260 'Weekly Payroll Report'.AD260:'Weekly Payroll Report'.AD260 'Weekly Payroll Report'.N12:'Weekly Payroll Report'.N12 'Weekly Payroll Report'.N20:'Weekly Payroll Report'.N20 'Weekly Payroll Report'.N28:'Weekly Payroll Report'.N28 'Weekly Payroll Report'.N36:'Weekly Payroll Report'.N36 'Weekly Payroll Report'.N44:'Weekly Payroll Report'.N44 'Weekly Payroll Report'.N52:'Weekly Payroll Report'.N52 'Weekly Payroll Report'.N60:'Weekly Payroll Report'.N60 'Weekly Payroll Report'.N68:'Weekly Payroll Report'.N68 'Weekly Payroll Report'.N76:'Weekly Payroll Report'.N76 'Weekly Payroll Report'.N84:'Weekly Payroll Report'.N84 'Weekly Payroll Report'.N92:'Weekly Payroll Report'.N92 'Weekly Payroll Report'.N100:'Weekly Payroll Report'.N100 'Weekly Payroll Report'.N108:'Weekly Payroll Report'.N108 'Weekly Payroll Report'.N116:'Weekly Payroll Report'.N116 'Weekly Payroll Report'.N124:'Weekly Payroll Report'.N124 'Weekly Payroll Report'.N132:'Weekly Payroll Report'.N132 'Weekly Payroll Report'.N140:'Weekly Payroll Report'.N140 'Weekly Payroll Report'.N148:'Weekly Payroll Report'.N148 'Weekly Payroll Report'.N156:'Weekly Payroll Report'.N156 'Weekly Payroll Report'.N164:'Weekly Payroll Report'.N164 'Weekly Payroll Report'.N172:'Weekly Payroll Report'.N172 'Weekly Payroll Report'.N180:'Weekly Payroll Report'.N180 'Weekly Payroll Report'.N188:'Weekly Payroll Report'.N188 'Weekly Payroll Report'.N196:'Weekly Payroll Report'.N196 'Weekly Payroll Report'.N204:'Weekly Payroll Report'.N204 'Weekly Payroll Report'.N212:'Weekly Payroll Report'.N212 'Weekly Payroll Report'.N220:'Weekly Payroll Report'.N220 'Weekly Payroll Report'.N228:'Weekly Payroll Report'.N228 'Weekly Payroll Report'.N236:'Weekly Payroll Report'.N236 'Weekly Payroll Report'.N244:'Weekly Payroll Report'.N244 'Weekly Payroll Report'.N252:'Weekly Payroll Report'.N252 'Weekly Payroll Report'.N260:'Weekly Payroll Report'.N260">
            <calcext:condition calcext:apply-style-name="VH Hours Entered with VolumeDL" calcext:value="formula-is(((([.F12]+[.F13]=0)                                            AND                                            ([.F6]+[.G6]&gt;0))                                               OR                                               (([.H6]+[.I6]&gt;0)                                            AND                                            ([.F12]+[.F13]&gt;0))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F13:'Weekly Payroll Report'.F13 'Weekly Payroll Report'.J13:'Weekly Payroll Report'.J13 'Weekly Payroll Report'.R13:'Weekly Payroll Report'.R13 'Weekly Payroll Report'.V13:'Weekly Payroll Report'.V13 'Weekly Payroll Report'.Z13:'Weekly Payroll Report'.Z13 'Weekly Payroll Report'.AD13:'Weekly Payroll Report'.AD13 'Weekly Payroll Report'.F21:'Weekly Payroll Report'.F21 'Weekly Payroll Report'.J21:'Weekly Payroll Report'.J21 'Weekly Payroll Report'.R21:'Weekly Payroll Report'.R21 'Weekly Payroll Report'.V21:'Weekly Payroll Report'.V21 'Weekly Payroll Report'.Z21:'Weekly Payroll Report'.Z21 'Weekly Payroll Report'.AD21:'Weekly Payroll Report'.AD21 'Weekly Payroll Report'.F29:'Weekly Payroll Report'.F29 'Weekly Payroll Report'.J29:'Weekly Payroll Report'.J29 'Weekly Payroll Report'.R29:'Weekly Payroll Report'.R29 'Weekly Payroll Report'.V29:'Weekly Payroll Report'.V29 'Weekly Payroll Report'.Z29:'Weekly Payroll Report'.Z29 'Weekly Payroll Report'.AD29:'Weekly Payroll Report'.AD29 'Weekly Payroll Report'.F37:'Weekly Payroll Report'.F37 'Weekly Payroll Report'.J37:'Weekly Payroll Report'.J37 'Weekly Payroll Report'.R37:'Weekly Payroll Report'.R37 'Weekly Payroll Report'.V37:'Weekly Payroll Report'.V37 'Weekly Payroll Report'.Z37:'Weekly Payroll Report'.Z37 'Weekly Payroll Report'.AD37:'Weekly Payroll Report'.AD37 'Weekly Payroll Report'.F45:'Weekly Payroll Report'.F45 'Weekly Payroll Report'.J45:'Weekly Payroll Report'.J45 'Weekly Payroll Report'.R45:'Weekly Payroll Report'.R45 'Weekly Payroll Report'.V45:'Weekly Payroll Report'.V45 'Weekly Payroll Report'.Z45:'Weekly Payroll Report'.Z45 'Weekly Payroll Report'.AD45:'Weekly Payroll Report'.AD45 'Weekly Payroll Report'.F53:'Weekly Payroll Report'.F53 'Weekly Payroll Report'.J53:'Weekly Payroll Report'.J53 'Weekly Payroll Report'.R53:'Weekly Payroll Report'.R53 'Weekly Payroll Report'.V53:'Weekly Payroll Report'.V53 'Weekly Payroll Report'.Z53:'Weekly Payroll Report'.Z53 'Weekly Payroll Report'.AD53:'Weekly Payroll Report'.AD53 'Weekly Payroll Report'.F61:'Weekly Payroll Report'.F61 'Weekly Payroll Report'.J61:'Weekly Payroll Report'.J61 'Weekly Payroll Report'.R61:'Weekly Payroll Report'.R61 'Weekly Payroll Report'.V61:'Weekly Payroll Report'.V61 'Weekly Payroll Report'.Z61:'Weekly Payroll Report'.Z61 'Weekly Payroll Report'.AD61:'Weekly Payroll Report'.AD61 'Weekly Payroll Report'.F69:'Weekly Payroll Report'.F69 'Weekly Payroll Report'.J69:'Weekly Payroll Report'.J69 'Weekly Payroll Report'.R69:'Weekly Payroll Report'.R69 'Weekly Payroll Report'.V69:'Weekly Payroll Report'.V69 'Weekly Payroll Report'.Z69:'Weekly Payroll Report'.Z69 'Weekly Payroll Report'.AD69:'Weekly Payroll Report'.AD69 'Weekly Payroll Report'.F77:'Weekly Payroll Report'.F77 'Weekly Payroll Report'.J77:'Weekly Payroll Report'.J77 'Weekly Payroll Report'.R77:'Weekly Payroll Report'.R77 'Weekly Payroll Report'.V77:'Weekly Payroll Report'.V77 'Weekly Payroll Report'.Z77:'Weekly Payroll Report'.Z77 'Weekly Payroll Report'.AD77:'Weekly Payroll Report'.AD77 'Weekly Payroll Report'.F85:'Weekly Payroll Report'.F85 'Weekly Payroll Report'.J85:'Weekly Payroll Report'.J85 'Weekly Payroll Report'.R85:'Weekly Payroll Report'.R85 'Weekly Payroll Report'.V85:'Weekly Payroll Report'.V85 'Weekly Payroll Report'.Z85:'Weekly Payroll Report'.Z85 'Weekly Payroll Report'.AD85:'Weekly Payroll Report'.AD85 'Weekly Payroll Report'.F93:'Weekly Payroll Report'.F93 'Weekly Payroll Report'.J93:'Weekly Payroll Report'.J93 'Weekly Payroll Report'.R93:'Weekly Payroll Report'.R93 'Weekly Payroll Report'.V93:'Weekly Payroll Report'.V93 'Weekly Payroll Report'.Z93:'Weekly Payroll Report'.Z93 'Weekly Payroll Report'.AD93:'Weekly Payroll Report'.AD93 'Weekly Payroll Report'.F101:'Weekly Payroll Report'.F101 'Weekly Payroll Report'.J101:'Weekly Payroll Report'.J101 'Weekly Payroll Report'.R101:'Weekly Payroll Report'.R101 'Weekly Payroll Report'.V101:'Weekly Payroll Report'.V101 'Weekly Payroll Report'.Z101:'Weekly Payroll Report'.Z101 'Weekly Payroll Report'.AD101:'Weekly Payroll Report'.AD101 'Weekly Payroll Report'.F109:'Weekly Payroll Report'.F109 'Weekly Payroll Report'.J109:'Weekly Payroll Report'.J109 'Weekly Payroll Report'.R109:'Weekly Payroll Report'.R109 'Weekly Payroll Report'.V109:'Weekly Payroll Report'.V109 'Weekly Payroll Report'.Z109:'Weekly Payroll Report'.Z109 'Weekly Payroll Report'.AD109:'Weekly Payroll Report'.AD109 'Weekly Payroll Report'.F117:'Weekly Payroll Report'.F117 'Weekly Payroll Report'.J117:'Weekly Payroll Report'.J117 'Weekly Payroll Report'.R117:'Weekly Payroll Report'.R117 'Weekly Payroll Report'.V117:'Weekly Payroll Report'.V117 'Weekly Payroll Report'.Z117:'Weekly Payroll Report'.Z117 'Weekly Payroll Report'.AD117:'Weekly Payroll Report'.AD117 'Weekly Payroll Report'.F125:'Weekly Payroll Report'.F125 'Weekly Payroll Report'.J125:'Weekly Payroll Report'.J125 'Weekly Payroll Report'.R125:'Weekly Payroll Report'.R125 'Weekly Payroll Report'.V125:'Weekly Payroll Report'.V125 'Weekly Payroll Report'.Z125:'Weekly Payroll Report'.Z125 'Weekly Payroll Report'.AD125:'Weekly Payroll Report'.AD125 'Weekly Payroll Report'.F133:'Weekly Payroll Report'.F133 'Weekly Payroll Report'.J133:'Weekly Payroll Report'.J133 'Weekly Payroll Report'.R133:'Weekly Payroll Report'.R133 'Weekly Payroll Report'.V133:'Weekly Payroll Report'.V133 'Weekly Payroll Report'.Z133:'Weekly Payroll Report'.Z133 'Weekly Payroll Report'.AD133:'Weekly Payroll Report'.AD133 'Weekly Payroll Report'.F141:'Weekly Payroll Report'.F141 'Weekly Payroll Report'.J141:'Weekly Payroll Report'.J141 'Weekly Payroll Report'.R141:'Weekly Payroll Report'.R141 'Weekly Payroll Report'.V141:'Weekly Payroll Report'.V141 'Weekly Payroll Report'.Z141:'Weekly Payroll Report'.Z141 'Weekly Payroll Report'.AD141:'Weekly Payroll Report'.AD141 'Weekly Payroll Report'.F149:'Weekly Payroll Report'.F149 'Weekly Payroll Report'.J149:'Weekly Payroll Report'.J149 'Weekly Payroll Report'.R149:'Weekly Payroll Report'.R149 'Weekly Payroll Report'.V149:'Weekly Payroll Report'.V149 'Weekly Payroll Report'.Z149:'Weekly Payroll Report'.Z149 'Weekly Payroll Report'.AD149:'Weekly Payroll Report'.AD149 'Weekly Payroll Report'.F157:'Weekly Payroll Report'.F157 'Weekly Payroll Report'.J157:'Weekly Payroll Report'.J157 'Weekly Payroll Report'.R157:'Weekly Payroll Report'.R157 'Weekly Payroll Report'.V157:'Weekly Payroll Report'.V157 'Weekly Payroll Report'.Z157:'Weekly Payroll Report'.Z157 'Weekly Payroll Report'.AD157:'Weekly Payroll Report'.AD157 'Weekly Payroll Report'.F165:'Weekly Payroll Report'.F165 'Weekly Payroll Report'.J165:'Weekly Payroll Report'.J165 'Weekly Payroll Report'.R165:'Weekly Payroll Report'.R165 'Weekly Payroll Report'.V165:'Weekly Payroll Report'.V165 'Weekly Payroll Report'.Z165:'Weekly Payroll Report'.Z165 'Weekly Payroll Report'.AD165:'Weekly Payroll Report'.AD165 'Weekly Payroll Report'.F173:'Weekly Payroll Report'.F173 'Weekly Payroll Report'.J173:'Weekly Payroll Report'.J173 'Weekly Payroll Report'.R173:'Weekly Payroll Report'.R173 'Weekly Payroll Report'.V173:'Weekly Payroll Report'.V173 'Weekly Payroll Report'.Z173:'Weekly Payroll Report'.Z173 'Weekly Payroll Report'.AD173:'Weekly Payroll Report'.AD173 'Weekly Payroll Report'.F181:'Weekly Payroll Report'.F181 'Weekly Payroll Report'.J181:'Weekly Payroll Report'.J181 'Weekly Payroll Report'.R181:'Weekly Payroll Report'.R181 'Weekly Payroll Report'.V181:'Weekly Payroll Report'.V181 'Weekly Payroll Report'.Z181:'Weekly Payroll Report'.Z181 'Weekly Payroll Report'.AD181:'Weekly Payroll Report'.AD181 'Weekly Payroll Report'.F189:'Weekly Payroll Report'.F189 'Weekly Payroll Report'.J189:'Weekly Payroll Report'.J189 'Weekly Payroll Report'.R189:'Weekly Payroll Report'.R189 'Weekly Payroll Report'.V189:'Weekly Payroll Report'.V189 'Weekly Payroll Report'.Z189:'Weekly Payroll Report'.Z189 'Weekly Payroll Report'.AD189:'Weekly Payroll Report'.AD189 'Weekly Payroll Report'.F197:'Weekly Payroll Report'.F197 'Weekly Payroll Report'.J197:'Weekly Payroll Report'.J197 'Weekly Payroll Report'.R197:'Weekly Payroll Report'.R197 'Weekly Payroll Report'.V197:'Weekly Payroll Report'.V197 'Weekly Payroll Report'.Z197:'Weekly Payroll Report'.Z197 'Weekly Payroll Report'.AD197:'Weekly Payroll Report'.AD197 'Weekly Payroll Report'.F205:'Weekly Payroll Report'.F205 'Weekly Payroll Report'.J205:'Weekly Payroll Report'.J205 'Weekly Payroll Report'.R205:'Weekly Payroll Report'.R205 'Weekly Payroll Report'.V205:'Weekly Payroll Report'.V205 'Weekly Payroll Report'.Z205:'Weekly Payroll Report'.Z205 'Weekly Payroll Report'.AD205:'Weekly Payroll Report'.AD205 'Weekly Payroll Report'.F213:'Weekly Payroll Report'.F213 'Weekly Payroll Report'.J213:'Weekly Payroll Report'.J213 'Weekly Payroll Report'.R213:'Weekly Payroll Report'.R213 'Weekly Payroll Report'.V213:'Weekly Payroll Report'.V213 'Weekly Payroll Report'.Z213:'Weekly Payroll Report'.Z213 'Weekly Payroll Report'.AD213:'Weekly Payroll Report'.AD213 'Weekly Payroll Report'.F221:'Weekly Payroll Report'.F221 'Weekly Payroll Report'.J221:'Weekly Payroll Report'.J221 'Weekly Payroll Report'.R221:'Weekly Payroll Report'.R221 'Weekly Payroll Report'.V221:'Weekly Payroll Report'.V221 'Weekly Payroll Report'.Z221:'Weekly Payroll Report'.Z221 'Weekly Payroll Report'.AD221:'Weekly Payroll Report'.AD221 'Weekly Payroll Report'.F229:'Weekly Payroll Report'.F229 'Weekly Payroll Report'.J229:'Weekly Payroll Report'.J229 'Weekly Payroll Report'.R229:'Weekly Payroll Report'.R229 'Weekly Payroll Report'.V229:'Weekly Payroll Report'.V229 'Weekly Payroll Report'.Z229:'Weekly Payroll Report'.Z229 'Weekly Payroll Report'.AD229:'Weekly Payroll Report'.AD229 'Weekly Payroll Report'.F237:'Weekly Payroll Report'.F237 'Weekly Payroll Report'.J237:'Weekly Payroll Report'.J237 'Weekly Payroll Report'.R237:'Weekly Payroll Report'.R237 'Weekly Payroll Report'.V237:'Weekly Payroll Report'.V237 'Weekly Payroll Report'.Z237:'Weekly Payroll Report'.Z237 'Weekly Payroll Report'.AD237:'Weekly Payroll Report'.AD237 'Weekly Payroll Report'.F245:'Weekly Payroll Report'.F245 'Weekly Payroll Report'.J245:'Weekly Payroll Report'.J245 'Weekly Payroll Report'.R245:'Weekly Payroll Report'.R245 'Weekly Payroll Report'.V245:'Weekly Payroll Report'.V245 'Weekly Payroll Report'.Z245:'Weekly Payroll Report'.Z245 'Weekly Payroll Report'.AD245:'Weekly Payroll Report'.AD245 'Weekly Payroll Report'.F253:'Weekly Payroll Report'.F253 'Weekly Payroll Report'.J253:'Weekly Payroll Report'.J253 'Weekly Payroll Report'.R253:'Weekly Payroll Report'.R253 'Weekly Payroll Report'.V253:'Weekly Payroll Report'.V253 'Weekly Payroll Report'.Z253:'Weekly Payroll Report'.Z253 'Weekly Payroll Report'.AD253:'Weekly Payroll Report'.AD253 'Weekly Payroll Report'.F261:'Weekly Payroll Report'.F261 'Weekly Payroll Report'.J261:'Weekly Payroll Report'.J261 'Weekly Payroll Report'.R261:'Weekly Payroll Report'.R261 'Weekly Payroll Report'.V261:'Weekly Payroll Report'.V261 'Weekly Payroll Report'.Z261:'Weekly Payroll Report'.Z261 'Weekly Payroll Report'.AD261:'Weekly Payroll Report'.AD261 'Weekly Payroll Report'.N13:'Weekly Payroll Report'.N13 'Weekly Payroll Report'.N21:'Weekly Payroll Report'.N21 'Weekly Payroll Report'.N29:'Weekly Payroll Report'.N29 'Weekly Payroll Report'.N37:'Weekly Payroll Report'.N37 'Weekly Payroll Report'.N45:'Weekly Payroll Report'.N45 'Weekly Payroll Report'.N53:'Weekly Payroll Report'.N53 'Weekly Payroll Report'.N61:'Weekly Payroll Report'.N61 'Weekly Payroll Report'.N69:'Weekly Payroll Report'.N69 'Weekly Payroll Report'.N77:'Weekly Payroll Report'.N77 'Weekly Payroll Report'.N85:'Weekly Payroll Report'.N85 'Weekly Payroll Report'.N93:'Weekly Payroll Report'.N93 'Weekly Payroll Report'.N101:'Weekly Payroll Report'.N101 'Weekly Payroll Report'.N109:'Weekly Payroll Report'.N109 'Weekly Payroll Report'.N117:'Weekly Payroll Report'.N117 'Weekly Payroll Report'.N125:'Weekly Payroll Report'.N125 'Weekly Payroll Report'.N133:'Weekly Payroll Report'.N133 'Weekly Payroll Report'.N141:'Weekly Payroll Report'.N141 'Weekly Payroll Report'.N149:'Weekly Payroll Report'.N149 'Weekly Payroll Report'.N157:'Weekly Payroll Report'.N157 'Weekly Payroll Report'.N165:'Weekly Payroll Report'.N165 'Weekly Payroll Report'.N173:'Weekly Payroll Report'.N173 'Weekly Payroll Report'.N181:'Weekly Payroll Report'.N181 'Weekly Payroll Report'.N189:'Weekly Payroll Report'.N189 'Weekly Payroll Report'.N197:'Weekly Payroll Report'.N197 'Weekly Payroll Report'.N205:'Weekly Payroll Report'.N205 'Weekly Payroll Report'.N213:'Weekly Payroll Report'.N213 'Weekly Payroll Report'.N221:'Weekly Payroll Report'.N221 'Weekly Payroll Report'.N229:'Weekly Payroll Report'.N229 'Weekly Payroll Report'.N237:'Weekly Payroll Report'.N237 'Weekly Payroll Report'.N245:'Weekly Payroll Report'.N245 'Weekly Payroll Report'.N253:'Weekly Payroll Report'.N253 'Weekly Payroll Report'.N261:'Weekly Payroll Report'.N261">
            <calcext:condition calcext:apply-style-name="VH Hours Entered with VolumeDL" calcext:value="formula-is(((([.F12]+[.F13]=0)                                            AND                                            ([.F6]+[.G6]&gt;0))                                               OR                                               (([.H6]+[.I6]&gt;0)                                            AND                                            ([.F12]+[.F13]&gt;0))))" calcext:base-cell-address="'Weekly Payroll Report'.F13"/>
            <calcext:condition calcext:apply-style-name="Hidden" calcext:value="=0" calcext:base-cell-address="'Weekly Payroll Report'.F13"/>
          </calcext:conditional-format>
          <calcext:conditional-format calcext:target-range-address="'Weekly Payroll Report'.G7:'Weekly Payroll Report'.G7 'Weekly Payroll Report'.K7:'Weekly Payroll Report'.K7 'Weekly Payroll Report'.O7:'Weekly Payroll Report'.O7 'Weekly Payroll Report'.S7:'Weekly Payroll Report'.S7 'Weekly Payroll Report'.W7:'Weekly Payroll Report'.W7 'Weekly Payroll Report'.AA7:'Weekly Payroll Report'.AA7 'Weekly Payroll Report'.AE7:'Weekly Payroll Report'.AE7 'Weekly Payroll Report'.G15:'Weekly Payroll Report'.G15 'Weekly Payroll Report'.K15:'Weekly Payroll Report'.K15 'Weekly Payroll Report'.O15:'Weekly Payroll Report'.O15 'Weekly Payroll Report'.S15:'Weekly Payroll Report'.S15 'Weekly Payroll Report'.W15:'Weekly Payroll Report'.W15 'Weekly Payroll Report'.AA15:'Weekly Payroll Report'.AA15 'Weekly Payroll Report'.AE15:'Weekly Payroll Report'.AE15 'Weekly Payroll Report'.G23:'Weekly Payroll Report'.G23 'Weekly Payroll Report'.K23:'Weekly Payroll Report'.K23 'Weekly Payroll Report'.O23:'Weekly Payroll Report'.O23 'Weekly Payroll Report'.S23:'Weekly Payroll Report'.S23 'Weekly Payroll Report'.W23:'Weekly Payroll Report'.W23 'Weekly Payroll Report'.AA23:'Weekly Payroll Report'.AA23 'Weekly Payroll Report'.AE23:'Weekly Payroll Report'.AE23 'Weekly Payroll Report'.G31:'Weekly Payroll Report'.G31 'Weekly Payroll Report'.K31:'Weekly Payroll Report'.K31 'Weekly Payroll Report'.O31:'Weekly Payroll Report'.O31 'Weekly Payroll Report'.S31:'Weekly Payroll Report'.S31 'Weekly Payroll Report'.W31:'Weekly Payroll Report'.W31 'Weekly Payroll Report'.AA31:'Weekly Payroll Report'.AA31 'Weekly Payroll Report'.AE31:'Weekly Payroll Report'.AE31 'Weekly Payroll Report'.G39:'Weekly Payroll Report'.G39 'Weekly Payroll Report'.K39:'Weekly Payroll Report'.K39 'Weekly Payroll Report'.O39:'Weekly Payroll Report'.O39 'Weekly Payroll Report'.S39:'Weekly Payroll Report'.S39 'Weekly Payroll Report'.W39:'Weekly Payroll Report'.W39 'Weekly Payroll Report'.AA39:'Weekly Payroll Report'.AA39 'Weekly Payroll Report'.AE39:'Weekly Payroll Report'.AE39 'Weekly Payroll Report'.G47:'Weekly Payroll Report'.G47 'Weekly Payroll Report'.K47:'Weekly Payroll Report'.K47 'Weekly Payroll Report'.O47:'Weekly Payroll Report'.O47 'Weekly Payroll Report'.S47:'Weekly Payroll Report'.S47 'Weekly Payroll Report'.W47:'Weekly Payroll Report'.W47 'Weekly Payroll Report'.AA47:'Weekly Payroll Report'.AA47 'Weekly Payroll Report'.AE47:'Weekly Payroll Report'.AE47 'Weekly Payroll Report'.G55:'Weekly Payroll Report'.G55 'Weekly Payroll Report'.K55:'Weekly Payroll Report'.K55 'Weekly Payroll Report'.O55:'Weekly Payroll Report'.O55 'Weekly Payroll Report'.S55:'Weekly Payroll Report'.S55 'Weekly Payroll Report'.W55:'Weekly Payroll Report'.W55 'Weekly Payroll Report'.AA55:'Weekly Payroll Report'.AA55 'Weekly Payroll Report'.AE55:'Weekly Payroll Report'.AE55 'Weekly Payroll Report'.G63:'Weekly Payroll Report'.G63 'Weekly Payroll Report'.K63:'Weekly Payroll Report'.K63 'Weekly Payroll Report'.O63:'Weekly Payroll Report'.O63 'Weekly Payroll Report'.S63:'Weekly Payroll Report'.S63 'Weekly Payroll Report'.W63:'Weekly Payroll Report'.W63 'Weekly Payroll Report'.AA63:'Weekly Payroll Report'.AA63 'Weekly Payroll Report'.AE63:'Weekly Payroll Report'.AE63 'Weekly Payroll Report'.G71:'Weekly Payroll Report'.G71 'Weekly Payroll Report'.K71:'Weekly Payroll Report'.K71 'Weekly Payroll Report'.O71:'Weekly Payroll Report'.O71 'Weekly Payroll Report'.S71:'Weekly Payroll Report'.S71 'Weekly Payroll Report'.W71:'Weekly Payroll Report'.W71 'Weekly Payroll Report'.AA71:'Weekly Payroll Report'.AA71 'Weekly Payroll Report'.AE71:'Weekly Payroll Report'.AE71 'Weekly Payroll Report'.G79:'Weekly Payroll Report'.G79 'Weekly Payroll Report'.K79:'Weekly Payroll Report'.K79 'Weekly Payroll Report'.O79:'Weekly Payroll Report'.O79 'Weekly Payroll Report'.S79:'Weekly Payroll Report'.S79 'Weekly Payroll Report'.W79:'Weekly Payroll Report'.W79 'Weekly Payroll Report'.AA79:'Weekly Payroll Report'.AA79 'Weekly Payroll Report'.AE79:'Weekly Payroll Report'.AE79 'Weekly Payroll Report'.G87:'Weekly Payroll Report'.G87 'Weekly Payroll Report'.K87:'Weekly Payroll Report'.K87 'Weekly Payroll Report'.O87:'Weekly Payroll Report'.O87 'Weekly Payroll Report'.S87:'Weekly Payroll Report'.S87 'Weekly Payroll Report'.W87:'Weekly Payroll Report'.W87 'Weekly Payroll Report'.AA87:'Weekly Payroll Report'.AA87 'Weekly Payroll Report'.AE87:'Weekly Payroll Report'.AE87 'Weekly Payroll Report'.G95:'Weekly Payroll Report'.G95 'Weekly Payroll Report'.K95:'Weekly Payroll Report'.K95 'Weekly Payroll Report'.O95:'Weekly Payroll Report'.O95 'Weekly Payroll Report'.S95:'Weekly Payroll Report'.S95 'Weekly Payroll Report'.W95:'Weekly Payroll Report'.W95 'Weekly Payroll Report'.AA95:'Weekly Payroll Report'.AA95 'Weekly Payroll Report'.AE95:'Weekly Payroll Report'.AE95 'Weekly Payroll Report'.G103:'Weekly Payroll Report'.G103 'Weekly Payroll Report'.K103:'Weekly Payroll Report'.K103 'Weekly Payroll Report'.O103:'Weekly Payroll Report'.O103 'Weekly Payroll Report'.S103:'Weekly Payroll Report'.S103 'Weekly Payroll Report'.W103:'Weekly Payroll Report'.W103 'Weekly Payroll Report'.AA103:'Weekly Payroll Report'.AA103 'Weekly Payroll Report'.AE103:'Weekly Payroll Report'.AE103 'Weekly Payroll Report'.G111:'Weekly Payroll Report'.G111 'Weekly Payroll Report'.K111:'Weekly Payroll Report'.K111 'Weekly Payroll Report'.O111:'Weekly Payroll Report'.O111 'Weekly Payroll Report'.S111:'Weekly Payroll Report'.S111 'Weekly Payroll Report'.W111:'Weekly Payroll Report'.W111 'Weekly Payroll Report'.AA111:'Weekly Payroll Report'.AA111 'Weekly Payroll Report'.AE111:'Weekly Payroll Report'.AE111 'Weekly Payroll Report'.G119:'Weekly Payroll Report'.G119 'Weekly Payroll Report'.K119:'Weekly Payroll Report'.K119 'Weekly Payroll Report'.O119:'Weekly Payroll Report'.O119 'Weekly Payroll Report'.S119:'Weekly Payroll Report'.S119 'Weekly Payroll Report'.W119:'Weekly Payroll Report'.W119 'Weekly Payroll Report'.AA119:'Weekly Payroll Report'.AA119 'Weekly Payroll Report'.AE119:'Weekly Payroll Report'.AE119 'Weekly Payroll Report'.G127:'Weekly Payroll Report'.G127 'Weekly Payroll Report'.K127:'Weekly Payroll Report'.K127 'Weekly Payroll Report'.O127:'Weekly Payroll Report'.O127 'Weekly Payroll Report'.S127:'Weekly Payroll Report'.S127 'Weekly Payroll Report'.W127:'Weekly Payroll Report'.W127 'Weekly Payroll Report'.AA127:'Weekly Payroll Report'.AA127 'Weekly Payroll Report'.AE127:'Weekly Payroll Report'.AE127 'Weekly Payroll Report'.G135:'Weekly Payroll Report'.G135 'Weekly Payroll Report'.K135:'Weekly Payroll Report'.K135 'Weekly Payroll Report'.O135:'Weekly Payroll Report'.O135 'Weekly Payroll Report'.S135:'Weekly Payroll Report'.S135 'Weekly Payroll Report'.W135:'Weekly Payroll Report'.W135 'Weekly Payroll Report'.AA135:'Weekly Payroll Report'.AA135 'Weekly Payroll Report'.AE135:'Weekly Payroll Report'.AE135 'Weekly Payroll Report'.G143:'Weekly Payroll Report'.G143 'Weekly Payroll Report'.K143:'Weekly Payroll Report'.K143 'Weekly Payroll Report'.O143:'Weekly Payroll Report'.O143 'Weekly Payroll Report'.S143:'Weekly Payroll Report'.S143 'Weekly Payroll Report'.W143:'Weekly Payroll Report'.W143 'Weekly Payroll Report'.AA143:'Weekly Payroll Report'.AA143 'Weekly Payroll Report'.AE143:'Weekly Payroll Report'.AE143 'Weekly Payroll Report'.G151:'Weekly Payroll Report'.G151 'Weekly Payroll Report'.K151:'Weekly Payroll Report'.K151 'Weekly Payroll Report'.O151:'Weekly Payroll Report'.O151 'Weekly Payroll Report'.S151:'Weekly Payroll Report'.S151 'Weekly Payroll Report'.W151:'Weekly Payroll Report'.W151 'Weekly Payroll Report'.AA151:'Weekly Payroll Report'.AA151 'Weekly Payroll Report'.AE151:'Weekly Payroll Report'.AE151 'Weekly Payroll Report'.G159:'Weekly Payroll Report'.G159 'Weekly Payroll Report'.K159:'Weekly Payroll Report'.K159 'Weekly Payroll Report'.O159:'Weekly Payroll Report'.O159 'Weekly Payroll Report'.S159:'Weekly Payroll Report'.S159 'Weekly Payroll Report'.W159:'Weekly Payroll Report'.W159 'Weekly Payroll Report'.AA159:'Weekly Payroll Report'.AA159 'Weekly Payroll Report'.AE159:'Weekly Payroll Report'.AE159 'Weekly Payroll Report'.G167:'Weekly Payroll Report'.G167 'Weekly Payroll Report'.K167:'Weekly Payroll Report'.K167 'Weekly Payroll Report'.O167:'Weekly Payroll Report'.O167 'Weekly Payroll Report'.S167:'Weekly Payroll Report'.S167 'Weekly Payroll Report'.W167:'Weekly Payroll Report'.W167 'Weekly Payroll Report'.AA167:'Weekly Payroll Report'.AA167 'Weekly Payroll Report'.AE167:'Weekly Payroll Report'.AE167 'Weekly Payroll Report'.G175:'Weekly Payroll Report'.G175 'Weekly Payroll Report'.K175:'Weekly Payroll Report'.K175 'Weekly Payroll Report'.O175:'Weekly Payroll Report'.O175 'Weekly Payroll Report'.S175:'Weekly Payroll Report'.S175 'Weekly Payroll Report'.W175:'Weekly Payroll Report'.W175 'Weekly Payroll Report'.AA175:'Weekly Payroll Report'.AA175 'Weekly Payroll Report'.AE175:'Weekly Payroll Report'.AE175 'Weekly Payroll Report'.G183:'Weekly Payroll Report'.G183 'Weekly Payroll Report'.K183:'Weekly Payroll Report'.K183 'Weekly Payroll Report'.O183:'Weekly Payroll Report'.O183 'Weekly Payroll Report'.S183:'Weekly Payroll Report'.S183 'Weekly Payroll Report'.W183:'Weekly Payroll Report'.W183 'Weekly Payroll Report'.AA183:'Weekly Payroll Report'.AA183 'Weekly Payroll Report'.AE183:'Weekly Payroll Report'.AE183 'Weekly Payroll Report'.G191:'Weekly Payroll Report'.G191 'Weekly Payroll Report'.K191:'Weekly Payroll Report'.K191 'Weekly Payroll Report'.O191:'Weekly Payroll Report'.O191 'Weekly Payroll Report'.S191:'Weekly Payroll Report'.S191 'Weekly Payroll Report'.W191:'Weekly Payroll Report'.W191 'Weekly Payroll Report'.AA191:'Weekly Payroll Report'.AA191 'Weekly Payroll Report'.AE191:'Weekly Payroll Report'.AE191 'Weekly Payroll Report'.G199:'Weekly Payroll Report'.G199 'Weekly Payroll Report'.K199:'Weekly Payroll Report'.K199 'Weekly Payroll Report'.O199:'Weekly Payroll Report'.O199 'Weekly Payroll Report'.S199:'Weekly Payroll Report'.S199 'Weekly Payroll Report'.W199:'Weekly Payroll Report'.W199 'Weekly Payroll Report'.AA199:'Weekly Payroll Report'.AA199 'Weekly Payroll Report'.AE199:'Weekly Payroll Report'.AE199 'Weekly Payroll Report'.G207:'Weekly Payroll Report'.G207 'Weekly Payroll Report'.K207:'Weekly Payroll Report'.K207 'Weekly Payroll Report'.O207:'Weekly Payroll Report'.O207 'Weekly Payroll Report'.S207:'Weekly Payroll Report'.S207 'Weekly Payroll Report'.W207:'Weekly Payroll Report'.W207 'Weekly Payroll Report'.AA207:'Weekly Payroll Report'.AA207 'Weekly Payroll Report'.AE207:'Weekly Payroll Report'.AE207 'Weekly Payroll Report'.G215:'Weekly Payroll Report'.G215 'Weekly Payroll Report'.K215:'Weekly Payroll Report'.K215 'Weekly Payroll Report'.O215:'Weekly Payroll Report'.O215 'Weekly Payroll Report'.S215:'Weekly Payroll Report'.S215 'Weekly Payroll Report'.W215:'Weekly Payroll Report'.W215 'Weekly Payroll Report'.AA215:'Weekly Payroll Report'.AA215 'Weekly Payroll Report'.AE215:'Weekly Payroll Report'.AE215 'Weekly Payroll Report'.G223:'Weekly Payroll Report'.G223 'Weekly Payroll Report'.K223:'Weekly Payroll Report'.K223 'Weekly Payroll Report'.O223:'Weekly Payroll Report'.O223 'Weekly Payroll Report'.S223:'Weekly Payroll Report'.S223 'Weekly Payroll Report'.W223:'Weekly Payroll Report'.W223 'Weekly Payroll Report'.AA223:'Weekly Payroll Report'.AA223 'Weekly Payroll Report'.AE223:'Weekly Payroll Report'.AE223 'Weekly Payroll Report'.G231:'Weekly Payroll Report'.G231 'Weekly Payroll Report'.K231:'Weekly Payroll Report'.K231 'Weekly Payroll Report'.O231:'Weekly Payroll Report'.O231 'Weekly Payroll Report'.S231:'Weekly Payroll Report'.S231 'Weekly Payroll Report'.W231:'Weekly Payroll Report'.W231 'Weekly Payroll Report'.AA231:'Weekly Payroll Report'.AA231 'Weekly Payroll Report'.AE231:'Weekly Payroll Report'.AE231 'Weekly Payroll Report'.G239:'Weekly Payroll Report'.G239 'Weekly Payroll Report'.K239:'Weekly Payroll Report'.K239 'Weekly Payroll Report'.O239:'Weekly Payroll Report'.O239 'Weekly Payroll Report'.S239:'Weekly Payroll Report'.S239 'Weekly Payroll Report'.W239:'Weekly Payroll Report'.W239 'Weekly Payroll Report'.AA239:'Weekly Payroll Report'.AA239 'Weekly Payroll Report'.AE239:'Weekly Payroll Report'.AE239 'Weekly Payroll Report'.G247:'Weekly Payroll Report'.G247 'Weekly Payroll Report'.K247:'Weekly Payroll Report'.K247 'Weekly Payroll Report'.O247:'Weekly Payroll Report'.O247 'Weekly Payroll Report'.S247:'Weekly Payroll Report'.S247 'Weekly Payroll Report'.W247:'Weekly Payroll Report'.W247 'Weekly Payroll Report'.AA247:'Weekly Payroll Report'.AA247 'Weekly Payroll Report'.AE247:'Weekly Payroll Report'.AE247 'Weekly Payroll Report'.G255:'Weekly Payroll Report'.G255 'Weekly Payroll Report'.K255:'Weekly Payroll Report'.K255 'Weekly Payroll Report'.O255:'Weekly Payroll Report'.O255 'Weekly Payroll Report'.S255:'Weekly Payroll Report'.S255 'Weekly Payroll Report'.W255:'Weekly Payroll Report'.W255 'Weekly Payroll Report'.AA255:'Weekly Payroll Report'.AA255 'Weekly Payroll Report'.AE255:'Weekly Payroll Report'.AE255">
            <calcext:condition calcext:apply-style-name="Hidden" calcext:value="formula-is([.G6]=&quot;&quot;)" calcext:base-cell-address="'Weekly Payroll Report'.G7"/>
          </calcext:conditional-format>
          <calcext:conditional-format calcext:target-range-address="'Weekly Payroll Report'.G12:'Weekly Payroll Report'.I13 'Weekly Payroll Report'.K12:'Weekly Payroll Report'.M13 'Weekly Payroll Report'.O12:'Weekly Payroll Report'.Q13 'Weekly Payroll Report'.S12:'Weekly Payroll Report'.U13 'Weekly Payroll Report'.W12:'Weekly Payroll Report'.Y13 'Weekly Payroll Report'.AA12:'Weekly Payroll Report'.AC13 'Weekly Payroll Report'.AE12:'Weekly Payroll Report'.AG13 'Weekly Payroll Report'.G20:'Weekly Payroll Report'.I21 'Weekly Payroll Report'.K20:'Weekly Payroll Report'.M21 'Weekly Payroll Report'.O20:'Weekly Payroll Report'.Q21 'Weekly Payroll Report'.S20:'Weekly Payroll Report'.U21 'Weekly Payroll Report'.W20:'Weekly Payroll Report'.Y21 'Weekly Payroll Report'.AA20:'Weekly Payroll Report'.AC21 'Weekly Payroll Report'.AE20:'Weekly Payroll Report'.AG21 'Weekly Payroll Report'.G28:'Weekly Payroll Report'.I29 'Weekly Payroll Report'.K28:'Weekly Payroll Report'.M29 'Weekly Payroll Report'.O28:'Weekly Payroll Report'.Q29 'Weekly Payroll Report'.S28:'Weekly Payroll Report'.U29 'Weekly Payroll Report'.W28:'Weekly Payroll Report'.Y29 'Weekly Payroll Report'.AA28:'Weekly Payroll Report'.AC29 'Weekly Payroll Report'.AE28:'Weekly Payroll Report'.AG29 'Weekly Payroll Report'.G36:'Weekly Payroll Report'.I37 'Weekly Payroll Report'.K36:'Weekly Payroll Report'.M37 'Weekly Payroll Report'.O36:'Weekly Payroll Report'.Q37 'Weekly Payroll Report'.S36:'Weekly Payroll Report'.U37 'Weekly Payroll Report'.W36:'Weekly Payroll Report'.Y37 'Weekly Payroll Report'.AA36:'Weekly Payroll Report'.AC37 'Weekly Payroll Report'.AE36:'Weekly Payroll Report'.AG37 'Weekly Payroll Report'.G44:'Weekly Payroll Report'.I45 'Weekly Payroll Report'.K44:'Weekly Payroll Report'.M45 'Weekly Payroll Report'.O44:'Weekly Payroll Report'.Q45 'Weekly Payroll Report'.S44:'Weekly Payroll Report'.U45 'Weekly Payroll Report'.W44:'Weekly Payroll Report'.Y45 'Weekly Payroll Report'.AA44:'Weekly Payroll Report'.AC45 'Weekly Payroll Report'.AE44:'Weekly Payroll Report'.AG45 'Weekly Payroll Report'.G52:'Weekly Payroll Report'.I53 'Weekly Payroll Report'.K52:'Weekly Payroll Report'.M53 'Weekly Payroll Report'.O52:'Weekly Payroll Report'.Q53 'Weekly Payroll Report'.S52:'Weekly Payroll Report'.U53 'Weekly Payroll Report'.W52:'Weekly Payroll Report'.Y53 'Weekly Payroll Report'.AA52:'Weekly Payroll Report'.AC53 'Weekly Payroll Report'.AE52:'Weekly Payroll Report'.AG53 'Weekly Payroll Report'.G60:'Weekly Payroll Report'.I61 'Weekly Payroll Report'.K60:'Weekly Payroll Report'.M61 'Weekly Payroll Report'.O60:'Weekly Payroll Report'.Q61 'Weekly Payroll Report'.S60:'Weekly Payroll Report'.U61 'Weekly Payroll Report'.W60:'Weekly Payroll Report'.Y61 'Weekly Payroll Report'.AA60:'Weekly Payroll Report'.AC61 'Weekly Payroll Report'.AE60:'Weekly Payroll Report'.AG61 'Weekly Payroll Report'.G68:'Weekly Payroll Report'.I69 'Weekly Payroll Report'.K68:'Weekly Payroll Report'.M69 'Weekly Payroll Report'.O68:'Weekly Payroll Report'.Q69 'Weekly Payroll Report'.S68:'Weekly Payroll Report'.U69 'Weekly Payroll Report'.W68:'Weekly Payroll Report'.Y69 'Weekly Payroll Report'.AA68:'Weekly Payroll Report'.AC69 'Weekly Payroll Report'.AE68:'Weekly Payroll Report'.AG69 'Weekly Payroll Report'.G76:'Weekly Payroll Report'.I77 'Weekly Payroll Report'.K76:'Weekly Payroll Report'.M77 'Weekly Payroll Report'.O76:'Weekly Payroll Report'.Q77 'Weekly Payroll Report'.S76:'Weekly Payroll Report'.U77 'Weekly Payroll Report'.W76:'Weekly Payroll Report'.Y77 'Weekly Payroll Report'.AA76:'Weekly Payroll Report'.AC77 'Weekly Payroll Report'.AE76:'Weekly Payroll Report'.AG77 'Weekly Payroll Report'.G84:'Weekly Payroll Report'.I85 'Weekly Payroll Report'.K84:'Weekly Payroll Report'.M85 'Weekly Payroll Report'.O84:'Weekly Payroll Report'.Q85 'Weekly Payroll Report'.S84:'Weekly Payroll Report'.U85 'Weekly Payroll Report'.W84:'Weekly Payroll Report'.Y85 'Weekly Payroll Report'.AA84:'Weekly Payroll Report'.AC85 'Weekly Payroll Report'.AE84:'Weekly Payroll Report'.AG85 'Weekly Payroll Report'.G92:'Weekly Payroll Report'.I93 'Weekly Payroll Report'.K92:'Weekly Payroll Report'.M93 'Weekly Payroll Report'.O92:'Weekly Payroll Report'.Q93 'Weekly Payroll Report'.S92:'Weekly Payroll Report'.U93 'Weekly Payroll Report'.W92:'Weekly Payroll Report'.Y93 'Weekly Payroll Report'.AA92:'Weekly Payroll Report'.AC93 'Weekly Payroll Report'.AE92:'Weekly Payroll Report'.AG93 'Weekly Payroll Report'.G100:'Weekly Payroll Report'.I101 'Weekly Payroll Report'.K100:'Weekly Payroll Report'.M101 'Weekly Payroll Report'.O100:'Weekly Payroll Report'.Q101 'Weekly Payroll Report'.S100:'Weekly Payroll Report'.U101 'Weekly Payroll Report'.W100:'Weekly Payroll Report'.Y101 'Weekly Payroll Report'.AA100:'Weekly Payroll Report'.AC101 'Weekly Payroll Report'.AE100:'Weekly Payroll Report'.AG101 'Weekly Payroll Report'.G108:'Weekly Payroll Report'.I109 'Weekly Payroll Report'.K108:'Weekly Payroll Report'.M109 'Weekly Payroll Report'.O108:'Weekly Payroll Report'.Q109 'Weekly Payroll Report'.S108:'Weekly Payroll Report'.U109 'Weekly Payroll Report'.W108:'Weekly Payroll Report'.Y109 'Weekly Payroll Report'.AA108:'Weekly Payroll Report'.AC109 'Weekly Payroll Report'.AE108:'Weekly Payroll Report'.AG109 'Weekly Payroll Report'.G116:'Weekly Payroll Report'.I117 'Weekly Payroll Report'.K116:'Weekly Payroll Report'.M117 'Weekly Payroll Report'.O116:'Weekly Payroll Report'.Q117 'Weekly Payroll Report'.S116:'Weekly Payroll Report'.U117 'Weekly Payroll Report'.W116:'Weekly Payroll Report'.Y117 'Weekly Payroll Report'.AA116:'Weekly Payroll Report'.AC117 'Weekly Payroll Report'.AE116:'Weekly Payroll Report'.AG117 'Weekly Payroll Report'.G124:'Weekly Payroll Report'.I125 'Weekly Payroll Report'.K124:'Weekly Payroll Report'.M125 'Weekly Payroll Report'.O124:'Weekly Payroll Report'.Q125 'Weekly Payroll Report'.S124:'Weekly Payroll Report'.U125 'Weekly Payroll Report'.W124:'Weekly Payroll Report'.Y125 'Weekly Payroll Report'.AA124:'Weekly Payroll Report'.AC125 'Weekly Payroll Report'.AE124:'Weekly Payroll Report'.AG125 'Weekly Payroll Report'.G132:'Weekly Payroll Report'.I133 'Weekly Payroll Report'.K132:'Weekly Payroll Report'.M133 'Weekly Payroll Report'.O132:'Weekly Payroll Report'.Q133 'Weekly Payroll Report'.S132:'Weekly Payroll Report'.U133 'Weekly Payroll Report'.W132:'Weekly Payroll Report'.Y133 'Weekly Payroll Report'.AA132:'Weekly Payroll Report'.AC133 'Weekly Payroll Report'.AE132:'Weekly Payroll Report'.AG133 'Weekly Payroll Report'.G140:'Weekly Payroll Report'.I141 'Weekly Payroll Report'.K140:'Weekly Payroll Report'.M141 'Weekly Payroll Report'.O140:'Weekly Payroll Report'.Q141 'Weekly Payroll Report'.S140:'Weekly Payroll Report'.U141 'Weekly Payroll Report'.W140:'Weekly Payroll Report'.Y141 'Weekly Payroll Report'.AA140:'Weekly Payroll Report'.AC141 'Weekly Payroll Report'.AE140:'Weekly Payroll Report'.AG141 'Weekly Payroll Report'.G148:'Weekly Payroll Report'.I149 'Weekly Payroll Report'.K148:'Weekly Payroll Report'.M149 'Weekly Payroll Report'.O148:'Weekly Payroll Report'.Q149 'Weekly Payroll Report'.S148:'Weekly Payroll Report'.U149 'Weekly Payroll Report'.W148:'Weekly Payroll Report'.Y149 'Weekly Payroll Report'.AA148:'Weekly Payroll Report'.AC149 'Weekly Payroll Report'.AE148:'Weekly Payroll Report'.AG149 'Weekly Payroll Report'.G156:'Weekly Payroll Report'.I157 'Weekly Payroll Report'.K156:'Weekly Payroll Report'.M157 'Weekly Payroll Report'.O156:'Weekly Payroll Report'.Q157 'Weekly Payroll Report'.S156:'Weekly Payroll Report'.U157 'Weekly Payroll Report'.W156:'Weekly Payroll Report'.Y157 'Weekly Payroll Report'.AA156:'Weekly Payroll Report'.AC157 'Weekly Payroll Report'.AE156:'Weekly Payroll Report'.AG157 'Weekly Payroll Report'.G164:'Weekly Payroll Report'.I165 'Weekly Payroll Report'.K164:'Weekly Payroll Report'.M165 'Weekly Payroll Report'.O164:'Weekly Payroll Report'.Q165 'Weekly Payroll Report'.S164:'Weekly Payroll Report'.U165 'Weekly Payroll Report'.W164:'Weekly Payroll Report'.Y165 'Weekly Payroll Report'.AA164:'Weekly Payroll Report'.AC165 'Weekly Payroll Report'.AE164:'Weekly Payroll Report'.AG165 'Weekly Payroll Report'.G172:'Weekly Payroll Report'.I173 'Weekly Payroll Report'.K172:'Weekly Payroll Report'.M173 'Weekly Payroll Report'.O172:'Weekly Payroll Report'.Q173 'Weekly Payroll Report'.S172:'Weekly Payroll Report'.U173 'Weekly Payroll Report'.W172:'Weekly Payroll Report'.Y173 'Weekly Payroll Report'.AA172:'Weekly Payroll Report'.AC173 'Weekly Payroll Report'.AE172:'Weekly Payroll Report'.AG173 'Weekly Payroll Report'.G180:'Weekly Payroll Report'.I181 'Weekly Payroll Report'.K180:'Weekly Payroll Report'.M181 'Weekly Payroll Report'.O180:'Weekly Payroll Report'.Q181 'Weekly Payroll Report'.S180:'Weekly Payroll Report'.U181 'Weekly Payroll Report'.W180:'Weekly Payroll Report'.Y181 'Weekly Payroll Report'.AA180:'Weekly Payroll Report'.AC181 'Weekly Payroll Report'.AE180:'Weekly Payroll Report'.AG181 'Weekly Payroll Report'.G188:'Weekly Payroll Report'.I189 'Weekly Payroll Report'.K188:'Weekly Payroll Report'.M189 'Weekly Payroll Report'.O188:'Weekly Payroll Report'.Q189 'Weekly Payroll Report'.S188:'Weekly Payroll Report'.U189 'Weekly Payroll Report'.W188:'Weekly Payroll Report'.Y189 'Weekly Payroll Report'.AA188:'Weekly Payroll Report'.AC189 'Weekly Payroll Report'.AE188:'Weekly Payroll Report'.AG189 'Weekly Payroll Report'.G196:'Weekly Payroll Report'.I197 'Weekly Payroll Report'.K196:'Weekly Payroll Report'.M197 'Weekly Payroll Report'.O196:'Weekly Payroll Report'.Q197 'Weekly Payroll Report'.S196:'Weekly Payroll Report'.U197 'Weekly Payroll Report'.W196:'Weekly Payroll Report'.Y197 'Weekly Payroll Report'.AA196:'Weekly Payroll Report'.AC197 'Weekly Payroll Report'.AE196:'Weekly Payroll Report'.AG197 'Weekly Payroll Report'.G204:'Weekly Payroll Report'.I205 'Weekly Payroll Report'.K204:'Weekly Payroll Report'.M205 'Weekly Payroll Report'.O204:'Weekly Payroll Report'.Q205 'Weekly Payroll Report'.S204:'Weekly Payroll Report'.U205 'Weekly Payroll Report'.W204:'Weekly Payroll Report'.Y205 'Weekly Payroll Report'.AA204:'Weekly Payroll Report'.AC205 'Weekly Payroll Report'.AE204:'Weekly Payroll Report'.AG205 'Weekly Payroll Report'.G212:'Weekly Payroll Report'.I213 'Weekly Payroll Report'.K212:'Weekly Payroll Report'.M213 'Weekly Payroll Report'.O212:'Weekly Payroll Report'.Q213 'Weekly Payroll Report'.S212:'Weekly Payroll Report'.U213 'Weekly Payroll Report'.W212:'Weekly Payroll Report'.Y213 'Weekly Payroll Report'.AA212:'Weekly Payroll Report'.AC213 'Weekly Payroll Report'.AE212:'Weekly Payroll Report'.AG213 'Weekly Payroll Report'.G220:'Weekly Payroll Report'.I221 'Weekly Payroll Report'.K220:'Weekly Payroll Report'.M221 'Weekly Payroll Report'.O220:'Weekly Payroll Report'.Q221 'Weekly Payroll Report'.S220:'Weekly Payroll Report'.U221 'Weekly Payroll Report'.W220:'Weekly Payroll Report'.Y221 'Weekly Payroll Report'.AA220:'Weekly Payroll Report'.AC221 'Weekly Payroll Report'.AE220:'Weekly Payroll Report'.AG221 'Weekly Payroll Report'.G228:'Weekly Payroll Report'.I229 'Weekly Payroll Report'.K228:'Weekly Payroll Report'.M229 'Weekly Payroll Report'.O228:'Weekly Payroll Report'.Q229 'Weekly Payroll Report'.S228:'Weekly Payroll Report'.U229 'Weekly Payroll Report'.W228:'Weekly Payroll Report'.Y229 'Weekly Payroll Report'.AA228:'Weekly Payroll Report'.AC229 'Weekly Payroll Report'.AE228:'Weekly Payroll Report'.AG229 'Weekly Payroll Report'.G236:'Weekly Payroll Report'.I237 'Weekly Payroll Report'.K236:'Weekly Payroll Report'.M237 'Weekly Payroll Report'.O236:'Weekly Payroll Report'.Q237 'Weekly Payroll Report'.S236:'Weekly Payroll Report'.U237 'Weekly Payroll Report'.W236:'Weekly Payroll Report'.Y237 'Weekly Payroll Report'.AA236:'Weekly Payroll Report'.AC237 'Weekly Payroll Report'.AE236:'Weekly Payroll Report'.AG237 'Weekly Payroll Report'.G244:'Weekly Payroll Report'.I245 'Weekly Payroll Report'.K244:'Weekly Payroll Report'.M245 'Weekly Payroll Report'.O244:'Weekly Payroll Report'.Q245 'Weekly Payroll Report'.S244:'Weekly Payroll Report'.U245 'Weekly Payroll Report'.W244:'Weekly Payroll Report'.Y245 'Weekly Payroll Report'.AA244:'Weekly Payroll Report'.AC245 'Weekly Payroll Report'.AE244:'Weekly Payroll Report'.AG245 'Weekly Payroll Report'.G252:'Weekly Payroll Report'.I253 'Weekly Payroll Report'.K252:'Weekly Payroll Report'.M253 'Weekly Payroll Report'.O252:'Weekly Payroll Report'.Q253 'Weekly Payroll Report'.S252:'Weekly Payroll Report'.U253 'Weekly Payroll Report'.W252:'Weekly Payroll Report'.Y253 'Weekly Payroll Report'.AA252:'Weekly Payroll Report'.AC253 'Weekly Payroll Report'.AE252:'Weekly Payroll Report'.AG253 'Weekly Payroll Report'.G260:'Weekly Payroll Report'.I261 'Weekly Payroll Report'.K260:'Weekly Payroll Report'.M261 'Weekly Payroll Report'.O260:'Weekly Payroll Report'.Q261 'Weekly Payroll Report'.S260:'Weekly Payroll Report'.U261 'Weekly Payroll Report'.W260:'Weekly Payroll Report'.Y261 'Weekly Payroll Report'.AA260:'Weekly Payroll Report'.AC261 'Weekly Payroll Report'.AE260:'Weekly Payroll Report'.AG261">
            <calcext:condition calcext:apply-style-name="VH Hours Entered with VolumeDL" calcext:value="formula-is(([.G12]+[.G13]=0)                                           OR                                           ([.I6]+[.J6]&gt;0))" calcext:base-cell-address="'Weekly Payroll Report'.G12"/>
            <calcext:condition calcext:apply-style-name="Hidden" calcext:value="=0" calcext:base-cell-address="'Weekly Payroll Report'.G12"/>
          </calcext:conditional-format>
          <calcext:conditional-format calcext:target-range-address="'Weekly Payroll Report'.H7:'Weekly Payroll Report'.H7 'Weekly Payroll Report'.L7:'Weekly Payroll Report'.L7 'Weekly Payroll Report'.P7:'Weekly Payroll Report'.P7 'Weekly Payroll Report'.T7:'Weekly Payroll Report'.T7 'Weekly Payroll Report'.X7:'Weekly Payroll Report'.X7 'Weekly Payroll Report'.AB7:'Weekly Payroll Report'.AB7 'Weekly Payroll Report'.AF7:'Weekly Payroll Report'.AF7 'Weekly Payroll Report'.H15:'Weekly Payroll Report'.H15 'Weekly Payroll Report'.L15:'Weekly Payroll Report'.L15 'Weekly Payroll Report'.P15:'Weekly Payroll Report'.P15 'Weekly Payroll Report'.T15:'Weekly Payroll Report'.T15 'Weekly Payroll Report'.X15:'Weekly Payroll Report'.X15 'Weekly Payroll Report'.AB15:'Weekly Payroll Report'.AB15 'Weekly Payroll Report'.AF15:'Weekly Payroll Report'.AF15 'Weekly Payroll Report'.H23:'Weekly Payroll Report'.H23 'Weekly Payroll Report'.L23:'Weekly Payroll Report'.L23 'Weekly Payroll Report'.P23:'Weekly Payroll Report'.P23 'Weekly Payroll Report'.T23:'Weekly Payroll Report'.T23 'Weekly Payroll Report'.X23:'Weekly Payroll Report'.X23 'Weekly Payroll Report'.AB23:'Weekly Payroll Report'.AB23 'Weekly Payroll Report'.AF23:'Weekly Payroll Report'.AF23 'Weekly Payroll Report'.H31:'Weekly Payroll Report'.H31 'Weekly Payroll Report'.L31:'Weekly Payroll Report'.L31 'Weekly Payroll Report'.P31:'Weekly Payroll Report'.P31 'Weekly Payroll Report'.T31:'Weekly Payroll Report'.T31 'Weekly Payroll Report'.X31:'Weekly Payroll Report'.X31 'Weekly Payroll Report'.AB31:'Weekly Payroll Report'.AB31 'Weekly Payroll Report'.AF31:'Weekly Payroll Report'.AF31 'Weekly Payroll Report'.H39:'Weekly Payroll Report'.H39 'Weekly Payroll Report'.L39:'Weekly Payroll Report'.L39 'Weekly Payroll Report'.P39:'Weekly Payroll Report'.P39 'Weekly Payroll Report'.T39:'Weekly Payroll Report'.T39 'Weekly Payroll Report'.X39:'Weekly Payroll Report'.X39 'Weekly Payroll Report'.AB39:'Weekly Payroll Report'.AB39 'Weekly Payroll Report'.AF39:'Weekly Payroll Report'.AF39 'Weekly Payroll Report'.H47:'Weekly Payroll Report'.H47 'Weekly Payroll Report'.L47:'Weekly Payroll Report'.L47 'Weekly Payroll Report'.P47:'Weekly Payroll Report'.P47 'Weekly Payroll Report'.T47:'Weekly Payroll Report'.T47 'Weekly Payroll Report'.X47:'Weekly Payroll Report'.X47 'Weekly Payroll Report'.AB47:'Weekly Payroll Report'.AB47 'Weekly Payroll Report'.AF47:'Weekly Payroll Report'.AF47 'Weekly Payroll Report'.H55:'Weekly Payroll Report'.H55 'Weekly Payroll Report'.L55:'Weekly Payroll Report'.L55 'Weekly Payroll Report'.P55:'Weekly Payroll Report'.P55 'Weekly Payroll Report'.T55:'Weekly Payroll Report'.T55 'Weekly Payroll Report'.X55:'Weekly Payroll Report'.X55 'Weekly Payroll Report'.AB55:'Weekly Payroll Report'.AB55 'Weekly Payroll Report'.AF55:'Weekly Payroll Report'.AF55 'Weekly Payroll Report'.H63:'Weekly Payroll Report'.H63 'Weekly Payroll Report'.L63:'Weekly Payroll Report'.L63 'Weekly Payroll Report'.P63:'Weekly Payroll Report'.P63 'Weekly Payroll Report'.T63:'Weekly Payroll Report'.T63 'Weekly Payroll Report'.X63:'Weekly Payroll Report'.X63 'Weekly Payroll Report'.AB63:'Weekly Payroll Report'.AB63 'Weekly Payroll Report'.AF63:'Weekly Payroll Report'.AF63 'Weekly Payroll Report'.H71:'Weekly Payroll Report'.H71 'Weekly Payroll Report'.L71:'Weekly Payroll Report'.L71 'Weekly Payroll Report'.P71:'Weekly Payroll Report'.P71 'Weekly Payroll Report'.T71:'Weekly Payroll Report'.T71 'Weekly Payroll Report'.X71:'Weekly Payroll Report'.X71 'Weekly Payroll Report'.AB71:'Weekly Payroll Report'.AB71 'Weekly Payroll Report'.AF71:'Weekly Payroll Report'.AF71 'Weekly Payroll Report'.H79:'Weekly Payroll Report'.H79 'Weekly Payroll Report'.L79:'Weekly Payroll Report'.L79 'Weekly Payroll Report'.P79:'Weekly Payroll Report'.P79 'Weekly Payroll Report'.T79:'Weekly Payroll Report'.T79 'Weekly Payroll Report'.X79:'Weekly Payroll Report'.X79 'Weekly Payroll Report'.AB79:'Weekly Payroll Report'.AB79 'Weekly Payroll Report'.AF79:'Weekly Payroll Report'.AF79 'Weekly Payroll Report'.H87:'Weekly Payroll Report'.H87 'Weekly Payroll Report'.L87:'Weekly Payroll Report'.L87 'Weekly Payroll Report'.P87:'Weekly Payroll Report'.P87 'Weekly Payroll Report'.T87:'Weekly Payroll Report'.T87 'Weekly Payroll Report'.X87:'Weekly Payroll Report'.X87 'Weekly Payroll Report'.AB87:'Weekly Payroll Report'.AB87 'Weekly Payroll Report'.AF87:'Weekly Payroll Report'.AF87 'Weekly Payroll Report'.H95:'Weekly Payroll Report'.H95 'Weekly Payroll Report'.L95:'Weekly Payroll Report'.L95 'Weekly Payroll Report'.P95:'Weekly Payroll Report'.P95 'Weekly Payroll Report'.T95:'Weekly Payroll Report'.T95 'Weekly Payroll Report'.X95:'Weekly Payroll Report'.X95 'Weekly Payroll Report'.AB95:'Weekly Payroll Report'.AB95 'Weekly Payroll Report'.AF95:'Weekly Payroll Report'.AF95 'Weekly Payroll Report'.H103:'Weekly Payroll Report'.H103 'Weekly Payroll Report'.L103:'Weekly Payroll Report'.L103 'Weekly Payroll Report'.P103:'Weekly Payroll Report'.P103 'Weekly Payroll Report'.T103:'Weekly Payroll Report'.T103 'Weekly Payroll Report'.X103:'Weekly Payroll Report'.X103 'Weekly Payroll Report'.AB103:'Weekly Payroll Report'.AB103 'Weekly Payroll Report'.AF103:'Weekly Payroll Report'.AF103 'Weekly Payroll Report'.H111:'Weekly Payroll Report'.H111 'Weekly Payroll Report'.L111:'Weekly Payroll Report'.L111 'Weekly Payroll Report'.P111:'Weekly Payroll Report'.P111 'Weekly Payroll Report'.T111:'Weekly Payroll Report'.T111 'Weekly Payroll Report'.X111:'Weekly Payroll Report'.X111 'Weekly Payroll Report'.AB111:'Weekly Payroll Report'.AB111 'Weekly Payroll Report'.AF111:'Weekly Payroll Report'.AF111 'Weekly Payroll Report'.H119:'Weekly Payroll Report'.H119 'Weekly Payroll Report'.L119:'Weekly Payroll Report'.L119 'Weekly Payroll Report'.P119:'Weekly Payroll Report'.P119 'Weekly Payroll Report'.T119:'Weekly Payroll Report'.T119 'Weekly Payroll Report'.X119:'Weekly Payroll Report'.X119 'Weekly Payroll Report'.AB119:'Weekly Payroll Report'.AB119 'Weekly Payroll Report'.AF119:'Weekly Payroll Report'.AF119 'Weekly Payroll Report'.H127:'Weekly Payroll Report'.H127 'Weekly Payroll Report'.L127:'Weekly Payroll Report'.L127 'Weekly Payroll Report'.P127:'Weekly Payroll Report'.P127 'Weekly Payroll Report'.T127:'Weekly Payroll Report'.T127 'Weekly Payroll Report'.X127:'Weekly Payroll Report'.X127 'Weekly Payroll Report'.AB127:'Weekly Payroll Report'.AB127 'Weekly Payroll Report'.AF127:'Weekly Payroll Report'.AF127 'Weekly Payroll Report'.H135:'Weekly Payroll Report'.H135 'Weekly Payroll Report'.L135:'Weekly Payroll Report'.L135 'Weekly Payroll Report'.P135:'Weekly Payroll Report'.P135 'Weekly Payroll Report'.T135:'Weekly Payroll Report'.T135 'Weekly Payroll Report'.X135:'Weekly Payroll Report'.X135 'Weekly Payroll Report'.AB135:'Weekly Payroll Report'.AB135 'Weekly Payroll Report'.AF135:'Weekly Payroll Report'.AF135 'Weekly Payroll Report'.H143:'Weekly Payroll Report'.H143 'Weekly Payroll Report'.L143:'Weekly Payroll Report'.L143 'Weekly Payroll Report'.P143:'Weekly Payroll Report'.P143 'Weekly Payroll Report'.T143:'Weekly Payroll Report'.T143 'Weekly Payroll Report'.X143:'Weekly Payroll Report'.X143 'Weekly Payroll Report'.AB143:'Weekly Payroll Report'.AB143 'Weekly Payroll Report'.AF143:'Weekly Payroll Report'.AF143 'Weekly Payroll Report'.H151:'Weekly Payroll Report'.H151 'Weekly Payroll Report'.L151:'Weekly Payroll Report'.L151 'Weekly Payroll Report'.P151:'Weekly Payroll Report'.P151 'Weekly Payroll Report'.T151:'Weekly Payroll Report'.T151 'Weekly Payroll Report'.X151:'Weekly Payroll Report'.X151 'Weekly Payroll Report'.AB151:'Weekly Payroll Report'.AB151 'Weekly Payroll Report'.AF151:'Weekly Payroll Report'.AF151 'Weekly Payroll Report'.H159:'Weekly Payroll Report'.H159 'Weekly Payroll Report'.L159:'Weekly Payroll Report'.L159 'Weekly Payroll Report'.P159:'Weekly Payroll Report'.P159 'Weekly Payroll Report'.T159:'Weekly Payroll Report'.T159 'Weekly Payroll Report'.X159:'Weekly Payroll Report'.X159 'Weekly Payroll Report'.AB159:'Weekly Payroll Report'.AB159 'Weekly Payroll Report'.AF159:'Weekly Payroll Report'.AF159 'Weekly Payroll Report'.H167:'Weekly Payroll Report'.H167 'Weekly Payroll Report'.L167:'Weekly Payroll Report'.L167 'Weekly Payroll Report'.P167:'Weekly Payroll Report'.P167 'Weekly Payroll Report'.T167:'Weekly Payroll Report'.T167 'Weekly Payroll Report'.X167:'Weekly Payroll Report'.X167 'Weekly Payroll Report'.AB167:'Weekly Payroll Report'.AB167 'Weekly Payroll Report'.AF167:'Weekly Payroll Report'.AF167 'Weekly Payroll Report'.H175:'Weekly Payroll Report'.H175 'Weekly Payroll Report'.L175:'Weekly Payroll Report'.L175 'Weekly Payroll Report'.P175:'Weekly Payroll Report'.P175 'Weekly Payroll Report'.T175:'Weekly Payroll Report'.T175 'Weekly Payroll Report'.X175:'Weekly Payroll Report'.X175 'Weekly Payroll Report'.AB175:'Weekly Payroll Report'.AB175 'Weekly Payroll Report'.AF175:'Weekly Payroll Report'.AF175 'Weekly Payroll Report'.H183:'Weekly Payroll Report'.H183 'Weekly Payroll Report'.L183:'Weekly Payroll Report'.L183 'Weekly Payroll Report'.P183:'Weekly Payroll Report'.P183 'Weekly Payroll Report'.T183:'Weekly Payroll Report'.T183 'Weekly Payroll Report'.X183:'Weekly Payroll Report'.X183 'Weekly Payroll Report'.AB183:'Weekly Payroll Report'.AB183 'Weekly Payroll Report'.AF183:'Weekly Payroll Report'.AF183 'Weekly Payroll Report'.H191:'Weekly Payroll Report'.H191 'Weekly Payroll Report'.L191:'Weekly Payroll Report'.L191 'Weekly Payroll Report'.P191:'Weekly Payroll Report'.P191 'Weekly Payroll Report'.T191:'Weekly Payroll Report'.T191 'Weekly Payroll Report'.X191:'Weekly Payroll Report'.X191 'Weekly Payroll Report'.AB191:'Weekly Payroll Report'.AB191 'Weekly Payroll Report'.AF191:'Weekly Payroll Report'.AF191 'Weekly Payroll Report'.H199:'Weekly Payroll Report'.H199 'Weekly Payroll Report'.L199:'Weekly Payroll Report'.L199 'Weekly Payroll Report'.P199:'Weekly Payroll Report'.P199 'Weekly Payroll Report'.T199:'Weekly Payroll Report'.T199 'Weekly Payroll Report'.X199:'Weekly Payroll Report'.X199 'Weekly Payroll Report'.AB199:'Weekly Payroll Report'.AB199 'Weekly Payroll Report'.AF199:'Weekly Payroll Report'.AF199 'Weekly Payroll Report'.H207:'Weekly Payroll Report'.H207 'Weekly Payroll Report'.L207:'Weekly Payroll Report'.L207 'Weekly Payroll Report'.P207:'Weekly Payroll Report'.P207 'Weekly Payroll Report'.T207:'Weekly Payroll Report'.T207 'Weekly Payroll Report'.X207:'Weekly Payroll Report'.X207 'Weekly Payroll Report'.AB207:'Weekly Payroll Report'.AB207 'Weekly Payroll Report'.AF207:'Weekly Payroll Report'.AF207 'Weekly Payroll Report'.H215:'Weekly Payroll Report'.H215 'Weekly Payroll Report'.L215:'Weekly Payroll Report'.L215 'Weekly Payroll Report'.P215:'Weekly Payroll Report'.P215 'Weekly Payroll Report'.T215:'Weekly Payroll Report'.T215 'Weekly Payroll Report'.X215:'Weekly Payroll Report'.X215 'Weekly Payroll Report'.AB215:'Weekly Payroll Report'.AB215 'Weekly Payroll Report'.AF215:'Weekly Payroll Report'.AF215 'Weekly Payroll Report'.H223:'Weekly Payroll Report'.H223 'Weekly Payroll Report'.L223:'Weekly Payroll Report'.L223 'Weekly Payroll Report'.P223:'Weekly Payroll Report'.P223 'Weekly Payroll Report'.T223:'Weekly Payroll Report'.T223 'Weekly Payroll Report'.X223:'Weekly Payroll Report'.X223 'Weekly Payroll Report'.AB223:'Weekly Payroll Report'.AB223 'Weekly Payroll Report'.AF223:'Weekly Payroll Report'.AF223 'Weekly Payroll Report'.H231:'Weekly Payroll Report'.H231 'Weekly Payroll Report'.L231:'Weekly Payroll Report'.L231 'Weekly Payroll Report'.P231:'Weekly Payroll Report'.P231 'Weekly Payroll Report'.T231:'Weekly Payroll Report'.T231 'Weekly Payroll Report'.X231:'Weekly Payroll Report'.X231 'Weekly Payroll Report'.AB231:'Weekly Payroll Report'.AB231 'Weekly Payroll Report'.AF231:'Weekly Payroll Report'.AF231 'Weekly Payroll Report'.H239:'Weekly Payroll Report'.H239 'Weekly Payroll Report'.L239:'Weekly Payroll Report'.L239 'Weekly Payroll Report'.P239:'Weekly Payroll Report'.P239 'Weekly Payroll Report'.T239:'Weekly Payroll Report'.T239 'Weekly Payroll Report'.X239:'Weekly Payroll Report'.X239 'Weekly Payroll Report'.AB239:'Weekly Payroll Report'.AB239 'Weekly Payroll Report'.AF239:'Weekly Payroll Report'.AF239 'Weekly Payroll Report'.H247:'Weekly Payroll Report'.H247 'Weekly Payroll Report'.L247:'Weekly Payroll Report'.L247 'Weekly Payroll Report'.P247:'Weekly Payroll Report'.P247 'Weekly Payroll Report'.T247:'Weekly Payroll Report'.T247 'Weekly Payroll Report'.X247:'Weekly Payroll Report'.X247 'Weekly Payroll Report'.AB247:'Weekly Payroll Report'.AB247 'Weekly Payroll Report'.AF247:'Weekly Payroll Report'.AF247 'Weekly Payroll Report'.H255:'Weekly Payroll Report'.H255 'Weekly Payroll Report'.L255:'Weekly Payroll Report'.L255 'Weekly Payroll Report'.P255:'Weekly Payroll Report'.P255 'Weekly Payroll Report'.T255:'Weekly Payroll Report'.T255 'Weekly Payroll Report'.X255:'Weekly Payroll Report'.X255 'Weekly Payroll Report'.AB255:'Weekly Payroll Report'.AB255 'Weekly Payroll Report'.AF255:'Weekly Payroll Report'.AF255">
            <calcext:condition calcext:apply-style-name="Hidden" calcext:value="formula-is([.H6]=&quot;&quot;)" calcext:base-cell-address="'Weekly Payroll Report'.H7"/>
          </calcext:conditional-format>
          <calcext:conditional-format calcext:target-range-address="'Weekly Payroll Report'.I7:'Weekly Payroll Report'.I7 'Weekly Payroll Report'.M7:'Weekly Payroll Report'.M7 'Weekly Payroll Report'.Q7:'Weekly Payroll Report'.Q7 'Weekly Payroll Report'.U7:'Weekly Payroll Report'.U7 'Weekly Payroll Report'.Y7:'Weekly Payroll Report'.Y7 'Weekly Payroll Report'.AC7:'Weekly Payroll Report'.AC7 'Weekly Payroll Report'.AG7:'Weekly Payroll Report'.AG7 'Weekly Payroll Report'.I15:'Weekly Payroll Report'.I15 'Weekly Payroll Report'.M15:'Weekly Payroll Report'.M15 'Weekly Payroll Report'.Q15:'Weekly Payroll Report'.Q15 'Weekly Payroll Report'.U15:'Weekly Payroll Report'.U15 'Weekly Payroll Report'.Y15:'Weekly Payroll Report'.Y15 'Weekly Payroll Report'.AC15:'Weekly Payroll Report'.AC15 'Weekly Payroll Report'.AG15:'Weekly Payroll Report'.AG15 'Weekly Payroll Report'.I23:'Weekly Payroll Report'.I23 'Weekly Payroll Report'.M23:'Weekly Payroll Report'.M23 'Weekly Payroll Report'.Q23:'Weekly Payroll Report'.Q23 'Weekly Payroll Report'.U23:'Weekly Payroll Report'.U23 'Weekly Payroll Report'.Y23:'Weekly Payroll Report'.Y23 'Weekly Payroll Report'.AC23:'Weekly Payroll Report'.AC23 'Weekly Payroll Report'.AG23:'Weekly Payroll Report'.AG23 'Weekly Payroll Report'.I31:'Weekly Payroll Report'.I31 'Weekly Payroll Report'.M31:'Weekly Payroll Report'.M31 'Weekly Payroll Report'.Q31:'Weekly Payroll Report'.Q31 'Weekly Payroll Report'.U31:'Weekly Payroll Report'.U31 'Weekly Payroll Report'.Y31:'Weekly Payroll Report'.Y31 'Weekly Payroll Report'.AC31:'Weekly Payroll Report'.AC31 'Weekly Payroll Report'.AG31:'Weekly Payroll Report'.AG31 'Weekly Payroll Report'.I39:'Weekly Payroll Report'.I39 'Weekly Payroll Report'.M39:'Weekly Payroll Report'.M39 'Weekly Payroll Report'.Q39:'Weekly Payroll Report'.Q39 'Weekly Payroll Report'.U39:'Weekly Payroll Report'.U39 'Weekly Payroll Report'.Y39:'Weekly Payroll Report'.Y39 'Weekly Payroll Report'.AC39:'Weekly Payroll Report'.AC39 'Weekly Payroll Report'.AG39:'Weekly Payroll Report'.AG39 'Weekly Payroll Report'.I47:'Weekly Payroll Report'.I47 'Weekly Payroll Report'.M47:'Weekly Payroll Report'.M47 'Weekly Payroll Report'.Q47:'Weekly Payroll Report'.Q47 'Weekly Payroll Report'.U47:'Weekly Payroll Report'.U47 'Weekly Payroll Report'.Y47:'Weekly Payroll Report'.Y47 'Weekly Payroll Report'.AC47:'Weekly Payroll Report'.AC47 'Weekly Payroll Report'.AG47:'Weekly Payroll Report'.AG47 'Weekly Payroll Report'.I55:'Weekly Payroll Report'.I55 'Weekly Payroll Report'.M55:'Weekly Payroll Report'.M55 'Weekly Payroll Report'.Q55:'Weekly Payroll Report'.Q55 'Weekly Payroll Report'.U55:'Weekly Payroll Report'.U55 'Weekly Payroll Report'.Y55:'Weekly Payroll Report'.Y55 'Weekly Payroll Report'.AC55:'Weekly Payroll Report'.AC55 'Weekly Payroll Report'.AG55:'Weekly Payroll Report'.AG55 'Weekly Payroll Report'.I63:'Weekly Payroll Report'.I63 'Weekly Payroll Report'.M63:'Weekly Payroll Report'.M63 'Weekly Payroll Report'.Q63:'Weekly Payroll Report'.Q63 'Weekly Payroll Report'.U63:'Weekly Payroll Report'.U63 'Weekly Payroll Report'.Y63:'Weekly Payroll Report'.Y63 'Weekly Payroll Report'.AC63:'Weekly Payroll Report'.AC63 'Weekly Payroll Report'.AG63:'Weekly Payroll Report'.AG63 'Weekly Payroll Report'.I71:'Weekly Payroll Report'.I71 'Weekly Payroll Report'.M71:'Weekly Payroll Report'.M71 'Weekly Payroll Report'.Q71:'Weekly Payroll Report'.Q71 'Weekly Payroll Report'.U71:'Weekly Payroll Report'.U71 'Weekly Payroll Report'.Y71:'Weekly Payroll Report'.Y71 'Weekly Payroll Report'.AC71:'Weekly Payroll Report'.AC71 'Weekly Payroll Report'.AG71:'Weekly Payroll Report'.AG71 'Weekly Payroll Report'.I79:'Weekly Payroll Report'.I79 'Weekly Payroll Report'.M79:'Weekly Payroll Report'.M79 'Weekly Payroll Report'.Q79:'Weekly Payroll Report'.Q79 'Weekly Payroll Report'.U79:'Weekly Payroll Report'.U79 'Weekly Payroll Report'.Y79:'Weekly Payroll Report'.Y79 'Weekly Payroll Report'.AC79:'Weekly Payroll Report'.AC79 'Weekly Payroll Report'.AG79:'Weekly Payroll Report'.AG79 'Weekly Payroll Report'.I87:'Weekly Payroll Report'.I87 'Weekly Payroll Report'.M87:'Weekly Payroll Report'.M87 'Weekly Payroll Report'.Q87:'Weekly Payroll Report'.Q87 'Weekly Payroll Report'.U87:'Weekly Payroll Report'.U87 'Weekly Payroll Report'.Y87:'Weekly Payroll Report'.Y87 'Weekly Payroll Report'.AC87:'Weekly Payroll Report'.AC87 'Weekly Payroll Report'.AG87:'Weekly Payroll Report'.AG87 'Weekly Payroll Report'.I95:'Weekly Payroll Report'.I95 'Weekly Payroll Report'.M95:'Weekly Payroll Report'.M95 'Weekly Payroll Report'.Q95:'Weekly Payroll Report'.Q95 'Weekly Payroll Report'.U95:'Weekly Payroll Report'.U95 'Weekly Payroll Report'.Y95:'Weekly Payroll Report'.Y95 'Weekly Payroll Report'.AC95:'Weekly Payroll Report'.AC95 'Weekly Payroll Report'.AG95:'Weekly Payroll Report'.AG95 'Weekly Payroll Report'.I103:'Weekly Payroll Report'.I103 'Weekly Payroll Report'.M103:'Weekly Payroll Report'.M103 'Weekly Payroll Report'.Q103:'Weekly Payroll Report'.Q103 'Weekly Payroll Report'.U103:'Weekly Payroll Report'.U103 'Weekly Payroll Report'.Y103:'Weekly Payroll Report'.Y103 'Weekly Payroll Report'.AC103:'Weekly Payroll Report'.AC103 'Weekly Payroll Report'.AG103:'Weekly Payroll Report'.AG103 'Weekly Payroll Report'.I111:'Weekly Payroll Report'.I111 'Weekly Payroll Report'.M111:'Weekly Payroll Report'.M111 'Weekly Payroll Report'.Q111:'Weekly Payroll Report'.Q111 'Weekly Payroll Report'.U111:'Weekly Payroll Report'.U111 'Weekly Payroll Report'.Y111:'Weekly Payroll Report'.Y111 'Weekly Payroll Report'.AC111:'Weekly Payroll Report'.AC111 'Weekly Payroll Report'.AG111:'Weekly Payroll Report'.AG111 'Weekly Payroll Report'.I119:'Weekly Payroll Report'.I119 'Weekly Payroll Report'.M119:'Weekly Payroll Report'.M119 'Weekly Payroll Report'.Q119:'Weekly Payroll Report'.Q119 'Weekly Payroll Report'.U119:'Weekly Payroll Report'.U119 'Weekly Payroll Report'.Y119:'Weekly Payroll Report'.Y119 'Weekly Payroll Report'.AC119:'Weekly Payroll Report'.AC119 'Weekly Payroll Report'.AG119:'Weekly Payroll Report'.AG119 'Weekly Payroll Report'.I127:'Weekly Payroll Report'.I127 'Weekly Payroll Report'.M127:'Weekly Payroll Report'.M127 'Weekly Payroll Report'.Q127:'Weekly Payroll Report'.Q127 'Weekly Payroll Report'.U127:'Weekly Payroll Report'.U127 'Weekly Payroll Report'.Y127:'Weekly Payroll Report'.Y127 'Weekly Payroll Report'.AC127:'Weekly Payroll Report'.AC127 'Weekly Payroll Report'.AG127:'Weekly Payroll Report'.AG127 'Weekly Payroll Report'.I135:'Weekly Payroll Report'.I135 'Weekly Payroll Report'.M135:'Weekly Payroll Report'.M135 'Weekly Payroll Report'.Q135:'Weekly Payroll Report'.Q135 'Weekly Payroll Report'.U135:'Weekly Payroll Report'.U135 'Weekly Payroll Report'.Y135:'Weekly Payroll Report'.Y135 'Weekly Payroll Report'.AC135:'Weekly Payroll Report'.AC135 'Weekly Payroll Report'.AG135:'Weekly Payroll Report'.AG135 'Weekly Payroll Report'.I143:'Weekly Payroll Report'.I143 'Weekly Payroll Report'.M143:'Weekly Payroll Report'.M143 'Weekly Payroll Report'.Q143:'Weekly Payroll Report'.Q143 'Weekly Payroll Report'.U143:'Weekly Payroll Report'.U143 'Weekly Payroll Report'.Y143:'Weekly Payroll Report'.Y143 'Weekly Payroll Report'.AC143:'Weekly Payroll Report'.AC143 'Weekly Payroll Report'.AG143:'Weekly Payroll Report'.AG143 'Weekly Payroll Report'.I151:'Weekly Payroll Report'.I151 'Weekly Payroll Report'.M151:'Weekly Payroll Report'.M151 'Weekly Payroll Report'.Q151:'Weekly Payroll Report'.Q151 'Weekly Payroll Report'.U151:'Weekly Payroll Report'.U151 'Weekly Payroll Report'.Y151:'Weekly Payroll Report'.Y151 'Weekly Payroll Report'.AC151:'Weekly Payroll Report'.AC151 'Weekly Payroll Report'.AG151:'Weekly Payroll Report'.AG151 'Weekly Payroll Report'.I159:'Weekly Payroll Report'.I159 'Weekly Payroll Report'.M159:'Weekly Payroll Report'.M159 'Weekly Payroll Report'.Q159:'Weekly Payroll Report'.Q159 'Weekly Payroll Report'.U159:'Weekly Payroll Report'.U159 'Weekly Payroll Report'.Y159:'Weekly Payroll Report'.Y159 'Weekly Payroll Report'.AC159:'Weekly Payroll Report'.AC159 'Weekly Payroll Report'.AG159:'Weekly Payroll Report'.AG159 'Weekly Payroll Report'.I167:'Weekly Payroll Report'.I167 'Weekly Payroll Report'.M167:'Weekly Payroll Report'.M167 'Weekly Payroll Report'.Q167:'Weekly Payroll Report'.Q167 'Weekly Payroll Report'.U167:'Weekly Payroll Report'.U167 'Weekly Payroll Report'.Y167:'Weekly Payroll Report'.Y167 'Weekly Payroll Report'.AC167:'Weekly Payroll Report'.AC167 'Weekly Payroll Report'.AG167:'Weekly Payroll Report'.AG167 'Weekly Payroll Report'.I175:'Weekly Payroll Report'.I175 'Weekly Payroll Report'.M175:'Weekly Payroll Report'.M175 'Weekly Payroll Report'.Q175:'Weekly Payroll Report'.Q175 'Weekly Payroll Report'.U175:'Weekly Payroll Report'.U175 'Weekly Payroll Report'.Y175:'Weekly Payroll Report'.Y175 'Weekly Payroll Report'.AC175:'Weekly Payroll Report'.AC175 'Weekly Payroll Report'.AG175:'Weekly Payroll Report'.AG175 'Weekly Payroll Report'.I183:'Weekly Payroll Report'.I183 'Weekly Payroll Report'.M183:'Weekly Payroll Report'.M183 'Weekly Payroll Report'.Q183:'Weekly Payroll Report'.Q183 'Weekly Payroll Report'.U183:'Weekly Payroll Report'.U183 'Weekly Payroll Report'.Y183:'Weekly Payroll Report'.Y183 'Weekly Payroll Report'.AC183:'Weekly Payroll Report'.AC183 'Weekly Payroll Report'.AG183:'Weekly Payroll Report'.AG183 'Weekly Payroll Report'.I191:'Weekly Payroll Report'.I191 'Weekly Payroll Report'.M191:'Weekly Payroll Report'.M191 'Weekly Payroll Report'.Q191:'Weekly Payroll Report'.Q191 'Weekly Payroll Report'.U191:'Weekly Payroll Report'.U191 'Weekly Payroll Report'.Y191:'Weekly Payroll Report'.Y191 'Weekly Payroll Report'.AC191:'Weekly Payroll Report'.AC191 'Weekly Payroll Report'.AG191:'Weekly Payroll Report'.AG191 'Weekly Payroll Report'.I199:'Weekly Payroll Report'.I199 'Weekly Payroll Report'.M199:'Weekly Payroll Report'.M199 'Weekly Payroll Report'.Q199:'Weekly Payroll Report'.Q199 'Weekly Payroll Report'.U199:'Weekly Payroll Report'.U199 'Weekly Payroll Report'.Y199:'Weekly Payroll Report'.Y199 'Weekly Payroll Report'.AC199:'Weekly Payroll Report'.AC199 'Weekly Payroll Report'.AG199:'Weekly Payroll Report'.AG199 'Weekly Payroll Report'.I207:'Weekly Payroll Report'.I207 'Weekly Payroll Report'.M207:'Weekly Payroll Report'.M207 'Weekly Payroll Report'.Q207:'Weekly Payroll Report'.Q207 'Weekly Payroll Report'.U207:'Weekly Payroll Report'.U207 'Weekly Payroll Report'.Y207:'Weekly Payroll Report'.Y207 'Weekly Payroll Report'.AC207:'Weekly Payroll Report'.AC207 'Weekly Payroll Report'.AG207:'Weekly Payroll Report'.AG207 'Weekly Payroll Report'.I215:'Weekly Payroll Report'.I215 'Weekly Payroll Report'.M215:'Weekly Payroll Report'.M215 'Weekly Payroll Report'.Q215:'Weekly Payroll Report'.Q215 'Weekly Payroll Report'.U215:'Weekly Payroll Report'.U215 'Weekly Payroll Report'.Y215:'Weekly Payroll Report'.Y215 'Weekly Payroll Report'.AC215:'Weekly Payroll Report'.AC215 'Weekly Payroll Report'.AG215:'Weekly Payroll Report'.AG215 'Weekly Payroll Report'.I223:'Weekly Payroll Report'.I223 'Weekly Payroll Report'.M223:'Weekly Payroll Report'.M223 'Weekly Payroll Report'.Q223:'Weekly Payroll Report'.Q223 'Weekly Payroll Report'.U223:'Weekly Payroll Report'.U223 'Weekly Payroll Report'.Y223:'Weekly Payroll Report'.Y223 'Weekly Payroll Report'.AC223:'Weekly Payroll Report'.AC223 'Weekly Payroll Report'.AG223:'Weekly Payroll Report'.AG223 'Weekly Payroll Report'.I231:'Weekly Payroll Report'.I231 'Weekly Payroll Report'.M231:'Weekly Payroll Report'.M231 'Weekly Payroll Report'.Q231:'Weekly Payroll Report'.Q231 'Weekly Payroll Report'.U231:'Weekly Payroll Report'.U231 'Weekly Payroll Report'.Y231:'Weekly Payroll Report'.Y231 'Weekly Payroll Report'.AC231:'Weekly Payroll Report'.AC231 'Weekly Payroll Report'.AG231:'Weekly Payroll Report'.AG231 'Weekly Payroll Report'.I239:'Weekly Payroll Report'.I239 'Weekly Payroll Report'.M239:'Weekly Payroll Report'.M239 'Weekly Payroll Report'.Q239:'Weekly Payroll Report'.Q239 'Weekly Payroll Report'.U239:'Weekly Payroll Report'.U239 'Weekly Payroll Report'.Y239:'Weekly Payroll Report'.Y239 'Weekly Payroll Report'.AC239:'Weekly Payroll Report'.AC239 'Weekly Payroll Report'.AG239:'Weekly Payroll Report'.AG239 'Weekly Payroll Report'.I247:'Weekly Payroll Report'.I247 'Weekly Payroll Report'.M247:'Weekly Payroll Report'.M247 'Weekly Payroll Report'.Q247:'Weekly Payroll Report'.Q247 'Weekly Payroll Report'.U247:'Weekly Payroll Report'.U247 'Weekly Payroll Report'.Y247:'Weekly Payroll Report'.Y247 'Weekly Payroll Report'.AC247:'Weekly Payroll Report'.AC247 'Weekly Payroll Report'.AG247:'Weekly Payroll Report'.AG247 'Weekly Payroll Report'.I255:'Weekly Payroll Report'.I255 'Weekly Payroll Report'.M255:'Weekly Payroll Report'.M255 'Weekly Payroll Report'.Q255:'Weekly Payroll Report'.Q255 'Weekly Payroll Report'.U255:'Weekly Payroll Report'.U255 'Weekly Payroll Report'.Y255:'Weekly Payroll Report'.Y255 'Weekly Payroll Report'.AC255:'Weekly Payroll Report'.AC255 'Weekly Payroll Report'.AG255:'Weekly Payroll Report'.AG255">
            <calcext:condition calcext:apply-style-name="Hidden" calcext:value="formula-is([.I6]=&quot;&quot;)" calcext:base-cell-address="'Weekly Payroll Report'.I7"/>
          </calcext:conditional-format>
          <calcext:conditional-format calcext:target-range-address="'Weekly Payroll Report'.AM68:'Weekly Payroll Report'.AM68 'Weekly Payroll Report'.AM100:'Weekly Payroll Report'.AM100 'Weekly Payroll Report'.AM132:'Weekly Payroll Report'.AM132">
            <calcext:condition calcext:apply-style-name="Hidden" calcext:value="formula-is([.AH68]=0)" calcext:base-cell-address="'Weekly Payroll Report'.AM68"/>
          </calcext:conditional-format>
        </calcext:conditional-formats>
      </table:table>
      <table:table table:name="Work Log" table:style-name="ta2" table:protected="true" table:protection-key="6F0pAhkVXP+kKNCrdxQ2wWl8Alg=" table:protection-key-digest-algorithm="http://www.w3.org/2000/09/xmldsig#sha1" table:print-ranges="'Work Log'.B5:'Work Log'.AF40 'Work Log'.B41:'Work Log'.AF76">
        <loext:table-protection loext:select-protected-cells="true" loext:select-unprotected-cells="true"/>
        <table:table-column table:style-name="co1" table:default-cell-style-name="ce8"/>
        <table:table-column table:style-name="co2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8" table:default-cell-style-name="ce424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9" table:default-cell-style-name="ce2"/>
        <table:table-column table:style-name="co50" table:number-columns-repeated="2" table:default-cell-style-name="ce222"/>
        <table:table-column table:style-name="co42" table:number-columns-repeated="221" table:default-cell-style-name="ce222"/>
        <table:table-column table:style-name="co42" table:default-cell-style-name="ce359"/>
        <table:table-column table:style-name="co42" table:number-columns-repeated="766" table:default-cell-style-name="Default"/>
        <table:table-header-rows>
          <table:table-row table:style-name="ro12">
            <table:table-cell table:style-name="ce1"/>
            <table:table-cell table:style-name="ce9" office:value-type="string" calcext:value-type="string">
              <text:p>Work Log</text:p>
            </table:table-cell>
            <table:table-cell table:style-name="ce9" table:number-columns-repeated="2"/>
            <table:table-cell table:style-name="ce385"/>
            <table:table-cell table:style-name="ce24" table:number-columns-repeated="2"/>
            <table:table-cell table:style-name="ce403" office:value-type="string" calcext:value-type="string">
              <text:p>DIV :</text:p>
            </table:table-cell>
            <table:table-cell table:style-name="ce409" table:content-validation-name="val5" table:formula="of:=[$'Weekly Payroll Report'.$I$3]" office:value-type="float" office:value="67" calcext:value-type="float" table:number-columns-spanned="2" table:number-rows-spanned="1">
              <text:p>67</text:p>
            </table:table-cell>
            <table:covered-table-cell table:style-name="ce412"/>
            <table:table-cell table:style-name="ce413"/>
            <table:table-cell table:style-name="ce414" office:value-type="string" calcext:value-type="string" table:number-columns-spanned="2" table:number-rows-spanned="1">
              <text:p>O.M.:</text:p>
            </table:table-cell>
            <table:covered-table-cell table:style-name="ce425"/>
            <table:table-cell table:style-name="ce432" table:formula="of:=[$'Weekly Payroll Report'.$V$3]" office:value-type="string" office:string-value="Angelo King" calcext:value-type="string" table:number-columns-spanned="3" table:number-rows-spanned="1">
              <text:p>Angelo King</text:p>
            </table:table-cell>
            <table:covered-table-cell table:style-name="ce412"/>
            <table:covered-table-cell table:style-name="ce433"/>
            <table:table-cell table:style-name="ce435"/>
            <table:table-cell table:style-name="ce440" office:value-type="string" calcext:value-type="string" table:number-columns-spanned="3" table:number-rows-spanned="1">
              <text:p>WEEK ENDING :</text:p>
            </table:table-cell>
            <table:covered-table-cell table:style-name="ce441"/>
            <table:covered-table-cell table:style-name="ce442"/>
            <table:table-cell table:style-name="ce443" table:formula="of:=['Weekly Payroll Report'.AM3]" office:value-type="date" office:date-value="2022-04-22" calcext:value-type="date" table:number-columns-spanned="3" table:number-rows-spanned="1">
              <text:p>04/22/22</text:p>
            </table:table-cell>
            <table:covered-table-cell table:number-columns-repeated="2" table:style-name="ce444"/>
            <table:table-cell table:style-name="ce24"/>
            <table:table-cell table:style-name="ce385"/>
            <table:table-cell table:style-name="ce24" table:number-columns-repeated="3"/>
            <table:table-cell table:style-name="ce385"/>
            <table:table-cell table:style-name="ce24" table:number-columns-repeated="2"/>
            <table:table-cell table:style-name="ce257" office:value-type="string" calcext:value-type="string">
              <text:p>American National Skyline, Inc.</text:p>
            </table:table-cell>
            <table:table-cell table:style-name="ce1"/>
            <table:table-cell table:style-name="ce328" table:number-columns-repeated="223"/>
            <table:table-cell table:style-name="ce455"/>
            <table:table-cell table:number-columns-repeated="766"/>
          </table:table-row>
          <table:table-row table:style-name="ro13">
            <table:table-cell table:style-name="ce3"/>
            <table:table-cell table:style-name="ce361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2"/>
            <table:table-cell table:style-name="ce415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222"/>
            <table:table-cell table:number-columns-repeated="223"/>
            <table:table-cell table:style-name="ce222"/>
            <table:table-cell table:style-name="ce118" table:number-columns-repeated="765"/>
            <table:table-cell table:style-name="ce462"/>
          </table:table-row>
          <table:table-row table:style-name="ro9">
            <table:table-cell table:style-name="ce4"/>
            <table:table-cell table:style-name="ce369" office:value-type="string" calcext:value-type="string" table:number-columns-spanned="3" table:number-rows-spanned="1">
              <text:p>EMP</text:p>
            </table:table-cell>
            <table:covered-table-cell table:number-columns-repeated="2" table:style-name="ce243"/>
            <table:table-cell table:style-name="ce387" table:formula="of:=[.I3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M3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396"/>
            <table:covered-table-cell table:style-name="ce401"/>
            <table:covered-table-cell table:style-name="ce416"/>
            <table:table-cell table:style-name="ce426" table:formula="of:=[.Q3]-1" office:value-type="date" office:date-value="2022-04-18" calcext:value-type="date" table:number-columns-spanned="4" table:number-rows-spanned="1">
              <text:p>Mon - 04/18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U3]-1" office:value-type="date" office:date-value="2022-04-19" calcext:value-type="date" table:number-columns-spanned="4" table:number-rows-spanned="1">
              <text:p>Tue - 04/19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Y3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AC3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'Weekly Payroll Report'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396"/>
            <table:covered-table-cell table:number-columns-repeated="2" table:style-name="ce401"/>
            <table:table-cell table:number-columns-repeated="991"/>
          </table:table-row>
          <table:table-row table:style-name="ro9">
            <table:table-cell table:style-name="ce4"/>
            <table:table-cell table:style-name="ce370" table:number-columns-spanned="3" table:number-rows-spanned="1"/>
            <table:covered-table-cell table:number-columns-repeated="2" table:style-name="ce243"/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17" office:value-type="string" calcext:value-type="string">
              <text:p>VOL</text:p>
            </table:table-cell>
            <table:table-cell table:style-name="ce427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46" office:value-type="string" calcext:value-type="string">
              <text:p>VOL</text:p>
            </table:table-cell>
            <table:table-cell table:number-columns-repeated="991"/>
          </table:table-row>
        </table:table-header-rows>
        <table:table-row table:style-name="ro9">
          <table:table-cell table:style-name="ce364"/>
          <table:table-cell table:style-name="ce371" table:formula="of:=['Weekly Payroll Report'.B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Marion</text:p>
          </table:table-cell>
          <table:covered-table-cell table:number-columns-repeated="2" table:style-name="ce398"/>
          <table:table-cell table:style-name="ce405" office:value-type="float" office:value="408" calcext:value-type="float">
            <text:p>408.00</text:p>
          </table:table-cell>
          <table:table-cell table:style-name="ce389" office:value-type="string" calcext:value-type="string" table:number-columns-spanned="3" table:number-rows-spanned="1">
            <text:p>Berger</text:p>
          </table:table-cell>
          <table:covered-table-cell table:number-columns-repeated="2" table:style-name="ce398"/>
          <table:table-cell table:style-name="ce405" office:value-type="float" office:value="675" calcext:value-type="float">
            <text:p>675.00</text:p>
          </table:table-cell>
          <table:table-cell table:style-name="ce389" office:value-type="string" calcext:value-type="string" table:number-columns-spanned="3" table:number-rows-spanned="1">
            <text:p>Kroger</text:p>
          </table:table-cell>
          <table:covered-table-cell table:number-columns-repeated="2" table:style-name="ce398"/>
          <table:table-cell table:style-name="ce405" office:value-type="float" office:value="466" calcext:value-type="float">
            <text:p>466.00</text:p>
          </table:table-cell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452" office:value-type="string" calcext:value-type="string" table:number-columns-spanned="4" table:number-rows-spanned="8">
            <text:p>Note : The work log sheet is optional. <text:s/>You may use it if you wish to track all of the volume done each day for each employee. <text:s/>If, in your division, <text:s/>a window cleaner generally only visits a site or two per day, you can just note that in the center section for each day on the 'Weekly Payroll Report' tab.</text:p>
          </table:table-cell>
          <table:covered-table-cell table:number-columns-repeated="3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4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:.H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:.L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:.L12])" office:value-type="float" office:value="0" calcext:value-type="float">
            <text:p>0.00</text:p>
          </table:covered-table-cell>
          <table:table-cell table:style-name="ce430" table:formula="of:=SUM([.P5:.P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:.P12])" office:value-type="float" office:value="0" calcext:value-type="float">
            <text:p>0.00</text:p>
          </table:covered-table-cell>
          <table:table-cell table:style-name="ce391" table:formula="of:=SUM([.T5:.T12])" office:value-type="float" office:value="408" calcext:value-type="float" table:number-columns-spanned="4" table:number-rows-spanned="1">
            <text:p>408.00</text:p>
          </table:table-cell>
          <table:covered-table-cell table:number-columns-repeated="2" table:style-name="ce400"/>
          <table:covered-table-cell table:style-name="ce407" table:formula="of:=SUM([.T5:.T12])" office:value-type="float" office:value="408" calcext:value-type="float">
            <text:p>408.00</text:p>
          </table:covered-table-cell>
          <table:table-cell table:style-name="ce391" table:formula="of:=SUM([.X5:.X12])" office:value-type="float" office:value="675" calcext:value-type="float" table:number-columns-spanned="4" table:number-rows-spanned="1">
            <text:p>675.00</text:p>
          </table:table-cell>
          <table:covered-table-cell table:number-columns-repeated="2" table:style-name="ce400"/>
          <table:covered-table-cell table:style-name="ce407" table:formula="of:=SUM([.X5:.X12])" office:value-type="float" office:value="675" calcext:value-type="float">
            <text:p>675.00</text:p>
          </table:covered-table-cell>
          <table:table-cell table:style-name="ce391" table:formula="of:=SUM([.AB5:.AB12])" office:value-type="float" office:value="466" calcext:value-type="float" table:number-columns-spanned="4" table:number-rows-spanned="1">
            <text:p>466.00</text:p>
          </table:table-cell>
          <table:covered-table-cell table:number-columns-repeated="2" table:style-name="ce400"/>
          <table:covered-table-cell table:style-name="ce407" table:formula="of:=SUM([.AB5:.AB12])" office:value-type="float" office:value="466" calcext:value-type="float">
            <text:p>466.00</text:p>
          </table:covered-table-cell>
          <table:table-cell table:style-name="ce445" table:formula="of:=SUM([.AF5:.AF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:.AF12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14]=&quot;&quot;;&quot;&quot;;['Weekly Payroll Report'.B14])" office:value-type="string" office:string-value="Clay Mercer" calcext:value-type="string" table:number-columns-spanned="3" table:number-rows-spanned="8">
            <text:p>Clay Mercer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Riverside</text:p>
          </table:table-cell>
          <table:covered-table-cell table:number-columns-repeated="2" table:style-name="ce398"/>
          <table:table-cell table:style-name="ce405" office:value-type="float" office:value="867" calcext:value-type="float">
            <text:p>867.00</text:p>
          </table:table-cell>
          <table:table-cell table:style-name="ce389" office:value-type="string" calcext:value-type="string" table:number-columns-spanned="3" table:number-rows-spanned="1">
            <text:p>Chesrown</text:p>
          </table:table-cell>
          <table:covered-table-cell table:number-columns-repeated="2" table:style-name="ce398"/>
          <table:table-cell table:style-name="ce405" office:value-type="float" office:value="430" calcext:value-type="float">
            <text:p>430.00</text:p>
          </table:table-cell>
          <table:table-cell table:style-name="ce389" table:number-columns-spanned="3" table:number-rows-spanned="1"/>
          <table:covered-table-cell table:number-columns-repeated="2" table:style-name="ce398"/>
          <table:table-cell table:style-name="ce405" office:value-type="float" office:value="448" calcext:value-type="float">
            <text:p>448.00</text:p>
          </table:table-cell>
          <table:table-cell table:style-name="ce389" office:value-type="string" calcext:value-type="string" table:number-columns-spanned="3" table:number-rows-spanned="1">
            <text:p>Riverside</text:p>
          </table:table-cell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office:value-type="string" calcext:value-type="string" table:number-columns-spanned="3" table:number-rows-spanned="1">
            <text:p>3705 Mob</text:p>
          </table:table-cell>
          <table:covered-table-cell table:number-columns-repeated="2" table:style-name="ce399"/>
          <table:table-cell table:style-name="ce406" office:value-type="float" office:value="200" calcext:value-type="float">
            <text:p>200.00</text:p>
          </table:table-cell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:.H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:.L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:.L21])" office:value-type="float" office:value="0" calcext:value-type="float">
            <text:p>0.00</text:p>
          </table:covered-table-cell>
          <table:table-cell table:style-name="ce430" table:formula="of:=SUM([.P14:.P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:.P21])" office:value-type="float" office:value="0" calcext:value-type="float">
            <text:p>0.00</text:p>
          </table:covered-table-cell>
          <table:table-cell table:style-name="ce391" table:formula="of:=SUM([.T14:.T21])" office:value-type="float" office:value="867" calcext:value-type="float" table:number-columns-spanned="4" table:number-rows-spanned="1">
            <text:p>867.00</text:p>
          </table:table-cell>
          <table:covered-table-cell table:number-columns-repeated="2" table:style-name="ce400"/>
          <table:covered-table-cell table:style-name="ce407" table:formula="of:=SUM([.T14:.T21])" office:value-type="float" office:value="867" calcext:value-type="float">
            <text:p>867.00</text:p>
          </table:covered-table-cell>
          <table:table-cell table:style-name="ce391" table:formula="of:=SUM([.X14:.X21])" office:value-type="float" office:value="630" calcext:value-type="float" table:number-columns-spanned="4" table:number-rows-spanned="1">
            <text:p>630.00</text:p>
          </table:table-cell>
          <table:covered-table-cell table:number-columns-repeated="2" table:style-name="ce400"/>
          <table:covered-table-cell table:style-name="ce407" table:formula="of:=SUM([.X14:.X21])" office:value-type="float" office:value="630" calcext:value-type="float">
            <text:p>630.00</text:p>
          </table:covered-table-cell>
          <table:table-cell table:style-name="ce391" table:formula="of:=SUM([.AB14:.AB21])" office:value-type="float" office:value="448" calcext:value-type="float" table:number-columns-spanned="4" table:number-rows-spanned="1">
            <text:p>448.00</text:p>
          </table:table-cell>
          <table:covered-table-cell table:number-columns-repeated="2" table:style-name="ce400"/>
          <table:covered-table-cell table:style-name="ce407" table:formula="of:=SUM([.AB14:.AB21])" office:value-type="float" office:value="448" calcext:value-type="float">
            <text:p>448.00</text:p>
          </table:covered-table-cell>
          <table:table-cell table:style-name="ce445" table:formula="of:=SUM([.AF14:.AF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:.AF21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22]=&quot;&quot;;&quot;&quot;;['Weekly Payroll Report'.B22])" office:value-type="string" office:string-value="Anthony Raglin" calcext:value-type="string" table:number-columns-spanned="3" table:number-rows-spanned="8">
            <text:p>Anthony Raglin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office:value-type="string" calcext:value-type="string" table:number-columns-spanned="3" table:number-rows-spanned="1">
            <text:p>Genesis</text:p>
          </table:table-cell>
          <table:covered-table-cell table:number-columns-repeated="2" table:style-name="ce398"/>
          <table:table-cell table:style-name="ce405" office:value-type="float" office:value="1050" calcext:value-type="float">
            <text:p>1,050.00</text:p>
          </table:table-cell>
          <table:table-cell table:style-name="ce389" office:value-type="string" calcext:value-type="string" table:number-columns-spanned="3" table:number-rows-spanned="1">
            <text:p>Riverside</text:p>
          </table:table-cell>
          <table:covered-table-cell table:number-columns-repeated="2" table:style-name="ce398"/>
          <table:table-cell table:style-name="ce405" office:value-type="float" office:value="867" calcext:value-type="float">
            <text:p>867.00</text:p>
          </table:table-cell>
          <table:table-cell table:style-name="ce389" office:value-type="string" calcext:value-type="string" table:number-columns-spanned="3" table:number-rows-spanned="1">
            <text:p>Berger</text:p>
          </table:table-cell>
          <table:covered-table-cell table:number-columns-repeated="2" table:style-name="ce398"/>
          <table:table-cell table:style-name="ce405" office:value-type="float" office:value="675" calcext:value-type="float">
            <text:p>675.00</text:p>
          </table:table-cell>
          <table:table-cell table:style-name="ce389" table:number-columns-spanned="3" table:number-rows-spanned="1"/>
          <table:covered-table-cell table:number-columns-repeated="2" table:style-name="ce398"/>
          <table:table-cell table:style-name="ce405" office:value-type="float" office:value="449" calcext:value-type="float">
            <text:p>449.00</text:p>
          </table:table-cell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:.H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:.L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:.L30])" office:value-type="float" office:value="0" calcext:value-type="float">
            <text:p>0.00</text:p>
          </table:covered-table-cell>
          <table:table-cell table:style-name="ce430" table:formula="of:=SUM([.P23:.P30])" office:value-type="float" office:value="1050" calcext:value-type="float" table:number-columns-spanned="4" table:number-rows-spanned="1">
            <text:p>1,050.00</text:p>
          </table:table-cell>
          <table:covered-table-cell table:number-columns-repeated="2" table:style-name="ce400"/>
          <table:covered-table-cell table:style-name="ce407" table:formula="of:=SUM([.P23:.P30])" office:value-type="float" office:value="1050" calcext:value-type="float">
            <text:p>1,050.00</text:p>
          </table:covered-table-cell>
          <table:table-cell table:style-name="ce391" table:formula="of:=SUM([.T23:.T30])" office:value-type="float" office:value="867" calcext:value-type="float" table:number-columns-spanned="4" table:number-rows-spanned="1">
            <text:p>867.00</text:p>
          </table:table-cell>
          <table:covered-table-cell table:number-columns-repeated="2" table:style-name="ce400"/>
          <table:covered-table-cell table:style-name="ce407" table:formula="of:=SUM([.T23:.T30])" office:value-type="float" office:value="867" calcext:value-type="float">
            <text:p>867.00</text:p>
          </table:covered-table-cell>
          <table:table-cell table:style-name="ce391" table:formula="of:=SUM([.X23:.X30])" office:value-type="float" office:value="675" calcext:value-type="float" table:number-columns-spanned="4" table:number-rows-spanned="1">
            <text:p>675.00</text:p>
          </table:table-cell>
          <table:covered-table-cell table:number-columns-repeated="2" table:style-name="ce400"/>
          <table:covered-table-cell table:style-name="ce407" table:formula="of:=SUM([.X23:.X30])" office:value-type="float" office:value="675" calcext:value-type="float">
            <text:p>675.00</text:p>
          </table:covered-table-cell>
          <table:table-cell table:style-name="ce391" table:formula="of:=SUM([.AB23:.AB30])" office:value-type="float" office:value="449" calcext:value-type="float" table:number-columns-spanned="4" table:number-rows-spanned="1">
            <text:p>449.00</text:p>
          </table:table-cell>
          <table:covered-table-cell table:number-columns-repeated="2" table:style-name="ce400"/>
          <table:covered-table-cell table:style-name="ce407" table:formula="of:=SUM([.AB23:.AB30])" office:value-type="float" office:value="449" calcext:value-type="float">
            <text:p>449.00</text:p>
          </table:covered-table-cell>
          <table:table-cell table:style-name="ce445" table:formula="of:=SUM([.AF23:.AF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:.AF30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['Weekly Payroll Report'.B30]" office:value-type="string" office:string-value="Brennon Rasmussen" calcext:value-type="string" table:number-columns-spanned="3" table:number-rows-spanned="8">
            <text:p>Brennon Rasmussen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office:value-type="string" calcext:value-type="string" table:number-columns-spanned="3" table:number-rows-spanned="1">
            <text:p>Marion</text:p>
          </table:table-cell>
          <table:covered-table-cell table:number-columns-repeated="2" table:style-name="ce398"/>
          <table:table-cell table:style-name="ce405" office:value-type="float" office:value="408" calcext:value-type="float">
            <text:p>408.00</text:p>
          </table:table-cell>
          <table:table-cell table:style-name="ce389" office:value-type="string" calcext:value-type="string" table:number-columns-spanned="3" table:number-rows-spanned="1">
            <text:p>Marion</text:p>
          </table:table-cell>
          <table:covered-table-cell table:number-columns-repeated="2" table:style-name="ce398"/>
          <table:table-cell table:style-name="ce405" office:value-type="float" office:value="408" calcext:value-type="float">
            <text:p>408.00</text:p>
          </table:table-cell>
          <table:table-cell table:style-name="ce389" office:value-type="string" calcext:value-type="string" table:number-columns-spanned="3" table:number-rows-spanned="1">
            <text:p>Bwc</text:p>
          </table:table-cell>
          <table:covered-table-cell table:number-columns-repeated="2" table:style-name="ce398"/>
          <table:table-cell table:style-name="ce405" office:value-type="float" office:value="541.5" calcext:value-type="float">
            <text:p>541.50</text:p>
          </table:table-cell>
          <table:table-cell table:style-name="ce389" office:value-type="string" calcext:value-type="string" table:number-columns-spanned="3" table:number-rows-spanned="1">
            <text:p>Kroger</text:p>
          </table:table-cell>
          <table:covered-table-cell table:number-columns-repeated="2" table:style-name="ce398"/>
          <table:table-cell table:style-name="ce405" office:value-type="float" office:value="466" calcext:value-type="float">
            <text:p>466.00</text:p>
          </table:table-cell>
          <table:table-cell table:style-name="ce389" office:value-type="string" calcext:value-type="string" table:number-columns-spanned="3" table:number-rows-spanned="1">
            <text:p>Bwc</text:p>
          </table:table-cell>
          <table:covered-table-cell table:number-columns-repeated="2" table:style-name="ce398"/>
          <table:table-cell table:style-name="ce447" office:value-type="float" office:value="541.5" calcext:value-type="float">
            <text:p>541.50</text:p>
          </table:table-cell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32:.H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32:.L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32:.L39])" office:value-type="float" office:value="0" calcext:value-type="float">
            <text:p>0.00</text:p>
          </table:covered-table-cell>
          <table:table-cell table:style-name="ce430" table:formula="of:=SUM([.P32:.P39])" office:value-type="float" office:value="408" calcext:value-type="float" table:number-columns-spanned="4" table:number-rows-spanned="1">
            <text:p>408.00</text:p>
          </table:table-cell>
          <table:covered-table-cell table:number-columns-repeated="2" table:style-name="ce400"/>
          <table:covered-table-cell table:style-name="ce407" table:formula="of:=SUM([.P32:.P39])" office:value-type="float" office:value="408" calcext:value-type="float">
            <text:p>408.00</text:p>
          </table:covered-table-cell>
          <table:table-cell table:style-name="ce391" table:formula="of:=SUM([.T32:.T39])" office:value-type="float" office:value="408" calcext:value-type="float" table:number-columns-spanned="4" table:number-rows-spanned="1">
            <text:p>408.00</text:p>
          </table:table-cell>
          <table:covered-table-cell table:number-columns-repeated="2" table:style-name="ce400"/>
          <table:covered-table-cell table:style-name="ce407" table:formula="of:=SUM([.T32:.T39])" office:value-type="float" office:value="408" calcext:value-type="float">
            <text:p>408.00</text:p>
          </table:covered-table-cell>
          <table:table-cell table:style-name="ce391" table:formula="of:=SUM([.X32:.X39])" office:value-type="float" office:value="541.5" calcext:value-type="float" table:number-columns-spanned="4" table:number-rows-spanned="1">
            <text:p>541.50</text:p>
          </table:table-cell>
          <table:covered-table-cell table:number-columns-repeated="2" table:style-name="ce400"/>
          <table:covered-table-cell table:style-name="ce407" table:formula="of:=SUM([.X32:.X39])" office:value-type="float" office:value="541.5" calcext:value-type="float">
            <text:p>541.50</text:p>
          </table:covered-table-cell>
          <table:table-cell table:style-name="ce391" table:formula="of:=SUM([.AB32:.AB39])" office:value-type="float" office:value="466" calcext:value-type="float" table:number-columns-spanned="4" table:number-rows-spanned="1">
            <text:p>466.00</text:p>
          </table:table-cell>
          <table:covered-table-cell table:number-columns-repeated="2" table:style-name="ce400"/>
          <table:covered-table-cell table:style-name="ce407" table:formula="of:=SUM([.AB32:.AB39])" office:value-type="float" office:value="466" calcext:value-type="float">
            <text:p>466.00</text:p>
          </table:covered-table-cell>
          <table:table-cell table:style-name="ce445" table:formula="of:=SUM([.AF32:.AF39])" office:value-type="float" office:value="541.5" calcext:value-type="float" table:number-columns-spanned="4" table:number-rows-spanned="1">
            <text:p>541.50</text:p>
          </table:table-cell>
          <table:covered-table-cell table:number-columns-repeated="2" table:style-name="ce400"/>
          <table:covered-table-cell table:style-name="ce449" table:formula="of:=SUM([.AF32:.AF39])" office:value-type="float" office:value="541.5" calcext:value-type="float">
            <text:p>541.5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4">
          <table:table-cell table:style-name="ce364"/>
          <table:table-cell table:style-name="ce377" table:formula="of:=['Weekly Payroll Report'.B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130 E Chestnut</text:p>
          </table:table-cell>
          <table:covered-table-cell table:number-columns-repeated="2" table:style-name="ce398"/>
          <table:table-cell table:style-name="ce405" office:value-type="float" office:value="557.5" calcext:value-type="float">
            <text:p>557.50</text:p>
          </table:table-cell>
          <table:table-cell table:style-name="ce428" office:value-type="string" calcext:value-type="string" table:number-columns-spanned="3" table:number-rows-spanned="1">
            <text:p>Genesis</text:p>
          </table:table-cell>
          <table:covered-table-cell table:number-columns-repeated="2" table:style-name="ce398"/>
          <table:table-cell table:style-name="ce405" office:value-type="float" office:value="1050" calcext:value-type="float">
            <text:p>1,050.00</text:p>
          </table:table-cell>
          <table:table-cell table:style-name="ce389" office:value-type="string" calcext:value-type="string" table:number-columns-spanned="3" table:number-rows-spanned="1">
            <text:p>Riverside</text:p>
          </table:table-cell>
          <table:covered-table-cell table:number-columns-repeated="2" table:style-name="ce398"/>
          <table:table-cell table:style-name="ce405" office:value-type="float" office:value="867" calcext:value-type="float">
            <text:p>867.00</text:p>
          </table:table-cell>
          <table:table-cell table:style-name="ce389" office:value-type="string" calcext:value-type="string" table:number-columns-spanned="3" table:number-rows-spanned="1">
            <text:p>Berger</text:p>
          </table:table-cell>
          <table:covered-table-cell table:number-columns-repeated="2" table:style-name="ce398"/>
          <table:table-cell table:style-name="ce405" office:value-type="float" office:value="675" calcext:value-type="float">
            <text:p>675.00</text:p>
          </table:table-cell>
          <table:table-cell table:style-name="ce389" table:number-columns-spanned="3" table:number-rows-spanned="1"/>
          <table:covered-table-cell table:number-columns-repeated="2" table:style-name="ce398"/>
          <table:table-cell table:style-name="ce405" office:value-type="float" office:value="448" calcext:value-type="float">
            <text:p>448.00</text:p>
          </table:table-cell>
          <table:table-cell table:style-name="ce389" office:value-type="string" calcext:value-type="string" table:number-columns-spanned="3" table:number-rows-spanned="1">
            <text:p>Riverside</text:p>
          </table:table-cell>
          <table:covered-table-cell table:number-columns-repeated="2" table:style-name="ce398"/>
          <table:table-cell table:style-name="ce447" office:value-type="float" office:value="500" calcext:value-type="float">
            <text:p>500.00</text:p>
          </table:table-cell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41:.H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41:.L48])" office:value-type="float" office:value="557.5" calcext:value-type="float" table:number-columns-spanned="4" table:number-rows-spanned="1">
            <text:p>557.50</text:p>
          </table:table-cell>
          <table:covered-table-cell table:number-columns-repeated="2" table:style-name="ce400"/>
          <table:covered-table-cell table:style-name="ce418" table:formula="of:=SUM([.L41:.L48])" office:value-type="float" office:value="557.5" calcext:value-type="float">
            <text:p>557.50</text:p>
          </table:covered-table-cell>
          <table:table-cell table:style-name="ce430" table:formula="of:=SUM([.P41:.P48])" office:value-type="float" office:value="1050" calcext:value-type="float" table:number-columns-spanned="4" table:number-rows-spanned="1">
            <text:p>1,050.00</text:p>
          </table:table-cell>
          <table:covered-table-cell table:number-columns-repeated="2" table:style-name="ce400"/>
          <table:covered-table-cell table:style-name="ce407" table:formula="of:=SUM([.P41:.P48])" office:value-type="float" office:value="1050" calcext:value-type="float">
            <text:p>1,050.00</text:p>
          </table:covered-table-cell>
          <table:table-cell table:style-name="ce391" table:formula="of:=SUM([.T41:.T48])" office:value-type="float" office:value="867" calcext:value-type="float" table:number-columns-spanned="4" table:number-rows-spanned="1">
            <text:p>867.00</text:p>
          </table:table-cell>
          <table:covered-table-cell table:number-columns-repeated="2" table:style-name="ce400"/>
          <table:covered-table-cell table:style-name="ce407" table:formula="of:=SUM([.T41:.T48])" office:value-type="float" office:value="867" calcext:value-type="float">
            <text:p>867.00</text:p>
          </table:covered-table-cell>
          <table:table-cell table:style-name="ce391" table:formula="of:=SUM([.X41:.X48])" office:value-type="float" office:value="675" calcext:value-type="float" table:number-columns-spanned="4" table:number-rows-spanned="1">
            <text:p>675.00</text:p>
          </table:table-cell>
          <table:covered-table-cell table:number-columns-repeated="2" table:style-name="ce400"/>
          <table:covered-table-cell table:style-name="ce407" table:formula="of:=SUM([.X41:.X48])" office:value-type="float" office:value="675" calcext:value-type="float">
            <text:p>675.00</text:p>
          </table:covered-table-cell>
          <table:table-cell table:style-name="ce391" table:formula="of:=SUM([.AB41:.AB48])" office:value-type="float" office:value="448" calcext:value-type="float" table:number-columns-spanned="4" table:number-rows-spanned="1">
            <text:p>448.00</text:p>
          </table:table-cell>
          <table:covered-table-cell table:number-columns-repeated="2" table:style-name="ce400"/>
          <table:covered-table-cell table:style-name="ce407" table:formula="of:=SUM([.AB41:.AB48])" office:value-type="float" office:value="448" calcext:value-type="float">
            <text:p>448.00</text:p>
          </table:covered-table-cell>
          <table:table-cell table:style-name="ce445" table:formula="of:=SUM([.AF41:.AF48])" office:value-type="float" office:value="500" calcext:value-type="float" table:number-columns-spanned="4" table:number-rows-spanned="1">
            <text:p>500.00</text:p>
          </table:table-cell>
          <table:covered-table-cell table:number-columns-repeated="2" table:style-name="ce400"/>
          <table:covered-table-cell table:style-name="ce449" table:formula="of:=SUM([.AF41:.AF48])" office:value-type="float" office:value="500" calcext:value-type="float">
            <text:p>50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office:value-type="string" calcext:value-type="string" table:number-columns-spanned="3" table:number-rows-spanned="1">
            <text:p>Marion</text:p>
          </table:table-cell>
          <table:covered-table-cell table:number-columns-repeated="2" table:style-name="ce398"/>
          <table:table-cell table:style-name="ce405" office:value-type="float" office:value="408" calcext:value-type="float">
            <text:p>408.00</text:p>
          </table:table-cell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Berger</text:p>
          </table:table-cell>
          <table:covered-table-cell table:number-columns-repeated="2" table:style-name="ce398"/>
          <table:table-cell table:style-name="ce405" office:value-type="float" office:value="675" calcext:value-type="float">
            <text:p>675.00</text:p>
          </table:table-cell>
          <table:table-cell table:style-name="ce389" office:value-type="string" calcext:value-type="string" table:number-columns-spanned="3" table:number-rows-spanned="1">
            <text:p>Kroger</text:p>
          </table:table-cell>
          <table:covered-table-cell table:number-columns-repeated="2" table:style-name="ce398"/>
          <table:table-cell table:style-name="ce405" office:value-type="float" office:value="466" calcext:value-type="float">
            <text:p>466.00</text:p>
          </table:table-cell>
          <table:table-cell table:style-name="ce389" office:value-type="string" calcext:value-type="string" table:number-columns-spanned="3" table:number-rows-spanned="1">
            <text:p>Riverside</text:p>
          </table:table-cell>
          <table:covered-table-cell table:number-columns-repeated="2" table:style-name="ce398"/>
          <table:table-cell table:style-name="ce447" office:value-type="float" office:value="500" calcext:value-type="float">
            <text:p>500.00</text:p>
          </table:table-cell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0:.H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0:.L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0:.L57])" office:value-type="float" office:value="0" calcext:value-type="float">
            <text:p>0.00</text:p>
          </table:covered-table-cell>
          <table:table-cell table:style-name="ce430" table:formula="of:=SUM([.P50:.P57])" office:value-type="float" office:value="408" calcext:value-type="float" table:number-columns-spanned="4" table:number-rows-spanned="1">
            <text:p>408.00</text:p>
          </table:table-cell>
          <table:covered-table-cell table:number-columns-repeated="2" table:style-name="ce400"/>
          <table:covered-table-cell table:style-name="ce407" table:formula="of:=SUM([.P50:.P57])" office:value-type="float" office:value="408" calcext:value-type="float">
            <text:p>408.00</text:p>
          </table:covered-table-cell>
          <table:table-cell table:style-name="ce391" table:formula="of:=SUM([.T50:.T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0:.T57])" office:value-type="float" office:value="0" calcext:value-type="float">
            <text:p>0.00</text:p>
          </table:covered-table-cell>
          <table:table-cell table:style-name="ce391" table:formula="of:=SUM([.X50:.X57])" office:value-type="float" office:value="675" calcext:value-type="float" table:number-columns-spanned="4" table:number-rows-spanned="1">
            <text:p>675.00</text:p>
          </table:table-cell>
          <table:covered-table-cell table:number-columns-repeated="2" table:style-name="ce400"/>
          <table:covered-table-cell table:style-name="ce407" table:formula="of:=SUM([.X50:.X57])" office:value-type="float" office:value="675" calcext:value-type="float">
            <text:p>675.00</text:p>
          </table:covered-table-cell>
          <table:table-cell table:style-name="ce391" table:formula="of:=SUM([.AB50:.AB57])" office:value-type="float" office:value="466" calcext:value-type="float" table:number-columns-spanned="4" table:number-rows-spanned="1">
            <text:p>466.00</text:p>
          </table:table-cell>
          <table:covered-table-cell table:number-columns-repeated="2" table:style-name="ce400"/>
          <table:covered-table-cell table:style-name="ce407" table:formula="of:=SUM([.AB50:.AB57])" office:value-type="float" office:value="466" calcext:value-type="float">
            <text:p>466.00</text:p>
          </table:covered-table-cell>
          <table:table-cell table:style-name="ce445" table:formula="of:=SUM([.AF50:.AF57])" office:value-type="float" office:value="500" calcext:value-type="float" table:number-columns-spanned="4" table:number-rows-spanned="1">
            <text:p>500.00</text:p>
          </table:table-cell>
          <table:covered-table-cell table:number-columns-repeated="2" table:style-name="ce400"/>
          <table:covered-table-cell table:style-name="ce449" table:formula="of:=SUM([.AF50:.AF57])" office:value-type="float" office:value="500" calcext:value-type="float">
            <text:p>50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54]" office:value-type="string" office:string-value="Creig Wright" calcext:value-type="string" table:number-columns-spanned="3" table:number-rows-spanned="8">
            <text:p>Creig Wright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130 E Chestnut</text:p>
          </table:table-cell>
          <table:covered-table-cell table:number-columns-repeated="2" table:style-name="ce398"/>
          <table:table-cell table:style-name="ce405" office:value-type="float" office:value="557.5" calcext:value-type="float">
            <text:p>557.50</text:p>
          </table:table-cell>
          <table:table-cell table:style-name="ce428" office:value-type="string" calcext:value-type="string" table:number-columns-spanned="3" table:number-rows-spanned="1">
            <text:p>Marion</text:p>
          </table:table-cell>
          <table:covered-table-cell table:number-columns-repeated="2" table:style-name="ce398"/>
          <table:table-cell table:style-name="ce405" office:value-type="float" office:value="408" calcext:value-type="float">
            <text:p>408.00</text:p>
          </table:table-cell>
          <table:table-cell table:style-name="ce389" office:value-type="string" calcext:value-type="string" table:number-columns-spanned="3" table:number-rows-spanned="1">
            <text:p>Marion</text:p>
          </table:table-cell>
          <table:covered-table-cell table:number-columns-repeated="2" table:style-name="ce398"/>
          <table:table-cell table:style-name="ce405" office:value-type="float" office:value="408" calcext:value-type="float">
            <text:p>408.00</text:p>
          </table:table-cell>
          <table:table-cell table:style-name="ce389" office:value-type="string" calcext:value-type="string" table:number-columns-spanned="3" table:number-rows-spanned="1">
            <text:p>Bwc</text:p>
          </table:table-cell>
          <table:covered-table-cell table:number-columns-repeated="2" table:style-name="ce398"/>
          <table:table-cell table:style-name="ce405" office:value-type="float" office:value="541.5" calcext:value-type="float">
            <text:p>541.50</text:p>
          </table:table-cell>
          <table:table-cell table:style-name="ce389" office:value-type="string" calcext:value-type="string" table:number-columns-spanned="3" table:number-rows-spanned="1">
            <text:p>Bwc</text:p>
          </table:table-cell>
          <table:covered-table-cell table:number-columns-repeated="2" table:style-name="ce398"/>
          <table:table-cell table:style-name="ce405" office:value-type="float" office:value="500" calcext:value-type="float">
            <text:p>500.00</text:p>
          </table:table-cell>
          <table:table-cell table:style-name="ce389" office:value-type="string" calcext:value-type="string" table:number-columns-spanned="3" table:number-rows-spanned="1">
            <text:p>Bwc</text:p>
          </table:table-cell>
          <table:covered-table-cell table:number-columns-repeated="2" table:style-name="ce398"/>
          <table:table-cell table:style-name="ce447" office:value-type="float" office:value="541.5" calcext:value-type="float">
            <text:p>541.50</text:p>
          </table:table-cell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office:value-type="string" calcext:value-type="string" table:number-columns-spanned="3" table:number-rows-spanned="1">
            <text:p>Gahanna health</text:p>
          </table:table-cell>
          <table:covered-table-cell table:number-columns-repeated="2" table:style-name="ce399"/>
          <table:table-cell table:style-name="ce406" office:value-type="float" office:value="550" calcext:value-type="float">
            <text:p>550.00</text:p>
          </table:table-cell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office:value-type="string" calcext:value-type="string" table:number-columns-spanned="3" table:number-rows-spanned="1">
            <text:p>Oh HEALTH PRIMARY</text:p>
          </table:table-cell>
          <table:covered-table-cell table:number-columns-repeated="2" table:style-name="ce399"/>
          <table:table-cell table:style-name="ce406" office:value-type="float" office:value="125" calcext:value-type="float">
            <text:p>125.00</text:p>
          </table:table-cell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9:.H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9:.L66])" office:value-type="float" office:value="557.5" calcext:value-type="float" table:number-columns-spanned="4" table:number-rows-spanned="1">
            <text:p>557.50</text:p>
          </table:table-cell>
          <table:covered-table-cell table:number-columns-repeated="2" table:style-name="ce400"/>
          <table:covered-table-cell table:style-name="ce418" table:formula="of:=SUM([.L59:.L66])" office:value-type="float" office:value="557.5" calcext:value-type="float">
            <text:p>557.50</text:p>
          </table:covered-table-cell>
          <table:table-cell table:style-name="ce430" table:formula="of:=SUM([.P59:.P66])" office:value-type="float" office:value="408" calcext:value-type="float" table:number-columns-spanned="4" table:number-rows-spanned="1">
            <text:p>408.00</text:p>
          </table:table-cell>
          <table:covered-table-cell table:number-columns-repeated="2" table:style-name="ce400"/>
          <table:covered-table-cell table:style-name="ce407" table:formula="of:=SUM([.P59:.P66])" office:value-type="float" office:value="408" calcext:value-type="float">
            <text:p>408.00</text:p>
          </table:covered-table-cell>
          <table:table-cell table:style-name="ce391" table:formula="of:=SUM([.T59:.T66])" office:value-type="float" office:value="408" calcext:value-type="float" table:number-columns-spanned="4" table:number-rows-spanned="1">
            <text:p>408.00</text:p>
          </table:table-cell>
          <table:covered-table-cell table:number-columns-repeated="2" table:style-name="ce400"/>
          <table:covered-table-cell table:style-name="ce407" table:formula="of:=SUM([.T59:.T66])" office:value-type="float" office:value="408" calcext:value-type="float">
            <text:p>408.00</text:p>
          </table:covered-table-cell>
          <table:table-cell table:style-name="ce391" table:formula="of:=SUM([.X59:.X66])" office:value-type="float" office:value="541.5" calcext:value-type="float" table:number-columns-spanned="4" table:number-rows-spanned="1">
            <text:p>541.50</text:p>
          </table:table-cell>
          <table:covered-table-cell table:number-columns-repeated="2" table:style-name="ce400"/>
          <table:covered-table-cell table:style-name="ce407" table:formula="of:=SUM([.X59:.X66])" office:value-type="float" office:value="541.5" calcext:value-type="float">
            <text:p>541.50</text:p>
          </table:covered-table-cell>
          <table:table-cell table:style-name="ce391" table:formula="of:=SUM([.AB59:.AB66])" office:value-type="float" office:value="1175" calcext:value-type="float" table:number-columns-spanned="4" table:number-rows-spanned="1">
            <text:p>1,175.00</text:p>
          </table:table-cell>
          <table:covered-table-cell table:number-columns-repeated="2" table:style-name="ce400"/>
          <table:covered-table-cell table:style-name="ce407" table:formula="of:=SUM([.AB59:.AB66])" office:value-type="float" office:value="1175" calcext:value-type="float">
            <text:p>1,175.00</text:p>
          </table:covered-table-cell>
          <table:table-cell table:style-name="ce445" table:formula="of:=SUM([.AF59:.AF66])" office:value-type="float" office:value="541.5" calcext:value-type="float" table:number-columns-spanned="4" table:number-rows-spanned="1">
            <text:p>541.50</text:p>
          </table:table-cell>
          <table:covered-table-cell table:number-columns-repeated="2" table:style-name="ce400"/>
          <table:covered-table-cell table:style-name="ce449" table:formula="of:=SUM([.AF59:.AF66])" office:value-type="float" office:value="541.5" calcext:value-type="float">
            <text:p>541.5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6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office:value-type="string" calcext:value-type="string" table:number-columns-spanned="3" table:number-rows-spanned="1">
            <text:p>Urbana</text:p>
          </table:table-cell>
          <table:covered-table-cell table:number-columns-repeated="2" table:style-name="ce398"/>
          <table:table-cell table:style-name="ce405" office:value-type="float" office:value="325" calcext:value-type="float">
            <text:p>325.00</text:p>
          </table:table-cell>
          <table:table-cell table:style-name="ce389" office:value-type="string" calcext:value-type="string" table:number-columns-spanned="3" table:number-rows-spanned="1">
            <text:p>Riverside</text:p>
          </table:table-cell>
          <table:covered-table-cell table:number-columns-repeated="2" table:style-name="ce398"/>
          <table:table-cell table:style-name="ce405" office:value-type="float" office:value="930" calcext:value-type="float">
            <text:p>930.00</text:p>
          </table:table-cell>
          <table:table-cell table:style-name="ce389" office:value-type="string" calcext:value-type="string" table:number-columns-spanned="3" table:number-rows-spanned="1">
            <text:p>Us Jersey</text:p>
          </table:table-cell>
          <table:covered-table-cell table:number-columns-repeated="2" table:style-name="ce398"/>
          <table:table-cell table:style-name="ce405" office:value-type="float" office:value="120" calcext:value-type="float">
            <text:p>120.00</text:p>
          </table:table-cell>
          <table:table-cell table:style-name="ce389" office:value-type="string" calcext:value-type="string" table:number-columns-spanned="3" table:number-rows-spanned="1">
            <text:p>Pickerington</text:p>
          </table:table-cell>
          <table:covered-table-cell table:number-columns-repeated="2" table:style-name="ce398"/>
          <table:table-cell table:style-name="ce405" office:value-type="float" office:value="150" calcext:value-type="float">
            <text:p>150.00</text:p>
          </table:table-cell>
          <table:table-cell table:style-name="ce389" office:value-type="float" office:value="470" calcext:value-type="float" table:number-columns-spanned="3" table:number-rows-spanned="1">
            <text:p>470</text:p>
          </table:table-cell>
          <table:covered-table-cell table:number-columns-repeated="2" table:style-name="ce398"/>
          <table:table-cell table:style-name="ce447" office:value-type="float" office:value="50" calcext:value-type="float">
            <text:p>50.00</text:p>
          </table:table-cell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68:.H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68:.L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68:.L75])" office:value-type="float" office:value="0" calcext:value-type="float">
            <text:p>0.00</text:p>
          </table:covered-table-cell>
          <table:table-cell table:style-name="ce430" table:formula="of:=SUM([.P68:.P75])" office:value-type="float" office:value="325" calcext:value-type="float" table:number-columns-spanned="4" table:number-rows-spanned="1">
            <text:p>325.00</text:p>
          </table:table-cell>
          <table:covered-table-cell table:number-columns-repeated="2" table:style-name="ce400"/>
          <table:covered-table-cell table:style-name="ce407" table:formula="of:=SUM([.P68:.P75])" office:value-type="float" office:value="325" calcext:value-type="float">
            <text:p>325.00</text:p>
          </table:covered-table-cell>
          <table:table-cell table:style-name="ce391" table:formula="of:=SUM([.T68:.T75])" office:value-type="float" office:value="930" calcext:value-type="float" table:number-columns-spanned="4" table:number-rows-spanned="1">
            <text:p>930.00</text:p>
          </table:table-cell>
          <table:covered-table-cell table:number-columns-repeated="2" table:style-name="ce400"/>
          <table:covered-table-cell table:style-name="ce407" table:formula="of:=SUM([.T68:.T75])" office:value-type="float" office:value="930" calcext:value-type="float">
            <text:p>930.00</text:p>
          </table:covered-table-cell>
          <table:table-cell table:style-name="ce391" table:formula="of:=SUM([.X68:.X75])" office:value-type="float" office:value="120" calcext:value-type="float" table:number-columns-spanned="4" table:number-rows-spanned="1">
            <text:p>120.00</text:p>
          </table:table-cell>
          <table:covered-table-cell table:number-columns-repeated="2" table:style-name="ce400"/>
          <table:covered-table-cell table:style-name="ce407" table:formula="of:=SUM([.X68:.X75])" office:value-type="float" office:value="120" calcext:value-type="float">
            <text:p>120.00</text:p>
          </table:covered-table-cell>
          <table:table-cell table:style-name="ce391" table:formula="of:=SUM([.AB68:.AB75])" office:value-type="float" office:value="150" calcext:value-type="float" table:number-columns-spanned="4" table:number-rows-spanned="1">
            <text:p>150.00</text:p>
          </table:table-cell>
          <table:covered-table-cell table:number-columns-repeated="2" table:style-name="ce400"/>
          <table:covered-table-cell table:style-name="ce407" table:formula="of:=SUM([.AB68:.AB75])" office:value-type="float" office:value="150" calcext:value-type="float">
            <text:p>150.00</text:p>
          </table:covered-table-cell>
          <table:table-cell table:style-name="ce445" table:formula="of:=SUM([.AF68:.AF75])" office:value-type="float" office:value="50" calcext:value-type="float" table:number-columns-spanned="4" table:number-rows-spanned="1">
            <text:p>50.00</text:p>
          </table:table-cell>
          <table:covered-table-cell table:number-columns-repeated="2" table:style-name="ce400"/>
          <table:covered-table-cell table:style-name="ce449" table:formula="of:=SUM([.AF68:.AF75])" office:value-type="float" office:value="50" calcext:value-type="float">
            <text:p>5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34"/>
          <table:table-cell table:style-name="ce437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438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77:.H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77:.L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77:.L84])" office:value-type="float" office:value="0" calcext:value-type="float">
            <text:p>0.00</text:p>
          </table:covered-table-cell>
          <table:table-cell table:style-name="ce430" table:formula="of:=SUM([.P77:.P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77:.P84])" office:value-type="float" office:value="0" calcext:value-type="float">
            <text:p>0.00</text:p>
          </table:covered-table-cell>
          <table:table-cell table:style-name="ce391" table:formula="of:=SUM([.T77:.T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77:.T84])" office:value-type="float" office:value="0" calcext:value-type="float">
            <text:p>0.00</text:p>
          </table:covered-table-cell>
          <table:table-cell table:style-name="ce391" table:formula="of:=SUM([.X77:.X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77:.X84])" office:value-type="float" office:value="0" calcext:value-type="float">
            <text:p>0.00</text:p>
          </table:covered-table-cell>
          <table:table-cell table:style-name="ce391" table:formula="of:=SUM([.AB77:.AB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77:.AB84])" office:value-type="float" office:value="0" calcext:value-type="float">
            <text:p>0.00</text:p>
          </table:covered-table-cell>
          <table:table-cell table:style-name="ce445" table:formula="of:=SUM([.AF77:.AF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77:.AF8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86:.H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86:.L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86:.L93])" office:value-type="float" office:value="0" calcext:value-type="float">
            <text:p>0.00</text:p>
          </table:covered-table-cell>
          <table:table-cell table:style-name="ce430" table:formula="of:=SUM([.P86:.P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86:.P93])" office:value-type="float" office:value="0" calcext:value-type="float">
            <text:p>0.00</text:p>
          </table:covered-table-cell>
          <table:table-cell table:style-name="ce391" table:formula="of:=SUM([.T86:.T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86:.T93])" office:value-type="float" office:value="0" calcext:value-type="float">
            <text:p>0.00</text:p>
          </table:covered-table-cell>
          <table:table-cell table:style-name="ce391" table:formula="of:=SUM([.X86:.X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86:.X93])" office:value-type="float" office:value="0" calcext:value-type="float">
            <text:p>0.00</text:p>
          </table:covered-table-cell>
          <table:table-cell table:style-name="ce391" table:formula="of:=SUM([.AB86:.AB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86:.AB93])" office:value-type="float" office:value="0" calcext:value-type="float">
            <text:p>0.00</text:p>
          </table:covered-table-cell>
          <table:table-cell table:style-name="ce445" table:formula="of:=SUM([.AF86:.AF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86:.AF9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8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95:.H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95:.L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95:.L102])" office:value-type="float" office:value="0" calcext:value-type="float">
            <text:p>0.00</text:p>
          </table:covered-table-cell>
          <table:table-cell table:style-name="ce430" table:formula="of:=SUM([.P95:.P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95:.P102])" office:value-type="float" office:value="0" calcext:value-type="float">
            <text:p>0.00</text:p>
          </table:covered-table-cell>
          <table:table-cell table:style-name="ce391" table:formula="of:=SUM([.T95:.T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95:.T102])" office:value-type="float" office:value="0" calcext:value-type="float">
            <text:p>0.00</text:p>
          </table:covered-table-cell>
          <table:table-cell table:style-name="ce391" table:formula="of:=SUM([.X95:.X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95:.X102])" office:value-type="float" office:value="0" calcext:value-type="float">
            <text:p>0.00</text:p>
          </table:covered-table-cell>
          <table:table-cell table:style-name="ce391" table:formula="of:=SUM([.AB95:.AB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95:.AB102])" office:value-type="float" office:value="0" calcext:value-type="float">
            <text:p>0.00</text:p>
          </table:covered-table-cell>
          <table:table-cell table:style-name="ce445" table:formula="of:=SUM([.AF95:.AF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95:.AF10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9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04:.H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04:.L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04:.L111])" office:value-type="float" office:value="0" calcext:value-type="float">
            <text:p>0.00</text:p>
          </table:covered-table-cell>
          <table:table-cell table:style-name="ce430" table:formula="of:=SUM([.P104:.P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04:.P111])" office:value-type="float" office:value="0" calcext:value-type="float">
            <text:p>0.00</text:p>
          </table:covered-table-cell>
          <table:table-cell table:style-name="ce391" table:formula="of:=SUM([.T104:.T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04:.T111])" office:value-type="float" office:value="0" calcext:value-type="float">
            <text:p>0.00</text:p>
          </table:covered-table-cell>
          <table:table-cell table:style-name="ce391" table:formula="of:=SUM([.X104:.X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04:.X111])" office:value-type="float" office:value="0" calcext:value-type="float">
            <text:p>0.00</text:p>
          </table:covered-table-cell>
          <table:table-cell table:style-name="ce391" table:formula="of:=SUM([.AB104:.AB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04:.AB111])" office:value-type="float" office:value="0" calcext:value-type="float">
            <text:p>0.00</text:p>
          </table:covered-table-cell>
          <table:table-cell table:style-name="ce445" table:formula="of:=SUM([.AF104:.AF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04:.AF11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0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14:.H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14:.L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14:.L121])" office:value-type="float" office:value="0" calcext:value-type="float">
            <text:p>0.00</text:p>
          </table:covered-table-cell>
          <table:table-cell table:style-name="ce430" table:formula="of:=SUM([.P114:.P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14:.P121])" office:value-type="float" office:value="0" calcext:value-type="float">
            <text:p>0.00</text:p>
          </table:covered-table-cell>
          <table:table-cell table:style-name="ce391" table:formula="of:=SUM([.T114:.T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14:.T121])" office:value-type="float" office:value="0" calcext:value-type="float">
            <text:p>0.00</text:p>
          </table:covered-table-cell>
          <table:table-cell table:style-name="ce391" table:formula="of:=SUM([.X114:.X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14:.X121])" office:value-type="float" office:value="0" calcext:value-type="float">
            <text:p>0.00</text:p>
          </table:covered-table-cell>
          <table:table-cell table:style-name="ce391" table:formula="of:=SUM([.AB114:.AB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14:.AB121])" office:value-type="float" office:value="0" calcext:value-type="float">
            <text:p>0.00</text:p>
          </table:covered-table-cell>
          <table:table-cell table:style-name="ce445" table:formula="of:=SUM([.AF114:.AF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14:.AF12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23:.H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23:.L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23:.L130])" office:value-type="float" office:value="0" calcext:value-type="float">
            <text:p>0.00</text:p>
          </table:covered-table-cell>
          <table:table-cell table:style-name="ce430" table:formula="of:=SUM([.P123:.P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23:.P130])" office:value-type="float" office:value="0" calcext:value-type="float">
            <text:p>0.00</text:p>
          </table:covered-table-cell>
          <table:table-cell table:style-name="ce391" table:formula="of:=SUM([.T123:.T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23:.T130])" office:value-type="float" office:value="0" calcext:value-type="float">
            <text:p>0.00</text:p>
          </table:covered-table-cell>
          <table:table-cell table:style-name="ce391" table:formula="of:=SUM([.X123:.X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23:.X130])" office:value-type="float" office:value="0" calcext:value-type="float">
            <text:p>0.00</text:p>
          </table:covered-table-cell>
          <table:table-cell table:style-name="ce391" table:formula="of:=SUM([.AB123:.AB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23:.AB130])" office:value-type="float" office:value="0" calcext:value-type="float">
            <text:p>0.00</text:p>
          </table:covered-table-cell>
          <table:table-cell table:style-name="ce445" table:formula="of:=SUM([.AF123:.AF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23:.AF13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32:.H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32:.L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32:.L139])" office:value-type="float" office:value="0" calcext:value-type="float">
            <text:p>0.00</text:p>
          </table:covered-table-cell>
          <table:table-cell table:style-name="ce430" table:formula="of:=SUM([.P132:.P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32:.P139])" office:value-type="float" office:value="0" calcext:value-type="float">
            <text:p>0.00</text:p>
          </table:covered-table-cell>
          <table:table-cell table:style-name="ce391" table:formula="of:=SUM([.T132:.T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32:.T139])" office:value-type="float" office:value="0" calcext:value-type="float">
            <text:p>0.00</text:p>
          </table:covered-table-cell>
          <table:table-cell table:style-name="ce391" table:formula="of:=SUM([.X132:.X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32:.X139])" office:value-type="float" office:value="0" calcext:value-type="float">
            <text:p>0.00</text:p>
          </table:covered-table-cell>
          <table:table-cell table:style-name="ce391" table:formula="of:=SUM([.AB132:.AB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32:.AB139])" office:value-type="float" office:value="0" calcext:value-type="float">
            <text:p>0.00</text:p>
          </table:covered-table-cell>
          <table:table-cell table:style-name="ce445" table:formula="of:=SUM([.AF132:.AF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32:.AF13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2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1:.H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1:.L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1:.L148])" office:value-type="float" office:value="0" calcext:value-type="float">
            <text:p>0.00</text:p>
          </table:covered-table-cell>
          <table:table-cell table:style-name="ce430" table:formula="of:=SUM([.P141:.P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1:.P148])" office:value-type="float" office:value="0" calcext:value-type="float">
            <text:p>0.00</text:p>
          </table:covered-table-cell>
          <table:table-cell table:style-name="ce391" table:formula="of:=SUM([.T141:.T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1:.T148])" office:value-type="float" office:value="0" calcext:value-type="float">
            <text:p>0.00</text:p>
          </table:covered-table-cell>
          <table:table-cell table:style-name="ce391" table:formula="of:=SUM([.X141:.X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1:.X148])" office:value-type="float" office:value="0" calcext:value-type="float">
            <text:p>0.00</text:p>
          </table:covered-table-cell>
          <table:table-cell table:style-name="ce391" table:formula="of:=SUM([.AB141:.AB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1:.AB148])" office:value-type="float" office:value="0" calcext:value-type="float">
            <text:p>0.00</text:p>
          </table:covered-table-cell>
          <table:table-cell table:style-name="ce445" table:formula="of:=SUM([.AF141:.AF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1:.AF1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3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51:.H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51:.L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51:.L158])" office:value-type="float" office:value="0" calcext:value-type="float">
            <text:p>0.00</text:p>
          </table:covered-table-cell>
          <table:table-cell table:style-name="ce430" table:formula="of:=SUM([.P151:.P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51:.P158])" office:value-type="float" office:value="0" calcext:value-type="float">
            <text:p>0.00</text:p>
          </table:covered-table-cell>
          <table:table-cell table:style-name="ce391" table:formula="of:=SUM([.T151:.T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51:.T158])" office:value-type="float" office:value="0" calcext:value-type="float">
            <text:p>0.00</text:p>
          </table:covered-table-cell>
          <table:table-cell table:style-name="ce391" table:formula="of:=SUM([.X151:.X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51:.X158])" office:value-type="float" office:value="0" calcext:value-type="float">
            <text:p>0.00</text:p>
          </table:covered-table-cell>
          <table:table-cell table:style-name="ce391" table:formula="of:=SUM([.AB151:.AB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51:.AB158])" office:value-type="float" office:value="0" calcext:value-type="float">
            <text:p>0.00</text:p>
          </table:covered-table-cell>
          <table:table-cell table:style-name="ce445" table:formula="of:=SUM([.AF151:.AF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51:.AF15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4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0:.H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0:.L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0:.L167])" office:value-type="float" office:value="0" calcext:value-type="float">
            <text:p>0.00</text:p>
          </table:covered-table-cell>
          <table:table-cell table:style-name="ce430" table:formula="of:=SUM([.P160:.P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0:.P167])" office:value-type="float" office:value="0" calcext:value-type="float">
            <text:p>0.00</text:p>
          </table:covered-table-cell>
          <table:table-cell table:style-name="ce391" table:formula="of:=SUM([.T160:.T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0:.T167])" office:value-type="float" office:value="0" calcext:value-type="float">
            <text:p>0.00</text:p>
          </table:covered-table-cell>
          <table:table-cell table:style-name="ce391" table:formula="of:=SUM([.X160:.X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0:.X167])" office:value-type="float" office:value="0" calcext:value-type="float">
            <text:p>0.00</text:p>
          </table:covered-table-cell>
          <table:table-cell table:style-name="ce391" table:formula="of:=SUM([.AB160:.AB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0:.AB167])" office:value-type="float" office:value="0" calcext:value-type="float">
            <text:p>0.00</text:p>
          </table:covered-table-cell>
          <table:table-cell table:style-name="ce445" table:formula="of:=SUM([.AF160:.AF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0:.AF16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9:.H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9:.L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9:.L176])" office:value-type="float" office:value="0" calcext:value-type="float">
            <text:p>0.00</text:p>
          </table:covered-table-cell>
          <table:table-cell table:style-name="ce430" table:formula="of:=SUM([.P169:.P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9:.P176])" office:value-type="float" office:value="0" calcext:value-type="float">
            <text:p>0.00</text:p>
          </table:covered-table-cell>
          <table:table-cell table:style-name="ce391" table:formula="of:=SUM([.T169:.T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9:.T176])" office:value-type="float" office:value="0" calcext:value-type="float">
            <text:p>0.00</text:p>
          </table:covered-table-cell>
          <table:table-cell table:style-name="ce391" table:formula="of:=SUM([.X169:.X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9:.X176])" office:value-type="float" office:value="0" calcext:value-type="float">
            <text:p>0.00</text:p>
          </table:covered-table-cell>
          <table:table-cell table:style-name="ce391" table:formula="of:=SUM([.AB169:.AB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9:.AB176])" office:value-type="float" office:value="0" calcext:value-type="float">
            <text:p>0.00</text:p>
          </table:covered-table-cell>
          <table:table-cell table:style-name="ce445" table:formula="of:=SUM([.AF169:.AF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9:.AF17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78:.H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78:.L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78:.L185])" office:value-type="float" office:value="0" calcext:value-type="float">
            <text:p>0.00</text:p>
          </table:covered-table-cell>
          <table:table-cell table:style-name="ce430" table:formula="of:=SUM([.P178:.P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78:.P185])" office:value-type="float" office:value="0" calcext:value-type="float">
            <text:p>0.00</text:p>
          </table:covered-table-cell>
          <table:table-cell table:style-name="ce391" table:formula="of:=SUM([.T178:.T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78:.T185])" office:value-type="float" office:value="0" calcext:value-type="float">
            <text:p>0.00</text:p>
          </table:covered-table-cell>
          <table:table-cell table:style-name="ce391" table:formula="of:=SUM([.X178:.X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78:.X185])" office:value-type="float" office:value="0" calcext:value-type="float">
            <text:p>0.00</text:p>
          </table:covered-table-cell>
          <table:table-cell table:style-name="ce391" table:formula="of:=SUM([.AB178:.AB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78:.AB185])" office:value-type="float" office:value="0" calcext:value-type="float">
            <text:p>0.00</text:p>
          </table:covered-table-cell>
          <table:table-cell table:style-name="ce445" table:formula="of:=SUM([.AF178:.AF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78:.AF18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6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88:.H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88:.L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88:.L195])" office:value-type="float" office:value="0" calcext:value-type="float">
            <text:p>0.00</text:p>
          </table:covered-table-cell>
          <table:table-cell table:style-name="ce430" table:formula="of:=SUM([.P188:.P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88:.P195])" office:value-type="float" office:value="0" calcext:value-type="float">
            <text:p>0.00</text:p>
          </table:covered-table-cell>
          <table:table-cell table:style-name="ce391" table:formula="of:=SUM([.T188:.T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88:.T195])" office:value-type="float" office:value="0" calcext:value-type="float">
            <text:p>0.00</text:p>
          </table:covered-table-cell>
          <table:table-cell table:style-name="ce391" table:formula="of:=SUM([.X188:.X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88:.X195])" office:value-type="float" office:value="0" calcext:value-type="float">
            <text:p>0.00</text:p>
          </table:covered-table-cell>
          <table:table-cell table:style-name="ce391" table:formula="of:=SUM([.AB188:.AB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88:.AB195])" office:value-type="float" office:value="0" calcext:value-type="float">
            <text:p>0.00</text:p>
          </table:covered-table-cell>
          <table:table-cell table:style-name="ce445" table:formula="of:=SUM([.AF188:.AF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88:.AF19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7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97:.H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97:.L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97:.L204])" office:value-type="float" office:value="0" calcext:value-type="float">
            <text:p>0.00</text:p>
          </table:covered-table-cell>
          <table:table-cell table:style-name="ce430" table:formula="of:=SUM([.P197:.P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97:.P204])" office:value-type="float" office:value="0" calcext:value-type="float">
            <text:p>0.00</text:p>
          </table:covered-table-cell>
          <table:table-cell table:style-name="ce391" table:formula="of:=SUM([.T197:.T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97:.T204])" office:value-type="float" office:value="0" calcext:value-type="float">
            <text:p>0.00</text:p>
          </table:covered-table-cell>
          <table:table-cell table:style-name="ce391" table:formula="of:=SUM([.X197:.X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97:.X204])" office:value-type="float" office:value="0" calcext:value-type="float">
            <text:p>0.00</text:p>
          </table:covered-table-cell>
          <table:table-cell table:style-name="ce391" table:formula="of:=SUM([.AB197:.AB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97:.AB204])" office:value-type="float" office:value="0" calcext:value-type="float">
            <text:p>0.00</text:p>
          </table:covered-table-cell>
          <table:table-cell table:style-name="ce445" table:formula="of:=SUM([.AF197:.AF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97:.AF20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8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06:.H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06:.L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06:.L213])" office:value-type="float" office:value="0" calcext:value-type="float">
            <text:p>0.00</text:p>
          </table:covered-table-cell>
          <table:table-cell table:style-name="ce430" table:formula="of:=SUM([.P206:.P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06:.P213])" office:value-type="float" office:value="0" calcext:value-type="float">
            <text:p>0.00</text:p>
          </table:covered-table-cell>
          <table:table-cell table:style-name="ce391" table:formula="of:=SUM([.T206:.T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06:.T213])" office:value-type="float" office:value="0" calcext:value-type="float">
            <text:p>0.00</text:p>
          </table:covered-table-cell>
          <table:table-cell table:style-name="ce391" table:formula="of:=SUM([.X206:.X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06:.X213])" office:value-type="float" office:value="0" calcext:value-type="float">
            <text:p>0.00</text:p>
          </table:covered-table-cell>
          <table:table-cell table:style-name="ce391" table:formula="of:=SUM([.AB206:.AB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06:.AB213])" office:value-type="float" office:value="0" calcext:value-type="float">
            <text:p>0.00</text:p>
          </table:covered-table-cell>
          <table:table-cell table:style-name="ce445" table:formula="of:=SUM([.AF206:.AF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06:.AF21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9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15:.H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15:.L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15:.L222])" office:value-type="float" office:value="0" calcext:value-type="float">
            <text:p>0.00</text:p>
          </table:covered-table-cell>
          <table:table-cell table:style-name="ce430" table:formula="of:=SUM([.P215:.P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15:.P222])" office:value-type="float" office:value="0" calcext:value-type="float">
            <text:p>0.00</text:p>
          </table:covered-table-cell>
          <table:table-cell table:style-name="ce391" table:formula="of:=SUM([.T215:.T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15:.T222])" office:value-type="float" office:value="0" calcext:value-type="float">
            <text:p>0.00</text:p>
          </table:covered-table-cell>
          <table:table-cell table:style-name="ce391" table:formula="of:=SUM([.X215:.X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15:.X222])" office:value-type="float" office:value="0" calcext:value-type="float">
            <text:p>0.00</text:p>
          </table:covered-table-cell>
          <table:table-cell table:style-name="ce391" table:formula="of:=SUM([.AB215:.AB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15:.AB222])" office:value-type="float" office:value="0" calcext:value-type="float">
            <text:p>0.00</text:p>
          </table:covered-table-cell>
          <table:table-cell table:style-name="ce445" table:formula="of:=SUM([.AF215:.AF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15:.AF22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9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25:.H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25:.L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25:.L232])" office:value-type="float" office:value="0" calcext:value-type="float">
            <text:p>0.00</text:p>
          </table:covered-table-cell>
          <table:table-cell table:style-name="ce430" table:formula="of:=SUM([.P225:.P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25:.P232])" office:value-type="float" office:value="0" calcext:value-type="float">
            <text:p>0.00</text:p>
          </table:covered-table-cell>
          <table:table-cell table:style-name="ce391" table:formula="of:=SUM([.T225:.T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25:.T232])" office:value-type="float" office:value="0" calcext:value-type="float">
            <text:p>0.00</text:p>
          </table:covered-table-cell>
          <table:table-cell table:style-name="ce391" table:formula="of:=SUM([.X225:.X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25:.X232])" office:value-type="float" office:value="0" calcext:value-type="float">
            <text:p>0.00</text:p>
          </table:covered-table-cell>
          <table:table-cell table:style-name="ce391" table:formula="of:=SUM([.AB225:.AB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25:.AB232])" office:value-type="float" office:value="0" calcext:value-type="float">
            <text:p>0.00</text:p>
          </table:covered-table-cell>
          <table:table-cell table:style-name="ce445" table:formula="of:=SUM([.AF225:.AF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25:.AF23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0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4:.H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4:.L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4:.L241])" office:value-type="float" office:value="0" calcext:value-type="float">
            <text:p>0.00</text:p>
          </table:covered-table-cell>
          <table:table-cell table:style-name="ce430" table:formula="of:=SUM([.P234:.P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4:.P241])" office:value-type="float" office:value="0" calcext:value-type="float">
            <text:p>0.00</text:p>
          </table:covered-table-cell>
          <table:table-cell table:style-name="ce391" table:formula="of:=SUM([.T234:.T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4:.T241])" office:value-type="float" office:value="0" calcext:value-type="float">
            <text:p>0.00</text:p>
          </table:covered-table-cell>
          <table:table-cell table:style-name="ce391" table:formula="of:=SUM([.X234:.X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4:.X241])" office:value-type="float" office:value="0" calcext:value-type="float">
            <text:p>0.00</text:p>
          </table:covered-table-cell>
          <table:table-cell table:style-name="ce391" table:formula="of:=SUM([.AB234:.AB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4:.AB241])" office:value-type="float" office:value="0" calcext:value-type="float">
            <text:p>0.00</text:p>
          </table:covered-table-cell>
          <table:table-cell table:style-name="ce445" table:formula="of:=SUM([.AF234:.AF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4:.AF24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1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43:.H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43:.L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43:.L250])" office:value-type="float" office:value="0" calcext:value-type="float">
            <text:p>0.00</text:p>
          </table:covered-table-cell>
          <table:table-cell table:style-name="ce430" table:formula="of:=SUM([.P243:.P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43:.P250])" office:value-type="float" office:value="0" calcext:value-type="float">
            <text:p>0.00</text:p>
          </table:covered-table-cell>
          <table:table-cell table:style-name="ce391" table:formula="of:=SUM([.T243:.T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43:.T250])" office:value-type="float" office:value="0" calcext:value-type="float">
            <text:p>0.00</text:p>
          </table:covered-table-cell>
          <table:table-cell table:style-name="ce391" table:formula="of:=SUM([.X243:.X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43:.X250])" office:value-type="float" office:value="0" calcext:value-type="float">
            <text:p>0.00</text:p>
          </table:covered-table-cell>
          <table:table-cell table:style-name="ce391" table:formula="of:=SUM([.AB243:.AB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43:.AB250])" office:value-type="float" office:value="0" calcext:value-type="float">
            <text:p>0.00</text:p>
          </table:covered-table-cell>
          <table:table-cell table:style-name="ce445" table:formula="of:=SUM([.AF243:.AF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43:.AF25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2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52:.H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52:.L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52:.L259])" office:value-type="float" office:value="0" calcext:value-type="float">
            <text:p>0.00</text:p>
          </table:covered-table-cell>
          <table:table-cell table:style-name="ce430" table:formula="of:=SUM([.P252:.P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52:.P259])" office:value-type="float" office:value="0" calcext:value-type="float">
            <text:p>0.00</text:p>
          </table:covered-table-cell>
          <table:table-cell table:style-name="ce391" table:formula="of:=SUM([.T252:.T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52:.T259])" office:value-type="float" office:value="0" calcext:value-type="float">
            <text:p>0.00</text:p>
          </table:covered-table-cell>
          <table:table-cell table:style-name="ce391" table:formula="of:=SUM([.X252:.X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52:.X259])" office:value-type="float" office:value="0" calcext:value-type="float">
            <text:p>0.00</text:p>
          </table:covered-table-cell>
          <table:table-cell table:style-name="ce391" table:formula="of:=SUM([.AB252:.AB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52:.AB259])" office:value-type="float" office:value="0" calcext:value-type="float">
            <text:p>0.00</text:p>
          </table:covered-table-cell>
          <table:table-cell table:style-name="ce445" table:formula="of:=SUM([.AF252:.AF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52:.AF25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2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62:.H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62:.L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62:.L269])" office:value-type="float" office:value="0" calcext:value-type="float">
            <text:p>0.00</text:p>
          </table:covered-table-cell>
          <table:table-cell table:style-name="ce430" table:formula="of:=SUM([.P262:.P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62:.P269])" office:value-type="float" office:value="0" calcext:value-type="float">
            <text:p>0.00</text:p>
          </table:covered-table-cell>
          <table:table-cell table:style-name="ce391" table:formula="of:=SUM([.T262:.T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62:.T269])" office:value-type="float" office:value="0" calcext:value-type="float">
            <text:p>0.00</text:p>
          </table:covered-table-cell>
          <table:table-cell table:style-name="ce391" table:formula="of:=SUM([.X262:.X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62:.X269])" office:value-type="float" office:value="0" calcext:value-type="float">
            <text:p>0.00</text:p>
          </table:covered-table-cell>
          <table:table-cell table:style-name="ce391" table:formula="of:=SUM([.AB262:.AB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62:.AB269])" office:value-type="float" office:value="0" calcext:value-type="float">
            <text:p>0.00</text:p>
          </table:covered-table-cell>
          <table:table-cell table:style-name="ce445" table:formula="of:=SUM([.AF262:.AF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62:.AF26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71:.H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71:.L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71:.L278])" office:value-type="float" office:value="0" calcext:value-type="float">
            <text:p>0.00</text:p>
          </table:covered-table-cell>
          <table:table-cell table:style-name="ce430" table:formula="of:=SUM([.P271:.P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71:.P278])" office:value-type="float" office:value="0" calcext:value-type="float">
            <text:p>0.00</text:p>
          </table:covered-table-cell>
          <table:table-cell table:style-name="ce391" table:formula="of:=SUM([.T271:.T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71:.T278])" office:value-type="float" office:value="0" calcext:value-type="float">
            <text:p>0.00</text:p>
          </table:covered-table-cell>
          <table:table-cell table:style-name="ce391" table:formula="of:=SUM([.X271:.X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71:.X278])" office:value-type="float" office:value="0" calcext:value-type="float">
            <text:p>0.00</text:p>
          </table:covered-table-cell>
          <table:table-cell table:style-name="ce391" table:formula="of:=SUM([.AB271:.AB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71:.AB278])" office:value-type="float" office:value="0" calcext:value-type="float">
            <text:p>0.00</text:p>
          </table:covered-table-cell>
          <table:table-cell table:style-name="ce445" table:formula="of:=SUM([.AF271:.AF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71:.AF27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0:.H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0:.L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0:.L287])" office:value-type="float" office:value="0" calcext:value-type="float">
            <text:p>0.00</text:p>
          </table:covered-table-cell>
          <table:table-cell table:style-name="ce430" table:formula="of:=SUM([.P280:.P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0:.P287])" office:value-type="float" office:value="0" calcext:value-type="float">
            <text:p>0.00</text:p>
          </table:covered-table-cell>
          <table:table-cell table:style-name="ce391" table:formula="of:=SUM([.T280:.T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0:.T287])" office:value-type="float" office:value="0" calcext:value-type="float">
            <text:p>0.00</text:p>
          </table:covered-table-cell>
          <table:table-cell table:style-name="ce391" table:formula="of:=SUM([.X280:.X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0:.X287])" office:value-type="float" office:value="0" calcext:value-type="float">
            <text:p>0.00</text:p>
          </table:covered-table-cell>
          <table:table-cell table:style-name="ce391" table:formula="of:=SUM([.AB280:.AB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0:.AB287])" office:value-type="float" office:value="0" calcext:value-type="float">
            <text:p>0.00</text:p>
          </table:covered-table-cell>
          <table:table-cell table:style-name="ce445" table:formula="of:=SUM([.AF280:.AF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0:.AF28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9:.H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9:.L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9:.L296])" office:value-type="float" office:value="0" calcext:value-type="float">
            <text:p>0.00</text:p>
          </table:covered-table-cell>
          <table:table-cell table:style-name="ce430" table:formula="of:=SUM([.P289:.P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9:.P296])" office:value-type="float" office:value="0" calcext:value-type="float">
            <text:p>0.00</text:p>
          </table:covered-table-cell>
          <table:table-cell table:style-name="ce391" table:formula="of:=SUM([.T289:.T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9:.T296])" office:value-type="float" office:value="0" calcext:value-type="float">
            <text:p>0.00</text:p>
          </table:covered-table-cell>
          <table:table-cell table:style-name="ce391" table:formula="of:=SUM([.X289:.X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9:.X296])" office:value-type="float" office:value="0" calcext:value-type="float">
            <text:p>0.00</text:p>
          </table:covered-table-cell>
          <table:table-cell table:style-name="ce391" table:formula="of:=SUM([.AB289:.AB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9:.AB296])" office:value-type="float" office:value="0" calcext:value-type="float">
            <text:p>0.00</text:p>
          </table:covered-table-cell>
          <table:table-cell table:style-name="ce445" table:formula="of:=SUM([.AF289:.AF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9:.AF29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 table:number-columns-repeated="6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 table:number-rows-repeated="217">
          <table:table-cell table:style-name="ce2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2"/>
          <table:table-cell table:style-name="ce422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222"/>
          <table:table-cell table:number-columns-repeated="223"/>
          <table:table-cell table:style-name="ce222"/>
          <table:table-cell table:style-name="ce25" table:number-columns-repeated="765"/>
          <table:table-cell table:style-name="ce464"/>
        </table:table-row>
        <table:table-row table:style-name="ro9">
          <table:table-cell table:style-name="ce2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2"/>
          <table:table-cell table:style-name="ce42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222"/>
          <table:table-cell table:number-columns-repeated="223"/>
          <table:table-cell table:style-name="ce222"/>
          <table:table-cell table:style-name="ce26" table:number-columns-repeated="765"/>
          <table:table-cell table:style-name="ce465"/>
        </table:table-row>
        <table:table-row table:style-name="ro9" table:number-rows-repeated="1047603">
          <table:table-cell table:number-columns-repeated="1023"/>
        </table:table-row>
        <table:table-row table:style-name="ro9" table:number-rows-repeated="302">
          <table:table-cell table:style-name="ce368"/>
          <table:table-cell table:number-columns-repeated="1022"/>
        </table:table-row>
        <table:table-row table:style-name="ro9" table:number-rows-repeated="152">
          <table:table-cell table:style-name="ce368"/>
          <table:table-cell table:number-columns-repeated="35"/>
          <table:table-cell table:style-name="ce329" table:number-columns-repeated="220"/>
          <table:table-cell table:style-name="ce458"/>
          <table:table-cell table:number-columns-repeated="766"/>
        </table:table-row>
        <table:table-row table:style-name="ro9" table:number-rows-repeated="2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table:table-row table:style-name="ro9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calcext:conditional-formats>
          <calcext:conditional-format calcext:target-range-address="'Work Log'.E3:'Work Log'.E3 'Work Log'.I3:'Work Log'.I3 'Work Log'.Q3:'Work Log'.Q3 'Work Log'.U3:'Work Log'.U3 'Work Log'.Y3:'Work Log'.Y3 'Work Log'.AC3:'Work Log'.AC3 'Work Log'.M3:'Work Log'.M3">
            <calcext:condition calcext:apply-style-name="GreyText" calcext:value="formula-is($'work log'.$#ref!#REF!=0)" calcext:base-cell-address="'Work Log'.E3"/>
          </calcext:conditional-format>
          <calcext:conditional-format calcext:target-range-address="'Work Log'.E13:'Work Log'.E13 'Work Log'.E22:'Work Log'.E22 'Work Log'.E31:'Work Log'.E31 'Work Log'.E40:'Work Log'.E40 'Work Log'.E49:'Work Log'.E49 'Work Log'.E58:'Work Log'.E58 'Work Log'.E67:'Work Log'.E67 'Work Log'.E76:'Work Log'.E76 'Work Log'.E85:'Work Log'.E85 'Work Log'.E94:'Work Log'.E94 'Work Log'.E103:'Work Log'.E103 'Work Log'.E112:'Work Log'.E113 'Work Log'.E122:'Work Log'.E122 'Work Log'.E131:'Work Log'.E131 'Work Log'.E140:'Work Log'.E140 'Work Log'.E149:'Work Log'.E150 'Work Log'.E159:'Work Log'.E159 'Work Log'.E168:'Work Log'.E168 'Work Log'.E177:'Work Log'.E177 'Work Log'.E186:'Work Log'.E187 'Work Log'.E196:'Work Log'.E196 'Work Log'.E205:'Work Log'.E205 'Work Log'.E214:'Work Log'.E214 'Work Log'.E223:'Work Log'.E224 'Work Log'.E233:'Work Log'.E233 'Work Log'.E242:'Work Log'.E242 'Work Log'.E251:'Work Log'.E251 'Work Log'.E260:'Work Log'.E261 'Work Log'.E270:'Work Log'.E270 'Work Log'.E279:'Work Log'.E279 'Work Log'.E288:'Work Log'.E288 'Work Log'.E297:'Work Log'.E298 'Work Log'.I1:'Work Log'.I1 'Work Log'.I13:'Work Log'.I13 'Work Log'.I22:'Work Log'.I22 'Work Log'.I31:'Work Log'.I31 'Work Log'.I40:'Work Log'.I40 'Work Log'.I49:'Work Log'.I49 'Work Log'.I58:'Work Log'.I58 'Work Log'.I67:'Work Log'.I67 'Work Log'.I76:'Work Log'.I76 'Work Log'.I85:'Work Log'.I85 'Work Log'.I94:'Work Log'.I94 'Work Log'.I103:'Work Log'.I103 'Work Log'.I112:'Work Log'.I113 'Work Log'.I122:'Work Log'.I122 'Work Log'.I131:'Work Log'.I131 'Work Log'.I140:'Work Log'.I140 'Work Log'.I149:'Work Log'.I150 'Work Log'.I159:'Work Log'.I159 'Work Log'.I168:'Work Log'.I168 'Work Log'.I177:'Work Log'.I177 'Work Log'.I186:'Work Log'.I187 'Work Log'.I196:'Work Log'.I196 'Work Log'.I205:'Work Log'.I205 'Work Log'.I214:'Work Log'.I214 'Work Log'.I223:'Work Log'.I224 'Work Log'.I233:'Work Log'.I233 'Work Log'.I242:'Work Log'.I242 'Work Log'.I251:'Work Log'.I251 'Work Log'.I260:'Work Log'.I261 'Work Log'.I270:'Work Log'.I270 'Work Log'.I279:'Work Log'.I279 'Work Log'.I288:'Work Log'.I288 'Work Log'.I297:'Work Log'.I298 'Work Log'.M13:'Work Log'.M13 'Work Log'.M22:'Work Log'.M22 'Work Log'.M31:'Work Log'.M31 'Work Log'.M40:'Work Log'.M40 'Work Log'.M49:'Work Log'.M49 'Work Log'.M58:'Work Log'.M58 'Work Log'.M67:'Work Log'.M67 'Work Log'.M76:'Work Log'.M76 'Work Log'.M85:'Work Log'.M85 'Work Log'.M94:'Work Log'.M94 'Work Log'.M103:'Work Log'.M103 'Work Log'.M112:'Work Log'.M113 'Work Log'.M122:'Work Log'.M122 'Work Log'.M131:'Work Log'.M131 'Work Log'.M140:'Work Log'.M140 'Work Log'.M149:'Work Log'.M150 'Work Log'.M159:'Work Log'.M159 'Work Log'.M168:'Work Log'.M168 'Work Log'.M177:'Work Log'.M177 'Work Log'.M186:'Work Log'.M187 'Work Log'.M196:'Work Log'.M196 'Work Log'.M205:'Work Log'.M205 'Work Log'.M214:'Work Log'.M214 'Work Log'.M223:'Work Log'.M224 'Work Log'.M233:'Work Log'.M233 'Work Log'.M242:'Work Log'.M242 'Work Log'.M251:'Work Log'.M251 'Work Log'.M260:'Work Log'.M261 'Work Log'.M270:'Work Log'.M270 'Work Log'.M279:'Work Log'.M279 'Work Log'.M288:'Work Log'.M288 'Work Log'.M297:'Work Log'.M298 'Work Log'.N1:'Work Log'.N1 'Work Log'.Q13:'Work Log'.Q13 'Work Log'.U13:'Work Log'.U13 'Work Log'.Y13:'Work Log'.Y13 'Work Log'.Q22:'Work Log'.Q22 'Work Log'.U22:'Work Log'.U22 'Work Log'.Y22:'Work Log'.Y22 'Work Log'.Q31:'Work Log'.Q31 'Work Log'.U31:'Work Log'.U31 'Work Log'.Y31:'Work Log'.Y31 'Work Log'.Q40:'Work Log'.Q40 'Work Log'.U40:'Work Log'.U40 'Work Log'.Y40:'Work Log'.Y40 'Work Log'.Q49:'Work Log'.Q49 'Work Log'.U49:'Work Log'.U49 'Work Log'.Y49:'Work Log'.Y49 'Work Log'.Q58:'Work Log'.Q58 'Work Log'.U58:'Work Log'.U58 'Work Log'.Y58:'Work Log'.Y58 'Work Log'.Q67:'Work Log'.Q67 'Work Log'.U67:'Work Log'.U67 'Work Log'.Y67:'Work Log'.Y67 'Work Log'.Q76:'Work Log'.Q76 'Work Log'.U76:'Work Log'.U76 'Work Log'.Y76:'Work Log'.Y76 'Work Log'.Q85:'Work Log'.Q85 'Work Log'.U85:'Work Log'.U85 'Work Log'.Y85:'Work Log'.Y85 'Work Log'.Q94:'Work Log'.Q94 'Work Log'.U94:'Work Log'.U94 'Work Log'.Y94:'Work Log'.Y94 'Work Log'.Q103:'Work Log'.Q103 'Work Log'.U103:'Work Log'.U103 'Work Log'.Y103:'Work Log'.Y103 'Work Log'.Q112:'Work Log'.Q113 'Work Log'.U112:'Work Log'.U113 'Work Log'.Y112:'Work Log'.Y113 'Work Log'.Q122:'Work Log'.Q122 'Work Log'.U122:'Work Log'.U122 'Work Log'.Y122:'Work Log'.Y122 'Work Log'.Q131:'Work Log'.Q131 'Work Log'.U131:'Work Log'.U131 'Work Log'.Y131:'Work Log'.Y131 'Work Log'.Q140:'Work Log'.Q140 'Work Log'.U140:'Work Log'.U140 'Work Log'.Y140:'Work Log'.Y140 'Work Log'.Q149:'Work Log'.Q150 'Work Log'.U149:'Work Log'.U150 'Work Log'.Y149:'Work Log'.Y150 'Work Log'.Q159:'Work Log'.Q159 'Work Log'.U159:'Work Log'.U159 'Work Log'.Y159:'Work Log'.Y159 'Work Log'.Q168:'Work Log'.Q168 'Work Log'.U168:'Work Log'.U168 'Work Log'.Y168:'Work Log'.Y168 'Work Log'.Q177:'Work Log'.Q177 'Work Log'.U177:'Work Log'.U177 'Work Log'.Y177:'Work Log'.Y177 'Work Log'.Q186:'Work Log'.Q187 'Work Log'.U186:'Work Log'.U187 'Work Log'.Y186:'Work Log'.Y187 'Work Log'.Q196:'Work Log'.Q196 'Work Log'.U196:'Work Log'.U196 'Work Log'.Y196:'Work Log'.Y196 'Work Log'.Q205:'Work Log'.Q205 'Work Log'.U205:'Work Log'.U205 'Work Log'.Y205:'Work Log'.Y205 'Work Log'.Q214:'Work Log'.Q214 'Work Log'.U214:'Work Log'.U214 'Work Log'.Y214:'Work Log'.Y214 'Work Log'.Q223:'Work Log'.Q224 'Work Log'.U223:'Work Log'.U224 'Work Log'.Y223:'Work Log'.Y224 'Work Log'.Q233:'Work Log'.Q233 'Work Log'.U233:'Work Log'.U233 'Work Log'.Y233:'Work Log'.Y233 'Work Log'.Q242:'Work Log'.Q242 'Work Log'.U242:'Work Log'.U242 'Work Log'.Y242:'Work Log'.Y242 'Work Log'.Q251:'Work Log'.Q251 'Work Log'.U251:'Work Log'.U251 'Work Log'.Y251:'Work Log'.Y251 'Work Log'.Q260:'Work Log'.Q261 'Work Log'.U260:'Work Log'.U261 'Work Log'.Y260:'Work Log'.Y261 'Work Log'.Q270:'Work Log'.Q270 'Work Log'.U270:'Work Log'.U270 'Work Log'.Y270:'Work Log'.Y270 'Work Log'.Q279:'Work Log'.Q279 'Work Log'.U279:'Work Log'.U279 'Work Log'.Y279:'Work Log'.Y279 'Work Log'.Q288:'Work Log'.Q288 'Work Log'.U288:'Work Log'.U288 'Work Log'.Y288:'Work Log'.Y288 'Work Log'.Q297:'Work Log'.Q298 'Work Log'.U297:'Work Log'.U298 'Work Log'.Y297:'Work Log'.Y298 'Work Log'.AC112:'Work Log'.AC113 'Work Log'.AC149:'Work Log'.AC150 'Work Log'.AC186:'Work Log'.AC187 'Work Log'.AC223:'Work Log'.AC224 'Work Log'.AC260:'Work Log'.AC261 'Work Log'.AC297:'Work Log'.AC298 'Work Log'.AC13:'Work Log'.AC13 'Work Log'.AC22:'Work Log'.AC22 'Work Log'.AC31:'Work Log'.AC31 'Work Log'.AC40:'Work Log'.AC40 'Work Log'.AC49:'Work Log'.AC49 'Work Log'.AC58:'Work Log'.AC58 'Work Log'.AC67:'Work Log'.AC67 'Work Log'.AC76:'Work Log'.AC76 'Work Log'.AC85:'Work Log'.AC85 'Work Log'.AC94:'Work Log'.AC94 'Work Log'.AC103:'Work Log'.AC103 'Work Log'.AC122:'Work Log'.AC122 'Work Log'.AC131:'Work Log'.AC131 'Work Log'.AC140:'Work Log'.AC140 'Work Log'.AC159:'Work Log'.AC159 'Work Log'.AC168:'Work Log'.AC168 'Work Log'.AC177:'Work Log'.AC177 'Work Log'.AC196:'Work Log'.AC196 'Work Log'.AC205:'Work Log'.AC205 'Work Log'.AC214:'Work Log'.AC214 'Work Log'.AC233:'Work Log'.AC233 'Work Log'.AC242:'Work Log'.AC242 'Work Log'.AC251:'Work Log'.AC251 'Work Log'.AC270:'Work Log'.AC270 'Work Log'.AC279:'Work Log'.AC279 'Work Log'.AC288:'Work Log'.AC288 'Work Log'.U1:'Work Log'.U1">
            <calcext:condition calcext:apply-style-name="Hidden" calcext:value="=0" calcext:base-cell-address="'Work Log'.E1"/>
          </calcext:conditional-format>
          <calcext:conditional-format calcext:target-range-address="'Work Log'.F4:'Work Log'.F4 'Work Log'.J4:'Work Log'.J4 'Work Log'.N4:'Work Log'.N4 'Work Log'.R4:'Work Log'.R4 'Work Log'.V4:'Work Log'.V4 'Work Log'.Z4:'Work Log'.Z4 'Work Log'.AD4:'Work Log'.AD4">
            <calcext:condition calcext:apply-style-name="BlackText" calcext:value="&gt;=0" calcext:base-cell-address="'Work Log'.F4"/>
            <calcext:condition calcext:apply-style-name="GreyText" calcext:value="&gt;=#NAME?[.$G4]" calcext:base-cell-address="'Work Log'.F4"/>
          </calcext:conditional-format>
          <calcext:conditional-format calcext:target-range-address="'Work Log'.G4:'Work Log'.G4 'Work Log'.K4:'Work Log'.K4 'Work Log'.O4:'Work Log'.O4 'Work Log'.S4:'Work Log'.S4 'Work Log'.W4:'Work Log'.W4 'Work Log'.AA4:'Work Log'.AA4 'Work Log'.AE4:'Work Log'.AE4">
            <calcext:condition calcext:apply-style-name="BlackText" calcext:value="&gt;=0" calcext:base-cell-address="'Work Log'.G4"/>
            <calcext:condition calcext:apply-style-name="GreyText" calcext:value="&gt;=#NAME?[.$G4]" calcext:base-cell-address="'Work Log'.G4"/>
          </calcext:conditional-format>
        </calcext:conditional-formats>
      </table:table>
      <table:table table:name="Summary" table:style-name="ta2" table:protected="true" table:protection-key="6F0pAhkVXP+kKNCrdxQ2wWl8Alg=" table:protection-key-digest-algorithm="http://www.w3.org/2000/09/xmldsig#sha1" table:print-ranges="Summary.B1:Summary.Y39">
        <loext:table-protection loext:select-protected-cells="true" loext:select-unprotected-cells="true"/>
        <table:table-column table:style-name="co51" table:default-cell-style-name="ce474"/>
        <table:table-column table:style-name="co52" table:default-cell-style-name="ce492"/>
        <table:table-column table:style-name="co36" table:default-cell-style-name="ce492"/>
        <table:table-column table:style-name="co53" table:default-cell-style-name="ce492"/>
        <table:table-column table:style-name="co36" table:default-cell-style-name="ce492"/>
        <table:table-column table:style-name="co54" table:default-cell-style-name="ce492"/>
        <table:table-column table:style-name="co55" table:default-cell-style-name="ce492"/>
        <table:table-column table:style-name="co56" table:default-cell-style-name="ce569"/>
        <table:table-column table:style-name="co57" table:default-cell-style-name="ce492"/>
        <table:table-column table:style-name="co58" table:default-cell-style-name="ce492"/>
        <table:table-column table:style-name="co59" table:default-cell-style-name="ce492"/>
        <table:table-column table:style-name="co56" table:default-cell-style-name="ce569"/>
        <table:table-column table:style-name="co36" table:default-cell-style-name="ce492"/>
        <table:table-column table:style-name="co56" table:default-cell-style-name="ce492"/>
        <table:table-column table:style-name="co60" table:default-cell-style-name="ce492"/>
        <table:table-column table:style-name="co61" table:default-cell-style-name="ce492"/>
        <table:table-column table:style-name="co55" table:default-cell-style-name="ce492"/>
        <table:table-column table:style-name="co62" table:default-cell-style-name="ce569"/>
        <table:table-column table:style-name="co60" table:default-cell-style-name="ce492"/>
        <table:table-column table:style-name="co63" table:default-cell-style-name="ce654"/>
        <table:table-column table:style-name="co36" table:default-cell-style-name="ce492"/>
        <table:table-column table:style-name="co64" table:default-cell-style-name="ce492"/>
        <table:table-column table:style-name="co36" table:default-cell-style-name="ce492"/>
        <table:table-column table:style-name="co65" table:default-cell-style-name="ce492"/>
        <table:table-column table:style-name="co36" table:default-cell-style-name="ce492"/>
        <table:table-column table:style-name="co66" table:default-cell-style-name="ce654"/>
        <table:table-column table:style-name="co36" table:default-cell-style-name="ce492"/>
        <table:table-column table:style-name="co67" table:default-cell-style-name="ce654"/>
        <table:table-column table:style-name="co36" table:default-cell-style-name="ce492"/>
        <table:table-column table:style-name="co68" table:default-cell-style-name="ce654"/>
        <table:table-column table:style-name="co55" table:default-cell-style-name="ce492"/>
        <table:table-column table:style-name="co69" table:default-cell-style-name="ce654"/>
        <table:table-column table:style-name="co70" table:default-cell-style-name="ce492"/>
        <table:table-column table:style-name="co71" table:default-cell-style-name="ce748"/>
        <table:table-column table:style-name="co70" table:default-cell-style-name="ce492"/>
        <table:table-column table:style-name="co72" table:default-cell-style-name="ce748"/>
        <table:table-column table:style-name="co70" table:default-cell-style-name="ce474"/>
        <table:table-column table:style-name="co73" table:default-cell-style-name="ce767"/>
        <table:table-column table:style-name="co42" table:number-columns-repeated="986" table:default-cell-style-name="ce492"/>
        <table:table-row table:style-name="ro15">
          <table:table-cell table:style-name="ce466"/>
          <table:table-cell table:style-name="ce475" office:value-type="string" calcext:value-type="string">
            <text:p>SUMMARY OF WEEKLY PAYROLL 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 office:value-type="string" calcext:value-type="string">
            <text:p>American National Skyline, Inc.</text:p>
          </table:table-cell>
          <table:table-cell table:style-name="ce670"/>
          <table:table-cell table:style-name="ce554"/>
          <table:table-cell table:style-name="ce507"/>
          <table:table-cell table:style-name="ce554"/>
          <table:table-cell table:style-name="ce691"/>
          <table:table-cell table:style-name="ce703"/>
          <table:table-cell table:style-name="ce691"/>
          <table:table-cell table:style-name="ce722"/>
          <table:table-cell table:style-name="ce691"/>
          <table:table-cell table:style-name="ce554"/>
          <table:table-cell table:style-name="ce507"/>
          <table:table-cell table:style-name="ce751"/>
          <table:table-cell table:style-name="ce754"/>
          <table:table-cell table:style-name="ce760"/>
          <table:table-cell table:style-name="ce507" table:number-columns-repeated="985"/>
          <table:table-cell table:style-name="ce772"/>
        </table:table-row>
        <table:table-row table:style-name="ro15">
          <table:table-cell table:style-name="ce466"/>
          <table:table-cell table:style-name="ce476" office:value-type="string" calcext:value-type="string">
            <text:p>Note : This sheet is automatically generated. <text:s/>Please do not modify it.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/>
          <table:table-cell table:style-name="ce671"/>
          <table:table-cell table:style-name="ce676"/>
          <table:table-cell table:style-name="ce490"/>
          <table:table-cell table:style-name="ce676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67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6"/>
          <table:table-cell table:style-name="ce1251" office:value-type="string" calcext:value-type="string">
            <text:p>CITY :</text:p>
          </table:table-cell>
          <table:table-cell table:style-name="ce1261"/>
          <table:table-cell table:style-name="Default"/>
          <table:table-cell table:style-name="ce1261"/>
          <table:table-cell table:style-name="ce1306" office:value-type="string" calcext:value-type="string">
            <text:p>STATE :</text:p>
          </table:table-cell>
          <table:table-cell table:style-name="ce1261"/>
          <table:table-cell table:style-name="Default"/>
          <table:table-cell table:style-name="ce1261"/>
          <table:table-cell table:style-name="ce1360" office:value-type="string" calcext:value-type="string">
            <text:p>Division :</text:p>
          </table:table-cell>
          <table:table-cell table:style-name="ce1261"/>
          <table:table-cell table:style-name="ce599" table:content-validation-name="val5" table:formula="of:=[$'Weekly Payroll Report'.$I$3]" office:value-type="float" office:value="67" calcext:value-type="float">
            <text:p>67</text:p>
          </table:table-cell>
          <table:table-cell table:style-name="ce1261"/>
          <table:table-cell table:style-name="ce1360" office:value-type="string" calcext:value-type="string">
            <text:p>O.M.:</text:p>
          </table:table-cell>
          <table:table-cell table:style-name="ce615" table:formula="of:=[$'Weekly Payroll Report'.$V$3]" office:value-type="string" office:string-value="Angelo King" calcext:value-type="string" table:number-columns-spanned="5" table:number-rows-spanned="1">
            <text:p>Angelo King</text:p>
          </table:table-cell>
          <table:covered-table-cell table:number-columns-repeated="2" table:style-name="ce1392"/>
          <table:covered-table-cell table:number-columns-repeated="2" table:style-name="ce1261"/>
          <table:table-cell table:style-name="ce1419" office:value-type="string" calcext:value-type="string" table:number-columns-spanned="3" table:number-rows-spanned="1">
            <text:p>Week Ending :</text:p>
          </table:table-cell>
          <table:covered-table-cell table:style-name="ce1434"/>
          <table:covered-table-cell table:style-name="ce1436"/>
          <table:table-cell table:style-name="ce1392"/>
          <table:table-cell table:style-name="ce658" table:formula="of:=['Weekly Payroll Report'.AM3]" office:value-type="date" office:date-value="2022-04-22" calcext:value-type="date">
            <text:p>04/22/22</text:p>
          </table:table-cell>
          <table:table-cell table:style-name="ce672"/>
          <table:table-cell table:style-name="ce676" table:number-columns-repeated="3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738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8"/>
          <table:table-cell table:style-name="ce1242" table:formula="of:=IF([$'Weekly Payroll Report'.$F$2]=&quot;&quot;;&quot;&quot;; [$'Weekly Payroll Report'.$F$2])" office:value-type="string" office:string-value="Columbus" calcext:value-type="string" table:number-columns-spanned="3" table:number-rows-spanned="1">
            <text:p>Columbus</text:p>
          </table:table-cell>
          <table:covered-table-cell table:number-columns-repeated="2" table:style-name="ce1262"/>
          <table:table-cell table:style-name="ce770"/>
          <table:table-cell table:style-name="ce1242" table:formula="of:=IF([$'Weekly Payroll Report'.$P$2]=&quot;&quot;; &quot;&quot;; [$'Weekly Payroll Report'.$P$2])" office:value-type="string" office:string-value="Oh" calcext:value-type="string">
            <text:p>Oh</text:p>
          </table:table-cell>
          <table:table-cell table:style-name="ce1347" table:number-columns-repeated="3"/>
          <table:table-cell table:style-name="ce1360"/>
          <table:table-cell table:style-name="ce1347"/>
          <table:table-cell table:style-name="ce1378" table:content-validation-name="val5"/>
          <table:table-cell table:style-name="ce1347"/>
          <table:table-cell table:style-name="ce1360"/>
          <table:table-cell table:style-name="ce1394"/>
          <table:table-cell table:style-name="ce768" table:number-columns-repeated="2"/>
          <table:table-cell table:style-name="ce1347" table:number-columns-repeated="2"/>
          <table:table-cell table:style-name="ce1419"/>
          <table:table-cell table:style-name="ce1435"/>
          <table:table-cell table:style-name="ce1437"/>
          <table:table-cell table:style-name="ce768"/>
          <table:table-cell table:style-name="ce1440"/>
          <table:table-cell table:style-name="ce471"/>
          <table:table-cell table:style-name="ce1347" table:number-columns-repeated="3"/>
          <table:table-cell table:style-name="ce498"/>
          <table:table-cell table:style-name="ce729"/>
          <table:table-cell table:style-name="ce498"/>
          <table:table-cell table:style-name="ce1498"/>
          <table:table-cell table:style-name="ce498"/>
          <table:table-cell table:style-name="ce738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26"/>
          <table:table-cell table:style-name="ce488" table:number-columns-repeated="959"/>
          <table:table-cell table:style-name="ce774"/>
        </table:table-row>
        <table:table-row table:style-name="ro16">
          <table:table-cell table:style-name="ce467"/>
          <table:table-cell table:style-name="ce478" office:value-type="string" calcext:value-type="string">
            <text:p>Row</text:p>
          </table:table-cell>
          <table:table-cell table:style-name="ce495"/>
          <table:table-cell table:style-name="ce508" office:value-type="string" calcext:value-type="string">
            <text:p>Employee Name </text:p>
          </table:table-cell>
          <table:table-cell table:style-name="ce519"/>
          <table:table-cell table:style-name="ce530" office:value-type="string" calcext:value-type="string">
            <text:p>Regular </text:p>
            <text:p>Hours</text:p>
          </table:table-cell>
          <table:table-cell table:style-name="ce543"/>
          <table:table-cell table:style-name="ce530" office:value-type="string" calcext:value-type="string">
            <text:p>Regular </text:p>
            <text:p>Pay</text:p>
          </table:table-cell>
          <table:table-cell table:style-name="ce570"/>
          <table:table-cell table:style-name="ce583" office:value-type="string" calcext:value-type="string">
            <text:p>Expenses</text:p>
          </table:table-cell>
          <table:table-cell table:style-name="ce588"/>
          <table:table-cell table:style-name="ce601" office:value-type="string" calcext:value-type="string">
            <text:p>O.T. </text:p>
            <text:p>Hours</text:p>
          </table:table-cell>
          <table:table-cell table:style-name="ce612"/>
          <table:table-cell table:style-name="ce530" office:value-type="string" calcext:value-type="string">
            <text:p>O.T. </text:p>
            <text:p>Pay</text:p>
          </table:table-cell>
          <table:table-cell table:style-name="ce570"/>
          <table:table-cell table:style-name="ce619" office:value-type="string" calcext:value-type="string">
            <text:p>Vac </text:p>
            <text:p>Hours</text:p>
          </table:table-cell>
          <table:table-cell table:style-name="ce612"/>
          <table:table-cell table:style-name="ce530" office:value-type="string" calcext:value-type="string">
            <text:p>Vac</text:p>
            <text:p>Pay</text:p>
          </table:table-cell>
          <table:table-cell table:style-name="ce632"/>
          <table:table-cell table:style-name="ce619" office:value-type="string" calcext:value-type="string">
            <text:p>Hol </text:p>
            <text:p>Hours</text:p>
          </table:table-cell>
          <table:table-cell table:style-name="ce612"/>
          <table:table-cell table:style-name="ce530" office:value-type="string" calcext:value-type="string">
            <text:p>Hol</text:p>
            <text:p>Pay</text:p>
          </table:table-cell>
          <table:table-cell table:style-name="ce570"/>
          <table:table-cell table:style-name="ce660" office:value-type="string" calcext:value-type="string">
            <text:p>Gross</text:p>
            <text:p>Pay</text:p>
          </table:table-cell>
          <table:table-cell table:style-name="ce673"/>
          <table:table-cell table:style-name="ce678" office:value-type="string" calcext:value-type="string">
            <text:p>Exp</text:p>
            <text:p>Smt'd</text:p>
          </table:table-cell>
          <table:table-cell table:style-name="ce688"/>
          <table:table-cell table:style-name="ce690" office:value-type="string" calcext:value-type="string">
            <text:p>Exp</text:p>
            <text:p>Allw'd</text:p>
          </table:table-cell>
          <table:table-cell table:style-name="ce693"/>
          <table:table-cell table:style-name="ce705" office:value-type="string" calcext:value-type="string">
            <text:p>VOL</text:p>
          </table:table-cell>
          <table:table-cell table:style-name="ce714"/>
          <table:table-cell table:style-name="ce705" office:value-type="string" calcext:value-type="string">
            <text:p>D/L</text:p>
          </table:table-cell>
          <table:table-cell table:style-name="ce730"/>
          <table:table-cell table:style-name="ce739" office:value-type="string" calcext:value-type="string">
            <text:p>Prod</text:p>
          </table:table-cell>
          <table:table-cell table:style-name="ce749"/>
          <table:table-cell table:style-name="ce752"/>
          <table:table-cell table:style-name="ce756"/>
          <table:table-cell table:style-name="ce762"/>
          <table:table-cell table:style-name="ce768" table:number-columns-repeated="120"/>
          <table:table-cell table:style-name="ce771" table:number-columns-repeated="865"/>
          <table:table-cell table:style-name="ce773"/>
        </table:table-row>
        <table:table-row table:style-name="ro15">
          <table:table-cell table:style-name="ce468"/>
          <table:table-cell table:style-name="ce479" table:formula="of:=[$'Weekly Payroll Report'.$AW$6]" office:value-type="float" office:value="1" calcext:value-type="float">
            <text:p>1</text:p>
          </table:table-cell>
          <table:table-cell table:style-name="ce496"/>
          <table:table-cell table:style-name="ce509" table:formula="of:=[$'Weekly Payroll Report'.$AY$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6]" office:value-type="float" office:value="0" calcext:value-type="float">
            <text:p>0</text:p>
          </table:table-cell>
          <table:table-cell table:style-name="ce544"/>
          <table:table-cell table:style-name="ce556" table:formula="of:=[$'Weekly Payroll Report'.$BC$6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6]" office:value-type="float" office:value="0" calcext:value-type="float">
            <text:p>0.00</text:p>
          </table:table-cell>
          <table:table-cell table:style-name="ce589"/>
          <table:table-cell table:style-name="ce602" table:formula="of:=[$'Weekly Payroll Report'.$BG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6]" office:value-type="float" office:value="0" calcext:value-type="float">
            <text:p>0.00</text:p>
          </table:table-cell>
          <table:table-cell table:style-name="ce571"/>
          <table:table-cell table:style-name="ce620" table:formula="of:=[$'Weekly Payroll Report'.$BK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6]" office:value-type="float" office:value="0" calcext:value-type="float">
            <text:p>0.00</text:p>
          </table:table-cell>
          <table:table-cell table:style-name="ce571"/>
          <table:table-cell table:style-name="ce661" table:formula="of:=[$'Weekly Payroll Report'.$BS$6]" office:value-type="float" office:value="0" calcext:value-type="float">
            <text:p>0.00</text:p>
          </table:table-cell>
          <table:table-cell table:style-name="ce674"/>
          <table:table-cell table:style-name="ce679" table:formula="of:=[$'Weekly Payroll Report'.$BU$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6]" office:value-type="float" office:value="0" calcext:value-type="float">
            <text:p>0.00</text:p>
          </table:table-cell>
          <table:table-cell table:style-name="ce553"/>
          <table:table-cell table:style-name="ce725" table:formula="of:=[$'Weekly Payroll Report'.$CA$6]" office:value-type="float" office:value="0" calcext:value-type="float">
            <text:p>0.00</text:p>
          </table:table-cell>
          <table:table-cell table:style-name="ce681"/>
          <table:table-cell table:style-name="ce740" table:formula="of:=IF([.AD6]&gt;0;IF([.X6]&gt;0; [.X6]/[.AD6];1);IF([.X6]&gt;0;1;0))" office:value-type="percentage" office:value="0" calcext:value-type="percentage">
            <text:p>0.00%</text:p>
          </table:table-cell>
          <table:table-cell table:style-name="ce750"/>
          <table:table-cell table:style-name="ce753"/>
          <table:table-cell table:style-name="ce757"/>
          <table:table-cell table:style-name="ce763"/>
          <table:table-cell table:style-name="ce769" table:number-columns-repeated="6"/>
          <table:table-cell table:style-name="ce750" table:number-columns-repeated="8"/>
          <table:table-cell table:style-name="ce757"/>
          <table:table-cell table:style-name="ce763"/>
          <table:table-cell table:style-name="ce1256" table:number-columns-repeated="104"/>
          <table:table-cell table:style-name="ce488" table:number-columns-repeated="865"/>
          <table:table-cell table:style-name="ce774"/>
        </table:table-row>
        <table:table-row table:style-name="ro15">
          <table:table-cell table:style-name="ce469"/>
          <table:table-cell table:style-name="ce480" table:formula="of:=[$'Weekly Payroll Report'.$AW$14]" office:value-type="float" office:value="2" calcext:value-type="float">
            <text:p>2</text:p>
          </table:table-cell>
          <table:table-cell table:style-name="ce497"/>
          <table:table-cell table:style-name="ce510" table:formula="of:=[$'Weekly Payroll Report'.$AY$14]" office:value-type="string" office:string-value="Clay Mercer" calcext:value-type="string">
            <text:p>Clay Mercer</text:p>
          </table:table-cell>
          <table:table-cell table:style-name="ce521"/>
          <table:table-cell table:style-name="ce532" table:formula="of:=[$'Weekly Payroll Report'.$BA$14]" office:value-type="float" office:value="16.5" calcext:value-type="float">
            <text:p>16.5</text:p>
          </table:table-cell>
          <table:table-cell table:style-name="ce545"/>
          <table:table-cell table:style-name="ce557" table:formula="of:=[$'Weekly Payroll Report'.$BC$14]" office:value-type="float" office:value="640" calcext:value-type="float">
            <text:p>640.00</text:p>
          </table:table-cell>
          <table:table-cell table:style-name="ce572"/>
          <table:table-cell table:style-name="ce585" table:formula="of:=[$'Weekly Payroll Report'.$BE$14]" office:value-type="float" office:value="10" calcext:value-type="float">
            <text:p>10.00</text:p>
          </table:table-cell>
          <table:table-cell table:style-name="ce590"/>
          <table:table-cell table:style-name="ce603" table:formula="of:=[$'Weekly Payroll Report'.$BG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4]" office:value-type="float" office:value="650" calcext:value-type="float">
            <text:p>650.00</text:p>
          </table:table-cell>
          <table:table-cell table:style-name="ce545"/>
          <table:table-cell table:style-name="ce680" table:formula="of:=[$'Weekly Payroll Report'.$BU$14]" office:value-type="float" office:value="10" calcext:value-type="float">
            <text:p>10.00</text:p>
          </table:table-cell>
          <table:table-cell table:style-name="ce680"/>
          <table:table-cell table:style-name="ce680" table:formula="of:=[$'Weekly Payroll Report'.$BW$14]" office:value-type="float" office:value="10" calcext:value-type="float">
            <text:p>10.00</text:p>
          </table:table-cell>
          <table:table-cell table:style-name="ce695"/>
          <table:table-cell table:style-name="ce706" table:formula="of:=[$'Weekly Payroll Report'.$BY$14]" office:value-type="float" office:value="1945" calcext:value-type="float">
            <text:p>1,945.00</text:p>
          </table:table-cell>
          <table:table-cell table:style-name="ce706"/>
          <table:table-cell table:style-name="ce726" table:formula="of:=[$'Weekly Payroll Report'.$CA$14]" office:value-type="float" office:value="650" calcext:value-type="float">
            <text:p>650.00</text:p>
          </table:table-cell>
          <table:table-cell table:style-name="ce731"/>
          <table:table-cell table:style-name="ce741" table:formula="of:=IF([.AD7]&gt;0;IF([.X7]&gt;0; [.X7]/[.AD7];1);IF([.X7]&gt;0;1;0))" office:value-type="percentage" office:value="0.334190231362468" calcext:value-type="percentage">
            <text:p>33.42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]" office:value-type="float" office:value="3" calcext:value-type="float">
            <text:p>3</text:p>
          </table:table-cell>
          <table:table-cell table:style-name="ce498"/>
          <table:table-cell table:style-name="ce511" table:formula="of:=[$'Weekly Payroll Report'.$AY$22]" office:value-type="string" office:string-value="Anthony Raglin" calcext:value-type="string">
            <text:p>Anthony Raglin</text:p>
          </table:table-cell>
          <table:table-cell table:style-name="ce522"/>
          <table:table-cell table:style-name="ce533" table:formula="of:=[$'Weekly Payroll Report'.$BA$22]" office:value-type="float" office:value="24" calcext:value-type="float">
            <text:p>24</text:p>
          </table:table-cell>
          <table:table-cell table:style-name="ce544"/>
          <table:table-cell table:style-name="ce558" table:formula="of:=[$'Weekly Payroll Report'.$BC$22]" office:value-type="float" office:value="980" calcext:value-type="float">
            <text:p>980.00</text:p>
          </table:table-cell>
          <table:table-cell table:style-name="ce571"/>
          <table:table-cell table:style-name="ce584" table:formula="of:=[$'Weekly Payroll Report'.$BE$22]" office:value-type="float" office:value="10" calcext:value-type="float">
            <text:p>10.00</text:p>
          </table:table-cell>
          <table:table-cell table:style-name="ce589"/>
          <table:table-cell table:style-name="ce604" table:formula="of:=[$'Weekly Payroll Report'.$BG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]" office:value-type="float" office:value="990" calcext:value-type="float">
            <text:p>990.00</text:p>
          </table:table-cell>
          <table:table-cell table:style-name="ce544"/>
          <table:table-cell table:style-name="ce681" table:formula="of:=[$'Weekly Payroll Report'.$BU$22]" office:value-type="float" office:value="10" calcext:value-type="float">
            <text:p>10.00</text:p>
          </table:table-cell>
          <table:table-cell table:style-name="ce681"/>
          <table:table-cell table:style-name="ce681" table:formula="of:=[$'Weekly Payroll Report'.$BW$22]" office:value-type="float" office:value="10" calcext:value-type="float">
            <text:p>10.00</text:p>
          </table:table-cell>
          <table:table-cell table:style-name="ce696"/>
          <table:table-cell table:style-name="ce707" table:formula="of:=[$'Weekly Payroll Report'.$BY$22]" office:value-type="float" office:value="3041" calcext:value-type="float">
            <text:p>3,041.00</text:p>
          </table:table-cell>
          <table:table-cell table:style-name="ce707"/>
          <table:table-cell table:style-name="ce727" table:formula="of:=[$'Weekly Payroll Report'.$CA$22]" office:value-type="float" office:value="990" calcext:value-type="float">
            <text:p>990.00</text:p>
          </table:table-cell>
          <table:table-cell table:style-name="ce732"/>
          <table:table-cell table:style-name="ce740" table:formula="of:=IF([.AD8]&gt;0;IF([.X8]&gt;0; [.X8]/[.AD8];1);IF([.X8]&gt;0;1;0))" office:value-type="percentage" office:value="0.325550805656034" calcext:value-type="percentage">
            <text:p>32.56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30]" office:value-type="float" office:value="4" calcext:value-type="float">
            <text:p>4</text:p>
          </table:table-cell>
          <table:table-cell table:style-name="ce497"/>
          <table:table-cell table:style-name="ce510" table:formula="of:=[$'Weekly Payroll Report'.$AY$30]" office:value-type="string" office:string-value="Brennon Rasmussen" calcext:value-type="string">
            <text:p>Brennon Rasmussen</text:p>
          </table:table-cell>
          <table:table-cell table:style-name="ce521"/>
          <table:table-cell table:style-name="ce532" table:formula="of:=[$'Weekly Payroll Report'.$BA$30]" office:value-type="float" office:value="31.5" calcext:value-type="float">
            <text:p>31.5</text:p>
          </table:table-cell>
          <table:table-cell table:style-name="ce545"/>
          <table:table-cell table:style-name="ce557" table:formula="of:=[$'Weekly Payroll Report'.$BC$30]" office:value-type="float" office:value="870" calcext:value-type="float">
            <text:p>870.00</text:p>
          </table:table-cell>
          <table:table-cell table:style-name="ce572"/>
          <table:table-cell table:style-name="ce585" table:formula="of:=[$'Weekly Payroll Report'.$BE$30]" office:value-type="float" office:value="10" calcext:value-type="float">
            <text:p>10.00</text:p>
          </table:table-cell>
          <table:table-cell table:style-name="ce590"/>
          <table:table-cell table:style-name="ce603" table:formula="of:=[$'Weekly Payroll Report'.$BG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30]" office:value-type="float" office:value="880" calcext:value-type="float">
            <text:p>880.00</text:p>
          </table:table-cell>
          <table:table-cell table:style-name="ce545"/>
          <table:table-cell table:style-name="ce680" table:formula="of:=[$'Weekly Payroll Report'.$BU$30]" office:value-type="float" office:value="10" calcext:value-type="float">
            <text:p>10.00</text:p>
          </table:table-cell>
          <table:table-cell table:style-name="ce680"/>
          <table:table-cell table:style-name="ce680" table:formula="of:=[$'Weekly Payroll Report'.$BW$30]" office:value-type="float" office:value="10" calcext:value-type="float">
            <text:p>10.00</text:p>
          </table:table-cell>
          <table:table-cell table:style-name="ce695"/>
          <table:table-cell table:style-name="ce706" table:formula="of:=[$'Weekly Payroll Report'.$BY$30]" office:value-type="float" office:value="2365" calcext:value-type="float">
            <text:p>2,365.00</text:p>
          </table:table-cell>
          <table:table-cell table:style-name="ce706"/>
          <table:table-cell table:style-name="ce726" table:formula="of:=[$'Weekly Payroll Report'.$CA$30]" office:value-type="float" office:value="880" calcext:value-type="float">
            <text:p>880.00</text:p>
          </table:table-cell>
          <table:table-cell table:style-name="ce731"/>
          <table:table-cell table:style-name="ce741" table:formula="of:=IF([.AD9]&gt;0;IF([.X9]&gt;0; [.X9]/[.AD9];1);IF([.X9]&gt;0;1;0))" office:value-type="percentage" office:value="0.372093023255814" calcext:value-type="percentage">
            <text:p>37.21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38]" office:value-type="float" office:value="5" calcext:value-type="float">
            <text:p>5</text:p>
          </table:table-cell>
          <table:table-cell table:style-name="ce499"/>
          <table:table-cell table:style-name="ce512" table:formula="of:=[$'Weekly Payroll Report'.$AY$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3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38]" office:value-type="float" office:value="0" calcext:value-type="float">
            <text:p>0.00</text:p>
          </table:table-cell>
          <table:table-cell table:style-name="ce708"/>
          <table:table-cell table:style-name="ce728" table:formula="of:=[$'Weekly Payroll Report'.$CA$38]" office:value-type="float" office:value="0" calcext:value-type="float">
            <text:p>0.00</text:p>
          </table:table-cell>
          <table:table-cell table:style-name="ce733"/>
          <table:table-cell table:style-name="ce742" table:formula="of:=IF([.AD10]&gt;0;IF([.X10]&gt;0; [.X10]/[.AD10];1);IF([.X1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3" table:formula="of:=[$'Weekly Payroll Report'.$AW$46]" office:value-type="float" office:value="6" calcext:value-type="float">
            <text:p>6</text:p>
          </table:table-cell>
          <table:table-cell table:style-name="ce500"/>
          <table:table-cell table:style-name="ce513" table:formula="of:=[$'Weekly Payroll Report'.$AY$46]" office:value-type="float" office:value="0" calcext:value-type="float">
            <text:p>0</text:p>
          </table:table-cell>
          <table:table-cell table:style-name="ce524"/>
          <table:table-cell table:style-name="ce535" table:formula="of:=[$'Weekly Payroll Report'.$BA$46]" office:value-type="float" office:value="0" calcext:value-type="float">
            <text:p>0</text:p>
          </table:table-cell>
          <table:table-cell table:style-name="ce547"/>
          <table:table-cell table:style-name="ce560" table:formula="of:=[$'Weekly Payroll Report'.$BC$46]" office:value-type="float" office:value="0" calcext:value-type="float">
            <text:p>0.00</text:p>
          </table:table-cell>
          <table:table-cell table:style-name="ce574"/>
          <table:table-cell table:style-name="ce584" table:formula="of:=[$'Weekly Payroll Report'.$BE$46]" office:value-type="float" office:value="0" calcext:value-type="float">
            <text:p>0.00</text:p>
          </table:table-cell>
          <table:table-cell table:style-name="ce592"/>
          <table:table-cell table:style-name="ce606" table:formula="of:=[$'Weekly Payroll Report'.$BG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I$46]" office:value-type="float" office:value="0" calcext:value-type="float">
            <text:p>0.00</text:p>
          </table:table-cell>
          <table:table-cell table:style-name="ce574"/>
          <table:table-cell table:style-name="ce624" table:formula="of:=[$'Weekly Payroll Report'.$BK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M$46]" office:value-type="float" office:value="0" calcext:value-type="float">
            <text:p>0.00</text:p>
          </table:table-cell>
          <table:table-cell table:style-name="ce637"/>
          <table:table-cell table:style-name="ce648" table:formula="of:=[$'Weekly Payroll Report'.$BO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Q$46]" office:value-type="float" office:value="0" calcext:value-type="float">
            <text:p>0.00</text:p>
          </table:table-cell>
          <table:table-cell table:style-name="ce574"/>
          <table:table-cell table:style-name="ce665" table:formula="of:=[$'Weekly Payroll Report'.$BS$46]" office:value-type="float" office:value="0" calcext:value-type="float">
            <text:p>0.00</text:p>
          </table:table-cell>
          <table:table-cell table:style-name="ce547"/>
          <table:table-cell table:style-name="ce683" table:formula="of:=[$'Weekly Payroll Report'.$BU$46]" office:value-type="float" office:value="0" calcext:value-type="float">
            <text:p>0.00</text:p>
          </table:table-cell>
          <table:table-cell table:style-name="ce683"/>
          <table:table-cell table:style-name="ce683" table:formula="of:=[$'Weekly Payroll Report'.$BW$46]" office:value-type="float" office:value="0" calcext:value-type="float">
            <text:p>0.00</text:p>
          </table:table-cell>
          <table:table-cell table:style-name="ce698"/>
          <table:table-cell table:style-name="ce709" table:formula="of:=[$'Weekly Payroll Report'.$BY$46]" office:value-type="float" office:value="0" calcext:value-type="float">
            <text:p>0.00</text:p>
          </table:table-cell>
          <table:table-cell table:style-name="ce709"/>
          <table:table-cell table:style-name="ce709" table:formula="of:=[$'Weekly Payroll Report'.$CA$46]" office:value-type="float" office:value="0" calcext:value-type="float">
            <text:p>0.00</text:p>
          </table:table-cell>
          <table:table-cell table:style-name="ce734"/>
          <table:table-cell table:style-name="ce740" table:formula="of:=IF([.AD11]&gt;0;IF([.X11]&gt;0; [.X11]/[.AD11];1);IF([.X1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54]" office:value-type="float" office:value="7" calcext:value-type="float">
            <text:p>7</text:p>
          </table:table-cell>
          <table:table-cell table:style-name="ce497"/>
          <table:table-cell table:style-name="ce510" table:formula="of:=[$'Weekly Payroll Report'.$AY$54]" office:value-type="string" office:string-value="Creig Wright" calcext:value-type="string">
            <text:p>Creig Wright</text:p>
          </table:table-cell>
          <table:table-cell table:style-name="ce521"/>
          <table:table-cell table:style-name="ce532" table:formula="of:=[$'Weekly Payroll Report'.$BA$54]" office:value-type="float" office:value="34" calcext:value-type="float">
            <text:p>34</text:p>
          </table:table-cell>
          <table:table-cell table:style-name="ce545"/>
          <table:table-cell table:style-name="ce557" table:formula="of:=[$'Weekly Payroll Report'.$BC$54]" office:value-type="float" office:value="1137" calcext:value-type="float">
            <text:p>1,137.00</text:p>
          </table:table-cell>
          <table:table-cell table:style-name="ce572"/>
          <table:table-cell table:style-name="ce585" table:formula="of:=[$'Weekly Payroll Report'.$BE$54]" office:value-type="float" office:value="10" calcext:value-type="float">
            <text:p>10.00</text:p>
          </table:table-cell>
          <table:table-cell table:style-name="ce590"/>
          <table:table-cell table:style-name="ce603" table:formula="of:=[$'Weekly Payroll Report'.$BG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5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5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5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54]" office:value-type="float" office:value="1147" calcext:value-type="float">
            <text:p>1,147.00</text:p>
          </table:table-cell>
          <table:table-cell table:style-name="ce545"/>
          <table:table-cell table:style-name="ce680" table:formula="of:=[$'Weekly Payroll Report'.$BU$54]" office:value-type="float" office:value="10" calcext:value-type="float">
            <text:p>10.00</text:p>
          </table:table-cell>
          <table:table-cell table:style-name="ce680"/>
          <table:table-cell table:style-name="ce680" table:formula="of:=[$'Weekly Payroll Report'.$BW$54]" office:value-type="float" office:value="10" calcext:value-type="float">
            <text:p>10.00</text:p>
          </table:table-cell>
          <table:table-cell table:style-name="ce695"/>
          <table:table-cell table:style-name="ce706" table:formula="of:=[$'Weekly Payroll Report'.$BY$54]" office:value-type="float" office:value="3631.5" calcext:value-type="float">
            <text:p>3,631.50</text:p>
          </table:table-cell>
          <table:table-cell table:style-name="ce706"/>
          <table:table-cell table:style-name="ce726" table:formula="of:=[$'Weekly Payroll Report'.$CA$54]" office:value-type="float" office:value="1147" calcext:value-type="float">
            <text:p>1,147.00</text:p>
          </table:table-cell>
          <table:table-cell table:style-name="ce731"/>
          <table:table-cell table:style-name="ce741" table:formula="of:=IF([.AD12]&gt;0;IF([.X12]&gt;0; [.X12]/[.AD12];1);IF([.X12]&gt;0;1;0))" office:value-type="percentage" office:value="0.31584744595897" calcext:value-type="percentage">
            <text:p>31.58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4" table:formula="of:=[$'Weekly Payroll Report'.$AW$62]" office:value-type="float" office:value="8" calcext:value-type="float">
            <text:p>8</text:p>
          </table:table-cell>
          <table:table-cell table:style-name="ce501"/>
          <table:table-cell table:style-name="ce514" table:formula="of:=[$'Weekly Payroll Report'.$AY$62]" office:value-type="float" office:value="0" calcext:value-type="float">
            <text:p>0</text:p>
          </table:table-cell>
          <table:table-cell table:style-name="ce525"/>
          <table:table-cell table:style-name="ce536" table:formula="of:=[$'Weekly Payroll Report'.$BA$62]" office:value-type="float" office:value="0" calcext:value-type="float">
            <text:p>0</text:p>
          </table:table-cell>
          <table:table-cell table:style-name="ce548"/>
          <table:table-cell table:style-name="ce561" table:formula="of:=[$'Weekly Payroll Report'.$BC$62]" office:value-type="float" office:value="0" calcext:value-type="float">
            <text:p>0.00</text:p>
          </table:table-cell>
          <table:table-cell table:style-name="ce575"/>
          <table:table-cell table:style-name="ce584" table:formula="of:=[$'Weekly Payroll Report'.$BE$62]" office:value-type="float" office:value="0" calcext:value-type="float">
            <text:p>0.00</text:p>
          </table:table-cell>
          <table:table-cell table:style-name="ce593"/>
          <table:table-cell table:style-name="ce607" table:formula="of:=[$'Weekly Payroll Report'.$BG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I$62]" office:value-type="float" office:value="0" calcext:value-type="float">
            <text:p>0.00</text:p>
          </table:table-cell>
          <table:table-cell table:style-name="ce575"/>
          <table:table-cell table:style-name="ce625" table:formula="of:=[$'Weekly Payroll Report'.$BK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M$62]" office:value-type="float" office:value="0" calcext:value-type="float">
            <text:p>0.00</text:p>
          </table:table-cell>
          <table:table-cell table:style-name="ce638"/>
          <table:table-cell table:style-name="ce649" table:formula="of:=[$'Weekly Payroll Report'.$BO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Q$62]" office:value-type="float" office:value="0" calcext:value-type="float">
            <text:p>0.00</text:p>
          </table:table-cell>
          <table:table-cell table:style-name="ce575"/>
          <table:table-cell table:style-name="ce666" table:formula="of:=[$'Weekly Payroll Report'.$BS$62]" office:value-type="float" office:value="0" calcext:value-type="float">
            <text:p>0.00</text:p>
          </table:table-cell>
          <table:table-cell table:style-name="ce548"/>
          <table:table-cell table:style-name="ce684" table:formula="of:=[$'Weekly Payroll Report'.$BU$62]" office:value-type="float" office:value="0" calcext:value-type="float">
            <text:p>0.00</text:p>
          </table:table-cell>
          <table:table-cell table:style-name="ce684"/>
          <table:table-cell table:style-name="ce684" table:formula="of:=[$'Weekly Payroll Report'.$BW$62]" office:value-type="float" office:value="0" calcext:value-type="float">
            <text:p>0.00</text:p>
          </table:table-cell>
          <table:table-cell table:style-name="ce699"/>
          <table:table-cell table:style-name="ce710" table:formula="of:=[$'Weekly Payroll Report'.$BY$62]" office:value-type="float" office:value="0" calcext:value-type="float">
            <text:p>0.00</text:p>
          </table:table-cell>
          <table:table-cell table:style-name="ce710"/>
          <table:table-cell table:style-name="ce710" table:formula="of:=[$'Weekly Payroll Report'.$CA$62]" office:value-type="float" office:value="0" calcext:value-type="float">
            <text:p>0.00</text:p>
          </table:table-cell>
          <table:table-cell table:style-name="ce732"/>
          <table:table-cell table:style-name="ce740" table:formula="of:=IF([.AD13]&gt;0;IF([.X13]&gt;0; [.X13]/[.AD13];1);IF([.X1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70]" office:value-type="float" office:value="9" calcext:value-type="float">
            <text:p>9</text:p>
          </table:table-cell>
          <table:table-cell table:style-name="ce497"/>
          <table:table-cell table:style-name="ce510" table:formula="of:=[$'Weekly Payroll Report'.$AY$7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7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7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7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7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7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7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7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7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7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7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70]" office:value-type="float" office:value="0" calcext:value-type="float">
            <text:p>0.00</text:p>
          </table:table-cell>
          <table:table-cell table:style-name="ce731"/>
          <table:table-cell table:style-name="ce741" table:formula="of:=IF([.AD14]&gt;0;IF([.X14]&gt;0; [.X14]/[.AD14];1);IF([.X1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5" table:formula="of:=[$'Weekly Payroll Report'.$AW$78]" office:value-type="float" office:value="10" calcext:value-type="float">
            <text:p>10</text:p>
          </table:table-cell>
          <table:table-cell table:style-name="ce502"/>
          <table:table-cell table:style-name="ce515" table:formula="of:=[$'Weekly Payroll Report'.$AY$78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78]" office:value-type="float" office:value="0" calcext:value-type="float">
            <text:p>0</text:p>
          </table:table-cell>
          <table:table-cell table:style-name="ce549"/>
          <table:table-cell table:style-name="ce562" table:formula="of:=[$'Weekly Payroll Report'.$BC$78]" office:value-type="float" office:value="0" calcext:value-type="float">
            <text:p>0.00</text:p>
          </table:table-cell>
          <table:table-cell table:style-name="ce576"/>
          <table:table-cell table:style-name="ce586" table:formula="of:=[$'Weekly Payroll Report'.$BE$78]" office:value-type="float" office:value="0" calcext:value-type="float">
            <text:p>0.00</text:p>
          </table:table-cell>
          <table:table-cell table:style-name="ce594"/>
          <table:table-cell table:style-name="ce608" table:formula="of:=[$'Weekly Payroll Report'.$BG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78]" office:value-type="float" office:value="0" calcext:value-type="float">
            <text:p>0.00</text:p>
          </table:table-cell>
          <table:table-cell table:style-name="ce576"/>
          <table:table-cell table:style-name="ce626" table:formula="of:=[$'Weekly Payroll Report'.$BK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78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78]" office:value-type="float" office:value="0" calcext:value-type="float">
            <text:p>0.00</text:p>
          </table:table-cell>
          <table:table-cell table:style-name="ce576"/>
          <table:table-cell table:style-name="ce667" table:formula="of:=[$'Weekly Payroll Report'.$BS$78]" office:value-type="float" office:value="0" calcext:value-type="float">
            <text:p>0.00</text:p>
          </table:table-cell>
          <table:table-cell table:style-name="ce549"/>
          <table:table-cell table:style-name="ce685" table:formula="of:=[$'Weekly Payroll Report'.$BU$78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78]" office:value-type="float" office:value="0" calcext:value-type="float">
            <text:p>0.00</text:p>
          </table:table-cell>
          <table:table-cell table:style-name="ce700"/>
          <table:table-cell table:style-name="ce711" table:formula="of:=[$'Weekly Payroll Report'.$BY$78]" office:value-type="float" office:value="0" calcext:value-type="float">
            <text:p>0.00</text:p>
          </table:table-cell>
          <table:table-cell table:style-name="ce711"/>
          <table:table-cell table:style-name="ce711" table:formula="of:=[$'Weekly Payroll Report'.$CA$78]" office:value-type="float" office:value="0" calcext:value-type="float">
            <text:p>0.00</text:p>
          </table:table-cell>
          <table:table-cell table:style-name="ce733"/>
          <table:table-cell table:style-name="ce742" table:formula="of:=IF([.AD15]&gt;0;IF([.X15]&gt;0; [.X15]/[.AD15];1);IF([.X1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86]" office:value-type="float" office:value="11" calcext:value-type="float">
            <text:p>11</text:p>
          </table:table-cell>
          <table:table-cell table:style-name="ce503"/>
          <table:table-cell table:style-name="ce509" table:formula="of:=[$'Weekly Payroll Report'.$AY$8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8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8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8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8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8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8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8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8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8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8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86]" office:value-type="float" office:value="0" calcext:value-type="float">
            <text:p>0.00</text:p>
          </table:table-cell>
          <table:table-cell table:style-name="ce734"/>
          <table:table-cell table:style-name="ce740" table:formula="of:=IF([.AD16]&gt;0;IF([.X16]&gt;0; [.X16]/[.AD16];1);IF([.X1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94]" office:value-type="float" office:value="12" calcext:value-type="float">
            <text:p>12</text:p>
          </table:table-cell>
          <table:table-cell table:style-name="ce497"/>
          <table:table-cell table:style-name="ce510" table:formula="of:=[$'Weekly Payroll Report'.$AY$9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9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9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9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9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9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9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9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9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9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9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94]" office:value-type="float" office:value="0" calcext:value-type="float">
            <text:p>0.00</text:p>
          </table:table-cell>
          <table:table-cell table:style-name="ce731"/>
          <table:table-cell table:style-name="ce741" table:formula="of:=IF([.AD17]&gt;0;IF([.X17]&gt;0; [.X17]/[.AD17];1);IF([.X1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02]" office:value-type="float" office:value="13" calcext:value-type="float">
            <text:p>13</text:p>
          </table:table-cell>
          <table:table-cell table:style-name="ce498"/>
          <table:table-cell table:style-name="ce511" table:formula="of:=[$'Weekly Payroll Report'.$AY$10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0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0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0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0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0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0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0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0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0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0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02]" office:value-type="float" office:value="0" calcext:value-type="float">
            <text:p>0.00</text:p>
          </table:table-cell>
          <table:table-cell table:style-name="ce732"/>
          <table:table-cell table:style-name="ce740" table:formula="of:=IF([.AD18]&gt;0;IF([.X18]&gt;0; [.X18]/[.AD18];1);IF([.X1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10]" office:value-type="float" office:value="14" calcext:value-type="float">
            <text:p>14</text:p>
          </table:table-cell>
          <table:table-cell table:style-name="ce497"/>
          <table:table-cell table:style-name="ce510" table:formula="of:=[$'Weekly Payroll Report'.$AY$11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1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1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1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1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1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1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1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1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1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1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10]" office:value-type="float" office:value="0" calcext:value-type="float">
            <text:p>0.00</text:p>
          </table:table-cell>
          <table:table-cell table:style-name="ce731"/>
          <table:table-cell table:style-name="ce741" table:formula="of:=IF([.AD19]&gt;0;IF([.X19]&gt;0; [.X19]/[.AD19];1);IF([.X1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18]" office:value-type="float" office:value="15" calcext:value-type="float">
            <text:p>15</text:p>
          </table:table-cell>
          <table:table-cell table:style-name="ce499"/>
          <table:table-cell table:style-name="ce512" table:formula="of:=[$'Weekly Payroll Report'.$AY$11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1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1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1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1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1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1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1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1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1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1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118]" office:value-type="float" office:value="0" calcext:value-type="float">
            <text:p>0.00</text:p>
          </table:table-cell>
          <table:table-cell table:style-name="ce733"/>
          <table:table-cell table:style-name="ce742" table:formula="of:=IF([.AD20]&gt;0;IF([.X20]&gt;0; [.X20]/[.AD20];1);IF([.X2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26]" office:value-type="float" office:value="16" calcext:value-type="float">
            <text:p>16</text:p>
          </table:table-cell>
          <table:table-cell table:style-name="ce503"/>
          <table:table-cell table:style-name="ce509" table:formula="of:=[$'Weekly Payroll Report'.$AY$12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2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2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2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2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2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2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2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2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2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2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26]" office:value-type="float" office:value="0" calcext:value-type="float">
            <text:p>0.00</text:p>
          </table:table-cell>
          <table:table-cell table:style-name="ce734"/>
          <table:table-cell table:style-name="ce740" table:formula="of:=IF([.AD21]&gt;0;IF([.X21]&gt;0; [.X21]/[.AD21];1);IF([.X2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34]" office:value-type="float" office:value="17" calcext:value-type="float">
            <text:p>17</text:p>
          </table:table-cell>
          <table:table-cell table:style-name="ce497"/>
          <table:table-cell table:style-name="ce510" table:formula="of:=[$'Weekly Payroll Report'.$AY$13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3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3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3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3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3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3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3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3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3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3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34]" office:value-type="float" office:value="0" calcext:value-type="float">
            <text:p>0.00</text:p>
          </table:table-cell>
          <table:table-cell table:style-name="ce731"/>
          <table:table-cell table:style-name="ce741" table:formula="of:=IF([.AD22]&gt;0;IF([.X22]&gt;0; [.X22]/[.AD22];1);IF([.X2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42]" office:value-type="float" office:value="18" calcext:value-type="float">
            <text:p>18</text:p>
          </table:table-cell>
          <table:table-cell table:style-name="ce498"/>
          <table:table-cell table:style-name="ce511" table:formula="of:=[$'Weekly Payroll Report'.$AY$14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4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4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4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4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4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4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4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4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4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4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42]" office:value-type="float" office:value="0" calcext:value-type="float">
            <text:p>0.00</text:p>
          </table:table-cell>
          <table:table-cell table:style-name="ce732"/>
          <table:table-cell table:style-name="ce740" table:formula="of:=IF([.AD23]&gt;0;IF([.X23]&gt;0; [.X23]/[.AD23];1);IF([.X2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50]" office:value-type="float" office:value="19" calcext:value-type="float">
            <text:p>19</text:p>
          </table:table-cell>
          <table:table-cell table:style-name="ce497"/>
          <table:table-cell table:style-name="ce510" table:formula="of:=[$'Weekly Payroll Report'.$AY$15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5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5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5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5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5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5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5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5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5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5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50]" office:value-type="float" office:value="0" calcext:value-type="float">
            <text:p>0.00</text:p>
          </table:table-cell>
          <table:table-cell table:style-name="ce731"/>
          <table:table-cell table:style-name="ce741" table:formula="of:=IF([.AD24]&gt;0;IF([.X24]&gt;0; [.X24]/[.AD24];1);IF([.X2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6" table:formula="of:=[$'Weekly Payroll Report'.$AW$158]" office:value-type="float" office:value="20" calcext:value-type="float">
            <text:p>20</text:p>
          </table:table-cell>
          <table:table-cell table:style-name="ce504"/>
          <table:table-cell table:style-name="ce516" table:formula="of:=[$'Weekly Payroll Report'.$AY$158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58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58]" office:value-type="float" office:value="0" calcext:value-type="float">
            <text:p>0.00</text:p>
          </table:table-cell>
          <table:table-cell table:style-name="ce578"/>
          <table:table-cell table:style-name="ce586" table:formula="of:=[$'Weekly Payroll Report'.$BE$158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58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58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58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58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58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58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58]" office:value-type="float" office:value="0" calcext:value-type="float">
            <text:p>0.00</text:p>
          </table:table-cell>
          <table:table-cell table:style-name="ce712"/>
          <table:table-cell table:style-name="ce712" table:formula="of:=[$'Weekly Payroll Report'.$CA$158]" office:value-type="float" office:value="0" calcext:value-type="float">
            <text:p>0.00</text:p>
          </table:table-cell>
          <table:table-cell table:style-name="ce735"/>
          <table:table-cell table:style-name="ce742" table:formula="of:=IF([.AD25]&gt;0;IF([.X25]&gt;0; [.X25]/[.AD25];1);IF([.X2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66]" office:value-type="float" office:value="21" calcext:value-type="float">
            <text:p>21</text:p>
          </table:table-cell>
          <table:table-cell table:style-name="ce503"/>
          <table:table-cell table:style-name="ce509" table:formula="of:=[$'Weekly Payroll Report'.$AY$16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6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6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6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6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6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6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6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6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6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6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66]" office:value-type="float" office:value="0" calcext:value-type="float">
            <text:p>0.00</text:p>
          </table:table-cell>
          <table:table-cell table:style-name="ce694"/>
          <table:table-cell table:style-name="ce740" table:formula="of:=IF([.AD26]&gt;0;IF([.X26]&gt;0; [.X26]/[.AD26];1);IF([.X2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74]" office:value-type="float" office:value="22" calcext:value-type="float">
            <text:p>22</text:p>
          </table:table-cell>
          <table:table-cell table:style-name="ce497"/>
          <table:table-cell table:style-name="ce510" table:formula="of:=[$'Weekly Payroll Report'.$AY$17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7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7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7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7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7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7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7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7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7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7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74]" office:value-type="float" office:value="0" calcext:value-type="float">
            <text:p>0.00</text:p>
          </table:table-cell>
          <table:table-cell table:style-name="ce731"/>
          <table:table-cell table:style-name="ce741" table:formula="of:=IF([.AD27]&gt;0;IF([.X27]&gt;0; [.X27]/[.AD27];1);IF([.X2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82]" office:value-type="float" office:value="23" calcext:value-type="float">
            <text:p>23</text:p>
          </table:table-cell>
          <table:table-cell table:style-name="ce498"/>
          <table:table-cell table:style-name="ce511" table:formula="of:=[$'Weekly Payroll Report'.$AY$18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8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8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8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8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8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8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8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8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8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8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82]" office:value-type="float" office:value="0" calcext:value-type="float">
            <text:p>0.00</text:p>
          </table:table-cell>
          <table:table-cell table:style-name="ce732"/>
          <table:table-cell table:style-name="ce740" table:formula="of:=IF([.AD28]&gt;0;IF([.X28]&gt;0; [.X28]/[.AD28];1);IF([.X2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90]" office:value-type="float" office:value="24" calcext:value-type="float">
            <text:p>24</text:p>
          </table:table-cell>
          <table:table-cell table:style-name="ce497"/>
          <table:table-cell table:style-name="ce510" table:formula="of:=[$'Weekly Payroll Report'.$AY$19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9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9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9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9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9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9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9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9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9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9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90]" office:value-type="float" office:value="0" calcext:value-type="float">
            <text:p>0.00</text:p>
          </table:table-cell>
          <table:table-cell table:style-name="ce731"/>
          <table:table-cell table:style-name="ce741" table:formula="of:=IF([.AD29]&gt;0;IF([.X29]&gt;0; [.X29]/[.AD29];1);IF([.X2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98]" office:value-type="float" office:value="25" calcext:value-type="float">
            <text:p>25</text:p>
          </table:table-cell>
          <table:table-cell table:style-name="ce499"/>
          <table:table-cell table:style-name="ce512" table:formula="of:=[$'Weekly Payroll Report'.$AY$19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9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9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9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9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9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9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9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9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9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9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198]" office:value-type="float" office:value="0" calcext:value-type="float">
            <text:p>0.00</text:p>
          </table:table-cell>
          <table:table-cell table:style-name="ce733"/>
          <table:table-cell table:style-name="ce742" table:formula="of:=IF([.AD30]&gt;0;IF([.X30]&gt;0; [.X30]/[.AD30];1);IF([.X3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06]" office:value-type="float" office:value="26" calcext:value-type="float">
            <text:p>26</text:p>
          </table:table-cell>
          <table:table-cell table:style-name="ce503"/>
          <table:table-cell table:style-name="ce509" table:formula="of:=[$'Weekly Payroll Report'.$AY$20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0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0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0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0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0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0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0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0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0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0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06]" office:value-type="float" office:value="0" calcext:value-type="float">
            <text:p>0.00</text:p>
          </table:table-cell>
          <table:table-cell table:style-name="ce734"/>
          <table:table-cell table:style-name="ce740" table:formula="of:=IF([.AD31]&gt;0;IF([.X31]&gt;0; [.X31]/[.AD31];1);IF([.X3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14]" office:value-type="float" office:value="27" calcext:value-type="float">
            <text:p>27</text:p>
          </table:table-cell>
          <table:table-cell table:style-name="ce497"/>
          <table:table-cell table:style-name="ce510" table:formula="of:=[$'Weekly Payroll Report'.$AY$21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1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1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1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1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1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1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1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14]" office:value-type="float" office:value="0" calcext:value-type="float">
            <text:p>0.00</text:p>
          </table:table-cell>
          <table:table-cell table:style-name="ce731"/>
          <table:table-cell table:style-name="ce741" table:formula="of:=IF([.AD32]&gt;0;IF([.X32]&gt;0; [.X32]/[.AD32];1);IF([.X3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2]" office:value-type="float" office:value="28" calcext:value-type="float">
            <text:p>28</text:p>
          </table:table-cell>
          <table:table-cell table:style-name="ce498"/>
          <table:table-cell table:style-name="ce511" table:formula="of:=[$'Weekly Payroll Report'.$AY$22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22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22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2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2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22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222]" office:value-type="float" office:value="0" calcext:value-type="float">
            <text:p>0.00</text:p>
          </table:table-cell>
          <table:table-cell table:style-name="ce732"/>
          <table:table-cell table:style-name="ce740" table:formula="of:=IF([.AD33]&gt;0;IF([.X33]&gt;0; [.X33]/[.AD33];1);IF([.X3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30]" office:value-type="float" office:value="29" calcext:value-type="float">
            <text:p>29</text:p>
          </table:table-cell>
          <table:table-cell table:style-name="ce497"/>
          <table:table-cell table:style-name="ce510" table:formula="of:=[$'Weekly Payroll Report'.$AY$2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30]" office:value-type="float" office:value="0" calcext:value-type="float">
            <text:p>0.00</text:p>
          </table:table-cell>
          <table:table-cell table:style-name="ce731"/>
          <table:table-cell table:style-name="ce741" table:formula="of:=IF([.AD34]&gt;0;IF([.X34]&gt;0; [.X34]/[.AD34];1);IF([.X3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238]" office:value-type="float" office:value="30" calcext:value-type="float">
            <text:p>30</text:p>
          </table:table-cell>
          <table:table-cell table:style-name="ce499"/>
          <table:table-cell table:style-name="ce512" table:formula="of:=[$'Weekly Payroll Report'.$AY$2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2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2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2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2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2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2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2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2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23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23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238]" office:value-type="float" office:value="0" calcext:value-type="float">
            <text:p>0.00</text:p>
          </table:table-cell>
          <table:table-cell table:style-name="ce733"/>
          <table:table-cell table:style-name="ce743" table:formula="of:=IF([.AD35]&gt;0;IF([.X35]&gt;0; [.X35]/[.AD35];1);IF([.X3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46]" office:value-type="float" office:value="31" calcext:value-type="float">
            <text:p>31</text:p>
          </table:table-cell>
          <table:table-cell table:style-name="ce503"/>
          <table:table-cell table:style-name="ce509" table:formula="of:=[$'Weekly Payroll Report'.$AY$24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4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4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4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4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4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4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4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4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4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4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46]" office:value-type="float" office:value="0" calcext:value-type="float">
            <text:p>0.00</text:p>
          </table:table-cell>
          <table:table-cell table:style-name="ce734"/>
          <table:table-cell table:style-name="ce740" table:formula="of:=IF([.AD36]&gt;0;IF([.X36]&gt;0; [.X36]/[.AD36];1);IF([.X3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1"/>
          <table:table-cell table:style-name="ce487" table:formula="of:=[$'Weekly Payroll Report'.$AW$254]" office:value-type="float" office:value="32" calcext:value-type="float">
            <text:p>32</text:p>
          </table:table-cell>
          <table:table-cell table:style-name="ce505"/>
          <table:table-cell table:style-name="ce517" table:formula="of:=[$'Weekly Payroll Report'.$AY$254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254]" office:value-type="float" office:value="0" calcext:value-type="float">
            <text:p>0</text:p>
          </table:table-cell>
          <table:table-cell table:style-name="ce552"/>
          <table:table-cell table:style-name="ce564" table:formula="of:=[$'Weekly Payroll Report'.$BC$254]" office:value-type="float" office:value="0" calcext:value-type="float">
            <text:p>0.00</text:p>
          </table:table-cell>
          <table:table-cell table:style-name="ce579"/>
          <table:table-cell table:style-name="ce587" table:formula="of:=[$'Weekly Payroll Report'.$BE$254]" office:value-type="float" office:value="0" calcext:value-type="float">
            <text:p>0</text:p>
          </table:table-cell>
          <table:table-cell table:style-name="ce597"/>
          <table:table-cell table:style-name="ce587" table:formula="of:=[$'Weekly Payroll Report'.$BG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I$254]" office:value-type="float" office:value="0" calcext:value-type="float">
            <text:p>0.00</text:p>
          </table:table-cell>
          <table:table-cell table:style-name="ce579"/>
          <table:table-cell table:style-name="ce628" table:formula="of:=[$'Weekly Payroll Report'.$BK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M$254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Q$254]" office:value-type="float" office:value="0" calcext:value-type="float">
            <text:p>0.00</text:p>
          </table:table-cell>
          <table:table-cell table:style-name="ce579"/>
          <table:table-cell table:style-name="ce669" table:formula="of:=[$'Weekly Payroll Report'.$BS$254]" office:value-type="float" office:value="0" calcext:value-type="float">
            <text:p>0.00</text:p>
          </table:table-cell>
          <table:table-cell table:style-name="ce552"/>
          <table:table-cell table:style-name="ce687" table:formula="of:=[$'Weekly Payroll Report'.$BU$254]" office:value-type="float" office:value="0" calcext:value-type="float">
            <text:p>0.00</text:p>
          </table:table-cell>
          <table:table-cell table:style-name="ce689"/>
          <table:table-cell table:style-name="ce687" table:formula="of:=[$'Weekly Payroll Report'.$BW$254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254]" office:value-type="float" office:value="0" calcext:value-type="float">
            <text:p>0.00</text:p>
          </table:table-cell>
          <table:table-cell table:style-name="ce721"/>
          <table:table-cell table:style-name="ce713" table:formula="of:=[$'Weekly Payroll Report'.$CA$254]" office:value-type="float" office:value="0" calcext:value-type="float">
            <text:p>0.00</text:p>
          </table:table-cell>
          <table:table-cell table:style-name="ce732"/>
          <table:table-cell table:style-name="ce744" table:formula="of:=IF([.AD37]&gt;0;IF([.X37]&gt;0; [.X37]/[.AD37];1);IF([.X3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4"/>
          <table:table-cell table:style-name="ce770" table:number-columns-repeated="961"/>
          <table:table-cell table:style-name="ce776"/>
        </table:table-row>
        <table:table-row table:style-name="ro15">
          <table:table-cell table:style-name="ce468"/>
          <table:table-cell table:style-name="ce488"/>
          <table:table-cell table:style-name="ce506"/>
          <table:table-cell table:style-name="ce518"/>
          <table:table-cell table:style-name="ce529"/>
          <table:table-cell table:style-name="ce531" table:formula="of:=SUM([.F6:.F37])" office:value-type="float" office:value="106" calcext:value-type="float">
            <text:p>106</text:p>
          </table:table-cell>
          <table:table-cell table:style-name="ce553"/>
          <table:table-cell table:style-name="ce565" table:formula="of:=SUM([.H6:.H37])" office:value-type="float" office:value="3627" calcext:value-type="float">
            <text:p>3627</text:p>
          </table:table-cell>
          <table:table-cell table:style-name="ce580"/>
          <table:table-cell table:style-name="ce584" table:formula="of:=SUM([.J6:.J37])" office:value-type="float" office:value="40" calcext:value-type="float">
            <text:p>40.00</text:p>
          </table:table-cell>
          <table:table-cell table:style-name="ce598"/>
          <table:table-cell table:style-name="ce610" table:formula="of:=SUM([.L6:.L37])" office:value-type="float" office:value="0" calcext:value-type="float">
            <text:p>0</text:p>
          </table:table-cell>
          <table:table-cell table:style-name="ce553"/>
          <table:table-cell table:style-name="ce518" table:formula="of:=SUM([.N6:.N37])" office:value-type="float" office:value="0" calcext:value-type="float">
            <text:p>0.00</text:p>
          </table:table-cell>
          <table:table-cell table:style-name="ce617"/>
          <table:table-cell table:style-name="ce629" table:formula="of:=SUM([.P6:.P37])" office:value-type="float" office:value="0" calcext:value-type="float">
            <text:p>0.00</text:p>
          </table:table-cell>
          <table:table-cell table:style-name="ce630"/>
          <table:table-cell table:style-name="ce565" table:formula="of:=SUM([.R6:.R37])" office:value-type="float" office:value="0" calcext:value-type="float">
            <text:p>0</text:p>
          </table:table-cell>
          <table:table-cell table:style-name="ce617"/>
          <table:table-cell table:style-name="ce629" table:formula="of:=SUM([.T6:.T37])" office:value-type="float" office:value="0" calcext:value-type="float">
            <text:p>0.00</text:p>
          </table:table-cell>
          <table:table-cell table:style-name="ce630"/>
          <table:table-cell table:style-name="ce518" table:formula="of:=SUM([.V6:.V37])" office:value-type="float" office:value="0" calcext:value-type="float">
            <text:p>0.00</text:p>
          </table:table-cell>
          <table:table-cell table:style-name="ce617"/>
          <table:table-cell table:style-name="ce629" table:formula="of:=SUM([.X6:.X37])" office:value-type="float" office:value="3667" calcext:value-type="float">
            <text:p>3,667.00</text:p>
          </table:table-cell>
          <table:table-cell table:style-name="ce630"/>
          <table:table-cell table:style-name="ce518" table:formula="of:=SUM([.Z6:.Z37])" office:value-type="float" office:value="40" calcext:value-type="float">
            <text:p>40.00</text:p>
          </table:table-cell>
          <table:table-cell table:style-name="ce630"/>
          <table:table-cell table:style-name="ce518" table:formula="of:=SUM([.AB6:.AB37])" office:value-type="float" office:value="40" calcext:value-type="float">
            <text:p>40.00</text:p>
          </table:table-cell>
          <table:table-cell table:style-name="ce630"/>
          <table:table-cell table:style-name="ce518" table:formula="of:=SUM([.AD6:.AD37])" office:value-type="float" office:value="10982.5" calcext:value-type="float">
            <text:p>10,982.50</text:p>
          </table:table-cell>
          <table:table-cell table:style-name="ce630"/>
          <table:table-cell table:style-name="ce518" table:formula="of:=SUM([.AF6:.AF37])" office:value-type="float" office:value="3667" calcext:value-type="float">
            <text:p>3,667.00</text:p>
          </table:table-cell>
          <table:table-cell table:style-name="ce732"/>
          <table:table-cell table:style-name="ce740" table:formula="of:=IF([.AD38]&gt;0;IF([.X38]&gt;0; [.X38]/[.AD38];1);IF([.X38]&gt;0;1;0))" office:value-type="percentage" office:value="0.333894832688368" calcext:value-type="percentage">
            <text:p>33.39%</text:p>
          </table:table-cell>
          <table:table-cell table:style-name="ce1256"/>
          <table:table-cell table:style-name="ce753"/>
          <table:table-cell table:style-name="ce758"/>
          <table:table-cell table:style-name="ce765"/>
          <table:table-cell table:style-name="ce1256"/>
          <table:table-cell table:style-name="ce488" table:number-columns-repeated="984"/>
          <table:table-cell table:style-name="ce774"/>
        </table:table-row>
        <table:table-row table:style-name="ro15">
          <table:table-cell table:style-name="ce470"/>
          <table:table-cell table:style-name="ce1256" table:number-columns-repeated="4"/>
          <table:table-cell table:style-name="ce540" table:number-columns-repeated="2"/>
          <table:table-cell table:style-name="ce566"/>
          <table:table-cell table:style-name="ce540" table:number-columns-repeated="3"/>
          <table:table-cell table:style-name="ce566"/>
          <table:table-cell table:style-name="ce540"/>
          <table:table-cell table:style-name="ce1256" table:number-columns-repeated="4"/>
          <table:table-cell table:style-name="ce566"/>
          <table:table-cell table:style-name="ce1256"/>
          <table:table-cell table:style-name="ce540"/>
          <table:table-cell table:style-name="ce1256" table:number-columns-repeated="5"/>
          <table:table-cell table:style-name="ce540"/>
          <table:table-cell table:style-name="ce1256"/>
          <table:table-cell table:style-name="ce540"/>
          <table:table-cell table:style-name="ce1256"/>
          <table:table-cell table:style-name="ce540"/>
          <table:table-cell table:style-name="ce1256"/>
          <table:table-cell table:style-name="ce729"/>
          <table:table-cell table:style-name="ce736"/>
          <table:table-cell table:style-name="ce745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985"/>
          <table:table-cell table:style-name="ce775"/>
        </table:table-row>
        <table:table-row table:style-name="ro9" table:number-rows-repeated="4">
          <table:table-cell table:style-name="ce472"/>
          <table:table-cell table:style-name="ce490" table:number-columns-repeated="4"/>
          <table:table-cell table:style-name="ce541" table:number-columns-repeated="2"/>
          <table:table-cell table:style-name="ce567"/>
          <table:table-cell table:style-name="ce541" table:number-columns-repeated="3"/>
          <table:table-cell table:style-name="ce567"/>
          <table:table-cell table:style-name="ce541"/>
          <table:table-cell table:style-name="ce490" table:number-columns-repeated="4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9" table:number-rows-repeated="2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 table:number-rows-repeated="124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>
          <table:table-cell table:style-name="ce473"/>
          <table:table-cell table:style-name="ce491" table:number-columns-repeated="6"/>
          <table:table-cell table:style-name="ce568"/>
          <table:table-cell table:style-name="ce491" table:number-columns-repeated="3"/>
          <table:table-cell table:style-name="ce568"/>
          <table:table-cell table:style-name="ce491" table:number-columns-repeated="5"/>
          <table:table-cell table:style-name="ce568"/>
          <table:table-cell table:style-name="ce491"/>
          <table:table-cell table:style-name="ce653"/>
          <table:table-cell table:style-name="ce491" table:number-columns-repeated="5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747"/>
          <table:table-cell table:style-name="ce491"/>
          <table:table-cell table:style-name="ce747"/>
          <table:table-cell table:style-name="ce759"/>
          <table:table-cell table:style-name="ce766"/>
          <table:table-cell table:style-name="ce491" table:number-columns-repeated="985"/>
          <table:table-cell table:style-name="ce778"/>
        </table:table-row>
        <table:table-row table:style-name="ro17" table:number-rows-repeated="1048405">
          <table:table-cell table:number-columns-repeated="1024"/>
        </table:table-row>
        <table:table-row table:style-name="ro17">
          <table:table-cell table:number-columns-repeated="1024"/>
        </table:table-row>
        <calcext:conditional-formats>
          <calcext:conditional-format calcext:target-range-address="Summary.D6:Summary.I38 Summary.Y6:Summary.Y38 Summary.AD6:Summary.AE15 Summary.AD16:Summary.AH16 Summary.AD21:Summary.AH21 Summary.AD31:Summary.AH31 Summary.AD36:Summary.AF37 Summary.L38:Summary.Q38 Summary.R6:Summary.R38 Summary.J37:Summary.M37 Summary.K6:Summary.K38 Summary.L6:Summary.M36 Summary.N6:Summary.Q37 Summary.S38:Summary.AF38 Summary.S6:Summary.X37 Summary.Z6:Summary.AC37 Summary.AF6:Summary.AH10 Summary.AD26:Summary.AH26 Summary.AD17:Summary.AE20 Summary.AD22:Summary.AE25 Summary.AD27:Summary.AE30 Summary.AD32:Summary.AE35 Summary.AE18:Summary.AH18 Summary.AE23:Summary.AH23 Summary.AE28:Summary.AH28 Summary.AE33:Summary.AH33 Summary.AE20:Summary.AH20 Summary.AE30:Summary.AH30 Summary.AE35:Summary.AH35 Summary.AE11:Summary.AH11 Summary.AE13:Summary.AH13 Summary.AE15:Summary.AH15 Summary.AE25:Summary.AH25 Summary.AF12:Summary.AH12 Summary.AF14:Summary.AH14 Summary.AF17:Summary.AH17 Summary.AF19:Summary.AH19 Summary.AF22:Summary.AH22 Summary.AF24:Summary.AH24 Summary.AF27:Summary.AH27 Summary.AF29:Summary.AH29 Summary.AF32:Summary.AH32 Summary.AF34:Summary.AH34 Summary.AG36:Summary.AG38 Summary.AH35:Summary.AH38 Summary.X3:Summary.X3 Summary.L3:Summary.L3 Summary.O3:Summary.O3">
            <calcext:condition calcext:apply-style-name="Hidden" calcext:value="=0" calcext:base-cell-address="Summary.D3"/>
          </calcext:conditional-format>
          <calcext:conditional-format calcext:target-range-address="Summary.J6:Summary.J36 Summary.J38:Summary.J38">
            <calcext:condition calcext:apply-style-name="Expenses Too High" calcext:value="formula-is([.J6] &gt; [$Summary.AF6] * 0.25)" calcext:base-cell-address="Summary.J6"/>
          </calcext:conditional-format>
        </calcext:conditional-formats>
      </table:table>
      <table:named-expressions/>
      <table:database-ranges>
        <table:database-range table:name="SquaresWorkHoursSat" table:target-range-address="'Weekly Payroll Report'.F1:'Weekly Payroll Report'.F6471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1" svg:font-family="Arial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22">
      <number:currency-symbol number:language="en" number:country="US">$</number:currency-symbol>
      <number:text> </number:text>
      <number:number number:decimal-places="0" number:min-decimal-places="0" number:min-integer-digits="1" number:grouping="true"/>
    </number:currency-style>
    <number:date-style style:name="N123">
      <number:day-of-week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8">
      <number:currency-symbol number:language="en" number:country="US">$</number:currency-symbol>
      <number:text> </number:text>
      <number:number number:decimal-places="2" number:min-decimal-places="2" number:min-integer-digits="1" number:grouping="true"/>
    </number:currency-style>
    <number:date-style style:name="N129">
      <number:day-of-week/>
      <number:text>, </number:text>
      <number:month number:style="long"/>
      <number:text>/</number:text>
      <number:day number:style="long"/>
      <number:text>/</number:text>
      <number:year/>
    </number:date-style>
    <number:date-style style:name="N130">
      <number:day-of-week number:style="long"/>
      <number:text>, </number:text>
      <number:day/>
      <number:text>, </number:text>
      <number:month number:style="long"/>
      <number:text>/</number:text>
      <number:day number:style="long"/>
      <number:text>/</number:text>
      <number:year/>
    </number:date-style>
    <number:date-style style:name="N131">
      <number:day-of-week number:style="long"/>
      <number:text>, , </number:text>
      <number:month number:style="long"/>
      <number:text>/</number:text>
      <number:day number:style="long"/>
      <number:text>/</number:text>
      <number:year/>
    </number:date-style>
    <number:date-style style:name="N132">
      <number:day-of-week number:style="long"/>
      <number:text>,   </number:text>
      <number:month number:style="long"/>
      <number:text>/</number:text>
      <number:day number:style="long"/>
      <number:text>/</number:text>
      <number:year/>
    </number:date-style>
    <number:date-style style:name="N133">
      <number:month number:style="long"/>
      <number:text>/</number:text>
      <number:day number:style="long"/>
      <number:text>/</number:text>
      <number:year/>
      <number:text> (</number:text>
      <number:day-of-week/>
      <number:text>)</number:text>
    </number:date-style>
    <number:date-style style:name="N134">
      <number:month number:style="long"/>
      <number:text>/</number:text>
      <number:day number:style="long"/>
    </number:date-style>
    <number:date-style style:name="N135">
      <number:day-of-week/>
      <number:text> - </number:text>
      <number:month number:style="long"/>
      <number:text>/</number:text>
      <number:day number:style="long"/>
      <number:text>/</number:text>
      <number:year/>
    </number:date-style>
    <number:number-style style:name="N136">
      <number:number number:decimal-places="0" number:min-decimal-places="0" number:min-integer-digits="2"/>
    </number:number-style>
    <number:date-style style:name="N137">
      <number:day-of-week number:style="long"/>
      <number:text>, </number:text>
    </number:date-style>
    <number:date-style style:name="N138">
      <number:day-of-week number:style="long"/>
    </number:date-style>
    <number:text-style style:name="N139">
      <number:text-content/>
      <number:text>).</number:text>
    </number:text-style>
    <number:text-style style:name="N140">
      <number:text-content/>
      <number:text> &amp; .)</number:text>
    </number:text-style>
    <number:text-style style:name="N141">
      <number:text-content/>
      <number:text>.)</number:text>
    </number:text-style>
    <number:date-style style:name="N142">
      <number:day-of-week/>
      <number:text> - </number:text>
      <number:month number:style="long"/>
      <number:text>/</number:text>
      <number:day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size-complex="18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size-complex="12pt" style:font-style-complex="normal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Fixed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" style:family="table-cell" style:parent-style-name="Default" style:data-style-name="N10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otal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000000" style:border-line-width-top="0.0138in 0.0138in 0.0138in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idden" style:family="table-cell" style:parent-style-name="Default">
      <style:table-cell-properties style:shrink-to-fit="true" loext:vertical-justify="auto"/>
      <style:paragraph-properties css3t:text-justify="auto"/>
      <style:text-properties fo:color="#ffffff"/>
    </style:style>
    <style:style style:name="Bad_20_Value" style:display-name="Bad Value" style:family="table-cell" style:parent-style-name="Comma0" style:data-style-name="N0">
      <style:table-cell-properties fo:background-color="#ff420e"/>
      <style:text-properties fo:color="#ffff00" fo:font-weight="bold"/>
    </style:style>
    <style:style style:name="Good_20_Value" style:display-name="Good Value" style:family="table-cell" style:parent-style-name="Bad_20_Value">
      <style:table-cell-properties fo:background-color="#33cc66"/>
      <style:text-properties style:use-window-font-color="true" fo:font-weight="normal"/>
    </style:style>
    <style:style style:name="Multiple_20_Ticket_20_Entries" style:display-name="Multiple Ticket Entries" style:family="table-cell" style:parent-style-name="Bad_20_Value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 fo:font-size="6pt"/>
    </style:style>
    <style:style style:name="Bad_20_General_20_Number_20_Value" style:display-name="Bad General Number Value" style:family="table-cell" style:parent-style-name="Multiple_20_Ticket_20_Entries" style:data-style-name="N1">
      <style:table-cell-properties fo:background-color="#ff3366"/>
      <style:text-properties fo:color="#ffff00" fo:font-size="8pt"/>
    </style:style>
    <style:style style:name="Hidden_20_10_25_" style:display-name="Hidden 10%" style:family="table-cell" style:parent-style-name="Hidden">
      <style:text-properties fo:color="#e6e6e6"/>
    </style:style>
    <style:style style:name="Bad_20_Value_20__25_" style:display-name="Bad Value %" style:family="table-cell" style:parent-style-name="Bad_20_Value" style:data-style-name="N11">
      <style:table-cell-properties style:shrink-to-fit="true" style:vertical-align="middle"/>
    </style:style>
    <style:style style:name="Bad_20_Value_20__23_._23__23_" style:display-name="Bad Value #.##" style:family="table-cell" style:parent-style-name="Bad_20_Value" style:data-style-name="N2"/>
    <style:style style:name="Bad_20_Value_20_Day" style:display-name="Bad Value Day" style:family="table-cell" style:parent-style-name="Bad_20_Value" style:data-style-name="N123">
      <style:table-cell-properties style:shrink-to-fit="true" style:vertical-align="middle"/>
    </style:style>
    <style:style style:name="DL_5f_DISTRIB" style:display-name="DL_DISTRIB" style:family="table-cell" style:parent-style-name="Bad_20_Value">
      <style:table-cell-properties fo:background-color="#00ae00" fo:border="0.51pt solid #008000"/>
      <style:text-properties fo:color="#00ae00" fo:font-size="4pt"/>
    </style:style>
    <style:style style:name="Checked" style:family="table-cell" style:parent-style-name="Bad_20_Value">
      <style:table-cell-properties style:diagonal-bl-tr="0.99pt solid #000000" style:diagonal-tl-br="0.99pt solid #000000" style:text-align-source="fix" style:repeat-content="false" fo:background-color="transparent" fo:border="4.99pt solid #ffffff" fo:padding="0in" style:vertical-align="middle"/>
      <style:paragraph-properties fo:text-align="start"/>
      <style:text-properties fo:color="#ffffff" fo:font-size="2pt" fo:font-weight="normal"/>
    </style:style>
    <style:style style:name="WhiteOut" style:family="table-cell" style:parent-style-name="Hidden">
      <style:table-cell-properties fo:background-color="#e6e6e6" style:diagonal-bl-tr="0.06pt solid #e6e6e6" style:diagonal-tl-br="0.06pt solid #e6e6e6" fo:border="0.06pt solid #e6e6e6"/>
      <style:text-properties fo:color="#e6e6e6"/>
    </style:style>
    <style:style style:name="BlackText" style:family="table-cell" style:parent-style-name="Default">
      <style:text-properties fo:color="#000000" style:font-name="Times New Roman2" fo:font-family="'Times New Roman'" style:font-style-name="Regular" style:font-family-generic="roman" style:font-pitch="variable" fo:font-size="10pt" fo:font-weight="bold"/>
    </style:style>
    <style:style style:name="GreyText" style:family="table-cell" style:parent-style-name="Default">
      <style:text-properties fo:color="#e6e6e6" style:font-name="Times New Roman2" fo:font-family="'Times New Roman'" style:font-style-name="Regular" style:font-family-generic="roman" style:font-pitch="variable" fo:font-size="10pt" fo:font-style="normal" fo:font-weight="bold"/>
    </style:style>
    <style:style style:name="Expenses_20_Too_20_High" style:display-name="Expenses Too High" style:family="table-cell" style:parent-style-name="Default">
      <style:table-cell-properties fo:border-bottom="none" fo:background-color="#ff0000" fo:border-left="0.99pt solid #000000" fo:padding-bottom="0.0193in" fo:padding-left="0.0138in" fo:padding-right="0.0138in" fo:padding-top="0.0193in" fo:border-right="0.99pt solid #000000" fo:border-top="none" loext:vertical-justify="auto"/>
      <style:paragraph-properties css3t:text-justify="auto"/>
      <style:text-properties fo:color="#ffff00" style:font-name="Times New Roman" fo:font-family="'Times New Roman'" style:font-style-name="Bold" style:font-family-generic="roman" style:font-pitch="variable" fo:font-size="18pt" fo:font-weight="bold"/>
    </style:style>
    <style:style style:name="VH_20_Hours_20_Entered_20_with_20_VolumeDL" style:display-name="VH Hours Entered with VolumeDL" style:family="table-cell" style:parent-style-name="Default">
      <style:table-cell-properties fo:background-color="#ff0000" fo:padding-bottom="0.0193in" fo:padding-left="0.0138in" fo:padding-right="0.0138in" fo:padding-top="0.0193in" loext:vertical-justify="auto"/>
      <style:paragraph-properties css3t:text-justify="auto"/>
      <style:text-properties fo:color="#e6ff00" style:font-name="Times New Roman" fo:font-family="'Times New Roman'" style:font-style-name="Bold" style:font-family-generic="roman" style:font-pitch="variable" fo:font-weight="bold"/>
    </style:style>
    <style:style style:name="Vacation_20_Rate_20_not_20_set" style:display-name="Vacation Rate not set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center" css3t:text-justify="auto"/>
      <style:text-properties style:font-name="Times New Roman2" fo:font-family="'Times New Roman'" style:font-style-name="Regular" style:font-family-generic="roman" style:font-pitch="variable" fo:font-size="8pt" fo:font-style="italic" fo:font-weight="bold"/>
    </style:style>
    <draw:stroke-dash draw:name="Ultrafine_20_2_20_Dots_20_3_20_Dashes" draw:display-name="Ultrafine 2 Dots 3 Dashes" draw:style="rect" draw:dots1="2" draw:dots1-length="0.0201in" draw:dots2="3" draw:dots2-length="0.1in" draw:distance="0.05in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fo:border="none" fo:padding="0in" style:shadow="none" fo:background-color="transparent" style:print-page-order="ltr" style:first-page-number="continue" style:scale-to-X="1" style:scale-to-Y="1" style:table-centering="horizontal" style:writing-mode="lr-tb" style:print="charts drawings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scale-to-X="1" style:scale-to-Y="1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in" fo:page-height="8.5in" style:num-format="1" style:print-orientation="landscape" fo:margin-top="0.25in" fo:margin-bottom="0.25in" fo:margin-left="0.25in" fo:margin-right="0.25in" style:shadow="none" style:print-page-order="ltr" style:scale-to-X="1" style:scale-to-Y="10" style:table-centering="horizontal"/>
      <style:header-style/>
      <style:footer-style>
        <style:header-footer-properties fo:min-height="0.1in" fo:margin-left="0in" fo:margin-right="0in" fo:margin-top="0in"/>
      </style:footer-style>
    </style:page-layout>
    <style:page-layout style:name="Mpm5">
      <style:page-layout-properties fo:page-width="11in" fo:page-height="8.5in" style:num-format="1" style:print-orientation="landscape" fo:margin-top="0.25in" fo:margin-bottom="0.25in" fo:margin-left="0.25in" fo:margin-right="0.25in" style:scale-to="100%" style:table-centering="horizontal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6">
      <style:page-layout-properties fo:page-width="11in" fo:page-height="8.5in" style:num-format="1" style:print-orientation="landscape" fo:margin-top="0.25in" fo:margin-bottom="0.25in" fo:margin-left="0.25in" fo:margin-right="0.25in" fo:border-top="none" fo:border-bottom="0.99pt solid #000000" fo:border-left="none" fo:border-right="none" fo:padding="0in" style:shadow="none" style:scale-to-X="1" style:scale-to-Y="10"/>
      <style:header-style/>
      <style:footer-style/>
    </style:page-layout>
    <style:page-layout style:name="Mpm7">
      <style:page-layout-properties fo:margin-top="0.25in" fo:margin-bottom="0.25in" fo:margin-left="0.25in" fo:margin-right="0.25in" style:scale-to-X="1" style:scale-to-Y="1"/>
      <style:header-style/>
      <style:footer-style>
        <style:header-footer-properties fo:min-height="0.3in" fo:margin-left="0in" fo:margin-right="0in" fo:margin-top="0.1in"/>
      </style:footer-style>
    </style:page-layout>
    <style:page-layout style:name="Mpm8">
      <style:page-layout-properties fo:page-width="11in" fo:page-height="8.5in" style:num-format="1" style:print-orientation="landscape" fo:margin-top="0.25in" fo:margin-bottom="0.25in" fo:margin-left="0.25in" fo:margin-right="0.25in" style:scale-to-X="1" style:scale-to-Y="15"/>
      <style:header-style/>
      <style:footer-style/>
    </style:page-layout>
    <style:style style:name="MT1" style:family="text">
      <style:text-properties style:font-name="Times New Roman" fo:font-size="14pt" fo:font-weight="bold"/>
    </style:style>
    <style:style style:name="MT2" style:family="text">
      <style:text-properties style:font-name="Times New Roman2" fo:font-weight="bold"/>
    </style:style>
    <style:style style:name="MT3" style:family="text">
      <style:text-properties style:font-name="Times New Roman" fo:font-weight="bold"/>
    </style:style>
    <style:style style:name="MT4" style:family="text">
      <style:text-properties style:font-name="Times New Roman2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 style:display="false">
        <text:p><text:span text:style-name="MT1">American National Skyline, Inc.</text:span></text:p>
      </style:header>
      <style:header-left style:display="false"/>
      <style:footer>
        <style:region-left>
          <text:p><text:span text:style-name="MT3">Summary of Weekly Payroll Report</text:span></text:p>
        </style:region-left>
        <style:region-center>
  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  </style:region-center>
        <style:region-right>
          <text:p><text:span text:style-name="MT3"><text:date style:data-style-name="N2" text:date-value="2022-08-11">00/00/0000</text:date></text:span><text:span text:style-name="MT3"><text:s text:c="2"/></text:span><text:span text:style-name="MT3"><text:time style:data-style-name="N2" text:time-value="12:32:47.489496096">00:00:00</text:tim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2:32:47.490309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Lanscape" style:page-layout-name="Mpm4">
      <style:header/>
      <style:header-left style:display="false"/>
      <style:footer>
        <style:region-left>
          <text:p><text:span text:style-name="MT4">Weekly Payroll Forms</text:span></text:p>
        </style:region-left>
        <style:region-center>
          <text:p><text:span text:style-name="MT4"><text:page-number>1</text:page-number></text:span><text:span text:style-name="MT4"><text:s/>of </text:span><text:span text:style-name="MT4"><text:page-count>99</text:page-count></text:span></text:p>
        </style:region-center>
        <style:region-right>
          <text:p><text:span text:style-name="MT4"><text:date style:data-style-name="N2" text:date-value="2022-08-11">00/00/0000</text:date></text:span><text:span text:style-name="MT4"><text:s text:c="2"/></text:span><text:span text:style-name="MT4"><text:time style:data-style-name="N2" text:time-value="12:32:47.491988698">00:00:00</text:time></text:span></text:p>
        </style:region-right>
      </style:footer>
      <style:footer-left style:display="false"/>
    </style:master-page>
    <style:master-page style:name="Squares" style:page-layout-name="Mpm5">
      <style:header style:display="false"/>
      <style:header-left style:display="false"/>
      <style:footer>
        <style:region-left>
          <text:p><text:span text:style-name="MT4">Weekly Payroll Report</text:span></text:p>
        </style:region-left>
        <style:region-center>
          <text:p><text:span text:style-name="MT4">Page </text:span><text:span text:style-name="MT4"><text:page-number>1</text:page-number></text:span><text:span text:style-name="MT4"><text:s/>of <text:s/></text:span><text:span text:style-name="MT4"><text:page-count>99</text:page-count></text:span></text:p>
        </style:region-center>
        <style:region-right>
          <text:p><text:span text:style-name="MT5">Template Last Modified :08/28/2017 03:00 PM</text:span></text:p>
          <text:p><text:span text:style-name="MT5"/></text:p>
        </style:region-right>
      </style:footer>
      <style:footer-left style:display="false"/>
    </style:master-page>
    <style:master-page style:name="WeeklyVolume" style:page-layout-name="Mpm6">
      <style:header/>
      <style:header-left style:display="false"/>
      <style:footer/>
      <style:footer-left style:display="false"/>
    </style:master-page>
    <style:master-page style:name="Employee_20_Roster" style:display-name="Employee Roster" style:page-layout-name="Mpm7">
      <style:header/>
      <style:header-left style:display="false"/>
      <style:footer style:display="false"/>
      <style:footer-left style:display="false"/>
    </style:master-page>
    <style:master-page style:name="PayCalculations" style:page-layout-name="Mpm8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1.6.2$Linux_X86_64 LibreOffice_project/0e133318fcee89abacd6a7d077e292f1145735c3</meta:generator>
    <meta:editing-duration>PT52M16S</meta:editing-duration>
    <meta:editing-cycles>12</meta:editing-cycles>
    <meta:creation-date>2022-04-19T08:26:36.540000000</meta:creation-date>
    <meta:initial-creator>Angelo King</meta:initial-creator>
    <dc:date>2022-08-11T12:38:28.727653869</dc:date>
    <meta:printed-by>Angelo King</meta:printed-by>
    <meta:print-date>2022-04-22T08:30:16.491000000</meta:print-date>
    <meta:document-statistic meta:table-count="3" meta:cell-count="3880" meta:object-count="0"/>
  </office:meta>
</office:document-meta>
</file>